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65cm"/>
    </style:style>
    <style:style style:name="co4" style:family="table-column">
      <style:table-column-properties fo:break-before="auto" style:column-width="21.521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4.196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 style:data-style-name="N100">
      <style:table-cell-properties fo:padding="0.071cm"/>
    </style:style>
    <style:style style:name="ce4" style:family="table-cell" style:parent-style-name="Default" style:data-style-name="N100">
      <style:table-cell-properties fo:background-color="#c0c0c0" fo:padding="0.071cm"/>
    </style:style>
    <style:style style:name="ce5" style:family="table-cell" style:parent-style-name="Default" style:data-style-name="N100">
      <style:table-cell-properties fo:background-color="#ffff00" fo:padding="0.071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0c0c0" fo:padding="0.071cm"/>
    </style:style>
    <style:style style:name="ce8" style:family="table-cell" style:parent-style-name="Default">
      <style:table-cell-properties fo:background-color="#ffff00" fo:padding="0.071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6"/>
        <table:table-column table:style-name="co1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IF(LEN([.A1])&gt;1;IF(LEN([.A1])=2;LEFT([.A1];1);LEFT([.A1];LEN([.A1])-2));&quot;&quot;)">
            <text:p/>
          </table:table-cell>
          <table:table-cell table:style-name="ce1" office:value-type="string" calcext:value-type="string">
            <text:p>ACTIVO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00000000000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IF(LEN([.A2])&gt;1;IF(LEN([.A2])=2;LEFT([.A2];1);LEFT([.A2];LEN([.A2])-2));&quot;&quot;)" office:value-type="string" office:string-value="1" calcext:value-type="string">
            <text:p>1</text:p>
          </table:table-cell>
          <table:table-cell table:style-name="ce1" office:value-type="string" calcext:value-type="string">
            <text:p>DISPONIBILIDADE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1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table:formula="of:=IF(LEN([.A3])&gt;1;IF(LEN([.A3])=2;LEFT([.A3];1);LEFT([.A3];LEN([.A3])-2));&quot;&quot;)" office:value-type="string" office:string-value="11" calcext:value-type="string">
            <text:p>11</text:p>
          </table:table-cell>
          <table:table-cell table:style-name="ce1" office:value-type="string" calcext:value-type="string">
            <text:p>CAJA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01" calcext:value-type="float">
            <text:p>1101</text:p>
          </table:table-cell>
          <table:table-cell table:style-name="ce3" office:value-type="string" calcext:value-type="string">
            <text:p>110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1" table:formula="of:=IF(LEN([.A4])&gt;1;IF(LEN([.A4])=2;LEFT([.A4];1);LEFT([.A4];LEN([.A4])-2));&quot;&quot;)" office:value-type="string" office:string-value="11" calcext:value-type="string">
            <text:p>11</text:p>
          </table:table-cell>
          <table:table-cell table:style-name="ce1" office:value-type="string" calcext:value-type="string">
            <text:p>BANCO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10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202" calcext:value-type="float">
            <text:p>110202</text:p>
          </table:table-cell>
          <table:table-cell table:style-name="ce1" table:formula="of:=IF(LEN([.A5])&gt;1;IF(LEN([.A5])=2;LEFT([.A5];1);LEFT([.A5];LEN([.A5])-2));&quot;&quot;)" office:value-type="string" office:string-value="1102" calcext:value-type="string">
            <text:p>1102</text:p>
          </table:table-cell>
          <table:table-cell table:style-name="ce1"/>
          <table:table-cell table:style-name="ce1" office:value-type="string" calcext:value-type="string">
            <text:p>DEPÓSITOS EN OTRAS ENTIDADES FINANCIER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0201" calcext:value-type="float">
            <text:p>110201</text:p>
          </table:table-cell>
          <table:table-cell table:style-name="ce3" office:value-type="string" calcext:value-type="string">
            <text:p>11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202" calcext:value-type="float">
            <text:p>110202</text:p>
          </table:table-cell>
          <table:table-cell table:style-name="ce1" table:formula="of:=IF(LEN([.A6])&gt;1;IF(LEN([.A6])=2;LEFT([.A6];1);LEFT([.A6];LEN([.A6])-2));&quot;&quot;)" office:value-type="string" office:string-value="1102" calcext:value-type="string">
            <text:p>1102</text:p>
          </table:table-cell>
          <table:table-cell table:style-name="ce1"/>
          <table:table-cell table:style-name="ce1" office:value-type="string" calcext:value-type="string">
            <text:p>DEPÓSITOS EN OTRAS ENTIDADES FINANCIER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0203" calcext:value-type="float">
            <text:p>110203</text:p>
          </table:table-cell>
          <table:table-cell table:style-name="ce3" office:value-type="string" calcext:value-type="string">
            <text:p>11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202" calcext:value-type="float">
            <text:p>110202</text:p>
          </table:table-cell>
          <table:table-cell table:style-name="ce1" table:formula="of:=IF(LEN([.A7])&gt;1;IF(LEN([.A7])=2;LEFT([.A7];1);LEFT([.A7];LEN([.A7])-2));&quot;&quot;)" office:value-type="string" office:string-value="1102" calcext:value-type="string">
            <text:p>1102</text:p>
          </table:table-cell>
          <table:table-cell table:style-name="ce1"/>
          <table:table-cell table:style-name="ce1" office:value-type="string" calcext:value-type="string">
            <text:p>DEPÓSITOS EN OTRAS ENTIDADES FINANCIER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0204" calcext:value-type="float">
            <text:p>110204</text:p>
          </table:table-cell>
          <table:table-cell table:style-name="ce3" office:value-type="string" calcext:value-type="string">
            <text:p>11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202" calcext:value-type="float">
            <text:p>110202</text:p>
          </table:table-cell>
          <table:table-cell table:style-name="ce1" table:formula="of:=IF(LEN([.A8])&gt;1;IF(LEN([.A8])=2;LEFT([.A8];1);LEFT([.A8];LEN([.A8])-2));&quot;&quot;)" office:value-type="string" office:string-value="1102" calcext:value-type="string">
            <text:p>1102</text:p>
          </table:table-cell>
          <table:table-cell table:style-name="ce1"/>
          <table:table-cell table:style-name="ce1" office:value-type="string" calcext:value-type="string">
            <text:p>DEPÓSITOS EN OTRAS ENTIDADES FINANCIER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0205" calcext:value-type="float">
            <text:p>110205</text:p>
          </table:table-cell>
          <table:table-cell table:style-name="ce3" office:value-type="string" calcext:value-type="string">
            <text:p>11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202" calcext:value-type="float">
            <text:p>110202</text:p>
          </table:table-cell>
          <table:table-cell table:style-name="ce1" table:formula="of:=IF(LEN([.A9])&gt;1;IF(LEN([.A9])=2;LEFT([.A9];1);LEFT([.A9];LEN([.A9])-2));&quot;&quot;)" office:value-type="string" office:string-value="1102" calcext:value-type="string">
            <text:p>1102</text:p>
          </table:table-cell>
          <table:table-cell table:style-name="ce1"/>
          <table:table-cell table:style-name="ce1" office:value-type="string" calcext:value-type="string">
            <text:p>DEPÓSITOS EN OTRAS ENTIDADES FINANCIER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0208" calcext:value-type="float">
            <text:p>110208</text:p>
          </table:table-cell>
          <table:table-cell table:style-name="ce3" office:value-type="string" calcext:value-type="string">
            <text:p>11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203" calcext:value-type="float">
            <text:p>110203</text:p>
          </table:table-cell>
          <table:table-cell table:style-name="ce1" table:formula="of:=IF(LEN([.A10])&gt;1;IF(LEN([.A10])=2;LEFT([.A10];1);LEFT([.A10];LEN([.A10])-2));&quot;&quot;)" office:value-type="string" office:string-value="1102" calcext:value-type="string">
            <text:p>1102</text:p>
          </table:table-cell>
          <table:table-cell table:style-name="ce1"/>
          <table:table-cell table:style-name="ce1" office:value-type="string" calcext:value-type="string">
            <text:p>DIVISAS A ENTREGAR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102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1" table:formula="of:=IF(LEN([.A11])&gt;1;IF(LEN([.A11])=2;LEFT([.A11];1);LEFT([.A11];LEN([.A11])-2));&quot;&quot;)" office:value-type="string" office:string-value="11" calcext:value-type="string">
            <text:p>11</text:p>
          </table:table-cell>
          <table:table-cell table:style-name="ce1" office:value-type="string" calcext:value-type="string">
            <text:p>OTRAS DISPONIBILIDADE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103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301" calcext:value-type="float">
            <text:p>110301</text:p>
          </table:table-cell>
          <table:table-cell table:style-name="ce1" table:formula="of:=IF(LEN([.A12])&gt;1;IF(LEN([.A12])=2;LEFT([.A12];1);LEFT([.A12];LEN([.A12])-2));&quot;&quot;)" office:value-type="string" office:string-value="1103" calcext:value-type="string">
            <text:p>1103</text:p>
          </table:table-cell>
          <table:table-cell table:style-name="ce1"/>
          <table:table-cell table:style-name="ce1" office:value-type="string" calcext:value-type="string">
            <text:p>DOCUMENTOS DE COBRO INMEDIAT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103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390" calcext:value-type="float">
            <text:p>110390</text:p>
          </table:table-cell>
          <table:table-cell table:style-name="ce1" table:formula="of:=IF(LEN([.A13])&gt;1;IF(LEN([.A13])=2;LEFT([.A13];1);LEFT([.A13];LEN([.A13])-2));&quot;&quot;)" office:value-type="string" office:string-value="1103" calcext:value-type="string">
            <text:p>1103</text:p>
          </table:table-cell>
          <table:table-cell table:style-name="ce1"/>
          <table:table-cell table:style-name="ce1" office:value-type="string" calcext:value-type="string">
            <text:p>OTRAS DISPONIBILIDAD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103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table:style-name="ce1" table:formula="of:=IF(LEN([.A14])&gt;1;IF(LEN([.A14])=2;LEFT([.A14];1);LEFT([.A14];LEN([.A14])-2));&quot;&quot;)" office:value-type="string" office:string-value="11" calcext:value-type="string">
            <text:p>11</text:p>
          </table:table-cell>
          <table:table-cell table:style-name="ce1" office:value-type="string" calcext:value-type="string">
            <text:p>DISPONIBILIDADES RESTRINGIDAS O DADAS EN GARANTIA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104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405" calcext:value-type="float">
            <text:p>110405</text:p>
          </table:table-cell>
          <table:table-cell table:style-name="ce1" table:formula="of:=IF(LEN([.A15])&gt;1;IF(LEN([.A15])=2;LEFT([.A15];1);LEFT([.A15];LEN([.A15])-2));&quot;&quot;)" office:value-type="string" office:string-value="1104" calcext:value-type="string">
            <text:p>1104</text:p>
          </table:table-cell>
          <table:table-cell table:style-name="ce1"/>
          <table:table-cell table:style-name="ce1" office:value-type="string" calcext:value-type="string">
            <text:p>DIVISAS A RECIBIR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104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490" calcext:value-type="float">
            <text:p>110490</text:p>
          </table:table-cell>
          <table:table-cell table:style-name="ce1" table:formula="of:=IF(LEN([.A16])&gt;1;IF(LEN([.A16])=2;LEFT([.A16];1);LEFT([.A16];LEN([.A16])-2));&quot;&quot;)" office:value-type="string" office:string-value="1104" calcext:value-type="string">
            <text:p>1104</text:p>
          </table:table-cell>
          <table:table-cell table:style-name="ce1"/>
          <table:table-cell table:style-name="ce1" office:value-type="string" calcext:value-type="string">
            <text:p>OTRAS DISPONIBILIDADES RESTRINGIDAS O DADAS EN GARANTIA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104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IF(LEN([.A17])&gt;1;IF(LEN([.A17])=2;LEFT([.A17];1);LEFT([.A17];LEN([.A17])-2));&quot;&quot;)" office:value-type="string" office:string-value="1" calcext:value-type="string">
            <text:p>1</text:p>
          </table:table-cell>
          <table:table-cell table:style-name="ce1" office:value-type="string" calcext:value-type="string">
            <text:p>INVERSIONES EN VALORE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table:formula="of:=IF(LEN([.A18])&gt;1;IF(LEN([.A18])=2;LEFT([.A18];1);LEFT([.A18];LEN([.A18])-2));&quot;&quot;)" office:value-type="string" office:string-value="12" calcext:value-type="string">
            <text:p>12</text:p>
          </table:table-cell>
          <table:table-cell table:style-name="ce1" office:value-type="string" calcext:value-type="string">
            <text:p>TITULOS PARA NEGOCIAR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101" calcext:value-type="float">
            <text:p>120101</text:p>
          </table:table-cell>
          <table:table-cell table:style-name="ce1" table:formula="of:=IF(LEN([.A19])&gt;1;IF(LEN([.A19])=2;LEFT([.A19];1);LEFT([.A19];LEN([.A19])-2));&quot;&quot;)" office:value-type="string" office:string-value="1201" calcext:value-type="string">
            <text:p>1201</text:p>
          </table:table-cell>
          <table:table-cell table:style-name="ce1"/>
          <table:table-cell table:style-name="ce1" office:value-type="string" calcext:value-type="string">
            <text:p>TITULOS PARA NEGOCIAR SIN RESTRICCION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10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10101" calcext:value-type="float">
            <text:p>12010101</text:p>
          </table:table-cell>
          <table:table-cell table:style-name="ce1" table:formula="of:=IF(LEN([.A20])&gt;1;IF(LEN([.A20])=2;LEFT([.A20];1);LEFT([.A20];LEN([.A20])-2));&quot;&quot;)" office:value-type="string" office:string-value="120101" calcext:value-type="string">
            <text:p>120101</text:p>
          </table:table-cell>
          <table:table-cell table:style-name="ce1" table:number-columns-repeated="2"/>
          <table:table-cell table:style-name="ce1" office:value-type="string" calcext:value-type="string">
            <text:p>Deuda gubernamental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2010101" calcext:value-type="float">
            <text:p>12010101</text:p>
          </table:table-cell>
          <table:table-cell table:style-name="ce3" office:value-type="string" calcext:value-type="string">
            <text:p>120101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10102" calcext:value-type="float">
            <text:p>12010102</text:p>
          </table:table-cell>
          <table:table-cell table:style-name="ce1" table:formula="of:=IF(LEN([.A21])&gt;1;IF(LEN([.A21])=2;LEFT([.A21];1);LEFT([.A21];LEN([.A21])-2));&quot;&quot;)" office:value-type="string" office:string-value="120101" calcext:value-type="string">
            <text:p>120101</text:p>
          </table:table-cell>
          <table:table-cell table:style-name="ce1" table:number-columns-repeated="2"/>
          <table:table-cell table:style-name="ce1" office:value-type="string" calcext:value-type="string">
            <text:p>Deuda bancari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101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10103" calcext:value-type="float">
            <text:p>12010103</text:p>
          </table:table-cell>
          <table:table-cell table:style-name="ce1" table:formula="of:=IF(LEN([.A22])&gt;1;IF(LEN([.A22])=2;LEFT([.A22];1);LEFT([.A22];LEN([.A22])-2));&quot;&quot;)" office:value-type="string" office:string-value="120101" calcext:value-type="string">
            <text:p>120101</text:p>
          </table:table-cell>
          <table:table-cell table:style-name="ce1" table:number-columns-repeated="2"/>
          <table:table-cell table:style-name="ce1" office:value-type="string" calcext:value-type="string">
            <text:p>Otros títulos de deud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101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102" calcext:value-type="float">
            <text:p>120102</text:p>
          </table:table-cell>
          <table:table-cell table:style-name="ce1" table:formula="of:=IF(LEN([.A23])&gt;1;IF(LEN([.A23])=2;LEFT([.A23];1);LEFT([.A23];LEN([.A23])-2));&quot;&quot;)" office:value-type="string" office:string-value="1201" calcext:value-type="string">
            <text:p>1201</text:p>
          </table:table-cell>
          <table:table-cell table:style-name="ce1"/>
          <table:table-cell table:style-name="ce1" office:value-type="string" calcext:value-type="string">
            <text:p>TITULOS PARA NEGOCIAR RESTRINGIDOS O DADOS EN GARANTIA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102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10201" calcext:value-type="float">
            <text:p>12010201</text:p>
          </table:table-cell>
          <table:table-cell table:style-name="ce1" table:formula="of:=IF(LEN([.A24])&gt;1;IF(LEN([.A24])=2;LEFT([.A24];1);LEFT([.A24];LEN([.A24])-2));&quot;&quot;)" office:value-type="string" office:string-value="120102" calcext:value-type="string">
            <text:p>120102</text:p>
          </table:table-cell>
          <table:table-cell table:style-name="ce1" table:number-columns-repeated="2"/>
          <table:table-cell table:style-name="ce1" office:value-type="string" calcext:value-type="string">
            <text:p>Deuda gubernamental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102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10202" calcext:value-type="float">
            <text:p>12010202</text:p>
          </table:table-cell>
          <table:table-cell table:style-name="ce1" table:formula="of:=IF(LEN([.A25])&gt;1;IF(LEN([.A25])=2;LEFT([.A25];1);LEFT([.A25];LEN([.A25])-2));&quot;&quot;)" office:value-type="string" office:string-value="120102" calcext:value-type="string">
            <text:p>120102</text:p>
          </table:table-cell>
          <table:table-cell table:style-name="ce1" table:number-columns-repeated="2"/>
          <table:table-cell table:style-name="ce1" office:value-type="string" calcext:value-type="string">
            <text:p>Deuda bancari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2010202" calcext:value-type="float">
            <text:p>12010202</text:p>
          </table:table-cell>
          <table:table-cell table:style-name="ce3" office:value-type="string" calcext:value-type="string">
            <text:p>120102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10203" calcext:value-type="float">
            <text:p>12010203</text:p>
          </table:table-cell>
          <table:table-cell table:style-name="ce1" table:formula="of:=IF(LEN([.A26])&gt;1;IF(LEN([.A26])=2;LEFT([.A26];1);LEFT([.A26];LEN([.A26])-2));&quot;&quot;)" office:value-type="string" office:string-value="120102" calcext:value-type="string">
            <text:p>120102</text:p>
          </table:table-cell>
          <table:table-cell table:style-name="ce1" table:number-columns-repeated="2"/>
          <table:table-cell table:style-name="ce1" office:value-type="string" calcext:value-type="string">
            <text:p>Otros títulos de deud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2010203" calcext:value-type="float">
            <text:p>12010203</text:p>
          </table:table-cell>
          <table:table-cell table:style-name="ce3" office:value-type="string" calcext:value-type="string">
            <text:p>120102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table:formula="of:=IF(LEN([.A27])&gt;1;IF(LEN([.A27])=2;LEFT([.A27];1);LEFT([.A27];LEN([.A27])-2));&quot;&quot;)" office:value-type="string" office:string-value="12" calcext:value-type="string">
            <text:p>12</text:p>
          </table:table-cell>
          <table:table-cell table:style-name="ce1" office:value-type="string" calcext:value-type="string">
            <text:p>TITULOS DISPONIBLES PARA LA VENTA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201" calcext:value-type="float">
            <text:p>120201</text:p>
          </table:table-cell>
          <table:table-cell table:style-name="ce1" table:formula="of:=IF(LEN([.A28])&gt;1;IF(LEN([.A28])=2;LEFT([.A28];1);LEFT([.A28];LEN([.A28])-2));&quot;&quot;)" office:value-type="string" office:string-value="1202" calcext:value-type="string">
            <text:p>1202</text:p>
          </table:table-cell>
          <table:table-cell table:style-name="ce1"/>
          <table:table-cell table:style-name="ce1" office:value-type="string" calcext:value-type="string">
            <text:p>TITULOS DISPONIBLES PARA LA VENTA SIN RESTRICCION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20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20101" calcext:value-type="float">
            <text:p>12020101</text:p>
          </table:table-cell>
          <table:table-cell table:style-name="ce1" table:formula="of:=IF(LEN([.A29])&gt;1;IF(LEN([.A29])=2;LEFT([.A29];1);LEFT([.A29];LEN([.A29])-2));&quot;&quot;)" office:value-type="string" office:string-value="120201" calcext:value-type="string">
            <text:p>120201</text:p>
          </table:table-cell>
          <table:table-cell table:style-name="ce1" table:number-columns-repeated="2"/>
          <table:table-cell table:style-name="ce1" office:value-type="string" calcext:value-type="string">
            <text:p>Deuda gubernamental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201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20102" calcext:value-type="float">
            <text:p>12020102</text:p>
          </table:table-cell>
          <table:table-cell table:style-name="ce1" table:formula="of:=IF(LEN([.A30])&gt;1;IF(LEN([.A30])=2;LEFT([.A30];1);LEFT([.A30];LEN([.A30])-2));&quot;&quot;)" office:value-type="string" office:string-value="120201" calcext:value-type="string">
            <text:p>120201</text:p>
          </table:table-cell>
          <table:table-cell table:style-name="ce1" table:number-columns-repeated="2"/>
          <table:table-cell table:style-name="ce1" office:value-type="string" calcext:value-type="string">
            <text:p>Deuda bancari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201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20103" calcext:value-type="float">
            <text:p>12020103</text:p>
          </table:table-cell>
          <table:table-cell table:style-name="ce1" table:formula="of:=IF(LEN([.A31])&gt;1;IF(LEN([.A31])=2;LEFT([.A31];1);LEFT([.A31];LEN([.A31])-2));&quot;&quot;)" office:value-type="string" office:string-value="120201" calcext:value-type="string">
            <text:p>120201</text:p>
          </table:table-cell>
          <table:table-cell table:style-name="ce1" table:number-columns-repeated="2"/>
          <table:table-cell table:style-name="ce1" office:value-type="string" calcext:value-type="string">
            <text:p>Otros títulos de deud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201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202" calcext:value-type="float">
            <text:p>120202</text:p>
          </table:table-cell>
          <table:table-cell table:style-name="ce1" table:formula="of:=IF(LEN([.A32])&gt;1;IF(LEN([.A32])=2;LEFT([.A32];1);LEFT([.A32];LEN([.A32])-2));&quot;&quot;)" office:value-type="string" office:string-value="1202" calcext:value-type="string">
            <text:p>1202</text:p>
          </table:table-cell>
          <table:table-cell table:style-name="ce1"/>
          <table:table-cell table:style-name="ce1" office:value-type="string" calcext:value-type="string">
            <text:p>TITULOS DISPONIBLES PARA LA VENTA RESTRINGIDOS O DADOS EN GARANTIA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202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20201" calcext:value-type="float">
            <text:p>12020201</text:p>
          </table:table-cell>
          <table:table-cell table:style-name="ce1" table:formula="of:=IF(LEN([.A33])&gt;1;IF(LEN([.A33])=2;LEFT([.A33];1);LEFT([.A33];LEN([.A33])-2));&quot;&quot;)" office:value-type="string" office:string-value="120202" calcext:value-type="string">
            <text:p>120202</text:p>
          </table:table-cell>
          <table:table-cell table:style-name="ce1" table:number-columns-repeated="2"/>
          <table:table-cell table:style-name="ce1" office:value-type="string" calcext:value-type="string">
            <text:p>Deuda gubernamental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202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20202" calcext:value-type="float">
            <text:p>12020202</text:p>
          </table:table-cell>
          <table:table-cell table:style-name="ce1" table:formula="of:=IF(LEN([.A34])&gt;1;IF(LEN([.A34])=2;LEFT([.A34];1);LEFT([.A34];LEN([.A34])-2));&quot;&quot;)" office:value-type="string" office:string-value="120202" calcext:value-type="string">
            <text:p>120202</text:p>
          </table:table-cell>
          <table:table-cell table:style-name="ce1" table:number-columns-repeated="2"/>
          <table:table-cell table:style-name="ce1" office:value-type="string" calcext:value-type="string">
            <text:p>Deuda bancari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202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20203" calcext:value-type="float">
            <text:p>12020203</text:p>
          </table:table-cell>
          <table:table-cell table:style-name="ce1" table:formula="of:=IF(LEN([.A35])&gt;1;IF(LEN([.A35])=2;LEFT([.A35];1);LEFT([.A35];LEN([.A35])-2));&quot;&quot;)" office:value-type="string" office:string-value="120202" calcext:value-type="string">
            <text:p>120202</text:p>
          </table:table-cell>
          <table:table-cell table:style-name="ce1" table:number-columns-repeated="2"/>
          <table:table-cell table:style-name="ce1" office:value-type="string" calcext:value-type="string">
            <text:p>Otros títulos de deud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202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1" table:formula="of:=IF(LEN([.A36])&gt;1;IF(LEN([.A36])=2;LEFT([.A36];1);LEFT([.A36];LEN([.A36])-2));&quot;&quot;)" office:value-type="string" office:string-value="12" calcext:value-type="string">
            <text:p>12</text:p>
          </table:table-cell>
          <table:table-cell table:style-name="ce1" office:value-type="string" calcext:value-type="string">
            <text:p>TITULOS CONSERVADOS A VENCIMIENTO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3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304" calcext:value-type="float">
            <text:p>120304</text:p>
          </table:table-cell>
          <table:table-cell table:style-name="ce1" table:formula="of:=IF(LEN([.A37])&gt;1;IF(LEN([.A37])=2;LEFT([.A37];1);LEFT([.A37];LEN([.A37])-2));&quot;&quot;)" office:value-type="string" office:string-value="1203" calcext:value-type="string">
            <text:p>1203</text:p>
          </table:table-cell>
          <table:table-cell table:style-name="ce1"/>
          <table:table-cell table:style-name="ce1" office:value-type="string" calcext:value-type="string">
            <text:p>TITULOS CONSERVADOS A VENCIMIENTO SIN RESTRICCION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304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30401" calcext:value-type="float">
            <text:p>12030401</text:p>
          </table:table-cell>
          <table:table-cell table:style-name="ce1" table:formula="of:=IF(LEN([.A38])&gt;1;IF(LEN([.A38])=2;LEFT([.A38];1);LEFT([.A38];LEN([.A38])-2));&quot;&quot;)" office:value-type="string" office:string-value="120304" calcext:value-type="string">
            <text:p>120304</text:p>
          </table:table-cell>
          <table:table-cell table:style-name="ce1" table:number-columns-repeated="2"/>
          <table:table-cell table:style-name="ce1" office:value-type="string" calcext:value-type="string">
            <text:p>Deuda gubernamental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2030101" calcext:value-type="float">
            <text:p>12030101</text:p>
          </table:table-cell>
          <table:table-cell table:style-name="ce3" office:value-type="string" calcext:value-type="string">
            <text:p>120304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30402" calcext:value-type="float">
            <text:p>12030402</text:p>
          </table:table-cell>
          <table:table-cell table:style-name="ce1" table:formula="of:=IF(LEN([.A39])&gt;1;IF(LEN([.A39])=2;LEFT([.A39];1);LEFT([.A39];LEN([.A39])-2));&quot;&quot;)" office:value-type="string" office:string-value="120304" calcext:value-type="string">
            <text:p>120304</text:p>
          </table:table-cell>
          <table:table-cell table:style-name="ce1" table:number-columns-repeated="2"/>
          <table:table-cell table:style-name="ce1" office:value-type="string" calcext:value-type="string">
            <text:p>Deuda bancari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304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30403" calcext:value-type="float">
            <text:p>12030403</text:p>
          </table:table-cell>
          <table:table-cell table:style-name="ce1" table:formula="of:=IF(LEN([.A40])&gt;1;IF(LEN([.A40])=2;LEFT([.A40];1);LEFT([.A40];LEN([.A40])-2));&quot;&quot;)" office:value-type="string" office:string-value="120304" calcext:value-type="string">
            <text:p>120304</text:p>
          </table:table-cell>
          <table:table-cell table:style-name="ce1" table:number-columns-repeated="2"/>
          <table:table-cell table:style-name="ce1" office:value-type="string" calcext:value-type="string">
            <text:p>Otros títulos de deud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2030103" calcext:value-type="float">
            <text:p>12030103</text:p>
          </table:table-cell>
          <table:table-cell table:style-name="ce3" office:value-type="string" calcext:value-type="string">
            <text:p>120304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305" calcext:value-type="float">
            <text:p>120305</text:p>
          </table:table-cell>
          <table:table-cell table:style-name="ce1" table:formula="of:=IF(LEN([.A41])&gt;1;IF(LEN([.A41])=2;LEFT([.A41];1);LEFT([.A41];LEN([.A41])-2));&quot;&quot;)" office:value-type="string" office:string-value="1203" calcext:value-type="string">
            <text:p>1203</text:p>
          </table:table-cell>
          <table:table-cell table:style-name="ce1"/>
          <table:table-cell table:style-name="ce1" office:value-type="string" calcext:value-type="string">
            <text:p>TITULOS CONSERVADOS A VENCIMIENTO RESTRINGIDOS O DADOS EN GARANTIA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305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30501" calcext:value-type="float">
            <text:p>12030501</text:p>
          </table:table-cell>
          <table:table-cell table:style-name="ce1" table:formula="of:=IF(LEN([.A42])&gt;1;IF(LEN([.A42])=2;LEFT([.A42];1);LEFT([.A42];LEN([.A42])-2));&quot;&quot;)" office:value-type="string" office:string-value="120305" calcext:value-type="string">
            <text:p>120305</text:p>
          </table:table-cell>
          <table:table-cell table:style-name="ce1" table:number-columns-repeated="2"/>
          <table:table-cell table:style-name="ce1" office:value-type="string" calcext:value-type="string">
            <text:p>Deuda gubernamental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305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30502" calcext:value-type="float">
            <text:p>12030502</text:p>
          </table:table-cell>
          <table:table-cell table:style-name="ce1" table:formula="of:=IF(LEN([.A43])&gt;1;IF(LEN([.A43])=2;LEFT([.A43];1);LEFT([.A43];LEN([.A43])-2));&quot;&quot;)" office:value-type="string" office:string-value="120305" calcext:value-type="string">
            <text:p>120305</text:p>
          </table:table-cell>
          <table:table-cell table:style-name="ce1" table:number-columns-repeated="2"/>
          <table:table-cell table:style-name="ce1" office:value-type="string" calcext:value-type="string">
            <text:p>Deuda bancari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305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30503" calcext:value-type="float">
            <text:p>12030503</text:p>
          </table:table-cell>
          <table:table-cell table:style-name="ce1" table:formula="of:=IF(LEN([.A44])&gt;1;IF(LEN([.A44])=2;LEFT([.A44];1);LEFT([.A44];LEN([.A44])-2));&quot;&quot;)" office:value-type="string" office:string-value="120305" calcext:value-type="string">
            <text:p>120305</text:p>
          </table:table-cell>
          <table:table-cell table:style-name="ce1" table:number-columns-repeated="2"/>
          <table:table-cell table:style-name="ce1" office:value-type="string" calcext:value-type="string">
            <text:p>Otros títulos de deud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20305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1" table:formula="of:=IF(LEN([.A45])&gt;1;IF(LEN([.A45])=2;LEFT([.A45];1);LEFT([.A45];LEN([.A45])-2));&quot;&quot;)" office:value-type="string" office:string-value="12" calcext:value-type="string">
            <text:p>12</text:p>
          </table:table-cell>
          <table:table-cell table:style-name="ce1" office:value-type="string" calcext:value-type="string">
            <text:p>DEUDORES POR REPORTO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204" calcext:value-type="float">
            <text:p>1204</text:p>
          </table:table-cell>
          <table:table-cell table:style-name="ce3" office:value-type="string" calcext:value-type="string">
            <text:p>1208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IF(LEN([.A46])&gt;1;IF(LEN([.A46])=2;LEFT([.A46];1);LEFT([.A46];LEN([.A46])-2));&quot;&quot;)" office:value-type="string" office:string-value="1" calcext:value-type="string">
            <text:p>1</text:p>
          </table:table-cell>
          <table:table-cell table:style-name="ce1" office:value-type="string" calcext:value-type="string">
            <text:p>CARTERA DE CREDITO VIGENTE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1" table:formula="of:=IF(LEN([.A47])&gt;1;IF(LEN([.A47])=2;LEFT([.A47];1);LEFT([.A47];LEN([.A47])-2));&quot;&quot;)" office:value-type="string" office:string-value="13" calcext:value-type="string">
            <text:p>13</text:p>
          </table:table-cell>
          <table:table-cell table:style-name="ce1" office:value-type="string" calcext:value-type="string">
            <text:p>CREDITOS COMERCIALES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105" calcext:value-type="float">
            <text:p>130105</text:p>
          </table:table-cell>
          <table:table-cell table:style-name="ce1" table:formula="of:=IF(LEN([.A48])&gt;1;IF(LEN([.A48])=2;LEFT([.A48];1);LEFT([.A48];LEN([.A48])-2));&quot;&quot;)" office:value-type="string" office:string-value="1301" calcext:value-type="string">
            <text:p>1301</text:p>
          </table:table-cell>
          <table:table-cell table:style-name="ce1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0105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10501" calcext:value-type="float">
            <text:p>13010501</text:p>
          </table:table-cell>
          <table:table-cell table:style-name="ce1" table:formula="of:=IF(LEN([.A49])&gt;1;IF(LEN([.A49])=2;LEFT([.A49];1);LEFT([.A49];LEN([.A49])-2));&quot;&quot;)" office:value-type="string" office:string-value="130105" calcext:value-type="string">
            <text:p>130105</text:p>
          </table:table-cell>
          <table:table-cell table:style-name="ce1" table:number-columns-repeated="2"/>
          <table:table-cell table:style-name="ce1" office:value-type="string" calcext:value-type="string">
            <text:p>Operaciones quirografaria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301010101" calcext:value-type="float">
            <text:p>1301010101</text:p>
          </table:table-cell>
          <table:table-cell table:style-name="ce3" office:value-type="string" calcext:value-type="string">
            <text:p>130105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10502" calcext:value-type="float">
            <text:p>13010502</text:p>
          </table:table-cell>
          <table:table-cell table:style-name="ce1" table:formula="of:=IF(LEN([.A50])&gt;1;IF(LEN([.A50])=2;LEFT([.A50];1);LEFT([.A50];LEN([.A50])-2));&quot;&quot;)" office:value-type="string" office:string-value="130105" calcext:value-type="string">
            <text:p>130105</text:p>
          </table:table-cell>
          <table:table-cell table:style-name="ce1" table:number-columns-repeated="2"/>
          <table:table-cell table:style-name="ce1" office:value-type="string" calcext:value-type="string">
            <text:p>Operaciones prendaria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0105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10504" calcext:value-type="float">
            <text:p>13010504</text:p>
          </table:table-cell>
          <table:table-cell table:style-name="ce1" table:formula="of:=IF(LEN([.A51])&gt;1;IF(LEN([.A51])=2;LEFT([.A51];1);LEFT([.A51];LEN([.A51])-2));&quot;&quot;)" office:value-type="string" office:string-value="130105" calcext:value-type="string">
            <text:p>130105</text:p>
          </table:table-cell>
          <table:table-cell table:style-name="ce1" table:number-columns-repeated="2"/>
          <table:table-cell table:style-name="ce1" office:value-type="string" calcext:value-type="string">
            <text:p>Operaciones de factoraje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0105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10505" calcext:value-type="float">
            <text:p>13010505</text:p>
          </table:table-cell>
          <table:table-cell table:style-name="ce1" table:formula="of:=IF(LEN([.A52])&gt;1;IF(LEN([.A52])=2;LEFT([.A52];1);LEFT([.A52];LEN([.A52])-2));&quot;&quot;)" office:value-type="string" office:string-value="130105" calcext:value-type="string">
            <text:p>130105</text:p>
          </table:table-cell>
          <table:table-cell table:style-name="ce1" table:number-columns-repeated="2"/>
          <table:table-cell table:style-name="ce1" office:value-type="string" calcext:value-type="string">
            <text:p>Operaciones de arrendamiento capitalizable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0105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10507" calcext:value-type="float">
            <text:p>13010507</text:p>
          </table:table-cell>
          <table:table-cell table:style-name="ce1" table:formula="of:=IF(LEN([.A53])&gt;1;IF(LEN([.A53])=2;LEFT([.A53];1);LEFT([.A53];LEN([.A53])-2));&quot;&quot;)" office:value-type="string" office:string-value="130105" calcext:value-type="string">
            <text:p>130105</text:p>
          </table:table-cell>
          <table:table-cell table:style-name="ce1" table:number-columns-repeated="2"/>
          <table:table-cell table:style-name="ce1" office:value-type="string" calcext:value-type="string">
            <text:p>Microcrédito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010507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10506" calcext:value-type="float">
            <text:p>13010506</text:p>
          </table:table-cell>
          <table:table-cell table:style-name="ce1" table:formula="of:=IF(LEN([.A54])&gt;1;IF(LEN([.A54])=2;LEFT([.A54];1);LEFT([.A54];LEN([.A54])-2));&quot;&quot;)" office:value-type="string" office:string-value="130105" calcext:value-type="string">
            <text:p>130105</text:p>
          </table:table-cell>
          <table:table-cell table:style-name="ce1" table:number-columns-repeated="2"/>
          <table:table-cell table:style-name="ce1" office:value-type="string" calcext:value-type="string">
            <text:p>Otro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010506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122" calcext:value-type="float">
            <text:p>130122</text:p>
          </table:table-cell>
          <table:table-cell table:style-name="ce1" table:formula="of:=IF(LEN([.A55])&gt;1;IF(LEN([.A55])=2;LEFT([.A55];1);LEFT([.A55];LEN([.A55])-2));&quot;&quot;)" office:value-type="string" office:string-value="1301" calcext:value-type="string">
            <text:p>1301</text:p>
          </table:table-cell>
          <table:table-cell table:style-name="ce1"/>
          <table:table-cell table:style-name="ce1" office:value-type="string" calcext:value-type="string">
            <text:p>PRESTAMOS DE LIQUIDEZ A OTRAS SOCIEDADES COOPERATIVAS DE AHORRO Y PRESTAM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012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table:style-name="ce1" table:formula="of:=IF(LEN([.A56])&gt;1;IF(LEN([.A56])=2;LEFT([.A56];1);LEFT([.A56];LEN([.A56])-2));&quot;&quot;)" office:value-type="string" office:string-value="13" calcext:value-type="string">
            <text:p>13</text:p>
          </table:table-cell>
          <table:table-cell table:style-name="ce1" office:value-type="string" calcext:value-type="string">
            <text:p>CREDITOS DE CONSUMO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101" calcext:value-type="float">
            <text:p>131101</text:p>
          </table:table-cell>
          <table:table-cell table:style-name="ce1" table:formula="of:=IF(LEN([.A57])&gt;1;IF(LEN([.A57])=2;LEFT([.A57];1);LEFT([.A57];LEN([.A57])-2));&quot;&quot;)" office:value-type="string" office:string-value="1311" calcext:value-type="string">
            <text:p>1311</text:p>
          </table:table-cell>
          <table:table-cell table:style-name="ce1"/>
          <table:table-cell table:style-name="ce1" office:value-type="string" calcext:value-type="string">
            <text:p>TARJETA DE CREDIT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103" calcext:value-type="float">
            <text:p>131103</text:p>
          </table:table-cell>
          <table:table-cell table:style-name="ce1" table:formula="of:=IF(LEN([.A58])&gt;1;IF(LEN([.A58])=2;LEFT([.A58];1);LEFT([.A58];LEN([.A58])-2));&quot;&quot;)" office:value-type="string" office:string-value="1311" calcext:value-type="string">
            <text:p>1311</text:p>
          </table:table-cell>
          <table:table-cell table:style-name="ce1"/>
          <table:table-cell table:style-name="ce1" office:value-type="string" calcext:value-type="string">
            <text:p>PERSONAL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1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113" calcext:value-type="float">
            <text:p>131113</text:p>
          </table:table-cell>
          <table:table-cell table:style-name="ce1" table:formula="of:=IF(LEN([.A59])&gt;1;IF(LEN([.A59])=2;LEFT([.A59];1);LEFT([.A59];LEN([.A59])-2));&quot;&quot;)" office:value-type="string" office:string-value="1311" calcext:value-type="string">
            <text:p>1311</text:p>
          </table:table-cell>
          <table:table-cell table:style-name="ce1"/>
          <table:table-cell table:style-name="ce1" office:value-type="string" calcext:value-type="string">
            <text:p>NOMINA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11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105" calcext:value-type="float">
            <text:p>131105</text:p>
          </table:table-cell>
          <table:table-cell table:style-name="ce1" table:formula="of:=IF(LEN([.A60])&gt;1;IF(LEN([.A60])=2;LEFT([.A60];1);LEFT([.A60];LEN([.A60])-2));&quot;&quot;)" office:value-type="string" office:string-value="1311" calcext:value-type="string">
            <text:p>1311</text:p>
          </table:table-cell>
          <table:table-cell table:style-name="ce1"/>
          <table:table-cell table:style-name="ce1" office:value-type="string" calcext:value-type="string">
            <text:p>AUTOMOTRIZ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1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106" calcext:value-type="float">
            <text:p>131106</text:p>
          </table:table-cell>
          <table:table-cell table:style-name="ce1" table:formula="of:=IF(LEN([.A61])&gt;1;IF(LEN([.A61])=2;LEFT([.A61];1);LEFT([.A61];LEN([.A61])-2));&quot;&quot;)" office:value-type="string" office:string-value="1311" calcext:value-type="string">
            <text:p>1311</text:p>
          </table:table-cell>
          <table:table-cell table:style-name="ce1"/>
          <table:table-cell table:style-name="ce1" office:value-type="string" calcext:value-type="string">
            <text:p>ADQUISICION DE BIENES MUEBL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3010203" calcext:value-type="float">
            <text:p>13010203</text:p>
          </table:table-cell>
          <table:table-cell table:style-name="ce3" office:value-type="string" calcext:value-type="string">
            <text:p>13110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104" calcext:value-type="float">
            <text:p>131104</text:p>
          </table:table-cell>
          <table:table-cell table:style-name="ce1" table:formula="of:=IF(LEN([.A62])&gt;1;IF(LEN([.A62])=2;LEFT([.A62];1);LEFT([.A62];LEN([.A62])-2));&quot;&quot;)" office:value-type="string" office:string-value="1311" calcext:value-type="string">
            <text:p>1311</text:p>
          </table:table-cell>
          <table:table-cell table:style-name="ce1"/>
          <table:table-cell table:style-name="ce1" office:value-type="string" calcext:value-type="string">
            <text:p>OPERACIONES DE ARRENDAMIENTO CAPITALIZABLE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1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190" calcext:value-type="float">
            <text:p>131190</text:p>
          </table:table-cell>
          <table:table-cell table:style-name="ce1" table:formula="of:=IF(LEN([.A63])&gt;1;IF(LEN([.A63])=2;LEFT([.A63];1);LEFT([.A63];LEN([.A63])-2));&quot;&quot;)" office:value-type="string" office:string-value="1311" calcext:value-type="string">
            <text:p>1311</text:p>
          </table:table-cell>
          <table:table-cell table:style-name="ce1"/>
          <table:table-cell table:style-name="ce1" office:value-type="string" calcext:value-type="string">
            <text:p>OTROS CREDITOS DE CONSUM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table:style-name="ce1" table:formula="of:=IF(LEN([.A64])&gt;1;IF(LEN([.A64])=2;LEFT([.A64];1);LEFT([.A64];LEN([.A64])-2));&quot;&quot;)" office:value-type="string" office:string-value="13" calcext:value-type="string">
            <text:p>13</text:p>
          </table:table-cell>
          <table:table-cell table:style-name="ce1" office:value-type="string" calcext:value-type="string">
            <text:p>CREDITOS A LA VIVIENDA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6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601" calcext:value-type="float">
            <text:p>131601</text:p>
          </table:table-cell>
          <table:table-cell table:style-name="ce1" table:formula="of:=IF(LEN([.A65])&gt;1;IF(LEN([.A65])=2;LEFT([.A65];1);LEFT([.A65];LEN([.A65])-2));&quot;&quot;)" office:value-type="string" office:string-value="1316" calcext:value-type="string">
            <text:p>1316</text:p>
          </table:table-cell>
          <table:table-cell table:style-name="ce1"/>
          <table:table-cell table:style-name="ce1" office:value-type="string" calcext:value-type="string">
            <text:p>MEDIA Y RESIDENCIAL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6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602" calcext:value-type="float">
            <text:p>131602</text:p>
          </table:table-cell>
          <table:table-cell table:style-name="ce1" table:formula="of:=IF(LEN([.A66])&gt;1;IF(LEN([.A66])=2;LEFT([.A66];1);LEFT([.A66];LEN([.A66])-2));&quot;&quot;)" office:value-type="string" office:string-value="1316" calcext:value-type="string">
            <text:p>1316</text:p>
          </table:table-cell>
          <table:table-cell table:style-name="ce1"/>
          <table:table-cell table:style-name="ce1" office:value-type="string" calcext:value-type="string">
            <text:p>DE INTERES SOCIAL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16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CARTERA DE CREDITO VENCIDA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5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table:style-name="ce2" office:value-type="float" office:value="1350" calcext:value-type="float">
            <text:p>1350</text:p>
          </table:table-cell>
          <table:table-cell table:style-name="ce1" office:value-type="string" calcext:value-type="string">
            <text:p>CREDITOS VENCIDOS COMERCIALE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5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105" calcext:value-type="float">
            <text:p>135105</text:p>
          </table:table-cell>
          <table:table-cell table:style-name="ce1" table:formula="of:=IF(LEN([.A69])&gt;1;IF(LEN([.A69])=2;LEFT([.A69];1);LEFT([.A69];LEN([.A69])-2));&quot;&quot;)" office:value-type="string" office:string-value="1351" calcext:value-type="string">
            <text:p>1351</text:p>
          </table:table-cell>
          <table:table-cell table:style-name="ce1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5105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10501" calcext:value-type="float">
            <text:p>13510501</text:p>
          </table:table-cell>
          <table:table-cell table:style-name="ce1" table:formula="of:=IF(LEN([.A70])&gt;1;IF(LEN([.A70])=2;LEFT([.A70];1);LEFT([.A70];LEN([.A70])-2));&quot;&quot;)" office:value-type="string" office:string-value="135105" calcext:value-type="string">
            <text:p>135105</text:p>
          </table:table-cell>
          <table:table-cell table:style-name="ce1" table:number-columns-repeated="2"/>
          <table:table-cell table:style-name="ce1" office:value-type="string" calcext:value-type="string">
            <text:p>Operaciones quirografaria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302010101" calcext:value-type="float">
            <text:p>1302010101</text:p>
          </table:table-cell>
          <table:table-cell table:style-name="ce3" office:value-type="string" calcext:value-type="string">
            <text:p>135105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10502" calcext:value-type="float">
            <text:p>13510502</text:p>
          </table:table-cell>
          <table:table-cell table:style-name="ce1" table:formula="of:=IF(LEN([.A71])&gt;1;IF(LEN([.A71])=2;LEFT([.A71];1);LEFT([.A71];LEN([.A71])-2));&quot;&quot;)" office:value-type="string" office:string-value="135105" calcext:value-type="string">
            <text:p>135105</text:p>
          </table:table-cell>
          <table:table-cell table:style-name="ce1" table:number-columns-repeated="2"/>
          <table:table-cell table:style-name="ce1" office:value-type="string" calcext:value-type="string">
            <text:p>Operaciones prendaria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5105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10504" calcext:value-type="float">
            <text:p>13510504</text:p>
          </table:table-cell>
          <table:table-cell table:style-name="ce1" table:formula="of:=IF(LEN([.A72])&gt;1;IF(LEN([.A72])=2;LEFT([.A72];1);LEFT([.A72];LEN([.A72])-2));&quot;&quot;)" office:value-type="string" office:string-value="135105" calcext:value-type="string">
            <text:p>135105</text:p>
          </table:table-cell>
          <table:table-cell table:style-name="ce1" table:number-columns-repeated="2"/>
          <table:table-cell table:style-name="ce1" office:value-type="string" calcext:value-type="string">
            <text:p>Operaciones de factoraje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5105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10505" calcext:value-type="float">
            <text:p>13510505</text:p>
          </table:table-cell>
          <table:table-cell table:style-name="ce1" table:formula="of:=IF(LEN([.A73])&gt;1;IF(LEN([.A73])=2;LEFT([.A73];1);LEFT([.A73];LEN([.A73])-2));&quot;&quot;)" office:value-type="string" office:string-value="135105" calcext:value-type="string">
            <text:p>135105</text:p>
          </table:table-cell>
          <table:table-cell table:style-name="ce1" table:number-columns-repeated="2"/>
          <table:table-cell table:style-name="ce1" office:value-type="string" calcext:value-type="string">
            <text:p>Operaciones de arrendamiento capitalizable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5105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10507" calcext:value-type="float">
            <text:p>13510507</text:p>
          </table:table-cell>
          <table:table-cell table:style-name="ce1" table:formula="of:=IF(LEN([.A74])&gt;1;IF(LEN([.A74])=2;LEFT([.A74];1);LEFT([.A74];LEN([.A74])-2));&quot;&quot;)" office:value-type="string" office:string-value="135105" calcext:value-type="string">
            <text:p>135105</text:p>
          </table:table-cell>
          <table:table-cell table:style-name="ce1" table:number-columns-repeated="2"/>
          <table:table-cell table:style-name="ce1" office:value-type="string" calcext:value-type="string">
            <text:p>Microcrédito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510507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10506" calcext:value-type="float">
            <text:p>13510506</text:p>
          </table:table-cell>
          <table:table-cell table:style-name="ce1" table:formula="of:=IF(LEN([.A75])&gt;1;IF(LEN([.A75])=2;LEFT([.A75];1);LEFT([.A75];LEN([.A75])-2));&quot;&quot;)" office:value-type="string" office:string-value="135105" calcext:value-type="string">
            <text:p>135105</text:p>
          </table:table-cell>
          <table:table-cell table:style-name="ce1" table:number-columns-repeated="2"/>
          <table:table-cell table:style-name="ce1" office:value-type="string" calcext:value-type="string">
            <text:p>Otro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510506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122" calcext:value-type="float">
            <text:p>135122</text:p>
          </table:table-cell>
          <table:table-cell table:style-name="ce1" table:formula="of:=IF(LEN([.A76])&gt;1;IF(LEN([.A76])=2;LEFT([.A76];1);LEFT([.A76];LEN([.A76])-2));&quot;&quot;)" office:value-type="string" office:string-value="1351" calcext:value-type="string">
            <text:p>1351</text:p>
          </table:table-cell>
          <table:table-cell table:style-name="ce1"/>
          <table:table-cell table:style-name="ce1" office:value-type="string" calcext:value-type="string">
            <text:p>PRESTAMOS DE LIQUIDEZ A OTRAS SOCIEDADES COOPERATIVAS DE AHORRO Y PRESTAM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512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table:style-name="ce2" office:value-type="float" office:value="1350" calcext:value-type="float">
            <text:p>1350</text:p>
          </table:table-cell>
          <table:table-cell table:style-name="ce1" office:value-type="string" calcext:value-type="string">
            <text:p>CREDITOS VENCIDOS DE CONSUMO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101" calcext:value-type="float">
            <text:p>136101</text:p>
          </table:table-cell>
          <table:table-cell table:style-name="ce1" table:formula="of:=IF(LEN([.A78])&gt;1;IF(LEN([.A78])=2;LEFT([.A78];1);LEFT([.A78];LEN([.A78])-2));&quot;&quot;)" office:value-type="string" office:string-value="1361" calcext:value-type="string">
            <text:p>1361</text:p>
          </table:table-cell>
          <table:table-cell table:style-name="ce1"/>
          <table:table-cell table:style-name="ce1" office:value-type="string" calcext:value-type="string">
            <text:p>TARJETA DE CREDIT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103" calcext:value-type="float">
            <text:p>136103</text:p>
          </table:table-cell>
          <table:table-cell table:style-name="ce1" table:formula="of:=IF(LEN([.A79])&gt;1;IF(LEN([.A79])=2;LEFT([.A79];1);LEFT([.A79];LEN([.A79])-2));&quot;&quot;)" office:value-type="string" office:string-value="1361" calcext:value-type="string">
            <text:p>1361</text:p>
          </table:table-cell>
          <table:table-cell table:style-name="ce1"/>
          <table:table-cell table:style-name="ce1" office:value-type="string" calcext:value-type="string">
            <text:p>PERSONAL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1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113" calcext:value-type="float">
            <text:p>136113</text:p>
          </table:table-cell>
          <table:table-cell table:style-name="ce1" table:formula="of:=IF(LEN([.A80])&gt;1;IF(LEN([.A80])=2;LEFT([.A80];1);LEFT([.A80];LEN([.A80])-2));&quot;&quot;)" office:value-type="string" office:string-value="1361" calcext:value-type="string">
            <text:p>1361</text:p>
          </table:table-cell>
          <table:table-cell table:style-name="ce1"/>
          <table:table-cell table:style-name="ce1" office:value-type="string" calcext:value-type="string">
            <text:p>NOMINA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11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105" calcext:value-type="float">
            <text:p>136105</text:p>
          </table:table-cell>
          <table:table-cell table:style-name="ce1" table:formula="of:=IF(LEN([.A81])&gt;1;IF(LEN([.A81])=2;LEFT([.A81];1);LEFT([.A81];LEN([.A81])-2));&quot;&quot;)" office:value-type="string" office:string-value="1361" calcext:value-type="string">
            <text:p>1361</text:p>
          </table:table-cell>
          <table:table-cell table:style-name="ce1"/>
          <table:table-cell table:style-name="ce1" office:value-type="string" calcext:value-type="string">
            <text:p>AUTOMOTRIZ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1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106" calcext:value-type="float">
            <text:p>136106</text:p>
          </table:table-cell>
          <table:table-cell table:style-name="ce1" table:formula="of:=IF(LEN([.A82])&gt;1;IF(LEN([.A82])=2;LEFT([.A82];1);LEFT([.A82];LEN([.A82])-2));&quot;&quot;)" office:value-type="string" office:string-value="1361" calcext:value-type="string">
            <text:p>1361</text:p>
          </table:table-cell>
          <table:table-cell table:style-name="ce1"/>
          <table:table-cell table:style-name="ce1" office:value-type="string" calcext:value-type="string">
            <text:p>ADQUISICION DE BIENES MUEBL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3020203" calcext:value-type="float">
            <text:p>13020203</text:p>
          </table:table-cell>
          <table:table-cell table:style-name="ce3" office:value-type="string" calcext:value-type="string">
            <text:p>13610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104" calcext:value-type="float">
            <text:p>136104</text:p>
          </table:table-cell>
          <table:table-cell table:style-name="ce1" table:formula="of:=IF(LEN([.A83])&gt;1;IF(LEN([.A83])=2;LEFT([.A83];1);LEFT([.A83];LEN([.A83])-2));&quot;&quot;)" office:value-type="string" office:string-value="1361" calcext:value-type="string">
            <text:p>1361</text:p>
          </table:table-cell>
          <table:table-cell table:style-name="ce1"/>
          <table:table-cell table:style-name="ce1" office:value-type="string" calcext:value-type="string">
            <text:p>OPERACIONES DE ARRENDAMIENTO CAPITALIZABLE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1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190" calcext:value-type="float">
            <text:p>136190</text:p>
          </table:table-cell>
          <table:table-cell table:style-name="ce1" table:formula="of:=IF(LEN([.A84])&gt;1;IF(LEN([.A84])=2;LEFT([.A84];1);LEFT([.A84];LEN([.A84])-2));&quot;&quot;)" office:value-type="string" office:string-value="1361" calcext:value-type="string">
            <text:p>1361</text:p>
          </table:table-cell>
          <table:table-cell table:style-name="ce1"/>
          <table:table-cell table:style-name="ce1" office:value-type="string" calcext:value-type="string">
            <text:p>OTROS CREDITOS DE CONSUM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2" office:value-type="float" office:value="1350" calcext:value-type="float">
            <text:p>1350</text:p>
          </table:table-cell>
          <table:table-cell table:style-name="ce1" office:value-type="string" calcext:value-type="string">
            <text:p>CREDITOS VENCIDOS A LA VIVIENDA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6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601" calcext:value-type="float">
            <text:p>136601</text:p>
          </table:table-cell>
          <table:table-cell table:style-name="ce1" table:formula="of:=IF(LEN([.A86])&gt;1;IF(LEN([.A86])=2;LEFT([.A86];1);LEFT([.A86];LEN([.A86])-2));&quot;&quot;)" office:value-type="string" office:string-value="1366" calcext:value-type="string">
            <text:p>1366</text:p>
          </table:table-cell>
          <table:table-cell table:style-name="ce1"/>
          <table:table-cell table:style-name="ce1" office:value-type="string" calcext:value-type="string">
            <text:p>MEDIA Y RESIDENCIAL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6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602" calcext:value-type="float">
            <text:p>136602</text:p>
          </table:table-cell>
          <table:table-cell table:style-name="ce1" table:formula="of:=IF(LEN([.A87])&gt;1;IF(LEN([.A87])=2;LEFT([.A87];1);LEFT([.A87];LEN([.A87])-2));&quot;&quot;)" office:value-type="string" office:string-value="1366" calcext:value-type="string">
            <text:p>1366</text:p>
          </table:table-cell>
          <table:table-cell table:style-name="ce1"/>
          <table:table-cell table:style-name="ce1" office:value-type="string" calcext:value-type="string">
            <text:p>DE INTERES SOCIAL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66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STIMACION PREVENTIVA PARA RIESGOS CREDITICIO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9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2" office:value-type="float" office:value="1390" calcext:value-type="float">
            <text:p>1390</text:p>
          </table:table-cell>
          <table:table-cell table:style-name="ce1" office:value-type="string" calcext:value-type="string">
            <text:p>ESTIMACION PREVENTIVA PARA RIESGOS CREDITICIOS DERIVADA DE LA CALIFICACION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9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150" calcext:value-type="float">
            <text:p>139150</text:p>
          </table:table-cell>
          <table:table-cell table:style-name="ce1" table:formula="of:=IF(LEN([.A90])&gt;1;IF(LEN([.A90])=2;LEFT([.A90];1);LEFT([.A90];LEN([.A90])-2));&quot;&quot;)" office:value-type="string" office:string-value="1391" calcext:value-type="string">
            <text:p>1391</text:p>
          </table:table-cell>
          <table:table-cell table:style-name="ce1"/>
          <table:table-cell table:style-name="ce1" office:value-type="string" calcext:value-type="string">
            <text:p>CARTERA DE CREDIT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915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15051" calcext:value-type="float">
            <text:p>13915051</text:p>
          </table:table-cell>
          <table:table-cell table:style-name="ce1" table:formula="of:=IF(LEN([.A91])&gt;1;IF(LEN([.A91])=2;LEFT([.A91];1);LEFT([.A91];LEN([.A91])-2));&quot;&quot;)" office:value-type="string" office:string-value="139150" calcext:value-type="string">
            <text:p>139150</text:p>
          </table:table-cell>
          <table:table-cell table:style-name="ce1" table:number-columns-repeated="2"/>
          <table:table-cell table:style-name="ce1" office:value-type="string" calcext:value-type="string">
            <text:p>Créditos comerciale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91505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1505105" calcext:value-type="float">
            <text:p>1391505105</text:p>
          </table:table-cell>
          <table:table-cell table:style-name="ce1" table:formula="of:=IF(LEN([.A92])&gt;1;IF(LEN([.A92])=2;LEFT([.A92];1);LEFT([.A92];LEN([.A92])-2));&quot;&quot;)" office:value-type="string" office:string-value="13915051" calcext:value-type="string">
            <text:p>13915051</text:p>
          </table:table-cell>
          <table:table-cell table:style-name="ce1" table:number-columns-repeated="3"/>
          <table:table-cell table:style-name="ce1" office:value-type="string" calcext:value-type="string">
            <text:p>Actividad empresarial o comercial 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30301010101" calcext:value-type="float">
            <text:p>130301010101</text:p>
          </table:table-cell>
          <table:table-cell table:style-name="ce3" office:value-type="string" calcext:value-type="string">
            <text:p>1391505105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1505122" calcext:value-type="float">
            <text:p>1391505122</text:p>
          </table:table-cell>
          <table:table-cell table:style-name="ce1" table:formula="of:=IF(LEN([.A93])&gt;1;IF(LEN([.A93])=2;LEFT([.A93];1);LEFT([.A93];LEN([.A93])-2));&quot;&quot;)" office:value-type="string" office:string-value="13915051" calcext:value-type="string">
            <text:p>13915051</text:p>
          </table:table-cell>
          <table:table-cell table:style-name="ce1" table:number-columns-repeated="3"/>
          <table:table-cell table:style-name="ce1" office:value-type="string" calcext:value-type="string">
            <text:p>Préstamos de liquidez a otras sociedades cooperativas de ahorro y préstamo 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9150512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15061" calcext:value-type="float">
            <text:p>13915061</text:p>
          </table:table-cell>
          <table:table-cell table:style-name="ce1" table:formula="of:=IF(LEN([.A94])&gt;1;IF(LEN([.A94])=2;LEFT([.A94];1);LEFT([.A94];LEN([.A94])-2));&quot;&quot;)" office:value-type="string" office:string-value="139150" calcext:value-type="string">
            <text:p>139150</text:p>
          </table:table-cell>
          <table:table-cell table:style-name="ce1" table:number-columns-repeated="2"/>
          <table:table-cell table:style-name="ce1" office:value-type="string" calcext:value-type="string">
            <text:p>Créditos de consumo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303010102" calcext:value-type="float">
            <text:p>1303010102</text:p>
          </table:table-cell>
          <table:table-cell table:style-name="ce3" office:value-type="string" calcext:value-type="string">
            <text:p>1391506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15066" calcext:value-type="float">
            <text:p>13915066</text:p>
          </table:table-cell>
          <table:table-cell table:style-name="ce1" table:formula="of:=IF(LEN([.A95])&gt;1;IF(LEN([.A95])=2;LEFT([.A95];1);LEFT([.A95];LEN([.A95])-2));&quot;&quot;)" office:value-type="string" office:string-value="139150" calcext:value-type="string">
            <text:p>139150</text:p>
          </table:table-cell>
          <table:table-cell table:style-name="ce1" table:number-columns-repeated="2"/>
          <table:table-cell table:style-name="ce1" office:value-type="string" calcext:value-type="string">
            <text:p>Créditos a la vivienda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915066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197" calcext:value-type="float">
            <text:p>139197</text:p>
          </table:table-cell>
          <table:table-cell table:style-name="ce1" table:formula="of:=IF(LEN([.A96])&gt;1;IF(LEN([.A96])=2;LEFT([.A96];1);LEFT([.A96];LEN([.A96])-2));&quot;&quot;)" office:value-type="string" office:string-value="1391" calcext:value-type="string">
            <text:p>1391</text:p>
          </table:table-cell>
          <table:table-cell table:style-name="ce1"/>
          <table:table-cell table:style-name="ce1" office:value-type="string" calcext:value-type="string">
            <text:p>OPERACIONES CONTINGENTES Y AVALES 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9197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table:style-name="ce2" office:value-type="float" office:value="1390" calcext:value-type="float">
            <text:p>1390</text:p>
          </table:table-cell>
          <table:table-cell table:style-name="ce1" office:value-type="string" calcext:value-type="string">
            <text:p>ESTIMACION PREVENTIVA PARA RIESGOS CREDITICIOS ADICIONAL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96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605" calcext:value-type="float">
            <text:p>139605</text:p>
          </table:table-cell>
          <table:table-cell table:style-name="ce1" table:formula="of:=IF(LEN([.A98])&gt;1;IF(LEN([.A98])=2;LEFT([.A98];1);LEFT([.A98];LEN([.A98])-2));&quot;&quot;)" office:value-type="string" office:string-value="1396" calcext:value-type="string">
            <text:p>1396</text:p>
          </table:table-cell>
          <table:table-cell table:style-name="ce1"/>
          <table:table-cell table:style-name="ce1" office:value-type="string" calcext:value-type="string">
            <text:p>POR INTERESES DEVENGADOS SOBRE CREDITOS VENCIDO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303020102" calcext:value-type="float">
            <text:p>1303020102</text:p>
          </table:table-cell>
          <table:table-cell table:style-name="ce3" office:value-type="string" calcext:value-type="string">
            <text:p>1396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603" calcext:value-type="float">
            <text:p>139603</text:p>
          </table:table-cell>
          <table:table-cell table:style-name="ce1" table:formula="of:=IF(LEN([.A99])&gt;1;IF(LEN([.A99])=2;LEFT([.A99];1);LEFT([.A99];LEN([.A99])-2));&quot;&quot;)" office:value-type="string" office:string-value="1396" calcext:value-type="string">
            <text:p>1396</text:p>
          </table:table-cell>
          <table:table-cell table:style-name="ce1"/>
          <table:table-cell table:style-name="ce1" office:value-type="string" calcext:value-type="string">
            <text:p>ORDENADA POR LA COMISION NACIONAL BANCARIA Y DE VALOR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396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IF(LEN([.A100])&gt;1;IF(LEN([.A100])=2;LEFT([.A100];1);LEFT([.A100];LEN([.A100])-2));&quot;&quot;)" office:value-type="string" office:string-value="1" calcext:value-type="string">
            <text:p>1</text:p>
          </table:table-cell>
          <table:table-cell table:style-name="ce1" office:value-type="string" calcext:value-type="string">
            <text:p>OTRAS CUENTAS POR COBRAR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table:style-name="ce1" table:formula="of:=IF(LEN([.A101])&gt;1;IF(LEN([.A101])=2;LEFT([.A101];1);LEFT([.A101];LEN([.A101])-2));&quot;&quot;)" office:value-type="string" office:string-value="14" calcext:value-type="string">
            <text:p>14</text:p>
          </table:table-cell>
          <table:table-cell table:style-name="ce1" office:value-type="string" calcext:value-type="string">
            <text:p>DEUDORES POR LIQUIDACION DE OPERACIONE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9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901" calcext:value-type="float">
            <text:p>140901</text:p>
          </table:table-cell>
          <table:table-cell table:style-name="ce1" table:formula="of:=IF(LEN([.A102])&gt;1;IF(LEN([.A102])=2;LEFT([.A102];1);LEFT([.A102];LEN([.A102])-2));&quot;&quot;)" office:value-type="string" office:string-value="1409" calcext:value-type="string">
            <text:p>1409</text:p>
          </table:table-cell>
          <table:table-cell table:style-name="ce1"/>
          <table:table-cell table:style-name="ce1" office:value-type="string" calcext:value-type="string">
            <text:p>COMPRAVENTA DE DIVIS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9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902" calcext:value-type="float">
            <text:p>140902</text:p>
          </table:table-cell>
          <table:table-cell table:style-name="ce1" table:formula="of:=IF(LEN([.A103])&gt;1;IF(LEN([.A103])=2;LEFT([.A103];1);LEFT([.A103];LEN([.A103])-2));&quot;&quot;)" office:value-type="string" office:string-value="1409" calcext:value-type="string">
            <text:p>1409</text:p>
          </table:table-cell>
          <table:table-cell table:style-name="ce1"/>
          <table:table-cell table:style-name="ce1" office:value-type="string" calcext:value-type="string">
            <text:p>INVERSIONES EN VALOR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9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903" calcext:value-type="float">
            <text:p>140903</text:p>
          </table:table-cell>
          <table:table-cell table:style-name="ce1" table:formula="of:=IF(LEN([.A104])&gt;1;IF(LEN([.A104])=2;LEFT([.A104];1);LEFT([.A104];LEN([.A104])-2));&quot;&quot;)" office:value-type="string" office:string-value="1409" calcext:value-type="string">
            <text:p>1409</text:p>
          </table:table-cell>
          <table:table-cell table:style-name="ce1"/>
          <table:table-cell table:style-name="ce1" office:value-type="string" calcext:value-type="string">
            <text:p>REPORTO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9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table:style-name="ce1" table:formula="of:=IF(LEN([.A105])&gt;1;IF(LEN([.A105])=2;LEFT([.A105];1);LEFT([.A105];LEN([.A105])-2));&quot;&quot;)" office:value-type="string" office:string-value="14" calcext:value-type="string">
            <text:p>14</text:p>
          </table:table-cell>
          <table:table-cell table:style-name="ce1" office:value-type="string" calcext:value-type="string">
            <text:p>DEUDORES POR COLATERALES OTORGADOS EN EFECTIVO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1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table:style-name="ce1" table:formula="of:=IF(LEN([.A106])&gt;1;IF(LEN([.A106])=2;LEFT([.A106];1);LEFT([.A106];LEN([.A106])-2));&quot;&quot;)" office:value-type="string" office:string-value="14" calcext:value-type="string">
            <text:p>14</text:p>
          </table:table-cell>
          <table:table-cell table:style-name="ce1" office:value-type="string" calcext:value-type="string">
            <text:p>DEUDORES DIVERSO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02" calcext:value-type="float">
            <text:p>140102</text:p>
          </table:table-cell>
          <table:table-cell table:style-name="ce1" table:formula="of:=IF(LEN([.A107])&gt;1;IF(LEN([.A107])=2;LEFT([.A107];1);LEFT([.A107];LEN([.A107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COMISIONES POR COBRAR SOBRE OPERACIONES VIGENTES NO CREDITICI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1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03" calcext:value-type="float">
            <text:p>140103</text:p>
          </table:table-cell>
          <table:table-cell table:style-name="ce1" table:formula="of:=IF(LEN([.A108])&gt;1;IF(LEN([.A108])=2;LEFT([.A108];1);LEFT([.A108];LEN([.A108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PARTIDAS ASOCIADAS A OPERACIONES CREDITICI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1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04" calcext:value-type="float">
            <text:p>140104</text:p>
          </table:table-cell>
          <table:table-cell table:style-name="ce1" table:formula="of:=IF(LEN([.A109])&gt;1;IF(LEN([.A109])=2;LEFT([.A109];1);LEFT([.A109];LEN([.A109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SALDOS A FAVOR DE IMPUESTOS E IMPUESTOS ACREDITABL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40104" calcext:value-type="float">
            <text:p>140104</text:p>
          </table:table-cell>
          <table:table-cell table:style-name="ce3" office:value-type="string" calcext:value-type="string">
            <text:p>1401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05" calcext:value-type="float">
            <text:p>140105</text:p>
          </table:table-cell>
          <table:table-cell table:style-name="ce1" table:formula="of:=IF(LEN([.A110])&gt;1;IF(LEN([.A110])=2;LEFT([.A110];1);LEFT([.A110];LEN([.A110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PRESTAMOS Y OTROS ADEUDOS DEL PERSONAL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40105" calcext:value-type="float">
            <text:p>140105</text:p>
          </table:table-cell>
          <table:table-cell table:style-name="ce3" office:value-type="string" calcext:value-type="string">
            <text:p>1401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08" calcext:value-type="float">
            <text:p>140108</text:p>
          </table:table-cell>
          <table:table-cell table:style-name="ce1" table:formula="of:=IF(LEN([.A111])&gt;1;IF(LEN([.A111])=2;LEFT([.A111];1);LEFT([.A111];LEN([.A111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ARRENDAMIENTOS POR COBRAR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108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12" calcext:value-type="float">
            <text:p>140112</text:p>
          </table:table-cell>
          <table:table-cell table:style-name="ce1" table:formula="of:=IF(LEN([.A112])&gt;1;IF(LEN([.A112])=2;LEFT([.A112];1);LEFT([.A112];LEN([.A112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ADEUDOS VENCIDO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011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90" calcext:value-type="float">
            <text:p>140190</text:p>
          </table:table-cell>
          <table:table-cell table:style-name="ce1" table:formula="of:=IF(LEN([.A113])&gt;1;IF(LEN([.A113])=2;LEFT([.A113];1);LEFT([.A113];LEN([.A113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OTROS DEUDOR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40107" calcext:value-type="float">
            <text:p>140107</text:p>
          </table:table-cell>
          <table:table-cell table:style-name="ce3" office:value-type="string" calcext:value-type="string">
            <text:p>140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90" calcext:value-type="float">
            <text:p>140190</text:p>
          </table:table-cell>
          <table:table-cell table:style-name="ce1" table:formula="of:=IF(LEN([.A114])&gt;1;IF(LEN([.A114])=2;LEFT([.A114];1);LEFT([.A114];LEN([.A114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OTROS DEUDOR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40109" calcext:value-type="float">
            <text:p>140109</text:p>
          </table:table-cell>
          <table:table-cell table:style-name="ce3" office:value-type="string" calcext:value-type="string">
            <text:p>140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90" calcext:value-type="float">
            <text:p>140190</text:p>
          </table:table-cell>
          <table:table-cell table:style-name="ce1" table:formula="of:=IF(LEN([.A115])&gt;1;IF(LEN([.A115])=2;LEFT([.A115];1);LEFT([.A115];LEN([.A115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OTROS DEUDOR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40110" calcext:value-type="float">
            <text:p>140110</text:p>
          </table:table-cell>
          <table:table-cell table:style-name="ce3" office:value-type="string" calcext:value-type="string">
            <text:p>140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90" calcext:value-type="float">
            <text:p>140190</text:p>
          </table:table-cell>
          <table:table-cell table:style-name="ce1" table:formula="of:=IF(LEN([.A116])&gt;1;IF(LEN([.A116])=2;LEFT([.A116];1);LEFT([.A116];LEN([.A116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OTROS DEUDOR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404" calcext:value-type="float">
            <text:p>1404</text:p>
          </table:table-cell>
          <table:table-cell table:style-name="ce3" office:value-type="string" calcext:value-type="string">
            <text:p>140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90" calcext:value-type="float">
            <text:p>140190</text:p>
          </table:table-cell>
          <table:table-cell table:style-name="ce1" table:formula="of:=IF(LEN([.A117])&gt;1;IF(LEN([.A117])=2;LEFT([.A117];1);LEFT([.A117];LEN([.A117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OTROS DEUDOR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40121" calcext:value-type="float">
            <text:p>140121</text:p>
          </table:table-cell>
          <table:table-cell table:style-name="ce3" office:value-type="string" calcext:value-type="string">
            <text:p>140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0190" calcext:value-type="float">
            <text:p>140190</text:p>
          </table:table-cell>
          <table:table-cell table:style-name="ce1" table:formula="of:=IF(LEN([.A118])&gt;1;IF(LEN([.A118])=2;LEFT([.A118];1);LEFT([.A118];LEN([.A118])-2));&quot;&quot;)" office:value-type="string" office:string-value="1401" calcext:value-type="string">
            <text:p>1401</text:p>
          </table:table-cell>
          <table:table-cell table:style-name="ce1"/>
          <table:table-cell table:style-name="ce1" office:value-type="string" calcext:value-type="string">
            <text:p>OTROS DEUDOR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40122" calcext:value-type="float">
            <text:p>140122</text:p>
          </table:table-cell>
          <table:table-cell table:style-name="ce3" office:value-type="string" calcext:value-type="string">
            <text:p>140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table:style-name="ce1" table:formula="of:=IF(LEN([.A119])&gt;1;IF(LEN([.A119])=2;LEFT([.A119];1);LEFT([.A119];LEN([.A119])-2));&quot;&quot;)" office:value-type="string" office:string-value="14" calcext:value-type="string">
            <text:p>14</text:p>
          </table:table-cell>
          <table:table-cell table:style-name="ce1" office:value-type="string" calcext:value-type="string">
            <text:p>ESTIMACION POR IRRECUPERABILIDAD O DIFICIL COBRO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49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IF(LEN([.A120])&gt;1;IF(LEN([.A120])=2;LEFT([.A120];1);LEFT([.A120];LEN([.A120])-2));&quot;&quot;)" office:value-type="string" office:string-value="1" calcext:value-type="string">
            <text:p>1</text:p>
          </table:table-cell>
          <table:table-cell table:style-name="ce1" office:value-type="string" calcext:value-type="string">
            <text:p>BIENES ADJUDICADOS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5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table:style-name="ce1" table:formula="of:=IF(LEN([.A121])&gt;1;IF(LEN([.A121])=2;LEFT([.A121];1);LEFT([.A121];LEN([.A121])-2));&quot;&quot;)" office:value-type="string" office:string-value="15" calcext:value-type="string">
            <text:p>15</text:p>
          </table:table-cell>
          <table:table-cell table:style-name="ce1" office:value-type="string" calcext:value-type="string">
            <text:p>BIENES MUEBLES, VALORES Y DERECHOS ADJUDICADO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501" calcext:value-type="float">
            <text:p>1501</text:p>
          </table:table-cell>
          <table:table-cell table:style-name="ce3" office:value-type="string" calcext:value-type="string">
            <text:p>150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table:style-name="ce1" table:formula="of:=IF(LEN([.A122])&gt;1;IF(LEN([.A122])=2;LEFT([.A122];1);LEFT([.A122];LEN([.A122])-2));&quot;&quot;)" office:value-type="string" office:string-value="15" calcext:value-type="string">
            <text:p>15</text:p>
          </table:table-cell>
          <table:table-cell table:style-name="ce1" office:value-type="string" calcext:value-type="string">
            <text:p>MUEBLES ADJUDICADOS RESTRINGIDOS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502" calcext:value-type="float">
            <text:p>1502</text:p>
          </table:table-cell>
          <table:table-cell table:style-name="ce3" office:value-type="string" calcext:value-type="string">
            <text:p>1502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table:style-name="ce1" table:formula="of:=IF(LEN([.A123])&gt;1;IF(LEN([.A123])=2;LEFT([.A123];1);LEFT([.A123];LEN([.A123])-2));&quot;&quot;)" office:value-type="string" office:string-value="15" calcext:value-type="string">
            <text:p>15</text:p>
          </table:table-cell>
          <table:table-cell table:style-name="ce1" office:value-type="string" calcext:value-type="string">
            <text:p>INMUEBLES ADJUDICADO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503" calcext:value-type="float">
            <text:p>1503</text:p>
          </table:table-cell>
          <table:table-cell table:style-name="ce3" office:value-type="string" calcext:value-type="string">
            <text:p>150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table:style-name="ce1" table:formula="of:=IF(LEN([.A124])&gt;1;IF(LEN([.A124])=2;LEFT([.A124];1);LEFT([.A124];LEN([.A124])-2));&quot;&quot;)" office:value-type="string" office:string-value="15" calcext:value-type="string">
            <text:p>15</text:p>
          </table:table-cell>
          <table:table-cell table:style-name="ce1" office:value-type="string" calcext:value-type="string">
            <text:p>INMUEBLES ADJUDICADOS RESTRINGIDOS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504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table:style-name="ce1" table:formula="of:=IF(LEN([.A125])&gt;1;IF(LEN([.A125])=2;LEFT([.A125];1);LEFT([.A125];LEN([.A125])-2));&quot;&quot;)" office:value-type="string" office:string-value="15" calcext:value-type="string">
            <text:p>15</text:p>
          </table:table-cell>
          <table:table-cell table:style-name="ce1" office:value-type="string" calcext:value-type="string">
            <text:p>ESTIMACIÓN POR PÉRDIDA DE VALOR DE BIENES ADJUDICADO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506" calcext:value-type="float">
            <text:p>1506</text:p>
          </table:table-cell>
          <table:table-cell table:style-name="ce3" office:value-type="string" calcext:value-type="string">
            <text:p>156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table:style-name="ce1" table:formula="of:=IF(LEN([.A126])&gt;1;IF(LEN([.A126])=2;LEFT([.A126];1);LEFT([.A126];LEN([.A126])-2));&quot;&quot;)" office:value-type="string" office:string-value="15" calcext:value-type="string">
            <text:p>15</text:p>
          </table:table-cell>
          <table:table-cell table:style-name="ce1" office:value-type="string" calcext:value-type="string">
            <text:p>INCREMENTO POR ACTUALIZACION DE BIENES ADJUDICADOS (1)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57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IF(LEN([.A127])&gt;1;IF(LEN([.A127])=2;LEFT([.A127];1);LEFT([.A127];LEN([.A127])-2));&quot;&quot;)" office:value-type="string" office:string-value="1" calcext:value-type="string">
            <text:p>1</text:p>
          </table:table-cell>
          <table:table-cell table:style-name="ce1" office:value-type="string" calcext:value-type="string">
            <text:p>PROPIEDADES, MOBILIARIO Y EQUIPO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6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table:style-name="ce1" table:formula="of:=IF(LEN([.A128])&gt;1;IF(LEN([.A128])=2;LEFT([.A128];1);LEFT([.A128];LEN([.A128])-2));&quot;&quot;)" office:value-type="string" office:string-value="16" calcext:value-type="string">
            <text:p>16</text:p>
          </table:table-cell>
          <table:table-cell table:style-name="ce1" office:value-type="string" calcext:value-type="string">
            <text:p>PROPIEDADES, MOBILIARIO Y EQUIPO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6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101" calcext:value-type="float">
            <text:p>160101</text:p>
          </table:table-cell>
          <table:table-cell table:style-name="ce1" table:formula="of:=IF(LEN([.A129])&gt;1;IF(LEN([.A129])=2;LEFT([.A129];1);LEFT([.A129];LEN([.A129])-2));&quot;&quot;)" office:value-type="string" office:string-value="1601" calcext:value-type="string">
            <text:p>1601</text:p>
          </table:table-cell>
          <table:table-cell table:style-name="ce1"/>
          <table:table-cell table:style-name="ce1" office:value-type="string" calcext:value-type="string">
            <text:p>TERRENO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101" calcext:value-type="float">
            <text:p>160101</text:p>
          </table:table-cell>
          <table:table-cell table:style-name="ce3" office:value-type="string" calcext:value-type="string">
            <text:p>160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102" calcext:value-type="float">
            <text:p>160102</text:p>
          </table:table-cell>
          <table:table-cell table:style-name="ce1" table:formula="of:=IF(LEN([.A130])&gt;1;IF(LEN([.A130])=2;LEFT([.A130];1);LEFT([.A130];LEN([.A130])-2));&quot;&quot;)" office:value-type="string" office:string-value="1601" calcext:value-type="string">
            <text:p>1601</text:p>
          </table:table-cell>
          <table:table-cell table:style-name="ce1"/>
          <table:table-cell table:style-name="ce1" office:value-type="string" calcext:value-type="string">
            <text:p>CONSTRUCCION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102" calcext:value-type="float">
            <text:p>160102</text:p>
          </table:table-cell>
          <table:table-cell table:style-name="ce3" office:value-type="string" calcext:value-type="string">
            <text:p>1601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103" calcext:value-type="float">
            <text:p>160103</text:p>
          </table:table-cell>
          <table:table-cell table:style-name="ce1" table:formula="of:=IF(LEN([.A131])&gt;1;IF(LEN([.A131])=2;LEFT([.A131];1);LEFT([.A131];LEN([.A131])-2));&quot;&quot;)" office:value-type="string" office:string-value="1601" calcext:value-type="string">
            <text:p>1601</text:p>
          </table:table-cell>
          <table:table-cell table:style-name="ce1"/>
          <table:table-cell table:style-name="ce1" office:value-type="string" calcext:value-type="string">
            <text:p>CONSTRUCCIONES EN PROCES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103" calcext:value-type="float">
            <text:p>160103</text:p>
          </table:table-cell>
          <table:table-cell table:style-name="ce3" office:value-type="string" calcext:value-type="string">
            <text:p>1601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104" calcext:value-type="float">
            <text:p>160104</text:p>
          </table:table-cell>
          <table:table-cell table:style-name="ce1" table:formula="of:=IF(LEN([.A132])&gt;1;IF(LEN([.A132])=2;LEFT([.A132];1);LEFT([.A132];LEN([.A132])-2));&quot;&quot;)" office:value-type="string" office:string-value="1601" calcext:value-type="string">
            <text:p>1601</text:p>
          </table:table-cell>
          <table:table-cell table:style-name="ce1"/>
          <table:table-cell table:style-name="ce1" office:value-type="string" calcext:value-type="string">
            <text:p>EQUIPO DE TRANSPORTE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104" calcext:value-type="float">
            <text:p>160104</text:p>
          </table:table-cell>
          <table:table-cell table:style-name="ce3" office:value-type="string" calcext:value-type="string">
            <text:p>1601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105" calcext:value-type="float">
            <text:p>160105</text:p>
          </table:table-cell>
          <table:table-cell table:style-name="ce1" table:formula="of:=IF(LEN([.A133])&gt;1;IF(LEN([.A133])=2;LEFT([.A133];1);LEFT([.A133];LEN([.A133])-2));&quot;&quot;)" office:value-type="string" office:string-value="1601" calcext:value-type="string">
            <text:p>1601</text:p>
          </table:table-cell>
          <table:table-cell table:style-name="ce1"/>
          <table:table-cell table:style-name="ce1" office:value-type="string" calcext:value-type="string">
            <text:p>EQUIPO DE COMPUT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105" calcext:value-type="float">
            <text:p>160105</text:p>
          </table:table-cell>
          <table:table-cell table:style-name="ce3" office:value-type="string" calcext:value-type="string">
            <text:p>1601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106" calcext:value-type="float">
            <text:p>160106</text:p>
          </table:table-cell>
          <table:table-cell table:style-name="ce1" table:formula="of:=IF(LEN([.A134])&gt;1;IF(LEN([.A134])=2;LEFT([.A134];1);LEFT([.A134];LEN([.A134])-2));&quot;&quot;)" office:value-type="string" office:string-value="1601" calcext:value-type="string">
            <text:p>1601</text:p>
          </table:table-cell>
          <table:table-cell table:style-name="ce1"/>
          <table:table-cell table:style-name="ce1" office:value-type="string" calcext:value-type="string">
            <text:p>MOBILIARIO 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106" calcext:value-type="float">
            <text:p>160106</text:p>
          </table:table-cell>
          <table:table-cell table:style-name="ce3" office:value-type="string" calcext:value-type="string">
            <text:p>16010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107" calcext:value-type="float">
            <text:p>160107</text:p>
          </table:table-cell>
          <table:table-cell table:style-name="ce1" table:formula="of:=IF(LEN([.A135])&gt;1;IF(LEN([.A135])=2;LEFT([.A135];1);LEFT([.A135];LEN([.A135])-2));&quot;&quot;)" office:value-type="string" office:string-value="1601" calcext:value-type="string">
            <text:p>1601</text:p>
          </table:table-cell>
          <table:table-cell table:style-name="ce1"/>
          <table:table-cell table:style-name="ce1" office:value-type="string" calcext:value-type="string">
            <text:p>ADAPTACIONES Y MEJOR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107" calcext:value-type="float">
            <text:p>160107</text:p>
          </table:table-cell>
          <table:table-cell table:style-name="ce3" office:value-type="string" calcext:value-type="string">
            <text:p>160107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190" calcext:value-type="float">
            <text:p>160190</text:p>
          </table:table-cell>
          <table:table-cell table:style-name="ce1" table:formula="of:=IF(LEN([.A136])&gt;1;IF(LEN([.A136])=2;LEFT([.A136];1);LEFT([.A136];LEN([.A136])-2));&quot;&quot;)" office:value-type="string" office:string-value="1601" calcext:value-type="string">
            <text:p>1601</text:p>
          </table:table-cell>
          <table:table-cell table:style-name="ce1"/>
          <table:table-cell table:style-name="ce1" office:value-type="string" calcext:value-type="string">
            <text:p>OTROS PROPIEDADES, MOBILIARIO Y EQUIP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108" calcext:value-type="float">
            <text:p>160108</text:p>
          </table:table-cell>
          <table:table-cell table:style-name="ce3" office:value-type="string" calcext:value-type="string">
            <text:p>160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 table:style-name="ce1" table:formula="of:=IF(LEN([.A137])&gt;1;IF(LEN([.A137])=2;LEFT([.A137];1);LEFT([.A137];LEN([.A137])-2));&quot;&quot;)" office:value-type="string" office:string-value="16" calcext:value-type="string">
            <text:p>16</text:p>
          </table:table-cell>
          <table:table-cell table:style-name="ce1" office:value-type="string" calcext:value-type="string">
            <text:p>REVALUACION DE PROPIEDADES, MOBILIARIO Y EQUIPO (1)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60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201" calcext:value-type="float">
            <text:p>160201</text:p>
          </table:table-cell>
          <table:table-cell table:style-name="ce1" table:formula="of:=IF(LEN([.A138])&gt;1;IF(LEN([.A138])=2;LEFT([.A138];1);LEFT([.A138];LEN([.A138])-2));&quot;&quot;)" office:value-type="string" office:string-value="1602" calcext:value-type="string">
            <text:p>1602</text:p>
          </table:table-cell>
          <table:table-cell table:style-name="ce1"/>
          <table:table-cell table:style-name="ce1" office:value-type="string" calcext:value-type="string">
            <text:p>TERRENO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201" calcext:value-type="float">
            <text:p>160201</text:p>
          </table:table-cell>
          <table:table-cell table:style-name="ce3" office:value-type="string" calcext:value-type="string">
            <text:p>1602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202" calcext:value-type="float">
            <text:p>160202</text:p>
          </table:table-cell>
          <table:table-cell table:style-name="ce1" table:formula="of:=IF(LEN([.A139])&gt;1;IF(LEN([.A139])=2;LEFT([.A139];1);LEFT([.A139];LEN([.A139])-2));&quot;&quot;)" office:value-type="string" office:string-value="1602" calcext:value-type="string">
            <text:p>1602</text:p>
          </table:table-cell>
          <table:table-cell table:style-name="ce1"/>
          <table:table-cell table:style-name="ce1" office:value-type="string" calcext:value-type="string">
            <text:p>CONSTRUCCION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202" calcext:value-type="float">
            <text:p>160202</text:p>
          </table:table-cell>
          <table:table-cell table:style-name="ce3" office:value-type="string" calcext:value-type="string">
            <text:p>16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203" calcext:value-type="float">
            <text:p>160203</text:p>
          </table:table-cell>
          <table:table-cell table:style-name="ce1" table:formula="of:=IF(LEN([.A140])&gt;1;IF(LEN([.A140])=2;LEFT([.A140];1);LEFT([.A140];LEN([.A140])-2));&quot;&quot;)" office:value-type="string" office:string-value="1602" calcext:value-type="string">
            <text:p>1602</text:p>
          </table:table-cell>
          <table:table-cell table:style-name="ce1"/>
          <table:table-cell table:style-name="ce1" office:value-type="string" calcext:value-type="string">
            <text:p>CONSTRUCCIONES EN PROCES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203" calcext:value-type="float">
            <text:p>160203</text:p>
          </table:table-cell>
          <table:table-cell table:style-name="ce3" office:value-type="string" calcext:value-type="string">
            <text:p>1602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204" calcext:value-type="float">
            <text:p>160204</text:p>
          </table:table-cell>
          <table:table-cell table:style-name="ce1" table:formula="of:=IF(LEN([.A141])&gt;1;IF(LEN([.A141])=2;LEFT([.A141];1);LEFT([.A141];LEN([.A141])-2));&quot;&quot;)" office:value-type="string" office:string-value="1602" calcext:value-type="string">
            <text:p>1602</text:p>
          </table:table-cell>
          <table:table-cell table:style-name="ce1"/>
          <table:table-cell table:style-name="ce1" office:value-type="string" calcext:value-type="string">
            <text:p>EQUIPO DE TRANSPORTE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204" calcext:value-type="float">
            <text:p>160204</text:p>
          </table:table-cell>
          <table:table-cell table:style-name="ce3" office:value-type="string" calcext:value-type="string">
            <text:p>1602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205" calcext:value-type="float">
            <text:p>160205</text:p>
          </table:table-cell>
          <table:table-cell table:style-name="ce1" table:formula="of:=IF(LEN([.A142])&gt;1;IF(LEN([.A142])=2;LEFT([.A142];1);LEFT([.A142];LEN([.A142])-2));&quot;&quot;)" office:value-type="string" office:string-value="1602" calcext:value-type="string">
            <text:p>1602</text:p>
          </table:table-cell>
          <table:table-cell table:style-name="ce1"/>
          <table:table-cell table:style-name="ce1" office:value-type="string" calcext:value-type="string">
            <text:p>EQUIPO DE COMPUT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205" calcext:value-type="float">
            <text:p>160205</text:p>
          </table:table-cell>
          <table:table-cell table:style-name="ce3" office:value-type="string" calcext:value-type="string">
            <text:p>1602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206" calcext:value-type="float">
            <text:p>160206</text:p>
          </table:table-cell>
          <table:table-cell table:style-name="ce1" table:formula="of:=IF(LEN([.A143])&gt;1;IF(LEN([.A143])=2;LEFT([.A143];1);LEFT([.A143];LEN([.A143])-2));&quot;&quot;)" office:value-type="string" office:string-value="1602" calcext:value-type="string">
            <text:p>1602</text:p>
          </table:table-cell>
          <table:table-cell table:style-name="ce1"/>
          <table:table-cell table:style-name="ce1" office:value-type="string" calcext:value-type="string">
            <text:p>MOBILIARI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206" calcext:value-type="float">
            <text:p>160206</text:p>
          </table:table-cell>
          <table:table-cell table:style-name="ce3" office:value-type="string" calcext:value-type="string">
            <text:p>16020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207" calcext:value-type="float">
            <text:p>160207</text:p>
          </table:table-cell>
          <table:table-cell table:style-name="ce1" table:formula="of:=IF(LEN([.A144])&gt;1;IF(LEN([.A144])=2;LEFT([.A144];1);LEFT([.A144];LEN([.A144])-2));&quot;&quot;)" office:value-type="string" office:string-value="1602" calcext:value-type="string">
            <text:p>1602</text:p>
          </table:table-cell>
          <table:table-cell table:style-name="ce1"/>
          <table:table-cell table:style-name="ce1" office:value-type="string" calcext:value-type="string">
            <text:p>ADAPTACIONES Y MEJOR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207" calcext:value-type="float">
            <text:p>160207</text:p>
          </table:table-cell>
          <table:table-cell table:style-name="ce3" office:value-type="string" calcext:value-type="string">
            <text:p>160207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290" calcext:value-type="float">
            <text:p>160290</text:p>
          </table:table-cell>
          <table:table-cell table:style-name="ce1" table:formula="of:=IF(LEN([.A145])&gt;1;IF(LEN([.A145])=2;LEFT([.A145];1);LEFT([.A145];LEN([.A145])-2));&quot;&quot;)" office:value-type="string" office:string-value="1602" calcext:value-type="string">
            <text:p>1602</text:p>
          </table:table-cell>
          <table:table-cell table:style-name="ce1"/>
          <table:table-cell table:style-name="ce1" office:value-type="string" calcext:value-type="string">
            <text:p>OTRAS REVALUACIONES DE PROPIEDADES, MOBILIARIO Y EQUIP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208" calcext:value-type="float">
            <text:p>160208</text:p>
          </table:table-cell>
          <table:table-cell table:style-name="ce3" office:value-type="string" calcext:value-type="string">
            <text:p>1602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table:style-name="ce1" table:formula="of:=IF(LEN([.A146])&gt;1;IF(LEN([.A146])=2;LEFT([.A146];1);LEFT([.A146];LEN([.A146])-2));&quot;&quot;)" office:value-type="string" office:string-value="16" calcext:value-type="string">
            <text:p>16</text:p>
          </table:table-cell>
          <table:table-cell table:style-name="ce1" office:value-type="string" calcext:value-type="string">
            <text:p>DEPRECIACION ACUMULADA DE PROPIEDADES, MOBILIARIO Y EQUIPO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61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102" calcext:value-type="float">
            <text:p>161102</text:p>
          </table:table-cell>
          <table:table-cell table:style-name="ce1" table:formula="of:=IF(LEN([.A147])&gt;1;IF(LEN([.A147])=2;LEFT([.A147];1);LEFT([.A147];LEN([.A147])-2));&quot;&quot;)" office:value-type="string" office:string-value="1611" calcext:value-type="string">
            <text:p>1611</text:p>
          </table:table-cell>
          <table:table-cell table:style-name="ce1"/>
          <table:table-cell table:style-name="ce1" office:value-type="string" calcext:value-type="string">
            <text:p>CONSTRUCCION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301" calcext:value-type="float">
            <text:p>160301</text:p>
          </table:table-cell>
          <table:table-cell table:style-name="ce3" office:value-type="string" calcext:value-type="string">
            <text:p>1611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104" calcext:value-type="float">
            <text:p>161104</text:p>
          </table:table-cell>
          <table:table-cell table:style-name="ce1" table:formula="of:=IF(LEN([.A148])&gt;1;IF(LEN([.A148])=2;LEFT([.A148];1);LEFT([.A148];LEN([.A148])-2));&quot;&quot;)" office:value-type="string" office:string-value="1611" calcext:value-type="string">
            <text:p>1611</text:p>
          </table:table-cell>
          <table:table-cell table:style-name="ce1"/>
          <table:table-cell table:style-name="ce1" office:value-type="string" calcext:value-type="string">
            <text:p>EQUIPO DE TRANSPORTE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302" calcext:value-type="float">
            <text:p>160302</text:p>
          </table:table-cell>
          <table:table-cell table:style-name="ce3" office:value-type="string" calcext:value-type="string">
            <text:p>1611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105" calcext:value-type="float">
            <text:p>161105</text:p>
          </table:table-cell>
          <table:table-cell table:style-name="ce1" table:formula="of:=IF(LEN([.A149])&gt;1;IF(LEN([.A149])=2;LEFT([.A149];1);LEFT([.A149];LEN([.A149])-2));&quot;&quot;)" office:value-type="string" office:string-value="1611" calcext:value-type="string">
            <text:p>1611</text:p>
          </table:table-cell>
          <table:table-cell table:style-name="ce1"/>
          <table:table-cell table:style-name="ce1" office:value-type="string" calcext:value-type="string">
            <text:p>EQUIPO DE COMPUT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303" calcext:value-type="float">
            <text:p>160303</text:p>
          </table:table-cell>
          <table:table-cell table:style-name="ce3" office:value-type="string" calcext:value-type="string">
            <text:p>1611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106" calcext:value-type="float">
            <text:p>161106</text:p>
          </table:table-cell>
          <table:table-cell table:style-name="ce1" table:formula="of:=IF(LEN([.A150])&gt;1;IF(LEN([.A150])=2;LEFT([.A150];1);LEFT([.A150];LEN([.A150])-2));&quot;&quot;)" office:value-type="string" office:string-value="1611" calcext:value-type="string">
            <text:p>1611</text:p>
          </table:table-cell>
          <table:table-cell table:style-name="ce1"/>
          <table:table-cell table:style-name="ce1" office:value-type="string" calcext:value-type="string">
            <text:p>MOBILIARI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304" calcext:value-type="float">
            <text:p>160304</text:p>
          </table:table-cell>
          <table:table-cell table:style-name="ce3" office:value-type="string" calcext:value-type="string">
            <text:p>16110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107" calcext:value-type="float">
            <text:p>161107</text:p>
          </table:table-cell>
          <table:table-cell table:style-name="ce1" table:formula="of:=IF(LEN([.A151])&gt;1;IF(LEN([.A151])=2;LEFT([.A151];1);LEFT([.A151];LEN([.A151])-2));&quot;&quot;)" office:value-type="string" office:string-value="1611" calcext:value-type="string">
            <text:p>1611</text:p>
          </table:table-cell>
          <table:table-cell table:style-name="ce1"/>
          <table:table-cell table:style-name="ce1" office:value-type="string" calcext:value-type="string">
            <text:p>ADAPTACIONES Y MEJOR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305" calcext:value-type="float">
            <text:p>160305</text:p>
          </table:table-cell>
          <table:table-cell table:style-name="ce3" office:value-type="string" calcext:value-type="string">
            <text:p>161107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190" calcext:value-type="float">
            <text:p>161190</text:p>
          </table:table-cell>
          <table:table-cell table:style-name="ce1" table:formula="of:=IF(LEN([.A152])&gt;1;IF(LEN([.A152])=2;LEFT([.A152];1);LEFT([.A152];LEN([.A152])-2));&quot;&quot;)" office:value-type="string" office:string-value="1611" calcext:value-type="string">
            <text:p>1611</text:p>
          </table:table-cell>
          <table:table-cell table:style-name="ce1"/>
          <table:table-cell table:style-name="ce1" office:value-type="string" calcext:value-type="string">
            <text:p>OTRAS DEPRECIACIONES ACUMULADAS DE PROPIEDADES, MOBILIARIO Y EQUIP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306" calcext:value-type="float">
            <text:p>160306</text:p>
          </table:table-cell>
          <table:table-cell table:style-name="ce3" office:value-type="string" calcext:value-type="string">
            <text:p>161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table:style-name="ce1" table:formula="of:=IF(LEN([.A153])&gt;1;IF(LEN([.A153])=2;LEFT([.A153];1);LEFT([.A153];LEN([.A153])-2));&quot;&quot;)" office:value-type="string" office:string-value="16" calcext:value-type="string">
            <text:p>16</text:p>
          </table:table-cell>
          <table:table-cell table:style-name="ce1" office:value-type="string" calcext:value-type="string">
            <text:p>REVALUACION DE LA DEPRECIACION ACUMULADA DE PROPIEDADES, MOBILIARIO Y EQUIPO (1)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61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202" calcext:value-type="float">
            <text:p>161202</text:p>
          </table:table-cell>
          <table:table-cell table:style-name="ce1" table:formula="of:=IF(LEN([.A154])&gt;1;IF(LEN([.A154])=2;LEFT([.A154];1);LEFT([.A154];LEN([.A154])-2));&quot;&quot;)" office:value-type="string" office:string-value="1612" calcext:value-type="string">
            <text:p>1612</text:p>
          </table:table-cell>
          <table:table-cell table:style-name="ce1"/>
          <table:table-cell table:style-name="ce1" office:value-type="string" calcext:value-type="string">
            <text:p>CONSTRUCCION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401" calcext:value-type="float">
            <text:p>160401</text:p>
          </table:table-cell>
          <table:table-cell table:style-name="ce3" office:value-type="string" calcext:value-type="string">
            <text:p>161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204" calcext:value-type="float">
            <text:p>161204</text:p>
          </table:table-cell>
          <table:table-cell table:style-name="ce1" table:formula="of:=IF(LEN([.A155])&gt;1;IF(LEN([.A155])=2;LEFT([.A155];1);LEFT([.A155];LEN([.A155])-2));&quot;&quot;)" office:value-type="string" office:string-value="1612" calcext:value-type="string">
            <text:p>1612</text:p>
          </table:table-cell>
          <table:table-cell table:style-name="ce1"/>
          <table:table-cell table:style-name="ce1" office:value-type="string" calcext:value-type="string">
            <text:p>EQUIPO DE TRANSPORTE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402" calcext:value-type="float">
            <text:p>160402</text:p>
          </table:table-cell>
          <table:table-cell table:style-name="ce3" office:value-type="string" calcext:value-type="string">
            <text:p>1612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205" calcext:value-type="float">
            <text:p>161205</text:p>
          </table:table-cell>
          <table:table-cell table:style-name="ce1" table:formula="of:=IF(LEN([.A156])&gt;1;IF(LEN([.A156])=2;LEFT([.A156];1);LEFT([.A156];LEN([.A156])-2));&quot;&quot;)" office:value-type="string" office:string-value="1612" calcext:value-type="string">
            <text:p>1612</text:p>
          </table:table-cell>
          <table:table-cell table:style-name="ce1"/>
          <table:table-cell table:style-name="ce1" office:value-type="string" calcext:value-type="string">
            <text:p>EQUIPO DE COMPUT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403" calcext:value-type="float">
            <text:p>160403</text:p>
          </table:table-cell>
          <table:table-cell table:style-name="ce3" office:value-type="string" calcext:value-type="string">
            <text:p>1612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206" calcext:value-type="float">
            <text:p>161206</text:p>
          </table:table-cell>
          <table:table-cell table:style-name="ce1" table:formula="of:=IF(LEN([.A157])&gt;1;IF(LEN([.A157])=2;LEFT([.A157];1);LEFT([.A157];LEN([.A157])-2));&quot;&quot;)" office:value-type="string" office:string-value="1612" calcext:value-type="string">
            <text:p>1612</text:p>
          </table:table-cell>
          <table:table-cell table:style-name="ce1"/>
          <table:table-cell table:style-name="ce1" office:value-type="string" calcext:value-type="string">
            <text:p>MOBILIARI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404" calcext:value-type="float">
            <text:p>160404</text:p>
          </table:table-cell>
          <table:table-cell table:style-name="ce3" office:value-type="string" calcext:value-type="string">
            <text:p>16120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207" calcext:value-type="float">
            <text:p>161207</text:p>
          </table:table-cell>
          <table:table-cell table:style-name="ce1" table:formula="of:=IF(LEN([.A158])&gt;1;IF(LEN([.A158])=2;LEFT([.A158];1);LEFT([.A158];LEN([.A158])-2));&quot;&quot;)" office:value-type="string" office:string-value="1612" calcext:value-type="string">
            <text:p>1612</text:p>
          </table:table-cell>
          <table:table-cell table:style-name="ce1"/>
          <table:table-cell table:style-name="ce1" office:value-type="string" calcext:value-type="string">
            <text:p>ADAPTACIONES Y MEJORA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405" calcext:value-type="float">
            <text:p>160405</text:p>
          </table:table-cell>
          <table:table-cell table:style-name="ce3" office:value-type="string" calcext:value-type="string">
            <text:p>161207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290" calcext:value-type="float">
            <text:p>161290</text:p>
          </table:table-cell>
          <table:table-cell table:style-name="ce1" table:formula="of:=IF(LEN([.A159])&gt;1;IF(LEN([.A159])=2;LEFT([.A159];1);LEFT([.A159];LEN([.A159])-2));&quot;&quot;)" office:value-type="string" office:string-value="1612" calcext:value-type="string">
            <text:p>1612</text:p>
          </table:table-cell>
          <table:table-cell table:style-name="ce1"/>
          <table:table-cell table:style-name="ce1" office:value-type="string" calcext:value-type="string">
            <text:p>OTRAS REVALUACIONES DE LA DEPRECIACION ACUMULADA DE PROPIEDADES, MOBILIARIO Y EQUIP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60406" calcext:value-type="float">
            <text:p>160406</text:p>
          </table:table-cell>
          <table:table-cell table:style-name="ce3" office:value-type="string" calcext:value-type="string">
            <text:p>1612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IF(LEN([.A160])&gt;1;IF(LEN([.A160])=2;LEFT([.A160];1);LEFT([.A160];LEN([.A160])-2));&quot;&quot;)" office:value-type="string" office:string-value="1" calcext:value-type="string">
            <text:p>1</text:p>
          </table:table-cell>
          <table:table-cell table:style-name="ce1" office:value-type="string" calcext:value-type="string">
            <text:p>INVERSIONES PERMANENTES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table:style-name="ce1" table:formula="of:=IF(LEN([.A161])&gt;1;IF(LEN([.A161])=2;LEFT([.A161];1);LEFT([.A161];LEN([.A161])-2));&quot;&quot;)" office:value-type="string" office:string-value="17" calcext:value-type="string">
            <text:p>17</text:p>
          </table:table-cell>
          <table:table-cell table:style-name="ce1" office:value-type="string" calcext:value-type="string">
            <text:p>SUBSIDIARIA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0101" calcext:value-type="float">
            <text:p>170101</text:p>
          </table:table-cell>
          <table:table-cell table:style-name="ce1" table:formula="of:=IF(LEN([.A162])&gt;1;IF(LEN([.A162])=2;LEFT([.A162];1);LEFT([.A162];LEN([.A162])-2));&quot;&quot;)" office:value-type="string" office:string-value="1701" calcext:value-type="string">
            <text:p>1701</text:p>
          </table:table-cell>
          <table:table-cell table:style-name="ce1"/>
          <table:table-cell table:style-name="ce1" office:value-type="string" calcext:value-type="string">
            <text:p>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0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0102" calcext:value-type="float">
            <text:p>170102</text:p>
          </table:table-cell>
          <table:table-cell table:style-name="ce1" table:formula="of:=IF(LEN([.A163])&gt;1;IF(LEN([.A163])=2;LEFT([.A163];1);LEFT([.A163];LEN([.A163])-2));&quot;&quot;)" office:value-type="string" office:string-value="1701" calcext:value-type="string">
            <text:p>1701</text:p>
          </table:table-cell>
          <table:table-cell table:style-name="ce1"/>
          <table:table-cell table:style-name="ce1" office:value-type="string" calcext:value-type="string">
            <text:p>NO 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01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table:style-name="ce1" table:formula="of:=IF(LEN([.A164])&gt;1;IF(LEN([.A164])=2;LEFT([.A164];1);LEFT([.A164];LEN([.A164])-2));&quot;&quot;)" office:value-type="string" office:string-value="17" calcext:value-type="string">
            <text:p>17</text:p>
          </table:table-cell>
          <table:table-cell table:style-name="ce1" office:value-type="string" calcext:value-type="string">
            <text:p>ASOCIADA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0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0201" calcext:value-type="float">
            <text:p>170201</text:p>
          </table:table-cell>
          <table:table-cell table:style-name="ce1" table:formula="of:=IF(LEN([.A165])&gt;1;IF(LEN([.A165])=2;LEFT([.A165];1);LEFT([.A165];LEN([.A165])-2));&quot;&quot;)" office:value-type="string" office:string-value="1702" calcext:value-type="string">
            <text:p>1702</text:p>
          </table:table-cell>
          <table:table-cell table:style-name="ce1"/>
          <table:table-cell table:style-name="ce1" office:value-type="string" calcext:value-type="string">
            <text:p>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02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0202" calcext:value-type="float">
            <text:p>170202</text:p>
          </table:table-cell>
          <table:table-cell table:style-name="ce1" table:formula="of:=IF(LEN([.A166])&gt;1;IF(LEN([.A166])=2;LEFT([.A166];1);LEFT([.A166];LEN([.A166])-2));&quot;&quot;)" office:value-type="string" office:string-value="1702" calcext:value-type="string">
            <text:p>1702</text:p>
          </table:table-cell>
          <table:table-cell table:style-name="ce1"/>
          <table:table-cell table:style-name="ce1" office:value-type="string" calcext:value-type="string">
            <text:p>NO 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1" table:formula="of:=IF(LEN([.A167])&gt;1;IF(LEN([.A167])=2;LEFT([.A167];1);LEFT([.A167];LEN([.A167])-2));&quot;&quot;)" office:value-type="string" office:string-value="17" calcext:value-type="string">
            <text:p>17</text:p>
          </table:table-cell>
          <table:table-cell table:style-name="ce1" office:value-type="string" calcext:value-type="string">
            <text:p>OTRAS INVERSIONES PERMANENTES 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001" calcext:value-type="float">
            <text:p>179001</text:p>
          </table:table-cell>
          <table:table-cell table:style-name="ce1" table:formula="of:=IF(LEN([.A168])&gt;1;IF(LEN([.A168])=2;LEFT([.A168];1);LEFT([.A168];LEN([.A168])-2));&quot;&quot;)" office:value-type="string" office:string-value="1790" calcext:value-type="string">
            <text:p>1790</text:p>
          </table:table-cell>
          <table:table-cell table:style-name="ce1"/>
          <table:table-cell table:style-name="ce1" office:value-type="string" calcext:value-type="string">
            <text:p>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70301" calcext:value-type="float">
            <text:p>170301</text:p>
          </table:table-cell>
          <table:table-cell table:style-name="ce3" office:value-type="string" calcext:value-type="string">
            <text:p>1790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002" calcext:value-type="float">
            <text:p>179002</text:p>
          </table:table-cell>
          <table:table-cell table:style-name="ce1" table:formula="of:=IF(LEN([.A169])&gt;1;IF(LEN([.A169])=2;LEFT([.A169];1);LEFT([.A169];LEN([.A169])-2));&quot;&quot;)" office:value-type="string" office:string-value="1790" calcext:value-type="string">
            <text:p>1790</text:p>
          </table:table-cell>
          <table:table-cell table:style-name="ce1"/>
          <table:table-cell table:style-name="ce1" office:value-type="string" calcext:value-type="string">
            <text:p>NO 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70302" calcext:value-type="float">
            <text:p>170302</text:p>
          </table:table-cell>
          <table:table-cell table:style-name="ce3" office:value-type="string" calcext:value-type="string">
            <text:p>1790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1" table:formula="of:=IF(LEN([.A170])&gt;1;IF(LEN([.A170])=2;LEFT([.A170];1);LEFT([.A170];LEN([.A170])-2));&quot;&quot;)" office:value-type="string" office:string-value="17" calcext:value-type="string">
            <text:p>17</text:p>
          </table:table-cell>
          <table:table-cell table:style-name="ce1" office:value-type="string" calcext:value-type="string">
            <text:p>ACTIVOS DE LARGA DURACION DISPONIBLES PARA LA VENTA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01" calcext:value-type="float">
            <text:p>179501</text:p>
          </table:table-cell>
          <table:table-cell table:style-name="ce1" table:formula="of:=IF(LEN([.A171])&gt;1;IF(LEN([.A171])=2;LEFT([.A171];1);LEFT([.A171];LEN([.A171])-2));&quot;&quot;)" office:value-type="string" office:string-value="1795" calcext:value-type="string">
            <text:p>1795</text:p>
          </table:table-cell>
          <table:table-cell table:style-name="ce1" office:value-type="string" calcext:value-type="string">
            <text:p>SUBSIDIARIA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0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0101" calcext:value-type="float">
            <text:p>17950101</text:p>
          </table:table-cell>
          <table:table-cell table:style-name="ce1" table:formula="of:=IF(LEN([.A172])&gt;1;IF(LEN([.A172])=2;LEFT([.A172];1);LEFT([.A172];LEN([.A172])-2));&quot;&quot;)" office:value-type="string" office:string-value="179501" calcext:value-type="string">
            <text:p>179501</text:p>
          </table:table-cell>
          <table:table-cell table:style-name="ce1"/>
          <table:table-cell table:style-name="ce1" office:value-type="string" calcext:value-type="string">
            <text:p>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01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0102" calcext:value-type="float">
            <text:p>17950102</text:p>
          </table:table-cell>
          <table:table-cell table:style-name="ce1" table:formula="of:=IF(LEN([.A173])&gt;1;IF(LEN([.A173])=2;LEFT([.A173];1);LEFT([.A173];LEN([.A173])-2));&quot;&quot;)" office:value-type="string" office:string-value="179501" calcext:value-type="string">
            <text:p>179501</text:p>
          </table:table-cell>
          <table:table-cell table:style-name="ce1"/>
          <table:table-cell table:style-name="ce1" office:value-type="string" calcext:value-type="string">
            <text:p>NO 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01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02" calcext:value-type="float">
            <text:p>179502</text:p>
          </table:table-cell>
          <table:table-cell table:style-name="ce1" table:formula="of:=IF(LEN([.A174])&gt;1;IF(LEN([.A174])=2;LEFT([.A174];1);LEFT([.A174];LEN([.A174])-2));&quot;&quot;)" office:value-type="string" office:string-value="1795" calcext:value-type="string">
            <text:p>1795</text:p>
          </table:table-cell>
          <table:table-cell table:style-name="ce1" office:value-type="string" calcext:value-type="string">
            <text:p>ASOCIADA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02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0201" calcext:value-type="float">
            <text:p>17950201</text:p>
          </table:table-cell>
          <table:table-cell table:style-name="ce1" table:formula="of:=IF(LEN([.A175])&gt;1;IF(LEN([.A175])=2;LEFT([.A175];1);LEFT([.A175];LEN([.A175])-2));&quot;&quot;)" office:value-type="string" office:string-value="179502" calcext:value-type="string">
            <text:p>179502</text:p>
          </table:table-cell>
          <table:table-cell table:style-name="ce1"/>
          <table:table-cell table:style-name="ce1" office:value-type="string" calcext:value-type="string">
            <text:p>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02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0202" calcext:value-type="float">
            <text:p>17950202</text:p>
          </table:table-cell>
          <table:table-cell table:style-name="ce1" table:formula="of:=IF(LEN([.A176])&gt;1;IF(LEN([.A176])=2;LEFT([.A176];1);LEFT([.A176];LEN([.A176])-2));&quot;&quot;)" office:value-type="string" office:string-value="179502" calcext:value-type="string">
            <text:p>179502</text:p>
          </table:table-cell>
          <table:table-cell table:style-name="ce1"/>
          <table:table-cell table:style-name="ce1" office:value-type="string" calcext:value-type="string">
            <text:p>NO 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02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90" calcext:value-type="float">
            <text:p>179590</text:p>
          </table:table-cell>
          <table:table-cell table:style-name="ce1" table:formula="of:=IF(LEN([.A177])&gt;1;IF(LEN([.A177])=2;LEFT([.A177];1);LEFT([.A177];LEN([.A177])-2));&quot;&quot;)" office:value-type="string" office:string-value="1795" calcext:value-type="string">
            <text:p>1795</text:p>
          </table:table-cell>
          <table:table-cell table:style-name="ce1" office:value-type="string" calcext:value-type="string">
            <text:p>OTROS ACTIVOS DE LARGA DURACION DISPONIBLES PARA LA VENTA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9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9001" calcext:value-type="float">
            <text:p>17959001</text:p>
          </table:table-cell>
          <table:table-cell table:style-name="ce1" table:formula="of:=IF(LEN([.A178])&gt;1;IF(LEN([.A178])=2;LEFT([.A178];1);LEFT([.A178];LEN([.A178])-2));&quot;&quot;)" office:value-type="string" office:string-value="179590" calcext:value-type="string">
            <text:p>179590</text:p>
          </table:table-cell>
          <table:table-cell table:style-name="ce1"/>
          <table:table-cell table:style-name="ce1" office:value-type="string" calcext:value-type="string">
            <text:p>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90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959002" calcext:value-type="float">
            <text:p>17959002</text:p>
          </table:table-cell>
          <table:table-cell table:style-name="ce1" table:formula="of:=IF(LEN([.A179])&gt;1;IF(LEN([.A179])=2;LEFT([.A179];1);LEFT([.A179];LEN([.A179])-2));&quot;&quot;)" office:value-type="string" office:string-value="179590" calcext:value-type="string">
            <text:p>179590</text:p>
          </table:table-cell>
          <table:table-cell table:style-name="ce1"/>
          <table:table-cell table:style-name="ce1" office:value-type="string" calcext:value-type="string">
            <text:p>NO PERTENECIENTES AL SECTOR FINANCIERO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79590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IF(LEN([.A180])&gt;1;IF(LEN([.A180])=2;LEFT([.A180];1);LEFT([.A180];LEN([.A180])-2));&quot;&quot;)" office:value-type="string" office:string-value="1" calcext:value-type="string">
            <text:p>1</text:p>
          </table:table-cell>
          <table:table-cell table:style-name="ce1" office:value-type="string" calcext:value-type="string">
            <text:p>PTU DIFERIDA (A FAVOR)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8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1" table:formula="of:=IF(LEN([.A181])&gt;1;IF(LEN([.A181])=2;LEFT([.A181];1);LEFT([.A181];LEN([.A181])-2));&quot;&quot;)" office:value-type="string" office:string-value="18" calcext:value-type="string">
            <text:p>18</text:p>
          </table:table-cell>
          <table:table-cell table:style-name="ce1" office:value-type="string" calcext:value-type="string">
            <text:p>PARTICIPACION DE LOS TRABAJADORES EN LAS UTILIDADES DIFERIDA (A FAVOR)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80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1" table:formula="of:=IF(LEN([.A182])&gt;1;IF(LEN([.A182])=2;LEFT([.A182];1);LEFT([.A182];LEN([.A182])-2));&quot;&quot;)" office:value-type="string" office:string-value="18" calcext:value-type="string">
            <text:p>18</text:p>
          </table:table-cell>
          <table:table-cell table:style-name="ce1" office:value-type="string" calcext:value-type="string">
            <text:p>ESTIMACION POR PTU DIFERIDA NO RECUPERABLE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896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IF(LEN([.A183])&gt;1;IF(LEN([.A183])=2;LEFT([.A183];1);LEFT([.A183];LEN([.A183])-2));&quot;&quot;)" office:value-type="string" office:string-value="1" calcext:value-type="string">
            <text:p>1</text:p>
          </table:table-cell>
          <table:table-cell table:style-name="ce1" office:value-type="string" calcext:value-type="string">
            <text:p>OTROS ACTIVO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1" table:formula="of:=IF(LEN([.A184])&gt;1;IF(LEN([.A184])=2;LEFT([.A184];1);LEFT([.A184];LEN([.A184])-2));&quot;&quot;)" office:value-type="string" office:string-value="19" calcext:value-type="string">
            <text:p>19</text:p>
          </table:table-cell>
          <table:table-cell table:style-name="ce1" office:value-type="string" calcext:value-type="string">
            <text:p>CARGOS DIFERIDOS, PAGOS ANTICIPADOS E INTANGIBLES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1" calcext:value-type="float">
            <text:p>190301</text:p>
          </table:table-cell>
          <table:table-cell table:style-name="ce1" table:formula="of:=IF(LEN([.A185])&gt;1;IF(LEN([.A185])=2;LEFT([.A185];1);LEFT([.A185];LEN([.A185])-2));&quot;&quot;)" office:value-type="string" office:string-value="1903" calcext:value-type="string">
            <text:p>1903</text:p>
          </table:table-cell>
          <table:table-cell table:style-name="ce1"/>
          <table:table-cell table:style-name="ce1" office:value-type="string" calcext:value-type="string">
            <text:p>CARGOS DIFERIDO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104" calcext:value-type="float">
            <text:p>19030104</text:p>
          </table:table-cell>
          <table:table-cell table:style-name="ce1" table:formula="of:=IF(LEN([.A186])&gt;1;IF(LEN([.A186])=2;LEFT([.A186];1);LEFT([.A186];LEN([.A186])-2));&quot;&quot;)" office:value-type="string" office:string-value="190301" calcext:value-type="string">
            <text:p>190301</text:p>
          </table:table-cell>
          <table:table-cell table:style-name="ce1" table:number-columns-repeated="2"/>
          <table:table-cell table:style-name="ce1" office:value-type="string" calcext:value-type="string">
            <text:p>Costo financiero por amortizar en operaciones de arrendamiento capitalizable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101" calcext:value-type="float">
            <text:p>19010101</text:p>
          </table:table-cell>
          <table:table-cell table:style-name="ce3" office:value-type="string" calcext:value-type="string">
            <text:p>190301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111" calcext:value-type="float">
            <text:p>19030111</text:p>
          </table:table-cell>
          <table:table-cell table:style-name="ce1" table:formula="of:=IF(LEN([.A187])&gt;1;IF(LEN([.A187])=2;LEFT([.A187];1);LEFT([.A187];LEN([.A187])-2));&quot;&quot;)" office:value-type="string" office:string-value="190301" calcext:value-type="string">
            <text:p>190301</text:p>
          </table:table-cell>
          <table:table-cell table:style-name="ce1" table:number-columns-repeated="2"/>
          <table:table-cell table:style-name="ce1" office:value-type="string" calcext:value-type="string">
            <text:p>Costos y gastos asociados con el otorgamiento del crédito 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102" calcext:value-type="float">
            <text:p>19010102</text:p>
          </table:table-cell>
          <table:table-cell table:style-name="ce3" office:value-type="string" calcext:value-type="string">
            <text:p>1903011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112" calcext:value-type="float">
            <text:p>19030112</text:p>
          </table:table-cell>
          <table:table-cell table:style-name="ce1" table:formula="of:=IF(LEN([.A188])&gt;1;IF(LEN([.A188])=2;LEFT([.A188];1);LEFT([.A188];LEN([.A188])-2));&quot;&quot;)" office:value-type="string" office:string-value="190301" calcext:value-type="string">
            <text:p>190301</text:p>
          </table:table-cell>
          <table:table-cell table:style-name="ce1" table:number-columns-repeated="2"/>
          <table:table-cell table:style-name="ce1" office:value-type="string" calcext:value-type="string">
            <text:p>Costos y gastos asociados al otorgamiento de tarjeta de crédito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103" calcext:value-type="float">
            <text:p>19010103</text:p>
          </table:table-cell>
          <table:table-cell table:style-name="ce3" office:value-type="string" calcext:value-type="string">
            <text:p>1903011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106" calcext:value-type="float">
            <text:p>19030106</text:p>
          </table:table-cell>
          <table:table-cell table:style-name="ce1" table:formula="of:=IF(LEN([.A189])&gt;1;IF(LEN([.A189])=2;LEFT([.A189];1);LEFT([.A189];LEN([.A189])-2));&quot;&quot;)" office:value-type="string" office:string-value="190301" calcext:value-type="string">
            <text:p>190301</text:p>
          </table:table-cell>
          <table:table-cell table:style-name="ce1" table:number-columns-repeated="2"/>
          <table:table-cell table:style-name="ce1" office:value-type="string" calcext:value-type="string">
            <text:p>Seguros por amortizar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105" calcext:value-type="float">
            <text:p>19010105</text:p>
          </table:table-cell>
          <table:table-cell table:style-name="ce3" office:value-type="string" calcext:value-type="string">
            <text:p>19030106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190" calcext:value-type="float">
            <text:p>19030190</text:p>
          </table:table-cell>
          <table:table-cell table:style-name="ce1" table:formula="of:=IF(LEN([.A190])&gt;1;IF(LEN([.A190])=2;LEFT([.A190];1);LEFT([.A190];LEN([.A190])-2));&quot;&quot;)" office:value-type="string" office:string-value="190301" calcext:value-type="string">
            <text:p>190301</text:p>
          </table:table-cell>
          <table:table-cell table:style-name="ce1" table:number-columns-repeated="2"/>
          <table:table-cell table:style-name="ce1" office:value-type="string" calcext:value-type="string">
            <text:p>Otros cargos diferido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107" calcext:value-type="float">
            <text:p>19010107</text:p>
          </table:table-cell>
          <table:table-cell table:style-name="ce3" office:value-type="string" calcext:value-type="string">
            <text:p>1903019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2" calcext:value-type="float">
            <text:p>190302</text:p>
          </table:table-cell>
          <table:table-cell table:style-name="ce1" table:formula="of:=IF(LEN([.A191])&gt;1;IF(LEN([.A191])=2;LEFT([.A191];1);LEFT([.A191];LEN([.A191])-2));&quot;&quot;)" office:value-type="string" office:string-value="1903" calcext:value-type="string">
            <text:p>1903</text:p>
          </table:table-cell>
          <table:table-cell table:style-name="ce1"/>
          <table:table-cell table:style-name="ce1" office:value-type="string" calcext:value-type="string">
            <text:p>PAGOS ANTICIPADOS 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2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201" calcext:value-type="float">
            <text:p>19030201</text:p>
          </table:table-cell>
          <table:table-cell table:style-name="ce1" table:formula="of:=IF(LEN([.A192])&gt;1;IF(LEN([.A192])=2;LEFT([.A192];1);LEFT([.A192];LEN([.A192])-2));&quot;&quot;)" office:value-type="string" office:string-value="190302" calcext:value-type="string">
            <text:p>190302</text:p>
          </table:table-cell>
          <table:table-cell table:style-name="ce1" table:number-columns-repeated="2"/>
          <table:table-cell table:style-name="ce1" office:value-type="string" calcext:value-type="string">
            <text:p>Intereses pagados por anticipado 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201" calcext:value-type="float">
            <text:p>19010201</text:p>
          </table:table-cell>
          <table:table-cell table:style-name="ce3" office:value-type="string" calcext:value-type="string">
            <text:p>190302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202" calcext:value-type="float">
            <text:p>19030202</text:p>
          </table:table-cell>
          <table:table-cell table:style-name="ce1" table:formula="of:=IF(LEN([.A193])&gt;1;IF(LEN([.A193])=2;LEFT([.A193];1);LEFT([.A193];LEN([.A193])-2));&quot;&quot;)" office:value-type="string" office:string-value="190302" calcext:value-type="string">
            <text:p>190302</text:p>
          </table:table-cell>
          <table:table-cell table:style-name="ce1" table:number-columns-repeated="2"/>
          <table:table-cell table:style-name="ce1" office:value-type="string" calcext:value-type="string">
            <text:p>Comisiones pagadas por anticipado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202" calcext:value-type="float">
            <text:p>19010202</text:p>
          </table:table-cell>
          <table:table-cell table:style-name="ce3" office:value-type="string" calcext:value-type="string">
            <text:p>190302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280" calcext:value-type="float">
            <text:p>19030280</text:p>
          </table:table-cell>
          <table:table-cell table:style-name="ce1" table:formula="of:=IF(LEN([.A194])&gt;1;IF(LEN([.A194])=2;LEFT([.A194];1);LEFT([.A194];LEN([.A194])-2));&quot;&quot;)" office:value-type="string" office:string-value="190302" calcext:value-type="string">
            <text:p>190302</text:p>
          </table:table-cell>
          <table:table-cell table:style-name="ce1" table:number-columns-repeated="2"/>
          <table:table-cell table:style-name="ce1" office:value-type="string" calcext:value-type="string">
            <text:p>Anticipos o pagos provisionales de impuestos 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203" calcext:value-type="float">
            <text:p>19010203</text:p>
          </table:table-cell>
          <table:table-cell table:style-name="ce3" office:value-type="string" calcext:value-type="string">
            <text:p>1903028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207" calcext:value-type="float">
            <text:p>19030207</text:p>
          </table:table-cell>
          <table:table-cell table:style-name="ce1" table:formula="of:=IF(LEN([.A195])&gt;1;IF(LEN([.A195])=2;LEFT([.A195];1);LEFT([.A195];LEN([.A195])-2));&quot;&quot;)" office:value-type="string" office:string-value="190302" calcext:value-type="string">
            <text:p>190302</text:p>
          </table:table-cell>
          <table:table-cell table:style-name="ce1" table:number-columns-repeated="2"/>
          <table:table-cell table:style-name="ce1" office:value-type="string" calcext:value-type="string">
            <text:p>Arrendamientos pagados por anticipado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204" calcext:value-type="float">
            <text:p>19010204</text:p>
          </table:table-cell>
          <table:table-cell table:style-name="ce3" office:value-type="string" calcext:value-type="string">
            <text:p>19030207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290" calcext:value-type="float">
            <text:p>19030290</text:p>
          </table:table-cell>
          <table:table-cell table:style-name="ce1" table:formula="of:=IF(LEN([.A196])&gt;1;IF(LEN([.A196])=2;LEFT([.A196];1);LEFT([.A196];LEN([.A196])-2));&quot;&quot;)" office:value-type="string" office:string-value="190302" calcext:value-type="string">
            <text:p>190302</text:p>
          </table:table-cell>
          <table:table-cell table:style-name="ce1" table:number-columns-repeated="2"/>
          <table:table-cell table:style-name="ce1" office:value-type="string" calcext:value-type="string">
            <text:p>Otros pagos anticipado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205" calcext:value-type="float">
            <text:p>19010205</text:p>
          </table:table-cell>
          <table:table-cell table:style-name="ce3" office:value-type="string" calcext:value-type="string">
            <text:p>1903029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290" calcext:value-type="float">
            <text:p>19030290</text:p>
          </table:table-cell>
          <table:table-cell table:style-name="ce1" table:formula="of:=IF(LEN([.A197])&gt;1;IF(LEN([.A197])=2;LEFT([.A197];1);LEFT([.A197];LEN([.A197])-2));&quot;&quot;)" office:value-type="string" office:string-value="190302" calcext:value-type="string">
            <text:p>190302</text:p>
          </table:table-cell>
          <table:table-cell table:style-name="ce1" table:number-columns-repeated="2"/>
          <table:table-cell table:style-name="ce1" office:value-type="string" calcext:value-type="string">
            <text:p>Otros pagos anticipado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206" calcext:value-type="float">
            <text:p>19010206</text:p>
          </table:table-cell>
          <table:table-cell table:style-name="ce3" office:value-type="string" calcext:value-type="string">
            <text:p>1903029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290" calcext:value-type="float">
            <text:p>19030290</text:p>
          </table:table-cell>
          <table:table-cell table:style-name="ce1" table:formula="of:=IF(LEN([.A198])&gt;1;IF(LEN([.A198])=2;LEFT([.A198];1);LEFT([.A198];LEN([.A198])-2));&quot;&quot;)" office:value-type="string" office:string-value="190302" calcext:value-type="string">
            <text:p>190302</text:p>
          </table:table-cell>
          <table:table-cell table:style-name="ce1" table:number-columns-repeated="2"/>
          <table:table-cell table:style-name="ce1" office:value-type="string" calcext:value-type="string">
            <text:p>Otros pagos anticipado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9010207" calcext:value-type="float">
            <text:p>19010207</text:p>
          </table:table-cell>
          <table:table-cell table:style-name="ce3" office:value-type="string" calcext:value-type="string">
            <text:p>1903029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" calcext:value-type="float">
            <text:p>190303</text:p>
          </table:table-cell>
          <table:table-cell table:style-name="ce1" table:formula="of:=IF(LEN([.A199])&gt;1;IF(LEN([.A199])=2;LEFT([.A199];1);LEFT([.A199];LEN([.A199])-2));&quot;&quot;)" office:value-type="string" office:string-value="1903" calcext:value-type="string">
            <text:p>1903</text:p>
          </table:table-cell>
          <table:table-cell table:style-name="ce1"/>
          <table:table-cell table:style-name="ce1" office:value-type="string" calcext:value-type="string">
            <text:p>INTANGIBLE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1" calcext:value-type="float">
            <text:p>19030301</text:p>
          </table:table-cell>
          <table:table-cell table:style-name="ce1" table:formula="of:=IF(LEN([.A200])&gt;1;IF(LEN([.A200])=2;LEFT([.A200];1);LEFT([.A200];LEN([.A200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Crédito mercantil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101" calcext:value-type="float">
            <text:p>1903030101</text:p>
          </table:table-cell>
          <table:table-cell table:style-name="ce1" table:formula="of:=IF(LEN([.A201])&gt;1;IF(LEN([.A201])=2;LEFT([.A201];1);LEFT([.A201];LEN([.A201])-2));&quot;&quot;)" office:value-type="string" office:string-value="19030301" calcext:value-type="string">
            <text:p>19030301</text:p>
          </table:table-cell>
          <table:table-cell table:style-name="ce1" table:number-columns-repeated="3"/>
          <table:table-cell table:style-name="ce1" office:value-type="string" calcext:value-type="string">
            <text:p>De subsidiarias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10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102" calcext:value-type="float">
            <text:p>1903030102</text:p>
          </table:table-cell>
          <table:table-cell table:style-name="ce1" table:formula="of:=IF(LEN([.A202])&gt;1;IF(LEN([.A202])=2;LEFT([.A202];1);LEFT([.A202];LEN([.A202])-2));&quot;&quot;)" office:value-type="string" office:string-value="19030301" calcext:value-type="string">
            <text:p>19030301</text:p>
          </table:table-cell>
          <table:table-cell table:style-name="ce1" table:number-columns-repeated="3"/>
          <table:table-cell table:style-name="ce1" office:value-type="string" calcext:value-type="string">
            <text:p>De asociadas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1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2" calcext:value-type="float">
            <text:p>19030302</text:p>
          </table:table-cell>
          <table:table-cell table:style-name="ce1" table:formula="of:=IF(LEN([.A203])&gt;1;IF(LEN([.A203])=2;LEFT([.A203];1);LEFT([.A203];LEN([.A203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Revaluación del crédito mercantil (1)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2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201" calcext:value-type="float">
            <text:p>1903030201</text:p>
          </table:table-cell>
          <table:table-cell table:style-name="ce1" table:formula="of:=IF(LEN([.A204])&gt;1;IF(LEN([.A204])=2;LEFT([.A204];1);LEFT([.A204];LEN([.A204])-2));&quot;&quot;)" office:value-type="string" office:string-value="19030302" calcext:value-type="string">
            <text:p>19030302</text:p>
          </table:table-cell>
          <table:table-cell table:style-name="ce1" table:number-columns-repeated="3"/>
          <table:table-cell table:style-name="ce1" office:value-type="string" calcext:value-type="string">
            <text:p>De subsidiarias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20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202" calcext:value-type="float">
            <text:p>1903030202</text:p>
          </table:table-cell>
          <table:table-cell table:style-name="ce1" table:formula="of:=IF(LEN([.A205])&gt;1;IF(LEN([.A205])=2;LEFT([.A205];1);LEFT([.A205];LEN([.A205])-2));&quot;&quot;)" office:value-type="string" office:string-value="19030302" calcext:value-type="string">
            <text:p>19030302</text:p>
          </table:table-cell>
          <table:table-cell table:style-name="ce1" table:number-columns-repeated="3"/>
          <table:table-cell table:style-name="ce1" office:value-type="string" calcext:value-type="string">
            <text:p>De asociadas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2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3" calcext:value-type="float">
            <text:p>19030303</text:p>
          </table:table-cell>
          <table:table-cell table:style-name="ce1" table:formula="of:=IF(LEN([.A206])&gt;1;IF(LEN([.A206])=2;LEFT([.A206];1);LEFT([.A206];LEN([.A206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Gastos de organización 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4" calcext:value-type="float">
            <text:p>19030304</text:p>
          </table:table-cell>
          <table:table-cell table:style-name="ce1" table:formula="of:=IF(LEN([.A207])&gt;1;IF(LEN([.A207])=2;LEFT([.A207];1);LEFT([.A207];LEN([.A207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Revaluación de gastos de organización (1)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5" calcext:value-type="float">
            <text:p>19030305</text:p>
          </table:table-cell>
          <table:table-cell table:style-name="ce1" table:formula="of:=IF(LEN([.A208])&gt;1;IF(LEN([.A208])=2;LEFT([.A208];1);LEFT([.A208];LEN([.A208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Amortización acumulada de gastos de organización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06" calcext:value-type="float">
            <text:p>19030306</text:p>
          </table:table-cell>
          <table:table-cell table:style-name="ce1" table:formula="of:=IF(LEN([.A209])&gt;1;IF(LEN([.A209])=2;LEFT([.A209];1);LEFT([.A209];LEN([.A209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Revaluación de la amortización acumulada de gastos de organización (1)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06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90" calcext:value-type="float">
            <text:p>19030390</text:p>
          </table:table-cell>
          <table:table-cell table:style-name="ce1" table:formula="of:=IF(LEN([.A210])&gt;1;IF(LEN([.A210])=2;LEFT([.A210];1);LEFT([.A210];LEN([.A210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Otros intangible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9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91" calcext:value-type="float">
            <text:p>19030391</text:p>
          </table:table-cell>
          <table:table-cell table:style-name="ce1" table:formula="of:=IF(LEN([.A211])&gt;1;IF(LEN([.A211])=2;LEFT([.A211];1);LEFT([.A211];LEN([.A211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Revaluación de otros intangibles (1)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9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92" calcext:value-type="float">
            <text:p>19030392</text:p>
          </table:table-cell>
          <table:table-cell table:style-name="ce1" table:formula="of:=IF(LEN([.A212])&gt;1;IF(LEN([.A212])=2;LEFT([.A212];1);LEFT([.A212];LEN([.A212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Amortización acumulada de otros intangibles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9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030393" calcext:value-type="float">
            <text:p>19030393</text:p>
          </table:table-cell>
          <table:table-cell table:style-name="ce1" table:formula="of:=IF(LEN([.A213])&gt;1;IF(LEN([.A213])=2;LEFT([.A213];1);LEFT([.A213];LEN([.A213])-2));&quot;&quot;)" office:value-type="string" office:string-value="190303" calcext:value-type="string">
            <text:p>190303</text:p>
          </table:table-cell>
          <table:table-cell table:style-name="ce1" table:number-columns-repeated="2"/>
          <table:table-cell table:style-name="ce1" office:value-type="string" calcext:value-type="string">
            <text:p>Revaluación de la amortización acumulada de otros intangibles (1)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03039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1" table:formula="of:=IF(LEN([.A214])&gt;1;IF(LEN([.A214])=2;LEFT([.A214];1);LEFT([.A214];LEN([.A214])-2));&quot;&quot;)" office:value-type="string" office:string-value="19" calcext:value-type="string">
            <text:p>19</text:p>
          </table:table-cell>
          <table:table-cell table:style-name="ce1" office:value-type="string" calcext:value-type="string">
            <text:p>OTROS ACTIVOS A CORTO Y LARGO PLAZO</text:p>
          </table:table-cell>
          <table:table-cell table:style-name="ce1" table:number-columns-repeated="4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4" calcext:value-type="float">
            <text:p>191604</text:p>
          </table:table-cell>
          <table:table-cell table:style-name="ce1" table:formula="of:=IF(LEN([.A215])&gt;1;IF(LEN([.A215])=2;LEFT([.A215];1);LEFT([.A215];LEN([.A215])-2));&quot;&quot;)" office:value-type="string" office:string-value="1916" calcext:value-type="string">
            <text:p>1916</text:p>
          </table:table-cell>
          <table:table-cell table:style-name="ce1"/>
          <table:table-cell table:style-name="ce1" office:value-type="string" calcext:value-type="string">
            <text:p>ACTIVOS DEL PLAN PARA CUBRIR BENEFICIOS A LOS EMPLEADOS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4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406" calcext:value-type="float">
            <text:p>19160406</text:p>
          </table:table-cell>
          <table:table-cell table:style-name="ce1" table:formula="of:=IF(LEN([.A216])&gt;1;IF(LEN([.A216])=2;LEFT([.A216];1);LEFT([.A216];LEN([.A216])-2));&quot;&quot;)" office:value-type="string" office:string-value="191604" calcext:value-type="string">
            <text:p>191604</text:p>
          </table:table-cell>
          <table:table-cell table:style-name="ce1" table:number-columns-repeated="2"/>
          <table:table-cell table:style-name="ce1" office:value-type="string" calcext:value-type="string">
            <text:p>Beneficios directos a largo plazo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406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404" calcext:value-type="float">
            <text:p>19160404</text:p>
          </table:table-cell>
          <table:table-cell table:style-name="ce1" table:formula="of:=IF(LEN([.A217])&gt;1;IF(LEN([.A217])=2;LEFT([.A217];1);LEFT([.A217];LEN([.A217])-2));&quot;&quot;)" office:value-type="string" office:string-value="191604" calcext:value-type="string">
            <text:p>191604</text:p>
          </table:table-cell>
          <table:table-cell table:style-name="ce1" table:number-columns-repeated="2"/>
          <table:table-cell table:style-name="ce1" office:value-type="string" calcext:value-type="string">
            <text:p>Beneficios por terminación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404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40401" calcext:value-type="float">
            <text:p>1916040401</text:p>
          </table:table-cell>
          <table:table-cell table:style-name="ce1" table:formula="of:=IF(LEN([.A218])&gt;1;IF(LEN([.A218])=2;LEFT([.A218];1);LEFT([.A218];LEN([.A218])-2));&quot;&quot;)" office:value-type="string" office:string-value="19160404" calcext:value-type="string">
            <text:p>19160404</text:p>
          </table:table-cell>
          <table:table-cell table:style-name="ce1" table:number-columns-repeated="3"/>
          <table:table-cell table:style-name="ce1" office:value-type="string" calcext:value-type="string">
            <text:p>Beneficios por terminación por causas distintas a la reestructuración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4040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40402" calcext:value-type="float">
            <text:p>1916040402</text:p>
          </table:table-cell>
          <table:table-cell table:style-name="ce1" table:formula="of:=IF(LEN([.A219])&gt;1;IF(LEN([.A219])=2;LEFT([.A219];1);LEFT([.A219];LEN([.A219])-2));&quot;&quot;)" office:value-type="string" office:string-value="19160404" calcext:value-type="string">
            <text:p>19160404</text:p>
          </table:table-cell>
          <table:table-cell table:style-name="ce1" table:number-columns-repeated="3"/>
          <table:table-cell table:style-name="ce1" office:value-type="string" calcext:value-type="string">
            <text:p>Beneficios por terminación por causa de reestructuración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404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408" calcext:value-type="float">
            <text:p>19160408</text:p>
          </table:table-cell>
          <table:table-cell table:style-name="ce1" table:formula="of:=IF(LEN([.A220])&gt;1;IF(LEN([.A220])=2;LEFT([.A220];1);LEFT([.A220];LEN([.A220])-2));&quot;&quot;)" office:value-type="string" office:string-value="191604" calcext:value-type="string">
            <text:p>191604</text:p>
          </table:table-cell>
          <table:table-cell table:style-name="ce1" table:number-columns-repeated="2"/>
          <table:table-cell table:style-name="ce1" office:value-type="string" calcext:value-type="string">
            <text:p>Beneficios al retiro</text:p>
          </table:table-cell>
          <table:table-cell table:style-name="ce1" table:number-columns-repeated="2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408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40801" calcext:value-type="float">
            <text:p>1916040801</text:p>
          </table:table-cell>
          <table:table-cell table:style-name="ce1" table:formula="of:=IF(LEN([.A221])&gt;1;IF(LEN([.A221])=2;LEFT([.A221];1);LEFT([.A221];LEN([.A221])-2));&quot;&quot;)" office:value-type="string" office:string-value="19160408" calcext:value-type="string">
            <text:p>19160408</text:p>
          </table:table-cell>
          <table:table-cell table:style-name="ce1" table:number-columns-repeated="3"/>
          <table:table-cell table:style-name="ce1" office:value-type="string" calcext:value-type="string">
            <text:p>Pensiones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4080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40802" calcext:value-type="float">
            <text:p>1916040802</text:p>
          </table:table-cell>
          <table:table-cell table:style-name="ce1" table:formula="of:=IF(LEN([.A222])&gt;1;IF(LEN([.A222])=2;LEFT([.A222];1);LEFT([.A222];LEN([.A222])-2));&quot;&quot;)" office:value-type="string" office:string-value="19160408" calcext:value-type="string">
            <text:p>19160408</text:p>
          </table:table-cell>
          <table:table-cell table:style-name="ce1" table:number-columns-repeated="3"/>
          <table:table-cell table:style-name="ce1" office:value-type="string" calcext:value-type="string">
            <text:p>Prima de antigüedad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408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40890" calcext:value-type="float">
            <text:p>1916040890</text:p>
          </table:table-cell>
          <table:table-cell table:style-name="ce1" table:formula="of:=IF(LEN([.A223])&gt;1;IF(LEN([.A223])=2;LEFT([.A223];1);LEFT([.A223];LEN([.A223])-2));&quot;&quot;)" office:value-type="string" office:string-value="19160408" calcext:value-type="string">
            <text:p>19160408</text:p>
          </table:table-cell>
          <table:table-cell table:style-name="ce1" table:number-columns-repeated="3"/>
          <table:table-cell table:style-name="ce1" office:value-type="string" calcext:value-type="string">
            <text:p>Otros beneficios posteriores al retiro</text:p>
          </table:table-cell>
          <table:table-cell table:style-name="ce1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4089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1606" calcext:value-type="float">
            <text:p>191606</text:p>
          </table:table-cell>
          <table:table-cell table:style-name="ce1" table:formula="of:=IF(LEN([.A224])&gt;1;IF(LEN([.A224])=2;LEFT([.A224];1);LEFT([.A224];LEN([.A224])-2));&quot;&quot;)" office:value-type="string" office:string-value="1916" calcext:value-type="string">
            <text:p>1916</text:p>
          </table:table-cell>
          <table:table-cell table:style-name="ce1"/>
          <table:table-cell table:style-name="ce1" office:value-type="string" calcext:value-type="string">
            <text:p>OTROS </text:p>
          </table:table-cell>
          <table:table-cell table:style-name="ce1" table:number-columns-repeated="3"/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19160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IF(LEN([.A225])&gt;1;IF(LEN([.A225])=2;LEFT([.A225];1);LEFT([.A225];LEN([.A225])-2));&quot;&quot;)">
            <text:p/>
          </table:table-cell>
          <table:table-cell table:style-name="ce1" office:value-type="string" calcext:value-type="string">
            <text:p>PASIVO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0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IF(LEN([.A226])&gt;1;IF(LEN([.A226])=2;LEFT([.A226];1);LEFT([.A226];LEN([.A226])-2));&quot;&quot;)" office:value-type="string" office:string-value="2" calcext:value-type="string">
            <text:p>2</text:p>
          </table:table-cell>
          <table:table-cell table:style-name="ce1" office:value-type="string" calcext:value-type="string">
            <text:p>CAPTACION TRADICIONAL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01" calcext:value-type="float">
            <text:p>2101</text:p>
          </table:table-cell>
          <table:table-cell table:style-name="ce1" table:formula="of:=IF(LEN([.A227])&gt;1;IF(LEN([.A227])=2;LEFT([.A227];1);LEFT([.A227];LEN([.A227])-2));&quot;&quot;)" office:value-type="string" office:string-value="21" calcext:value-type="string">
            <text:p>21</text:p>
          </table:table-cell>
          <table:table-cell table:style-name="ce1" office:value-type="string" calcext:value-type="string">
            <text:p>DEPOSITOS DE EXIGIBILIDAD INMEDIATA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0101" calcext:value-type="float">
            <text:p>210101</text:p>
          </table:table-cell>
          <table:table-cell table:style-name="ce1" table:formula="of:=IF(LEN([.A228])&gt;1;IF(LEN([.A228])=2;LEFT([.A228];1);LEFT([.A228];LEN([.A228])-2));&quot;&quot;)" office:value-type="string" office:string-value="2101" calcext:value-type="string">
            <text:p>2101</text:p>
          </table:table-cell>
          <table:table-cell table:style-name="ce1"/>
          <table:table-cell table:style-name="ce1" office:value-type="string" calcext:value-type="string">
            <text:p>DEPOSITOS A LA VISTA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010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010101" calcext:value-type="float">
            <text:p>21010101</text:p>
          </table:table-cell>
          <table:table-cell table:style-name="ce1" table:formula="of:=IF(LEN([.A229])&gt;1;IF(LEN([.A229])=2;LEFT([.A229];1);LEFT([.A229];LEN([.A229])-2));&quot;&quot;)" office:value-type="string" office:string-value="210101" calcext:value-type="string">
            <text:p>210101</text:p>
          </table:table-cell>
          <table:table-cell table:style-name="ce1" table:number-columns-repeated="2"/>
          <table:table-cell table:style-name="ce1" office:value-type="string" calcext:value-type="string">
            <text:p>Sin interes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01010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01010101" calcext:value-type="float">
            <text:p>2101010101</text:p>
          </table:table-cell>
          <table:table-cell table:style-name="ce1" table:formula="of:=IF(LEN([.A230])&gt;1;IF(LEN([.A230])=2;LEFT([.A230];1);LEFT([.A230];LEN([.A230])-2));&quot;&quot;)" office:value-type="string" office:string-value="21010101" calcext:value-type="string">
            <text:p>21010101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101" calcext:value-type="float">
            <text:p>21010101</text:p>
          </table:table-cell>
          <table:table-cell table:style-name="ce4" office:value-type="string" calcext:value-type="string">
            <text:p>21010101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101" calcext:value-type="float">
            <text:p>2101010101</text:p>
          </table:table-cell>
          <table:table-cell table:style-name="ce1" table:formula="of:=IF(LEN([.A231])&gt;1;IF(LEN([.A231])=2;LEFT([.A231];1);LEFT([.A231];LEN([.A231])-2));&quot;&quot;)" office:value-type="string" office:string-value="21010101" calcext:value-type="string">
            <text:p>21010101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04" calcext:value-type="float">
            <text:p>21010204</text:p>
          </table:table-cell>
          <table:table-cell table:style-name="ce4" office:value-type="string" calcext:value-type="string">
            <text:p>21010101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101" calcext:value-type="float">
            <text:p>2101010101</text:p>
          </table:table-cell>
          <table:table-cell table:style-name="ce1" table:formula="of:=IF(LEN([.A232])&gt;1;IF(LEN([.A232])=2;LEFT([.A232];1);LEFT([.A232];LEN([.A232])-2));&quot;&quot;)" office:value-type="string" office:string-value="21010101" calcext:value-type="string">
            <text:p>21010101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06" calcext:value-type="float">
            <text:p>21010206</text:p>
          </table:table-cell>
          <table:table-cell table:style-name="ce4" office:value-type="string" calcext:value-type="string">
            <text:p>21010101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101" calcext:value-type="float">
            <text:p>2101010101</text:p>
          </table:table-cell>
          <table:table-cell table:style-name="ce1" table:formula="of:=IF(LEN([.A233])&gt;1;IF(LEN([.A233])=2;LEFT([.A233];1);LEFT([.A233];LEN([.A233])-2));&quot;&quot;)" office:value-type="string" office:string-value="21010101" calcext:value-type="string">
            <text:p>21010101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07" calcext:value-type="float">
            <text:p>21010207</text:p>
          </table:table-cell>
          <table:table-cell table:style-name="ce4" office:value-type="string" calcext:value-type="string">
            <text:p>21010101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101" calcext:value-type="float">
            <text:p>2101010101</text:p>
          </table:table-cell>
          <table:table-cell table:style-name="ce1" table:formula="of:=IF(LEN([.A234])&gt;1;IF(LEN([.A234])=2;LEFT([.A234];1);LEFT([.A234];LEN([.A234])-2));&quot;&quot;)" office:value-type="string" office:string-value="21010101" calcext:value-type="string">
            <text:p>21010101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09" calcext:value-type="float">
            <text:p>21010209</text:p>
          </table:table-cell>
          <table:table-cell table:style-name="ce4" office:value-type="string" calcext:value-type="string">
            <text:p>21010101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101" calcext:value-type="float">
            <text:p>2101010101</text:p>
          </table:table-cell>
          <table:table-cell table:style-name="ce1" table:formula="of:=IF(LEN([.A235])&gt;1;IF(LEN([.A235])=2;LEFT([.A235];1);LEFT([.A235];LEN([.A235])-2));&quot;&quot;)" office:value-type="string" office:string-value="21010101" calcext:value-type="string">
            <text:p>21010101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10" calcext:value-type="float">
            <text:p>21010210</text:p>
          </table:table-cell>
          <table:table-cell table:style-name="ce4" office:value-type="string" calcext:value-type="string">
            <text:p>21010101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101" calcext:value-type="float">
            <text:p>2101010101</text:p>
          </table:table-cell>
          <table:table-cell table:style-name="ce1" table:formula="of:=IF(LEN([.A236])&gt;1;IF(LEN([.A236])=2;LEFT([.A236];1);LEFT([.A236];LEN([.A236])-2));&quot;&quot;)" office:value-type="string" office:string-value="21010101" calcext:value-type="string">
            <text:p>21010101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11" calcext:value-type="float">
            <text:p>21010211</text:p>
          </table:table-cell>
          <table:table-cell table:style-name="ce4" office:value-type="string" calcext:value-type="string">
            <text:p>21010101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102" calcext:value-type="float">
            <text:p>2101010102</text:p>
          </table:table-cell>
          <table:table-cell table:style-name="ce1" table:formula="of:=IF(LEN([.A237])&gt;1;IF(LEN([.A237])=2;LEFT([.A237];1);LEFT([.A237];LEN([.A237])-2));&quot;&quot;)" office:value-type="string" office:string-value="21010101" calcext:value-type="string">
            <text:p>21010101</text:p>
          </table:table-cell>
          <table:table-cell table:style-name="ce1" table:number-columns-repeated="3"/>
          <table:table-cell table:style-name="ce1" office:value-type="string" calcext:value-type="string">
            <text:p>Depósitos que amparan créditos otorgados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01" calcext:value-type="float">
            <text:p>21010201</text:p>
          </table:table-cell>
          <table:table-cell table:style-name="ce3" office:value-type="string" calcext:value-type="string">
            <text:p>21010101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2" calcext:value-type="float">
            <text:p>21010102</text:p>
          </table:table-cell>
          <table:table-cell table:style-name="ce1" table:formula="of:=IF(LEN([.A238])&gt;1;IF(LEN([.A238])=2;LEFT([.A238];1);LEFT([.A238];LEN([.A238])-2));&quot;&quot;)" office:value-type="string" office:string-value="210101" calcext:value-type="string">
            <text:p>210101</text:p>
          </table:table-cell>
          <table:table-cell table:style-name="ce1" table:number-columns-repeated="2"/>
          <table:table-cell table:style-name="ce1" office:value-type="string" calcext:value-type="string">
            <text:p>Con interes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010102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01010201" calcext:value-type="float">
            <text:p>2101010201</text:p>
          </table:table-cell>
          <table:table-cell table:style-name="ce1" table:formula="of:=IF(LEN([.A239])&gt;1;IF(LEN([.A239])=2;LEFT([.A239];1);LEFT([.A239];LEN([.A239])-2));&quot;&quot;)" office:value-type="string" office:string-value="21010102" calcext:value-type="string">
            <text:p>21010102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102" calcext:value-type="float">
            <text:p>21010102</text:p>
          </table:table-cell>
          <table:table-cell table:style-name="ce4" office:value-type="string" calcext:value-type="string">
            <text:p>21010102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201" calcext:value-type="float">
            <text:p>2101010201</text:p>
          </table:table-cell>
          <table:table-cell table:style-name="ce1" table:formula="of:=IF(LEN([.A240])&gt;1;IF(LEN([.A240])=2;LEFT([.A240];1);LEFT([.A240];LEN([.A240])-2));&quot;&quot;)" office:value-type="string" office:string-value="21010102" calcext:value-type="string">
            <text:p>21010102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02" calcext:value-type="float">
            <text:p>21010202</text:p>
          </table:table-cell>
          <table:table-cell table:style-name="ce4" office:value-type="string" calcext:value-type="string">
            <text:p>21010102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201" calcext:value-type="float">
            <text:p>2101010201</text:p>
          </table:table-cell>
          <table:table-cell table:style-name="ce1" table:formula="of:=IF(LEN([.A241])&gt;1;IF(LEN([.A241])=2;LEFT([.A241];1);LEFT([.A241];LEN([.A241])-2));&quot;&quot;)" office:value-type="string" office:string-value="21010102" calcext:value-type="string">
            <text:p>21010102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03" calcext:value-type="float">
            <text:p>21010203</text:p>
          </table:table-cell>
          <table:table-cell table:style-name="ce4" office:value-type="string" calcext:value-type="string">
            <text:p>21010102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201" calcext:value-type="float">
            <text:p>2101010201</text:p>
          </table:table-cell>
          <table:table-cell table:style-name="ce1" table:formula="of:=IF(LEN([.A242])&gt;1;IF(LEN([.A242])=2;LEFT([.A242];1);LEFT([.A242];LEN([.A242])-2));&quot;&quot;)" office:value-type="string" office:string-value="21010102" calcext:value-type="string">
            <text:p>21010102</text:p>
          </table:table-cell>
          <table:table-cell table:style-name="ce1" table:number-columns-repeated="3"/>
          <table:table-cell table:style-name="ce1" office:value-type="string" calcext:value-type="string">
            <text:p>Depósitos libres de gravame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10205" calcext:value-type="float">
            <text:p>21010205</text:p>
          </table:table-cell>
          <table:table-cell table:style-name="ce4" office:value-type="string" calcext:value-type="string">
            <text:p>2101010201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01010202" calcext:value-type="float">
            <text:p>2101010202</text:p>
          </table:table-cell>
          <table:table-cell table:style-name="ce1" table:formula="of:=IF(LEN([.A243])&gt;1;IF(LEN([.A243])=2;LEFT([.A243];1);LEFT([.A243];LEN([.A243])-2));&quot;&quot;)" office:value-type="string" office:string-value="21010102" calcext:value-type="string">
            <text:p>21010102</text:p>
          </table:table-cell>
          <table:table-cell table:style-name="ce1" table:number-columns-repeated="3"/>
          <table:table-cell table:style-name="ce1" office:value-type="string" calcext:value-type="string">
            <text:p>Depósitos que amparan créditos otorgados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010102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0102" calcext:value-type="float">
            <text:p>210102</text:p>
          </table:table-cell>
          <table:table-cell table:style-name="ce1" table:formula="of:=IF(LEN([.A244])&gt;1;IF(LEN([.A244])=2;LEFT([.A244];1);LEFT([.A244];LEN([.A244])-2));&quot;&quot;)" office:value-type="string" office:string-value="2101" calcext:value-type="string">
            <text:p>2101</text:p>
          </table:table-cell>
          <table:table-cell table:style-name="ce1"/>
          <table:table-cell table:style-name="ce1" office:value-type="string" calcext:value-type="string">
            <text:p>DEPOSITOS DE AHORR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0102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010201" calcext:value-type="float">
            <text:p>21010201</text:p>
          </table:table-cell>
          <table:table-cell table:style-name="ce1" table:formula="of:=IF(LEN([.A245])&gt;1;IF(LEN([.A245])=2;LEFT([.A245];1);LEFT([.A245];LEN([.A245])-2));&quot;&quot;)" office:value-type="string" office:string-value="210102" calcext:value-type="string">
            <text:p>210102</text:p>
          </table:table-cell>
          <table:table-cell table:style-name="ce1" table:number-columns-repeated="2"/>
          <table:table-cell table:style-name="ce1" office:value-type="string" calcext:value-type="string">
            <text:p>Depósitos libres de gravamen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0102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010202" calcext:value-type="float">
            <text:p>21010202</text:p>
          </table:table-cell>
          <table:table-cell table:style-name="ce1" table:formula="of:=IF(LEN([.A246])&gt;1;IF(LEN([.A246])=2;LEFT([.A246];1);LEFT([.A246];LEN([.A246])-2));&quot;&quot;)" office:value-type="string" office:string-value="210102" calcext:value-type="string">
            <text:p>210102</text:p>
          </table:table-cell>
          <table:table-cell table:style-name="ce1" table:number-columns-repeated="2"/>
          <table:table-cell table:style-name="ce1" office:value-type="string" calcext:value-type="string">
            <text:p>Depósitos que amparan créditos otorgado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0102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11" calcext:value-type="float">
            <text:p>2111</text:p>
          </table:table-cell>
          <table:table-cell table:style-name="ce1" table:formula="of:=IF(LEN([.A247])&gt;1;IF(LEN([.A247])=2;LEFT([.A247];1);LEFT([.A247];LEN([.A247])-2));&quot;&quot;)" office:value-type="string" office:string-value="21" calcext:value-type="string">
            <text:p>21</text:p>
          </table:table-cell>
          <table:table-cell table:style-name="ce1" office:value-type="string" calcext:value-type="string">
            <text:p>DEPOSITOS A PLAZO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1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1104" calcext:value-type="float">
            <text:p>211104</text:p>
          </table:table-cell>
          <table:table-cell table:style-name="ce1" table:formula="of:=IF(LEN([.A248])&gt;1;IF(LEN([.A248])=2;LEFT([.A248];1);LEFT([.A248];LEN([.A248])-2));&quot;&quot;)" office:value-type="string" office:string-value="2111" calcext:value-type="string">
            <text:p>2111</text:p>
          </table:table-cell>
          <table:table-cell table:style-name="ce1"/>
          <table:table-cell table:style-name="ce1" office:value-type="string" calcext:value-type="string">
            <text:p>DEPOSITOS RETIRABLES EN DIAS PREESTABLECID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1104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110401" calcext:value-type="float">
            <text:p>21110401</text:p>
          </table:table-cell>
          <table:table-cell table:style-name="ce1" table:formula="of:=IF(LEN([.A249])&gt;1;IF(LEN([.A249])=2;LEFT([.A249];1);LEFT([.A249];LEN([.A249])-2));&quot;&quot;)" office:value-type="string" office:string-value="211104" calcext:value-type="string">
            <text:p>211104</text:p>
          </table:table-cell>
          <table:table-cell table:style-name="ce1" table:number-columns-repeated="2"/>
          <table:table-cell table:style-name="ce1" office:value-type="string" calcext:value-type="string">
            <text:p>Depósitos libres de gravamen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2010101" calcext:value-type="float">
            <text:p>2102010101</text:p>
          </table:table-cell>
          <table:table-cell table:style-name="ce4" office:value-type="string" calcext:value-type="string">
            <text:p>21110401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110401" calcext:value-type="float">
            <text:p>21110401</text:p>
          </table:table-cell>
          <table:table-cell table:style-name="ce1" table:formula="of:=IF(LEN([.A250])&gt;1;IF(LEN([.A250])=2;LEFT([.A250];1);LEFT([.A250];LEN([.A250])-2));&quot;&quot;)" office:value-type="string" office:string-value="211104" calcext:value-type="string">
            <text:p>211104</text:p>
          </table:table-cell>
          <table:table-cell table:style-name="ce1" table:number-columns-repeated="2"/>
          <table:table-cell table:style-name="ce1" office:value-type="string" calcext:value-type="string">
            <text:p>Depósitos libres de gravamen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2010108" calcext:value-type="float">
            <text:p>2102010108</text:p>
          </table:table-cell>
          <table:table-cell table:style-name="ce4" office:value-type="string" calcext:value-type="string">
            <text:p>21110401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110401" calcext:value-type="float">
            <text:p>21110401</text:p>
          </table:table-cell>
          <table:table-cell table:style-name="ce1" table:formula="of:=IF(LEN([.A251])&gt;1;IF(LEN([.A251])=2;LEFT([.A251];1);LEFT([.A251];LEN([.A251])-2));&quot;&quot;)" office:value-type="string" office:string-value="211104" calcext:value-type="string">
            <text:p>211104</text:p>
          </table:table-cell>
          <table:table-cell table:style-name="ce1" table:number-columns-repeated="2"/>
          <table:table-cell table:style-name="ce1" office:value-type="string" calcext:value-type="string">
            <text:p>Depósitos libres de gravamen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2010109" calcext:value-type="float">
            <text:p>2102010109</text:p>
          </table:table-cell>
          <table:table-cell table:style-name="ce4" office:value-type="string" calcext:value-type="string">
            <text:p>21110401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110401" calcext:value-type="float">
            <text:p>21110401</text:p>
          </table:table-cell>
          <table:table-cell table:style-name="ce1" table:formula="of:=IF(LEN([.A252])&gt;1;IF(LEN([.A252])=2;LEFT([.A252];1);LEFT([.A252];LEN([.A252])-2));&quot;&quot;)" office:value-type="string" office:string-value="211104" calcext:value-type="string">
            <text:p>211104</text:p>
          </table:table-cell>
          <table:table-cell table:style-name="ce1" table:number-columns-repeated="2"/>
          <table:table-cell table:style-name="ce1" office:value-type="string" calcext:value-type="string">
            <text:p>Depósitos libres de gravamen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2010201" calcext:value-type="float">
            <text:p>2102010201</text:p>
          </table:table-cell>
          <table:table-cell table:style-name="ce4" office:value-type="string" calcext:value-type="string">
            <text:p>21110401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110401" calcext:value-type="float">
            <text:p>21110401</text:p>
          </table:table-cell>
          <table:table-cell table:style-name="ce1" table:formula="of:=IF(LEN([.A253])&gt;1;IF(LEN([.A253])=2;LEFT([.A253];1);LEFT([.A253];LEN([.A253])-2));&quot;&quot;)" office:value-type="string" office:string-value="211104" calcext:value-type="string">
            <text:p>211104</text:p>
          </table:table-cell>
          <table:table-cell table:style-name="ce1" table:number-columns-repeated="2"/>
          <table:table-cell table:style-name="ce1" office:value-type="string" calcext:value-type="string">
            <text:p>Depósitos libres de gravamen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2010208" calcext:value-type="float">
            <text:p>2102010208</text:p>
          </table:table-cell>
          <table:table-cell table:style-name="ce4" office:value-type="string" calcext:value-type="string">
            <text:p>21110401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110401" calcext:value-type="float">
            <text:p>21110401</text:p>
          </table:table-cell>
          <table:table-cell table:style-name="ce1" table:formula="of:=IF(LEN([.A254])&gt;1;IF(LEN([.A254])=2;LEFT([.A254];1);LEFT([.A254];LEN([.A254])-2));&quot;&quot;)" office:value-type="string" office:string-value="211104" calcext:value-type="string">
            <text:p>211104</text:p>
          </table:table-cell>
          <table:table-cell table:style-name="ce1" table:number-columns-repeated="2"/>
          <table:table-cell table:style-name="ce1" office:value-type="string" calcext:value-type="string">
            <text:p>Depósitos libres de gravamen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2010209" calcext:value-type="float">
            <text:p>2102010209</text:p>
          </table:table-cell>
          <table:table-cell table:style-name="ce4" office:value-type="string" calcext:value-type="string">
            <text:p>21110401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1110402" calcext:value-type="float">
            <text:p>21110402</text:p>
          </table:table-cell>
          <table:table-cell table:style-name="ce1" table:formula="of:=IF(LEN([.A255])&gt;1;IF(LEN([.A255])=2;LEFT([.A255];1);LEFT([.A255];LEN([.A255])-2));&quot;&quot;)" office:value-type="string" office:string-value="211104" calcext:value-type="string">
            <text:p>211104</text:p>
          </table:table-cell>
          <table:table-cell table:style-name="ce1" table:number-columns-repeated="2"/>
          <table:table-cell table:style-name="ce1" office:value-type="string" calcext:value-type="string">
            <text:p>Depósitos que amparan créditos otorgado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1104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1190" calcext:value-type="float">
            <text:p>211190</text:p>
          </table:table-cell>
          <table:table-cell table:style-name="ce1" table:formula="of:=IF(LEN([.A256])&gt;1;IF(LEN([.A256])=2;LEFT([.A256];1);LEFT([.A256];LEN([.A256])-2));&quot;&quot;)" office:value-type="string" office:string-value="2111" calcext:value-type="string">
            <text:p>2111</text:p>
          </table:table-cell>
          <table:table-cell table:style-name="ce1"/>
          <table:table-cell table:style-name="ce1" office:value-type="string" calcext:value-type="string">
            <text:p>OTROS DEPOSITOS A PLAZ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119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119010" calcext:value-type="float">
            <text:p>21119010</text:p>
          </table:table-cell>
          <table:table-cell table:style-name="ce1" table:formula="of:=IF(LEN([.A257])&gt;1;IF(LEN([.A257])=2;LEFT([.A257];1);LEFT([.A257];LEN([.A257])-2));&quot;&quot;)" office:value-type="string" office:string-value="211190" calcext:value-type="string">
            <text:p>211190</text:p>
          </table:table-cell>
          <table:table-cell table:style-name="ce1" table:number-columns-repeated="2"/>
          <table:table-cell table:style-name="ce1" office:value-type="string" calcext:value-type="string">
            <text:p>Depósitos libres de gravamen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11901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119020" calcext:value-type="float">
            <text:p>21119020</text:p>
          </table:table-cell>
          <table:table-cell table:style-name="ce1" table:formula="of:=IF(LEN([.A258])&gt;1;IF(LEN([.A258])=2;LEFT([.A258];1);LEFT([.A258];LEN([.A258])-2));&quot;&quot;)" office:value-type="string" office:string-value="211190" calcext:value-type="string">
            <text:p>211190</text:p>
          </table:table-cell>
          <table:table-cell table:style-name="ce1" table:number-columns-repeated="2"/>
          <table:table-cell table:style-name="ce1" office:value-type="string" calcext:value-type="string">
            <text:p>Depósitos que amparan créditos otorgado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111902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IF(LEN([.A259])&gt;1;IF(LEN([.A259])=2;LEFT([.A259];1);LEFT([.A259];LEN([.A259])-2));&quot;&quot;)" office:value-type="string" office:string-value="2" calcext:value-type="string">
            <text:p>2</text:p>
          </table:table-cell>
          <table:table-cell table:style-name="ce1" office:value-type="string" calcext:value-type="string">
            <text:p>PRESTAMOS BANCARIOS Y DE OTROS ORGANISMOS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3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2" calcext:value-type="float">
            <text:p>2302</text:p>
          </table:table-cell>
          <table:table-cell table:style-name="ce1" table:formula="of:=IF(LEN([.A260])&gt;1;IF(LEN([.A260])=2;LEFT([.A260];1);LEFT([.A260];LEN([.A260])-2));&quot;&quot;)" office:value-type="string" office:string-value="23" calcext:value-type="string">
            <text:p>23</text:p>
          </table:table-cell>
          <table:table-cell table:style-name="ce1" office:value-type="string" calcext:value-type="string">
            <text:p>DE CORTO PLAZO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30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202" calcext:value-type="float">
            <text:p>230202</text:p>
          </table:table-cell>
          <table:table-cell table:style-name="ce1" table:formula="of:=IF(LEN([.A261])&gt;1;IF(LEN([.A261])=2;LEFT([.A261];1);LEFT([.A261];LEN([.A261])-2));&quot;&quot;)" office:value-type="string" office:string-value="2302" calcext:value-type="string">
            <text:p>2302</text:p>
          </table:table-cell>
          <table:table-cell table:style-name="ce1"/>
          <table:table-cell table:style-name="ce1" office:value-type="string" calcext:value-type="string">
            <text:p>PRESTAMOS DE INSTITUCIONES DE BANCA MULTIPLE 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101" calcext:value-type="float">
            <text:p>220101</text:p>
          </table:table-cell>
          <table:table-cell table:style-name="ce3" office:value-type="string" calcext:value-type="string">
            <text:p>23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203" calcext:value-type="float">
            <text:p>230203</text:p>
          </table:table-cell>
          <table:table-cell table:style-name="ce1" table:formula="of:=IF(LEN([.A262])&gt;1;IF(LEN([.A262])=2;LEFT([.A262];1);LEFT([.A262];LEN([.A262])-2));&quot;&quot;)" office:value-type="string" office:string-value="2302" calcext:value-type="string">
            <text:p>2302</text:p>
          </table:table-cell>
          <table:table-cell table:style-name="ce1"/>
          <table:table-cell table:style-name="ce1" office:value-type="string" calcext:value-type="string">
            <text:p>PRESTAMOS DE INSTITUCIONES DE BANCA DE DESARROLL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102" calcext:value-type="float">
            <text:p>220102</text:p>
          </table:table-cell>
          <table:table-cell table:style-name="ce3" office:value-type="string" calcext:value-type="string">
            <text:p>2302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30204" calcext:value-type="float">
            <text:p>230204</text:p>
          </table:table-cell>
          <table:table-cell table:style-name="ce1" table:formula="of:=IF(LEN([.A263])&gt;1;IF(LEN([.A263])=2;LEFT([.A263];1);LEFT([.A263];LEN([.A263])-2));&quot;&quot;)" office:value-type="string" office:string-value="2302" calcext:value-type="string">
            <text:p>2302</text:p>
          </table:table-cell>
          <table:table-cell table:style-name="ce1"/>
          <table:table-cell table:style-name="ce1" office:value-type="string" calcext:value-type="string">
            <text:p>PRESTAMOS DE FIDEICOMISOS PUBLIC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103" calcext:value-type="float">
            <text:p>220103</text:p>
          </table:table-cell>
          <table:table-cell table:style-name="ce3" office:value-type="string" calcext:value-type="string">
            <text:p>2302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30209" calcext:value-type="float">
            <text:p>230209</text:p>
          </table:table-cell>
          <table:table-cell table:style-name="ce1" table:formula="of:=IF(LEN([.A264])&gt;1;IF(LEN([.A264])=2;LEFT([.A264];1);LEFT([.A264];LEN([.A264])-2));&quot;&quot;)" office:value-type="string" office:string-value="2302" calcext:value-type="string">
            <text:p>2302</text:p>
          </table:table-cell>
          <table:table-cell table:style-name="ce1"/>
          <table:table-cell table:style-name="ce1" office:value-type="string" calcext:value-type="string">
            <text:p>PRESTAMOS DE SOCIEDADES COOPERATIVAS DE AHORRO Y PRESTAMO (DE LIQUIDEZ)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104" calcext:value-type="float">
            <text:p>220104</text:p>
          </table:table-cell>
          <table:table-cell table:style-name="ce3" office:value-type="string" calcext:value-type="string">
            <text:p>230209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205" calcext:value-type="float">
            <text:p>230205</text:p>
          </table:table-cell>
          <table:table-cell table:style-name="ce1" table:formula="of:=IF(LEN([.A265])&gt;1;IF(LEN([.A265])=2;LEFT([.A265];1);LEFT([.A265];LEN([.A265])-2));&quot;&quot;)" office:value-type="string" office:string-value="2302" calcext:value-type="string">
            <text:p>2302</text:p>
          </table:table-cell>
          <table:table-cell table:style-name="ce1"/>
          <table:table-cell table:style-name="ce1" office:value-type="string" calcext:value-type="string">
            <text:p>PRESTAMOS DE OTROS ORGANISM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105" calcext:value-type="float">
            <text:p>220105</text:p>
          </table:table-cell>
          <table:table-cell table:style-name="ce3" office:value-type="string" calcext:value-type="string">
            <text:p>2302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3" calcext:value-type="float">
            <text:p>2303</text:p>
          </table:table-cell>
          <table:table-cell table:style-name="ce1" table:formula="of:=IF(LEN([.A266])&gt;1;IF(LEN([.A266])=2;LEFT([.A266];1);LEFT([.A266];LEN([.A266])-2));&quot;&quot;)" office:value-type="string" office:string-value="23" calcext:value-type="string">
            <text:p>23</text:p>
          </table:table-cell>
          <table:table-cell table:style-name="ce1" office:value-type="string" calcext:value-type="string">
            <text:p>DE LARGO PLAZO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303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302" calcext:value-type="float">
            <text:p>230302</text:p>
          </table:table-cell>
          <table:table-cell table:style-name="ce1" table:formula="of:=IF(LEN([.A267])&gt;1;IF(LEN([.A267])=2;LEFT([.A267];1);LEFT([.A267];LEN([.A267])-2));&quot;&quot;)" office:value-type="string" office:string-value="2303" calcext:value-type="string">
            <text:p>2303</text:p>
          </table:table-cell>
          <table:table-cell table:style-name="ce1"/>
          <table:table-cell table:style-name="ce1" office:value-type="string" calcext:value-type="string">
            <text:p>PRESTAMOS DE INSTITUCIONES DE BANCA MULTIPLE 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201" calcext:value-type="float">
            <text:p>220201</text:p>
          </table:table-cell>
          <table:table-cell table:style-name="ce3" office:value-type="string" calcext:value-type="string">
            <text:p>2303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303" calcext:value-type="float">
            <text:p>230303</text:p>
          </table:table-cell>
          <table:table-cell table:style-name="ce1" table:formula="of:=IF(LEN([.A268])&gt;1;IF(LEN([.A268])=2;LEFT([.A268];1);LEFT([.A268];LEN([.A268])-2));&quot;&quot;)" office:value-type="string" office:string-value="2303" calcext:value-type="string">
            <text:p>2303</text:p>
          </table:table-cell>
          <table:table-cell table:style-name="ce1"/>
          <table:table-cell table:style-name="ce1" office:value-type="string" calcext:value-type="string">
            <text:p>PRESTAMOS DE INSTITUCIONES DE BANCA DE DESARROLL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202" calcext:value-type="float">
            <text:p>220202</text:p>
          </table:table-cell>
          <table:table-cell table:style-name="ce3" office:value-type="string" calcext:value-type="string">
            <text:p>2303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304" calcext:value-type="float">
            <text:p>230304</text:p>
          </table:table-cell>
          <table:table-cell table:style-name="ce1" table:formula="of:=IF(LEN([.A269])&gt;1;IF(LEN([.A269])=2;LEFT([.A269];1);LEFT([.A269];LEN([.A269])-2));&quot;&quot;)" office:value-type="string" office:string-value="2303" calcext:value-type="string">
            <text:p>2303</text:p>
          </table:table-cell>
          <table:table-cell table:style-name="ce1"/>
          <table:table-cell table:style-name="ce1" office:value-type="string" calcext:value-type="string">
            <text:p>PRESTAMOS DE FIDEICOMISOS PUBLIC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203" calcext:value-type="float">
            <text:p>220203</text:p>
          </table:table-cell>
          <table:table-cell table:style-name="ce3" office:value-type="string" calcext:value-type="string">
            <text:p>2303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309" calcext:value-type="float">
            <text:p>230309</text:p>
          </table:table-cell>
          <table:table-cell table:style-name="ce1" table:formula="of:=IF(LEN([.A270])&gt;1;IF(LEN([.A270])=2;LEFT([.A270];1);LEFT([.A270];LEN([.A270])-2));&quot;&quot;)" office:value-type="string" office:string-value="2303" calcext:value-type="string">
            <text:p>2303</text:p>
          </table:table-cell>
          <table:table-cell table:style-name="ce1"/>
          <table:table-cell table:style-name="ce1" office:value-type="string" calcext:value-type="string">
            <text:p>PRESTAMOS DE SOCIEDADES COOPERATIVAS DE AHORRO Y PRESTAMO (DE LIQUIDEZ)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204" calcext:value-type="float">
            <text:p>220204</text:p>
          </table:table-cell>
          <table:table-cell table:style-name="ce3" office:value-type="string" calcext:value-type="string">
            <text:p>230309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0305" calcext:value-type="float">
            <text:p>230305</text:p>
          </table:table-cell>
          <table:table-cell table:style-name="ce1" table:formula="of:=IF(LEN([.A271])&gt;1;IF(LEN([.A271])=2;LEFT([.A271];1);LEFT([.A271];LEN([.A271])-2));&quot;&quot;)" office:value-type="string" office:string-value="2303" calcext:value-type="string">
            <text:p>2303</text:p>
          </table:table-cell>
          <table:table-cell table:style-name="ce1"/>
          <table:table-cell table:style-name="ce1" office:value-type="string" calcext:value-type="string">
            <text:p>PRESTAMOS DE OTROS ORGANISM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20205" calcext:value-type="float">
            <text:p>220205</text:p>
          </table:table-cell>
          <table:table-cell table:style-name="ce3" office:value-type="string" calcext:value-type="string">
            <text:p>2303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09" calcext:value-type="float">
            <text:p>2209</text:p>
          </table:table-cell>
          <table:table-cell table:style-name="ce1" table:formula="of:=IF(LEN([.A272])&gt;1;IF(LEN([.A272])=2;LEFT([.A272];1);LEFT([.A272];LEN([.A272])-2));&quot;&quot;)" office:value-type="string" office:string-value="22" calcext:value-type="string">
            <text:p>22</text:p>
          </table:table-cell>
          <table:table-cell table:style-name="ce1" office:value-type="string" calcext:value-type="string">
            <text:p>COLATERALES VENDIDOS 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209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0901" calcext:value-type="float">
            <text:p>220901</text:p>
          </table:table-cell>
          <table:table-cell table:style-name="ce1" table:formula="of:=IF(LEN([.A273])&gt;1;IF(LEN([.A273])=2;LEFT([.A273];1);LEFT([.A273];LEN([.A273])-2));&quot;&quot;)" office:value-type="string" office:string-value="2209" calcext:value-type="string">
            <text:p>2209</text:p>
          </table:table-cell>
          <table:table-cell table:style-name="ce1" office:value-type="string" calcext:value-type="string">
            <text:p>REPORTOS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209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0990" calcext:value-type="float">
            <text:p>220990</text:p>
          </table:table-cell>
          <table:table-cell table:style-name="ce1" table:formula="of:=IF(LEN([.A274])&gt;1;IF(LEN([.A274])=2;LEFT([.A274];1);LEFT([.A274];LEN([.A274])-2));&quot;&quot;)" office:value-type="string" office:string-value="2209" calcext:value-type="string">
            <text:p>2209</text:p>
          </table:table-cell>
          <table:table-cell table:style-name="ce1" office:value-type="string" calcext:value-type="string">
            <text:p>OTROS COLATERALES VENDIDOS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209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IF(LEN([.A275])&gt;1;IF(LEN([.A275])=2;LEFT([.A275];1);LEFT([.A275];LEN([.A275])-2));&quot;&quot;)" office:value-type="string" office:string-value="2" calcext:value-type="string">
            <text:p>2</text:p>
          </table:table-cell>
          <table:table-cell table:style-name="ce1" office:value-type="string" calcext:value-type="string">
            <text:p>OTRAS CUENTAS POR PAGAR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8" calcext:value-type="float">
            <text:p>2408</text:p>
          </table:table-cell>
          <table:table-cell table:style-name="ce1" table:formula="of:=IF(LEN([.A276])&gt;1;IF(LEN([.A276])=2;LEFT([.A276];1);LEFT([.A276];LEN([.A276])-2));&quot;&quot;)" office:value-type="string" office:string-value="24" calcext:value-type="string">
            <text:p>24</text:p>
          </table:table-cell>
          <table:table-cell table:style-name="ce1" office:value-type="string" calcext:value-type="string">
            <text:p>PARTICIPACION DE LOS TRABAJADORES EN LAS UTILIDADES POR PAGAR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8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3" calcext:value-type="float">
            <text:p>2403</text:p>
          </table:table-cell>
          <table:table-cell table:style-name="ce1" table:formula="of:=IF(LEN([.A277])&gt;1;IF(LEN([.A277])=2;LEFT([.A277];1);LEFT([.A277];LEN([.A277])-2));&quot;&quot;)" office:value-type="string" office:string-value="24" calcext:value-type="string">
            <text:p>24</text:p>
          </table:table-cell>
          <table:table-cell table:style-name="ce1" office:value-type="string" calcext:value-type="string">
            <text:p>APORTACIONES PARA FUTUROS AUMENTOS DE CAPITAL PENDIENTES DE FORMALIZAR POR SU ASAMBLEA GENERAL DE SOCIOS 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10" calcext:value-type="float">
            <text:p>2410</text:p>
          </table:table-cell>
          <table:table-cell table:style-name="ce1" table:formula="of:=IF(LEN([.A278])&gt;1;IF(LEN([.A278])=2;LEFT([.A278];1);LEFT([.A278];LEN([.A278])-2));&quot;&quot;)" office:value-type="string" office:string-value="24" calcext:value-type="string">
            <text:p>24</text:p>
          </table:table-cell>
          <table:table-cell table:style-name="ce1" office:value-type="string" calcext:value-type="string">
            <text:p>FONDO DE PREVISION SOCIAL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3" calcext:value-type="float">
            <text:p>2303</text:p>
          </table:table-cell>
          <table:table-cell table:style-name="ce3" office:value-type="string" calcext:value-type="string">
            <text:p>241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11" calcext:value-type="float">
            <text:p>2411</text:p>
          </table:table-cell>
          <table:table-cell table:style-name="ce1" table:formula="of:=IF(LEN([.A279])&gt;1;IF(LEN([.A279])=2;LEFT([.A279];1);LEFT([.A279];LEN([.A279])-2));&quot;&quot;)" office:value-type="string" office:string-value="24" calcext:value-type="string">
            <text:p>24</text:p>
          </table:table-cell>
          <table:table-cell table:style-name="ce1" office:value-type="string" calcext:value-type="string">
            <text:p>FONDO DE EDUCACION COOPERATIVA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4" calcext:value-type="float">
            <text:p>2304</text:p>
          </table:table-cell>
          <table:table-cell table:style-name="ce3" office:value-type="string" calcext:value-type="string">
            <text:p>241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9" calcext:value-type="float">
            <text:p>2409</text:p>
          </table:table-cell>
          <table:table-cell table:style-name="ce1" table:formula="of:=IF(LEN([.A280])&gt;1;IF(LEN([.A280])=2;LEFT([.A280];1);LEFT([.A280];LEN([.A280])-2));&quot;&quot;)" office:value-type="string" office:string-value="24" calcext:value-type="string">
            <text:p>24</text:p>
          </table:table-cell>
          <table:table-cell table:style-name="ce1" office:value-type="string" calcext:value-type="string">
            <text:p>ACREEDORES POR LIQUIDACION DE OPERACIONES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9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901" calcext:value-type="float">
            <text:p>240901</text:p>
          </table:table-cell>
          <table:table-cell table:style-name="ce1" table:formula="of:=IF(LEN([.A281])&gt;1;IF(LEN([.A281])=2;LEFT([.A281];1);LEFT([.A281];LEN([.A281])-2));&quot;&quot;)" office:value-type="string" office:string-value="2409" calcext:value-type="string">
            <text:p>2409</text:p>
          </table:table-cell>
          <table:table-cell table:style-name="ce1"/>
          <table:table-cell table:style-name="ce1" office:value-type="string" calcext:value-type="string">
            <text:p>COMPRAVENTA DE DIVISA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9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902" calcext:value-type="float">
            <text:p>240902</text:p>
          </table:table-cell>
          <table:table-cell table:style-name="ce1" table:formula="of:=IF(LEN([.A282])&gt;1;IF(LEN([.A282])=2;LEFT([.A282];1);LEFT([.A282];LEN([.A282])-2));&quot;&quot;)" office:value-type="string" office:string-value="2409" calcext:value-type="string">
            <text:p>2409</text:p>
          </table:table-cell>
          <table:table-cell table:style-name="ce1"/>
          <table:table-cell table:style-name="ce1" office:value-type="string" calcext:value-type="string">
            <text:p>INVERSIONES EN VALORE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9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903" calcext:value-type="float">
            <text:p>240903</text:p>
          </table:table-cell>
          <table:table-cell table:style-name="ce1" table:formula="of:=IF(LEN([.A283])&gt;1;IF(LEN([.A283])=2;LEFT([.A283];1);LEFT([.A283];LEN([.A283])-2));&quot;&quot;)" office:value-type="string" office:string-value="2409" calcext:value-type="string">
            <text:p>2409</text:p>
          </table:table-cell>
          <table:table-cell table:style-name="ce1"/>
          <table:table-cell table:style-name="ce1" office:value-type="string" calcext:value-type="string">
            <text:p>REPORT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9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13" calcext:value-type="float">
            <text:p>2413</text:p>
          </table:table-cell>
          <table:table-cell table:style-name="ce1" table:formula="of:=IF(LEN([.A284])&gt;1;IF(LEN([.A284])=2;LEFT([.A284];1);LEFT([.A284];LEN([.A284])-2));&quot;&quot;)" office:value-type="string" office:string-value="24" calcext:value-type="string">
            <text:p>24</text:p>
          </table:table-cell>
          <table:table-cell table:style-name="ce1" office:value-type="string" calcext:value-type="string">
            <text:p>ACREEDORES POR COLATERALES RECIBIDOS EN EFECTIVO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1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" calcext:value-type="float">
            <text:p>2401</text:p>
          </table:table-cell>
          <table:table-cell table:style-name="ce1" table:formula="of:=IF(LEN([.A285])&gt;1;IF(LEN([.A285])=2;LEFT([.A285];1);LEFT([.A285];LEN([.A285])-2));&quot;&quot;)" office:value-type="string" office:string-value="24" calcext:value-type="string">
            <text:p>24</text:p>
          </table:table-cell>
          <table:table-cell table:style-name="ce1" office:value-type="string" calcext:value-type="string">
            <text:p>ACREEDORES DIVERSOS Y OTRAS CUENTAS POR PAGAR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02" calcext:value-type="float">
            <text:p>240102</text:p>
          </table:table-cell>
          <table:table-cell table:style-name="ce1" table:formula="of:=IF(LEN([.A286])&gt;1;IF(LEN([.A286])=2;LEFT([.A286];1);LEFT([.A286];LEN([.A286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PASIVOS DERIVADOS DE LA PRESTACION DE SERVICI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02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0205" calcext:value-type="float">
            <text:p>24010205</text:p>
          </table:table-cell>
          <table:table-cell table:style-name="ce1" table:formula="of:=IF(LEN([.A287])&gt;1;IF(LEN([.A287])=2;LEFT([.A287];1);LEFT([.A287];LEN([.A287])-2));&quot;&quot;)" office:value-type="string" office:string-value="240102" calcext:value-type="string">
            <text:p>240102</text:p>
          </table:table-cell>
          <table:table-cell table:style-name="ce1" table:number-columns-repeated="2"/>
          <table:table-cell table:style-name="ce1" office:value-type="string" calcext:value-type="string">
            <text:p>Aceptaciones por cuenta de client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02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0206" calcext:value-type="float">
            <text:p>24010206</text:p>
          </table:table-cell>
          <table:table-cell table:style-name="ce1" table:formula="of:=IF(LEN([.A288])&gt;1;IF(LEN([.A288])=2;LEFT([.A288];1);LEFT([.A288];LEN([.A288])-2));&quot;&quot;)" office:value-type="string" office:string-value="240102" calcext:value-type="string">
            <text:p>240102</text:p>
          </table:table-cell>
          <table:table-cell table:style-name="ce1" table:number-columns-repeated="2"/>
          <table:table-cell table:style-name="ce1" office:value-type="string" calcext:value-type="string">
            <text:p>Ordenes de pago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0206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0208" calcext:value-type="float">
            <text:p>24010208</text:p>
          </table:table-cell>
          <table:table-cell table:style-name="ce1" table:formula="of:=IF(LEN([.A289])&gt;1;IF(LEN([.A289])=2;LEFT([.A289];1);LEFT([.A289];LEN([.A289])-2));&quot;&quot;)" office:value-type="string" office:string-value="240102" calcext:value-type="string">
            <text:p>240102</text:p>
          </table:table-cell>
          <table:table-cell table:style-name="ce1" table:number-columns-repeated="2"/>
          <table:table-cell table:style-name="ce1" office:value-type="string" calcext:value-type="string">
            <text:p>Aval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0208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0209" calcext:value-type="float">
            <text:p>24010209</text:p>
          </table:table-cell>
          <table:table-cell table:style-name="ce1" table:formula="of:=IF(LEN([.A290])&gt;1;IF(LEN([.A290])=2;LEFT([.A290];1);LEFT([.A290];LEN([.A290])-2));&quot;&quot;)" office:value-type="string" office:string-value="240102" calcext:value-type="string">
            <text:p>240102</text:p>
          </table:table-cell>
          <table:table-cell table:style-name="ce1" table:number-columns-repeated="2"/>
          <table:table-cell table:style-name="ce1" office:value-type="string" calcext:value-type="string">
            <text:p>Custodia o administración de bien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0209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0290" calcext:value-type="float">
            <text:p>24010290</text:p>
          </table:table-cell>
          <table:table-cell table:style-name="ce1" table:formula="of:=IF(LEN([.A291])&gt;1;IF(LEN([.A291])=2;LEFT([.A291];1);LEFT([.A291];LEN([.A291])-2));&quot;&quot;)" office:value-type="string" office:string-value="240102" calcext:value-type="string">
            <text:p>240102</text:p>
          </table:table-cell>
          <table:table-cell table:style-name="ce1" table:number-columns-repeated="2"/>
          <table:table-cell table:style-name="ce1" office:value-type="string" calcext:value-type="string">
            <text:p>Otros pasivos derivados de la prestación de servicio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0104" calcext:value-type="float">
            <text:p>23050104</text:p>
          </table:table-cell>
          <table:table-cell table:style-name="ce3" office:value-type="string" calcext:value-type="string">
            <text:p>2401029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0290" calcext:value-type="float">
            <text:p>24010290</text:p>
          </table:table-cell>
          <table:table-cell table:style-name="ce1" table:formula="of:=IF(LEN([.A292])&gt;1;IF(LEN([.A292])=2;LEFT([.A292];1);LEFT([.A292];LEN([.A292])-2));&quot;&quot;)" office:value-type="string" office:string-value="240102" calcext:value-type="string">
            <text:p>240102</text:p>
          </table:table-cell>
          <table:table-cell table:style-name="ce1" table:number-columns-repeated="2"/>
          <table:table-cell table:style-name="ce1" office:value-type="string" calcext:value-type="string">
            <text:p>Otros pasivos derivados de la prestación de servicio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0105" calcext:value-type="float">
            <text:p>23050105</text:p>
          </table:table-cell>
          <table:table-cell table:style-name="ce3" office:value-type="string" calcext:value-type="string">
            <text:p>2401029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03" calcext:value-type="float">
            <text:p>240103</text:p>
          </table:table-cell>
          <table:table-cell table:style-name="ce1" table:formula="of:=IF(LEN([.A293])&gt;1;IF(LEN([.A293])=2;LEFT([.A293];1);LEFT([.A293];LEN([.A293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COMISIONES POR PAGAR SOBRE OPERACIONES VIGENTE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04" calcext:value-type="float">
            <text:p>240104</text:p>
          </table:table-cell>
          <table:table-cell table:style-name="ce1" table:formula="of:=IF(LEN([.A294])&gt;1;IF(LEN([.A294])=2;LEFT([.A294];1);LEFT([.A294];LEN([.A294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AFORO DERIVADO DE OPERACIONES DE FACTORAJE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3" calcext:value-type="float">
            <text:p>240113</text:p>
          </table:table-cell>
          <table:table-cell table:style-name="ce1" table:formula="of:=IF(LEN([.A295])&gt;1;IF(LEN([.A295])=2;LEFT([.A295];1);LEFT([.A295];LEN([.A295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PASIVO POR ARRENDAMIENTO CAPITALIZABLE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6" calcext:value-type="float">
            <text:p>240116</text:p>
          </table:table-cell>
          <table:table-cell table:style-name="ce1" table:formula="of:=IF(LEN([.A296])&gt;1;IF(LEN([.A296])=2;LEFT([.A296];1);LEFT([.A296];LEN([.A296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DEPOSITOS EN GARANTIA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5" calcext:value-type="float">
            <text:p>240115</text:p>
          </table:table-cell>
          <table:table-cell table:style-name="ce1" table:formula="of:=IF(LEN([.A297])&gt;1;IF(LEN([.A297])=2;LEFT([.A297];1);LEFT([.A297];LEN([.A297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ACREEDORES POR ADQUISICION DE ACTIVOS 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9" calcext:value-type="float">
            <text:p>240119</text:p>
          </table:table-cell>
          <table:table-cell table:style-name="ce1" table:formula="of:=IF(LEN([.A298])&gt;1;IF(LEN([.A298])=2;LEFT([.A298];1);LEFT([.A298];LEN([.A298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EXCEDENTES POR PAGAR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9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06" calcext:value-type="float">
            <text:p>240106</text:p>
          </table:table-cell>
          <table:table-cell table:style-name="ce1" table:formula="of:=IF(LEN([.A299])&gt;1;IF(LEN([.A299])=2;LEFT([.A299];1);LEFT([.A299];LEN([.A299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ACREEDORES POR SERVICIO DE MANTENIMIENT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0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07" calcext:value-type="float">
            <text:p>240107</text:p>
          </table:table-cell>
          <table:table-cell table:style-name="ce1" table:formula="of:=IF(LEN([.A300])&gt;1;IF(LEN([.A300])=2;LEFT([.A300];1);LEFT([.A300];LEN([.A300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IMPUESTO AL VALOR AGREGAD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09" calcext:value-type="float">
            <text:p>230509</text:p>
          </table:table-cell>
          <table:table-cell table:style-name="ce3" office:value-type="string" calcext:value-type="string">
            <text:p>240107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08" calcext:value-type="float">
            <text:p>240108</text:p>
          </table:table-cell>
          <table:table-cell table:style-name="ce1" table:formula="of:=IF(LEN([.A301])&gt;1;IF(LEN([.A301])=2;LEFT([.A301];1);LEFT([.A301];LEN([.A301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OTROS IMPUESTOS Y DERECHOS POR PAGAR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10" calcext:value-type="float">
            <text:p>230510</text:p>
          </table:table-cell>
          <table:table-cell table:style-name="ce3" office:value-type="string" calcext:value-type="string">
            <text:p>240108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09" calcext:value-type="float">
            <text:p>240109</text:p>
          </table:table-cell>
          <table:table-cell table:style-name="ce1" table:formula="of:=IF(LEN([.A302])&gt;1;IF(LEN([.A302])=2;LEFT([.A302];1);LEFT([.A302];LEN([.A302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IMPUESTOS Y APORTACIONES DE SEGURIDAD SOCIAL RETENIDOS POR ENTERAR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11" calcext:value-type="float">
            <text:p>230511</text:p>
          </table:table-cell>
          <table:table-cell table:style-name="ce4" office:value-type="string" calcext:value-type="string">
            <text:p>2401090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09" calcext:value-type="float">
            <text:p>240109</text:p>
          </table:table-cell>
          <table:table-cell table:style-name="ce1" table:formula="of:=IF(LEN([.A303])&gt;1;IF(LEN([.A303])=2;LEFT([.A303];1);LEFT([.A303];LEN([.A303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IMPUESTOS Y APORTACIONES DE SEGURIDAD SOCIAL RETENIDOS POR ENTERAR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06" calcext:value-type="float">
            <text:p>230606</text:p>
          </table:table-cell>
          <table:table-cell table:style-name="ce4" office:value-type="string" calcext:value-type="string">
            <text:p>2401090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09" calcext:value-type="float">
            <text:p>240109</text:p>
          </table:table-cell>
          <table:table-cell table:style-name="ce1" table:formula="of:=IF(LEN([.A304])&gt;1;IF(LEN([.A304])=2;LEFT([.A304];1);LEFT([.A304];LEN([.A304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IMPUESTOS Y APORTACIONES DE SEGURIDAD SOCIAL RETENIDOS POR ENTERAR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07" calcext:value-type="float">
            <text:p>230607</text:p>
          </table:table-cell>
          <table:table-cell table:style-name="ce4" office:value-type="string" calcext:value-type="string">
            <text:p>2401090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09" calcext:value-type="float">
            <text:p>240109</text:p>
          </table:table-cell>
          <table:table-cell table:style-name="ce1" table:formula="of:=IF(LEN([.A305])&gt;1;IF(LEN([.A305])=2;LEFT([.A305];1);LEFT([.A305];LEN([.A305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IMPUESTOS Y APORTACIONES DE SEGURIDAD SOCIAL RETENIDOS POR ENTERAR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08" calcext:value-type="float">
            <text:p>230608</text:p>
          </table:table-cell>
          <table:table-cell table:style-name="ce4" office:value-type="string" calcext:value-type="string">
            <text:p>2401090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09" calcext:value-type="float">
            <text:p>240109</text:p>
          </table:table-cell>
          <table:table-cell table:style-name="ce1" table:formula="of:=IF(LEN([.A306])&gt;1;IF(LEN([.A306])=2;LEFT([.A306];1);LEFT([.A306];LEN([.A306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IMPUESTOS Y APORTACIONES DE SEGURIDAD SOCIAL RETENIDOS POR ENTERAR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09" calcext:value-type="float">
            <text:p>230609</text:p>
          </table:table-cell>
          <table:table-cell table:style-name="ce4" office:value-type="string" calcext:value-type="string">
            <text:p>2401090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0" calcext:value-type="float">
            <text:p>240110</text:p>
          </table:table-cell>
          <table:table-cell table:style-name="ce1" table:formula="of:=IF(LEN([.A307])&gt;1;IF(LEN([.A307])=2;LEFT([.A307];1);LEFT([.A307];LEN([.A307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PROVISION PARA BENEFICIOS A LOS EMPLEADOS 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010" calcext:value-type="float">
            <text:p>24011010</text:p>
          </table:table-cell>
          <table:table-cell table:style-name="ce1" table:formula="of:=IF(LEN([.A308])&gt;1;IF(LEN([.A308])=2;LEFT([.A308];1);LEFT([.A308];LEN([.A308])-2));&quot;&quot;)" office:value-type="string" office:string-value="240110" calcext:value-type="string">
            <text:p>240110</text:p>
          </table:table-cell>
          <table:table-cell table:style-name="ce1" table:number-columns-repeated="2"/>
          <table:table-cell table:style-name="ce1" office:value-type="string" calcext:value-type="string">
            <text:p>Beneficios directos a largo plazo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01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00402" calcext:value-type="float">
            <text:p>2401100402</text:p>
          </table:table-cell>
          <table:table-cell table:style-name="ce1" table:formula="of:=IF(LEN([.A309])&gt;1;IF(LEN([.A309])=2;LEFT([.A309];1);LEFT([.A309];LEN([.A309])-2));&quot;&quot;)" office:value-type="string" office:string-value="24011004" calcext:value-type="string">
            <text:p>24011004</text:p>
          </table:table-cell>
          <table:table-cell table:style-name="ce1" table:number-columns-repeated="2"/>
          <table:table-cell table:style-name="ce1" office:value-type="string" calcext:value-type="string">
            <text:p>Beneficios por terminación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004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004" calcext:value-type="float">
            <text:p>24011004</text:p>
          </table:table-cell>
          <table:table-cell table:style-name="ce1" table:formula="of:=IF(LEN([.A310])&gt;1;IF(LEN([.A310])=2;LEFT([.A310];1);LEFT([.A310];LEN([.A310])-2));&quot;&quot;)" office:value-type="string" office:string-value="240110" calcext:value-type="string">
            <text:p>240110</text:p>
          </table:table-cell>
          <table:table-cell table:style-name="ce1" table:number-columns-repeated="3"/>
          <table:table-cell table:style-name="ce1" office:value-type="string" calcext:value-type="string">
            <text:p>Beneficios por terminación por causas distintas a la reestructuració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004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00401" calcext:value-type="float">
            <text:p>2401100401</text:p>
          </table:table-cell>
          <table:table-cell table:style-name="ce1" table:formula="of:=IF(LEN([.A311])&gt;1;IF(LEN([.A311])=2;LEFT([.A311];1);LEFT([.A311];LEN([.A311])-2));&quot;&quot;)" office:value-type="string" office:string-value="24011004" calcext:value-type="string">
            <text:p>24011004</text:p>
          </table:table-cell>
          <table:table-cell table:style-name="ce1" table:number-columns-repeated="3"/>
          <table:table-cell table:style-name="ce1" office:value-type="string" calcext:value-type="string">
            <text:p>Beneficios por terminación por causa de reestructuración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0040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008" calcext:value-type="float">
            <text:p>24011008</text:p>
          </table:table-cell>
          <table:table-cell table:style-name="ce1" table:formula="of:=IF(LEN([.A312])&gt;1;IF(LEN([.A312])=2;LEFT([.A312];1);LEFT([.A312];LEN([.A312])-2));&quot;&quot;)" office:value-type="string" office:string-value="240110" calcext:value-type="string">
            <text:p>240110</text:p>
          </table:table-cell>
          <table:table-cell table:style-name="ce1" table:number-columns-repeated="2"/>
          <table:table-cell table:style-name="ce1" office:value-type="string" calcext:value-type="string">
            <text:p>Beneficios al retiro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008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00801" calcext:value-type="float">
            <text:p>2401100801</text:p>
          </table:table-cell>
          <table:table-cell table:style-name="ce1" table:formula="of:=IF(LEN([.A313])&gt;1;IF(LEN([.A313])=2;LEFT([.A313];1);LEFT([.A313];LEN([.A313])-2));&quot;&quot;)" office:value-type="string" office:string-value="24011008" calcext:value-type="string">
            <text:p>24011008</text:p>
          </table:table-cell>
          <table:table-cell table:style-name="ce1" table:number-columns-repeated="3"/>
          <table:table-cell table:style-name="ce1" office:value-type="string" calcext:value-type="string">
            <text:p>Pensiones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0080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00802" calcext:value-type="float">
            <text:p>2401100802</text:p>
          </table:table-cell>
          <table:table-cell table:style-name="ce1" table:formula="of:=IF(LEN([.A314])&gt;1;IF(LEN([.A314])=2;LEFT([.A314];1);LEFT([.A314];LEN([.A314])-2));&quot;&quot;)" office:value-type="string" office:string-value="24011008" calcext:value-type="string">
            <text:p>24011008</text:p>
          </table:table-cell>
          <table:table-cell table:style-name="ce1" table:number-columns-repeated="3"/>
          <table:table-cell table:style-name="ce1" office:value-type="string" calcext:value-type="string">
            <text:p>Prima de antigüedad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008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00890" calcext:value-type="float">
            <text:p>2401100890</text:p>
          </table:table-cell>
          <table:table-cell table:style-name="ce1" table:formula="of:=IF(LEN([.A315])&gt;1;IF(LEN([.A315])=2;LEFT([.A315];1);LEFT([.A315];LEN([.A315])-2));&quot;&quot;)" office:value-type="string" office:string-value="24011008" calcext:value-type="string">
            <text:p>24011008</text:p>
          </table:table-cell>
          <table:table-cell table:style-name="ce1" table:number-columns-repeated="3"/>
          <table:table-cell table:style-name="ce1" office:value-type="string" calcext:value-type="string">
            <text:p>Otros beneficios posteriores al retiro</text:p>
          </table:table-cell>
          <table:table-cell table:style-name="ce1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0089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2" calcext:value-type="float">
            <text:p>240112</text:p>
          </table:table-cell>
          <table:table-cell table:style-name="ce1" table:formula="of:=IF(LEN([.A316])&gt;1;IF(LEN([.A316])=2;LEFT([.A316];1);LEFT([.A316];LEN([.A316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PROVISIONES PARA OBLIGACIONES DIVERSA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2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210" calcext:value-type="float">
            <text:p>24011210</text:p>
          </table:table-cell>
          <table:table-cell table:style-name="ce1" table:formula="of:=IF(LEN([.A317])&gt;1;IF(LEN([.A317])=2;LEFT([.A317];1);LEFT([.A317];LEN([.A317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Beneficios directos de corto plazo 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1401" calcext:value-type="float">
            <text:p>23051401</text:p>
          </table:table-cell>
          <table:table-cell table:style-name="ce4" office:value-type="string" calcext:value-type="string">
            <text:p>2401121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210" calcext:value-type="float">
            <text:p>24011210</text:p>
          </table:table-cell>
          <table:table-cell table:style-name="ce1" table:formula="of:=IF(LEN([.A318])&gt;1;IF(LEN([.A318])=2;LEFT([.A318];1);LEFT([.A318];LEN([.A318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Beneficios directos de corto plazo 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1617" calcext:value-type="float">
            <text:p>23051617</text:p>
          </table:table-cell>
          <table:table-cell table:style-name="ce4" office:value-type="string" calcext:value-type="string">
            <text:p>2401121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210" calcext:value-type="float">
            <text:p>24011210</text:p>
          </table:table-cell>
          <table:table-cell table:style-name="ce1" table:formula="of:=IF(LEN([.A319])&gt;1;IF(LEN([.A319])=2;LEFT([.A319];1);LEFT([.A319];LEN([.A319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Beneficios directos de corto plazo 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18" calcext:value-type="float">
            <text:p>230618</text:p>
          </table:table-cell>
          <table:table-cell table:style-name="ce4" office:value-type="string" calcext:value-type="string">
            <text:p>2401121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202" calcext:value-type="float">
            <text:p>24011202</text:p>
          </table:table-cell>
          <table:table-cell table:style-name="ce1" table:formula="of:=IF(LEN([.A320])&gt;1;IF(LEN([.A320])=2;LEFT([.A320];1);LEFT([.A320];LEN([.A320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Honorarios y arrendamiento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2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203" calcext:value-type="float">
            <text:p>24011203</text:p>
          </table:table-cell>
          <table:table-cell table:style-name="ce1" table:formula="of:=IF(LEN([.A321])&gt;1;IF(LEN([.A321])=2;LEFT([.A321];1);LEFT([.A321];LEN([.A321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Gastos de promoción y publicidad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2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204" calcext:value-type="float">
            <text:p>24011204</text:p>
          </table:table-cell>
          <table:table-cell table:style-name="ce1" table:formula="of:=IF(LEN([.A322])&gt;1;IF(LEN([.A322])=2;LEFT([.A322];1);LEFT([.A322];LEN([.A322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Aportaciones al Fondo de Sup. Auxiliar de SOCAP'S y Préstamo y de Protección a sus Ahorrador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26" calcext:value-type="float">
            <text:p>230626</text:p>
          </table:table-cell>
          <table:table-cell table:style-name="ce3" office:value-type="string" calcext:value-type="string">
            <text:p>240112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206" calcext:value-type="float">
            <text:p>24011206</text:p>
          </table:table-cell>
          <table:table-cell table:style-name="ce1" table:formula="of:=IF(LEN([.A323])&gt;1;IF(LEN([.A323])=2;LEFT([.A323];1);LEFT([.A323];LEN([.A323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Gastos en tecnología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1206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1290" calcext:value-type="float">
            <text:p>24011290</text:p>
          </table:table-cell>
          <table:table-cell table:style-name="ce1" table:formula="of:=IF(LEN([.A324])&gt;1;IF(LEN([.A324])=2;LEFT([.A324];1);LEFT([.A324];LEN([.A324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Otras provision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01" calcext:value-type="float">
            <text:p>230601</text:p>
          </table:table-cell>
          <table:table-cell table:style-name="ce4" office:value-type="string" calcext:value-type="string">
            <text:p>2401129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290" calcext:value-type="float">
            <text:p>24011290</text:p>
          </table:table-cell>
          <table:table-cell table:style-name="ce1" table:formula="of:=IF(LEN([.A325])&gt;1;IF(LEN([.A325])=2;LEFT([.A325];1);LEFT([.A325];LEN([.A325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Otras provision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02" calcext:value-type="float">
            <text:p>230602</text:p>
          </table:table-cell>
          <table:table-cell table:style-name="ce4" office:value-type="string" calcext:value-type="string">
            <text:p>2401129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290" calcext:value-type="float">
            <text:p>24011290</text:p>
          </table:table-cell>
          <table:table-cell table:style-name="ce1" table:formula="of:=IF(LEN([.A326])&gt;1;IF(LEN([.A326])=2;LEFT([.A326];1);LEFT([.A326];LEN([.A326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Otras provision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03" calcext:value-type="float">
            <text:p>230603</text:p>
          </table:table-cell>
          <table:table-cell table:style-name="ce4" office:value-type="string" calcext:value-type="string">
            <text:p>2401129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290" calcext:value-type="float">
            <text:p>24011290</text:p>
          </table:table-cell>
          <table:table-cell table:style-name="ce1" table:formula="of:=IF(LEN([.A327])&gt;1;IF(LEN([.A327])=2;LEFT([.A327];1);LEFT([.A327];LEN([.A327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Otras provision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14" calcext:value-type="float">
            <text:p>230614</text:p>
          </table:table-cell>
          <table:table-cell table:style-name="ce4" office:value-type="string" calcext:value-type="string">
            <text:p>2401129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290" calcext:value-type="float">
            <text:p>24011290</text:p>
          </table:table-cell>
          <table:table-cell table:style-name="ce1" table:formula="of:=IF(LEN([.A328])&gt;1;IF(LEN([.A328])=2;LEFT([.A328];1);LEFT([.A328];LEN([.A328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Otras provision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19" calcext:value-type="float">
            <text:p>230619</text:p>
          </table:table-cell>
          <table:table-cell table:style-name="ce4" office:value-type="string" calcext:value-type="string">
            <text:p>2401129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1290" calcext:value-type="float">
            <text:p>24011290</text:p>
          </table:table-cell>
          <table:table-cell table:style-name="ce1" table:formula="of:=IF(LEN([.A329])&gt;1;IF(LEN([.A329])=2;LEFT([.A329];1);LEFT([.A329];LEN([.A329])-2));&quot;&quot;)" office:value-type="string" office:string-value="240112" calcext:value-type="string">
            <text:p>240112</text:p>
          </table:table-cell>
          <table:table-cell table:style-name="ce1" table:number-columns-repeated="2"/>
          <table:table-cell table:style-name="ce1" office:value-type="string" calcext:value-type="string">
            <text:p>Otras provisiones</text:p>
          </table:table-cell>
          <table:table-cell table:style-name="ce1" table:number-columns-repeated="2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24" calcext:value-type="float">
            <text:p>230624</text:p>
          </table:table-cell>
          <table:table-cell table:style-name="ce4" office:value-type="string" calcext:value-type="string">
            <text:p>24011290000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20" calcext:value-type="float">
            <text:p>240120</text:p>
          </table:table-cell>
          <table:table-cell table:style-name="ce1" table:formula="of:=IF(LEN([.A330])&gt;1;IF(LEN([.A330])=2;LEFT([.A330];1);LEFT([.A330];LEN([.A330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CUENTAS SIN MOVIMIENT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4012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0121" calcext:value-type="float">
            <text:p>240121</text:p>
          </table:table-cell>
          <table:table-cell table:style-name="ce1" table:formula="of:=IF(LEN([.A331])&gt;1;IF(LEN([.A331])=2;LEFT([.A331];1);LEFT([.A331];LEN([.A331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INTERESES POR CERTIFICADOS EXCEDENTES O VOLUNTARI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2010202" calcext:value-type="float">
            <text:p>2102010202</text:p>
          </table:table-cell>
          <table:table-cell table:style-name="ce3" office:value-type="string" calcext:value-type="string">
            <text:p>24012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21" calcext:value-type="float">
            <text:p>240121</text:p>
          </table:table-cell>
          <table:table-cell table:style-name="ce1" table:formula="of:=IF(LEN([.A332])&gt;1;IF(LEN([.A332])=2;LEFT([.A332];1);LEFT([.A332];LEN([.A332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INTERESES POR CERTIFICADOS EXCEDENTES O VOLUNTARI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102010203" calcext:value-type="float">
            <text:p>2102010203</text:p>
          </table:table-cell>
          <table:table-cell table:style-name="ce3" office:value-type="string" calcext:value-type="string">
            <text:p>24012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90" calcext:value-type="float">
            <text:p>240190</text:p>
          </table:table-cell>
          <table:table-cell table:style-name="ce1" table:formula="of:=IF(LEN([.A333])&gt;1;IF(LEN([.A333])=2;LEFT([.A333];1);LEFT([.A333];LEN([.A333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OTROS ACREEDORES DIVERS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1602" calcext:value-type="float">
            <text:p>23051602</text:p>
          </table:table-cell>
          <table:table-cell table:style-name="ce5" office:value-type="string" calcext:value-type="string">
            <text:p>240190000000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90" calcext:value-type="float">
            <text:p>240190</text:p>
          </table:table-cell>
          <table:table-cell table:style-name="ce1" table:formula="of:=IF(LEN([.A334])&gt;1;IF(LEN([.A334])=2;LEFT([.A334];1);LEFT([.A334];LEN([.A334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OTROS ACREEDORES DIVERS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1607" calcext:value-type="float">
            <text:p>23051607</text:p>
          </table:table-cell>
          <table:table-cell table:style-name="ce5" office:value-type="string" calcext:value-type="string">
            <text:p>240190000000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90" calcext:value-type="float">
            <text:p>240190</text:p>
          </table:table-cell>
          <table:table-cell table:style-name="ce1" table:formula="of:=IF(LEN([.A335])&gt;1;IF(LEN([.A335])=2;LEFT([.A335];1);LEFT([.A335];LEN([.A335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OTROS ACREEDORES DIVERS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1608" calcext:value-type="float">
            <text:p>23051608</text:p>
          </table:table-cell>
          <table:table-cell table:style-name="ce5" office:value-type="string" calcext:value-type="string">
            <text:p>240190000000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90" calcext:value-type="float">
            <text:p>240190</text:p>
          </table:table-cell>
          <table:table-cell table:style-name="ce1" table:formula="of:=IF(LEN([.A336])&gt;1;IF(LEN([.A336])=2;LEFT([.A336];1);LEFT([.A336];LEN([.A336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OTROS ACREEDORES DIVERS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21" calcext:value-type="float">
            <text:p>230621</text:p>
          </table:table-cell>
          <table:table-cell table:style-name="ce5" office:value-type="string" calcext:value-type="string">
            <text:p>240190000000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90" calcext:value-type="float">
            <text:p>240190</text:p>
          </table:table-cell>
          <table:table-cell table:style-name="ce1" table:formula="of:=IF(LEN([.A337])&gt;1;IF(LEN([.A337])=2;LEFT([.A337];1);LEFT([.A337];LEN([.A337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OTROS ACREEDORES DIVERS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1627" calcext:value-type="float">
            <text:p>23051627</text:p>
          </table:table-cell>
          <table:table-cell table:style-name="ce5" office:value-type="string" calcext:value-type="string">
            <text:p>240190000000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90" calcext:value-type="float">
            <text:p>240190</text:p>
          </table:table-cell>
          <table:table-cell table:style-name="ce1" table:formula="of:=IF(LEN([.A338])&gt;1;IF(LEN([.A338])=2;LEFT([.A338];1);LEFT([.A338];LEN([.A338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OTROS ACREEDORES DIVERS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519" calcext:value-type="float">
            <text:p>230519</text:p>
          </table:table-cell>
          <table:table-cell table:style-name="ce5" office:value-type="string" calcext:value-type="string">
            <text:p>240190000000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40190" calcext:value-type="float">
            <text:p>240190</text:p>
          </table:table-cell>
          <table:table-cell table:style-name="ce1" table:formula="of:=IF(LEN([.A339])&gt;1;IF(LEN([.A339])=2;LEFT([.A339];1);LEFT([.A339];LEN([.A339])-2));&quot;&quot;)" office:value-type="string" office:string-value="2401" calcext:value-type="string">
            <text:p>2401</text:p>
          </table:table-cell>
          <table:table-cell table:style-name="ce1"/>
          <table:table-cell table:style-name="ce1" office:value-type="string" calcext:value-type="string">
            <text:p>OTROS ACREEDORES DIVERS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230620" calcext:value-type="float">
            <text:p>230620</text:p>
          </table:table-cell>
          <table:table-cell table:style-name="ce5" office:value-type="string" calcext:value-type="string">
            <text:p>240190000000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IF(LEN([.A340])&gt;1;IF(LEN([.A340])=2;LEFT([.A340];1);LEFT([.A340];LEN([.A340])-2));&quot;&quot;)" office:value-type="string" office:string-value="2" calcext:value-type="string">
            <text:p>2</text:p>
          </table:table-cell>
          <table:table-cell table:style-name="ce1" office:value-type="string" calcext:value-type="string">
            <text:p>PTU DIFERIDA (A CARGO)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80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IF(LEN([.A341])&gt;1;IF(LEN([.A341])=2;LEFT([.A341];1);LEFT([.A341];LEN([.A341])-2));&quot;&quot;)" office:value-type="string" office:string-value="2" calcext:value-type="string">
            <text:p>2</text:p>
          </table:table-cell>
          <table:table-cell table:style-name="ce1" office:value-type="string" calcext:value-type="string">
            <text:p>CREDITOS DIFERIDOS Y COBROS ANTICIPADOS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1" calcext:value-type="float">
            <text:p>2931</text:p>
          </table:table-cell>
          <table:table-cell table:style-name="ce1" table:formula="of:=IF(LEN([.A342])&gt;1;IF(LEN([.A342])=2;LEFT([.A342];1);LEFT([.A342];LEN([.A342])-2));&quot;&quot;)" office:value-type="string" office:string-value="29" calcext:value-type="string">
            <text:p>29</text:p>
          </table:table-cell>
          <table:table-cell table:style-name="ce1" office:value-type="string" calcext:value-type="string">
            <text:p>CREDITOS DIFERIDOS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101" calcext:value-type="float">
            <text:p>293101</text:p>
          </table:table-cell>
          <table:table-cell table:style-name="ce1" table:formula="of:=IF(LEN([.A343])&gt;1;IF(LEN([.A343])=2;LEFT([.A343];1);LEFT([.A343];LEN([.A343])-2));&quot;&quot;)" office:value-type="string" office:string-value="2931" calcext:value-type="string">
            <text:p>2931</text:p>
          </table:table-cell>
          <table:table-cell table:style-name="ce1"/>
          <table:table-cell table:style-name="ce1" office:value-type="string" calcext:value-type="string">
            <text:p>COMISIONES POR EL OTORGAMIENTO DEL CREDIT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112" calcext:value-type="float">
            <text:p>293112</text:p>
          </table:table-cell>
          <table:table-cell table:style-name="ce1" table:formula="of:=IF(LEN([.A344])&gt;1;IF(LEN([.A344])=2;LEFT([.A344];1);LEFT([.A344];LEN([.A344])-2));&quot;&quot;)" office:value-type="string" office:string-value="2931" calcext:value-type="string">
            <text:p>2931</text:p>
          </table:table-cell>
          <table:table-cell table:style-name="ce1"/>
          <table:table-cell table:style-name="ce1" office:value-type="string" calcext:value-type="string">
            <text:p>COMISIONES POR ANUALIDAD Y SUBSECUENTES DE TARJETA DE CREDIT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11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104" calcext:value-type="float">
            <text:p>293104</text:p>
          </table:table-cell>
          <table:table-cell table:style-name="ce1" table:formula="of:=IF(LEN([.A345])&gt;1;IF(LEN([.A345])=2;LEFT([.A345];1);LEFT([.A345];LEN([.A345])-2));&quot;&quot;)" office:value-type="string" office:string-value="2931" calcext:value-type="string">
            <text:p>2931</text:p>
          </table:table-cell>
          <table:table-cell table:style-name="ce1"/>
          <table:table-cell table:style-name="ce1" office:value-type="string" calcext:value-type="string">
            <text:p>INGRESO FINANCIERO POR DEVENGAR EN CONTRATOS DE ARRENDAMIENTO CAPITALIZABLE 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1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111" calcext:value-type="float">
            <text:p>293111</text:p>
          </table:table-cell>
          <table:table-cell table:style-name="ce1" table:formula="of:=IF(LEN([.A346])&gt;1;IF(LEN([.A346])=2;LEFT([.A346];1);LEFT([.A346];LEN([.A346])-2));&quot;&quot;)" office:value-type="string" office:string-value="2931" calcext:value-type="string">
            <text:p>2931</text:p>
          </table:table-cell>
          <table:table-cell table:style-name="ce1"/>
          <table:table-cell table:style-name="ce1" office:value-type="string" calcext:value-type="string">
            <text:p>INGRESO POR OPCION DE COMPRA A PRECIO REDUCIDO EN OPERACIONES DE ARRENDAMIENTO CAPITALIZABLE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11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105" calcext:value-type="float">
            <text:p>293105</text:p>
          </table:table-cell>
          <table:table-cell table:style-name="ce1" table:formula="of:=IF(LEN([.A347])&gt;1;IF(LEN([.A347])=2;LEFT([.A347];1);LEFT([.A347];LEN([.A347])-2));&quot;&quot;)" office:value-type="string" office:string-value="2931" calcext:value-type="string">
            <text:p>2931</text:p>
          </table:table-cell>
          <table:table-cell table:style-name="ce1"/>
          <table:table-cell table:style-name="ce1" office:value-type="string" calcext:value-type="string">
            <text:p>OTROS INGRESOS POR APLICAR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1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190" calcext:value-type="float">
            <text:p>293190</text:p>
          </table:table-cell>
          <table:table-cell table:style-name="ce1" table:formula="of:=IF(LEN([.A348])&gt;1;IF(LEN([.A348])=2;LEFT([.A348];1);LEFT([.A348];LEN([.A348])-2));&quot;&quot;)" office:value-type="string" office:string-value="2931" calcext:value-type="string">
            <text:p>2931</text:p>
          </table:table-cell>
          <table:table-cell table:style-name="ce1"/>
          <table:table-cell table:style-name="ce1" office:value-type="string" calcext:value-type="string">
            <text:p>OTROS CREDITOS DIFERID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2" calcext:value-type="float">
            <text:p>2932</text:p>
          </table:table-cell>
          <table:table-cell table:style-name="ce1" table:formula="of:=IF(LEN([.A349])&gt;1;IF(LEN([.A349])=2;LEFT([.A349];1);LEFT([.A349];LEN([.A349])-2));&quot;&quot;)" office:value-type="string" office:string-value="29" calcext:value-type="string">
            <text:p>29</text:p>
          </table:table-cell>
          <table:table-cell table:style-name="ce1" office:value-type="string" calcext:value-type="string">
            <text:p>COBROS ANTICIPADOS</text:p>
          </table:table-cell>
          <table:table-cell table:style-name="ce1" table:number-columns-repeated="4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201" calcext:value-type="float">
            <text:p>293201</text:p>
          </table:table-cell>
          <table:table-cell table:style-name="ce1" table:formula="of:=IF(LEN([.A350])&gt;1;IF(LEN([.A350])=2;LEFT([.A350];1);LEFT([.A350];LEN([.A350])-2));&quot;&quot;)" office:value-type="string" office:string-value="2932" calcext:value-type="string">
            <text:p>2932</text:p>
          </table:table-cell>
          <table:table-cell table:style-name="ce1"/>
          <table:table-cell table:style-name="ce1" office:value-type="string" calcext:value-type="string">
            <text:p>INTERESES COBRADOS POR ANTICIPAD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2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202" calcext:value-type="float">
            <text:p>293202</text:p>
          </table:table-cell>
          <table:table-cell table:style-name="ce1" table:formula="of:=IF(LEN([.A351])&gt;1;IF(LEN([.A351])=2;LEFT([.A351];1);LEFT([.A351];LEN([.A351])-2));&quot;&quot;)" office:value-type="string" office:string-value="2932" calcext:value-type="string">
            <text:p>2932</text:p>
          </table:table-cell>
          <table:table-cell table:style-name="ce1"/>
          <table:table-cell table:style-name="ce1" office:value-type="string" calcext:value-type="string">
            <text:p>COMISIONES COBRADAS POR ANTICIPAD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207" calcext:value-type="float">
            <text:p>293207</text:p>
          </table:table-cell>
          <table:table-cell table:style-name="ce1" table:formula="of:=IF(LEN([.A352])&gt;1;IF(LEN([.A352])=2;LEFT([.A352];1);LEFT([.A352];LEN([.A352])-2));&quot;&quot;)" office:value-type="string" office:string-value="2932" calcext:value-type="string">
            <text:p>2932</text:p>
          </table:table-cell>
          <table:table-cell table:style-name="ce1"/>
          <table:table-cell table:style-name="ce1" office:value-type="string" calcext:value-type="string">
            <text:p>ARRENDAMIENTOS COBRADOS POR ANTICIPAD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207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208" calcext:value-type="float">
            <text:p>293208</text:p>
          </table:table-cell>
          <table:table-cell table:style-name="ce1" table:formula="of:=IF(LEN([.A353])&gt;1;IF(LEN([.A353])=2;LEFT([.A353];1);LEFT([.A353];LEN([.A353])-2));&quot;&quot;)" office:value-type="string" office:string-value="2932" calcext:value-type="string">
            <text:p>2932</text:p>
          </table:table-cell>
          <table:table-cell table:style-name="ce1"/>
          <table:table-cell table:style-name="ce1" office:value-type="string" calcext:value-type="string">
            <text:p>COBROS ANTICIPADOS DE BIENES PROMETIDOS EN VENTA O CON RESERVA DE DOMINIO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208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3290" calcext:value-type="float">
            <text:p>293290</text:p>
          </table:table-cell>
          <table:table-cell table:style-name="ce1" table:formula="of:=IF(LEN([.A354])&gt;1;IF(LEN([.A354])=2;LEFT([.A354];1);LEFT([.A354];LEN([.A354])-2));&quot;&quot;)" office:value-type="string" office:string-value="2932" calcext:value-type="string">
            <text:p>2932</text:p>
          </table:table-cell>
          <table:table-cell table:style-name="ce1"/>
          <table:table-cell table:style-name="ce1" office:value-type="string" calcext:value-type="string">
            <text:p>OTROS COBROS ANTICIPADOS</text:p>
          </table:table-cell>
          <table:table-cell table:style-name="ce1" table:number-columns-repeated="3"/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2932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IF(LEN([.A355])&gt;1;IF(LEN([.A355])=2;LEFT([.A355];1);LEFT([.A355];LEN([.A355])-2));&quot;&quot;)">
            <text:p/>
          </table:table-cell>
          <table:table-cell table:style-name="ce1" office:value-type="string" calcext:value-type="string">
            <text:p>CAPITAL CONTABLE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0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IF(LEN([.A356])&gt;1;IF(LEN([.A356])=2;LEFT([.A356];1);LEFT([.A356];LEN([.A356])-2));&quot;&quot;)" office:value-type="string" office:string-value="4" calcext:value-type="string">
            <text:p>4</text:p>
          </table:table-cell>
          <table:table-cell table:style-name="ce1" office:value-type="string" calcext:value-type="string">
            <text:p>CAPITAL CONTRIBUIDO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01" calcext:value-type="float">
            <text:p>4101</text:p>
          </table:table-cell>
          <table:table-cell table:style-name="ce1" table:formula="of:=IF(LEN([.A357])&gt;1;IF(LEN([.A357])=2;LEFT([.A357];1);LEFT([.A357];LEN([.A357])-2));&quot;&quot;)" office:value-type="string" office:string-value="41" calcext:value-type="string">
            <text:p>41</text:p>
          </table:table-cell>
          <table:table-cell table:style-name="ce1" office:value-type="string" calcext:value-type="string">
            <text:p>CAPITAL SOCIAL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0101" calcext:value-type="float">
            <text:p>410101</text:p>
          </table:table-cell>
          <table:table-cell table:style-name="ce1" table:formula="of:=IF(LEN([.A358])&gt;1;IF(LEN([.A358])=2;LEFT([.A358];1);LEFT([.A358];LEN([.A358])-2));&quot;&quot;)" office:value-type="string" office:string-value="4101" calcext:value-type="string">
            <text:p>4101</text:p>
          </table:table-cell>
          <table:table-cell table:style-name="ce1"/>
          <table:table-cell table:style-name="ce1" office:value-type="string" calcext:value-type="string">
            <text:p>CERTIFICADOS DE APORTACION ORDINARIOS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1010101" calcext:value-type="float">
            <text:p>41010101</text:p>
          </table:table-cell>
          <table:table-cell table:style-name="ce3" office:value-type="string" calcext:value-type="string">
            <text:p>410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410102" calcext:value-type="float">
            <text:p>410102</text:p>
          </table:table-cell>
          <table:table-cell table:style-name="ce1" table:formula="of:=IF(LEN([.A359])&gt;1;IF(LEN([.A359])=2;LEFT([.A359];1);LEFT([.A359];LEN([.A359])-2));&quot;&quot;)" office:value-type="string" office:string-value="4101" calcext:value-type="string">
            <text:p>4101</text:p>
          </table:table-cell>
          <table:table-cell table:style-name="ce1"/>
          <table:table-cell table:style-name="ce1" office:value-type="string" calcext:value-type="string">
            <text:p>CERTIFICADOS EXCEDENTES O VOLUNTARIOS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1010102" calcext:value-type="float">
            <text:p>41010102</text:p>
          </table:table-cell>
          <table:table-cell table:style-name="ce3" office:value-type="string" calcext:value-type="string">
            <text:p>4101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410102" calcext:value-type="float">
            <text:p>410102</text:p>
          </table:table-cell>
          <table:table-cell table:style-name="ce1" table:formula="of:=IF(LEN([.A360])&gt;1;IF(LEN([.A360])=2;LEFT([.A360];1);LEFT([.A360];LEN([.A360])-2));&quot;&quot;)" office:value-type="string" office:string-value="4101" calcext:value-type="string">
            <text:p>4101</text:p>
          </table:table-cell>
          <table:table-cell table:style-name="ce1"/>
          <table:table-cell table:style-name="ce1" office:value-type="string" calcext:value-type="string">
            <text:p>CERTIFICADOS EXCEDENTES O VOLUNTARIOS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1010106" calcext:value-type="float">
            <text:p>41010106</text:p>
          </table:table-cell>
          <table:table-cell table:style-name="ce3" office:value-type="string" calcext:value-type="string">
            <text:p>4101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410103" calcext:value-type="float">
            <text:p>410103</text:p>
          </table:table-cell>
          <table:table-cell table:style-name="ce1" table:formula="of:=IF(LEN([.A361])&gt;1;IF(LEN([.A361])=2;LEFT([.A361];1);LEFT([.A361];LEN([.A361])-2));&quot;&quot;)" office:value-type="string" office:string-value="4101" calcext:value-type="string">
            <text:p>4101</text:p>
          </table:table-cell>
          <table:table-cell table:style-name="ce1"/>
          <table:table-cell table:style-name="ce1" office:value-type="string" calcext:value-type="string">
            <text:p>CERTIFICADOS PARA CAPITAL DE RIESGO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1010105" calcext:value-type="float">
            <text:p>41010105</text:p>
          </table:table-cell>
          <table:table-cell table:style-name="ce3" office:value-type="string" calcext:value-type="string">
            <text:p>4101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4102" calcext:value-type="float">
            <text:p>4102</text:p>
          </table:table-cell>
          <table:table-cell table:style-name="ce1" table:formula="of:=IF(LEN([.A362])&gt;1;IF(LEN([.A362])=2;LEFT([.A362];1);LEFT([.A362];LEN([.A362])-2));&quot;&quot;)" office:value-type="string" office:string-value="41" calcext:value-type="string">
            <text:p>41</text:p>
          </table:table-cell>
          <table:table-cell table:style-name="ce1" office:value-type="string" calcext:value-type="string">
            <text:p>CAPITAL SOCIAL NO EXHIBIDO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0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0201" calcext:value-type="float">
            <text:p>410201</text:p>
          </table:table-cell>
          <table:table-cell table:style-name="ce1" table:formula="of:=IF(LEN([.A363])&gt;1;IF(LEN([.A363])=2;LEFT([.A363];1);LEFT([.A363];LEN([.A363])-2));&quot;&quot;)" office:value-type="string" office:string-value="4102" calcext:value-type="string">
            <text:p>4102</text:p>
          </table:table-cell>
          <table:table-cell table:style-name="ce1"/>
          <table:table-cell table:style-name="ce1" office:value-type="string" calcext:value-type="string">
            <text:p>CERTIFICADOS DE APORTACION ORDINARIOS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02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0202" calcext:value-type="float">
            <text:p>410202</text:p>
          </table:table-cell>
          <table:table-cell table:style-name="ce1" table:formula="of:=IF(LEN([.A364])&gt;1;IF(LEN([.A364])=2;LEFT([.A364];1);LEFT([.A364];LEN([.A364])-2));&quot;&quot;)" office:value-type="string" office:string-value="4102" calcext:value-type="string">
            <text:p>4102</text:p>
          </table:table-cell>
          <table:table-cell table:style-name="ce1"/>
          <table:table-cell table:style-name="ce1" office:value-type="string" calcext:value-type="string">
            <text:p>CERTIFICADOS EXCEDENTES O VOLUNTARIOS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0203" calcext:value-type="float">
            <text:p>410203</text:p>
          </table:table-cell>
          <table:table-cell table:style-name="ce1" table:formula="of:=IF(LEN([.A365])&gt;1;IF(LEN([.A365])=2;LEFT([.A365];1);LEFT([.A365];LEN([.A365])-2));&quot;&quot;)" office:value-type="string" office:string-value="4102" calcext:value-type="string">
            <text:p>4102</text:p>
          </table:table-cell>
          <table:table-cell table:style-name="ce1"/>
          <table:table-cell table:style-name="ce1" office:value-type="string" calcext:value-type="string">
            <text:p>CERTIFICADOS PARA CAPITAL DE RIESGO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02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03" calcext:value-type="float">
            <text:p>4103</text:p>
          </table:table-cell>
          <table:table-cell table:style-name="ce1" table:formula="of:=IF(LEN([.A366])&gt;1;IF(LEN([.A366])=2;LEFT([.A366];1);LEFT([.A366];LEN([.A366])-2));&quot;&quot;)" office:value-type="string" office:string-value="41" calcext:value-type="string">
            <text:p>41</text:p>
          </table:table-cell>
          <table:table-cell table:style-name="ce1" office:value-type="string" calcext:value-type="string">
            <text:p>INCREMENTO POR ACTUALIZACION DEL CAPITAL SOCIAL PAGADO (1)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0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07" calcext:value-type="float">
            <text:p>4107</text:p>
          </table:table-cell>
          <table:table-cell table:style-name="ce1" table:formula="of:=IF(LEN([.A367])&gt;1;IF(LEN([.A367])=2;LEFT([.A367];1);LEFT([.A367];LEN([.A367])-2));&quot;&quot;)" office:value-type="string" office:string-value="41" calcext:value-type="string">
            <text:p>41</text:p>
          </table:table-cell>
          <table:table-cell table:style-name="ce1" office:value-type="string" calcext:value-type="string">
            <text:p>APORTACIONES PARA FUTUROS AUMENTOS DE CAPITAL FORMALIZADAS POR SU ASAMBLEA GENERAL DE SOCIOS 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07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08" calcext:value-type="float">
            <text:p>4108</text:p>
          </table:table-cell>
          <table:table-cell table:style-name="ce1" table:formula="of:=IF(LEN([.A368])&gt;1;IF(LEN([.A368])=2;LEFT([.A368];1);LEFT([.A368];LEN([.A368])-2));&quot;&quot;)" office:value-type="string" office:string-value="41" calcext:value-type="string">
            <text:p>41</text:p>
          </table:table-cell>
          <table:table-cell table:style-name="ce1" office:value-type="string" calcext:value-type="string">
            <text:p>INCREMENTO POR ACT. DE APORT. PARA FUTUROS AUMENTOS DE CAP. FORMALIZADAS POR SU ASAMBLEA GEN. 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08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17" calcext:value-type="float">
            <text:p>4117</text:p>
          </table:table-cell>
          <table:table-cell table:style-name="ce1" table:formula="of:=IF(LEN([.A369])&gt;1;IF(LEN([.A369])=2;LEFT([.A369];1);LEFT([.A369];LEN([.A369])-2));&quot;&quot;)" office:value-type="string" office:string-value="41" calcext:value-type="string">
            <text:p>41</text:p>
          </table:table-cell>
          <table:table-cell table:style-name="ce1" office:value-type="string" calcext:value-type="string">
            <text:p>EFECTO POR INCORPORACION AL REGIMEN DE SOCIEDADES COOPERATIVAS DE AHORRO Y PRESTAMO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107" calcext:value-type="float">
            <text:p>4107</text:p>
          </table:table-cell>
          <table:table-cell table:style-name="ce3" office:value-type="string" calcext:value-type="string">
            <text:p>4117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4118" calcext:value-type="float">
            <text:p>4118</text:p>
          </table:table-cell>
          <table:table-cell table:style-name="ce1" table:formula="of:=IF(LEN([.A370])&gt;1;IF(LEN([.A370])=2;LEFT([.A370];1);LEFT([.A370];LEN([.A370])-2));&quot;&quot;)" office:value-type="string" office:string-value="41" calcext:value-type="string">
            <text:p>41</text:p>
          </table:table-cell>
          <table:table-cell table:style-name="ce1" office:value-type="string" calcext:value-type="string">
            <text:p>INCREMENTO POR ACTUALIZACION DEL EFECTO POR INCORPORACION AL REGIMEN DE SOCAP'S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118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IF(LEN([.A371])&gt;1;IF(LEN([.A371])=2;LEFT([.A371];1);LEFT([.A371];LEN([.A371])-2));&quot;&quot;)" office:value-type="string" office:string-value="4" calcext:value-type="string">
            <text:p>4</text:p>
          </table:table-cell>
          <table:table-cell table:style-name="ce1" office:value-type="string" calcext:value-type="string">
            <text:p>CAPITAL GANADO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01" calcext:value-type="float">
            <text:p>4201</text:p>
          </table:table-cell>
          <table:table-cell table:style-name="ce1" table:formula="of:=IF(LEN([.A372])&gt;1;IF(LEN([.A372])=2;LEFT([.A372];1);LEFT([.A372];LEN([.A372])-2));&quot;&quot;)" office:value-type="string" office:string-value="42" calcext:value-type="string">
            <text:p>42</text:p>
          </table:table-cell>
          <table:table-cell table:style-name="ce1" office:value-type="string" calcext:value-type="string">
            <text:p>FONDO DE RESERVA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2020102" calcext:value-type="float">
            <text:p>42020102</text:p>
          </table:table-cell>
          <table:table-cell table:style-name="ce3" office:value-type="string" calcext:value-type="string">
            <text:p>420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4201" calcext:value-type="float">
            <text:p>4201</text:p>
          </table:table-cell>
          <table:table-cell table:style-name="ce1" table:formula="of:=IF(LEN([.A373])&gt;1;IF(LEN([.A373])=2;LEFT([.A373];1);LEFT([.A373];LEN([.A373])-2));&quot;&quot;)" office:value-type="string" office:string-value="42" calcext:value-type="string">
            <text:p>42</text:p>
          </table:table-cell>
          <table:table-cell table:style-name="ce1" office:value-type="string" calcext:value-type="string">
            <text:p>FONDO DE RESERVA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206" calcext:value-type="float">
            <text:p>4206</text:p>
          </table:table-cell>
          <table:table-cell table:style-name="ce3" office:value-type="string" calcext:value-type="string">
            <text:p>420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4202" calcext:value-type="float">
            <text:p>4202</text:p>
          </table:table-cell>
          <table:table-cell table:style-name="ce1" table:formula="of:=IF(LEN([.A374])&gt;1;IF(LEN([.A374])=2;LEFT([.A374];1);LEFT([.A374];LEN([.A374])-2));&quot;&quot;)" office:value-type="string" office:string-value="42" calcext:value-type="string">
            <text:p>42</text:p>
          </table:table-cell>
          <table:table-cell table:style-name="ce1" office:value-type="string" calcext:value-type="string">
            <text:p>INCREMENTO POR ACTUALIZACION DEL FONDO DE RESERVA (1)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2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03" calcext:value-type="float">
            <text:p>4203</text:p>
          </table:table-cell>
          <table:table-cell table:style-name="ce1" table:formula="of:=IF(LEN([.A375])&gt;1;IF(LEN([.A375])=2;LEFT([.A375];1);LEFT([.A375];LEN([.A375])-2));&quot;&quot;)" office:value-type="string" office:string-value="42" calcext:value-type="string">
            <text:p>42</text:p>
          </table:table-cell>
          <table:table-cell table:style-name="ce1" office:value-type="string" calcext:value-type="string">
            <text:p>RESULTADO DE EJERCICIOS ANTERIORES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3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0301" calcext:value-type="float">
            <text:p>420301</text:p>
          </table:table-cell>
          <table:table-cell table:style-name="ce1" table:formula="of:=IF(LEN([.A376])&gt;1;IF(LEN([.A376])=2;LEFT([.A376];1);LEFT([.A376];LEN([.A376])-2));&quot;&quot;)" office:value-type="string" office:string-value="4203" calcext:value-type="string">
            <text:p>4203</text:p>
          </table:table-cell>
          <table:table-cell table:style-name="ce1"/>
          <table:table-cell table:style-name="ce1" office:value-type="string" calcext:value-type="string">
            <text:p>RESULTADO POR APLICAR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2020113" calcext:value-type="float">
            <text:p>42020113</text:p>
          </table:table-cell>
          <table:table-cell table:style-name="ce3" office:value-type="string" calcext:value-type="string">
            <text:p>4203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420302" calcext:value-type="float">
            <text:p>420302</text:p>
          </table:table-cell>
          <table:table-cell table:style-name="ce1" table:formula="of:=IF(LEN([.A377])&gt;1;IF(LEN([.A377])=2;LEFT([.A377];1);LEFT([.A377];LEN([.A377])-2));&quot;&quot;)" office:value-type="string" office:string-value="4203" calcext:value-type="string">
            <text:p>4203</text:p>
          </table:table-cell>
          <table:table-cell table:style-name="ce1"/>
          <table:table-cell table:style-name="ce1" office:value-type="string" calcext:value-type="string">
            <text:p>RESULTADO POR CAMBIOS CONTABLES Y CORRECCIONES DE ERRORES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3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04" calcext:value-type="float">
            <text:p>4204</text:p>
          </table:table-cell>
          <table:table-cell table:style-name="ce1" table:formula="of:=IF(LEN([.A378])&gt;1;IF(LEN([.A378])=2;LEFT([.A378];1);LEFT([.A378];LEN([.A378])-2));&quot;&quot;)" office:value-type="string" office:string-value="42" calcext:value-type="string">
            <text:p>42</text:p>
          </table:table-cell>
          <table:table-cell table:style-name="ce1" office:value-type="string" calcext:value-type="string">
            <text:p>INCREMENTO POR ACTUALIZACION DEL RESULTADO DE EJERCICIOS ANTERIORES (1)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4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05" calcext:value-type="float">
            <text:p>4205</text:p>
          </table:table-cell>
          <table:table-cell table:style-name="ce1" table:formula="of:=IF(LEN([.A379])&gt;1;IF(LEN([.A379])=2;LEFT([.A379];1);LEFT([.A379];LEN([.A379])-2));&quot;&quot;)" office:value-type="string" office:string-value="42" calcext:value-type="string">
            <text:p>42</text:p>
          </table:table-cell>
          <table:table-cell table:style-name="ce1" office:value-type="string" calcext:value-type="string">
            <text:p>RESULTADO POR VALUACION DE TITULOS DISPONIBLES PARA LA VENTA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5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0501" calcext:value-type="float">
            <text:p>420501</text:p>
          </table:table-cell>
          <table:table-cell table:style-name="ce1" table:formula="of:=IF(LEN([.A380])&gt;1;IF(LEN([.A380])=2;LEFT([.A380];1);LEFT([.A380];LEN([.A380])-2));&quot;&quot;)" office:value-type="string" office:string-value="4205" calcext:value-type="string">
            <text:p>4205</text:p>
          </table:table-cell>
          <table:table-cell table:style-name="ce1"/>
          <table:table-cell table:style-name="ce1" office:value-type="string" calcext:value-type="string">
            <text:p>VALUACION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5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0502" calcext:value-type="float">
            <text:p>420502</text:p>
          </table:table-cell>
          <table:table-cell table:style-name="ce1" table:formula="of:=IF(LEN([.A381])&gt;1;IF(LEN([.A381])=2;LEFT([.A381];1);LEFT([.A381];LEN([.A381])-2));&quot;&quot;)" office:value-type="string" office:string-value="4205" calcext:value-type="string">
            <text:p>4205</text:p>
          </table:table-cell>
          <table:table-cell table:style-name="ce1"/>
          <table:table-cell table:style-name="ce1" office:value-type="string" calcext:value-type="string">
            <text:p>RESULTADO POR POSICION MONETARIA (1)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5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90" calcext:value-type="float">
            <text:p>4290</text:p>
          </table:table-cell>
          <table:table-cell table:style-name="ce1" table:formula="of:=IF(LEN([.A382])&gt;1;IF(LEN([.A382])=2;LEFT([.A382];1);LEFT([.A382];LEN([.A382])-2));&quot;&quot;)" office:value-type="string" office:string-value="42" calcext:value-type="string">
            <text:p>42</text:p>
          </table:table-cell>
          <table:table-cell table:style-name="ce1" office:value-type="string" calcext:value-type="string">
            <text:p>INCREMENTO POR ACTUALIZACION DEL RESULTADO POR VALUACION DE TITULOS DISPONIBLES PARA LA VENTA (1)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9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09" calcext:value-type="float">
            <text:p>4209</text:p>
          </table:table-cell>
          <table:table-cell table:style-name="ce1" table:formula="of:=IF(LEN([.A383])&gt;1;IF(LEN([.A383])=2;LEFT([.A383];1);LEFT([.A383];LEN([.A383])-2));&quot;&quot;)" office:value-type="string" office:string-value="42" calcext:value-type="string">
            <text:p>42</text:p>
          </table:table-cell>
          <table:table-cell table:style-name="ce1" office:value-type="string" calcext:value-type="string">
            <text:p>RESULTADO POR TENENCIA DE ACTIVOS NO MONETARIOS 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9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0901" calcext:value-type="float">
            <text:p>420901</text:p>
          </table:table-cell>
          <table:table-cell table:style-name="ce1" table:formula="of:=IF(LEN([.A384])&gt;1;IF(LEN([.A384])=2;LEFT([.A384];1);LEFT([.A384];LEN([.A384])-2));&quot;&quot;)" office:value-type="string" office:string-value="4209" calcext:value-type="string">
            <text:p>4209</text:p>
          </table:table-cell>
          <table:table-cell table:style-name="ce1"/>
          <table:table-cell table:style-name="ce1" office:value-type="string" calcext:value-type="string">
            <text:p>POR VALUACION DE ACTIVO FIJO</text:p>
          </table:table-cell>
          <table:table-cell table:style-name="ce1" table:number-columns-repeated="3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09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14" calcext:value-type="float">
            <text:p>4214</text:p>
          </table:table-cell>
          <table:table-cell table:style-name="ce1" table:formula="of:=IF(LEN([.A385])&gt;1;IF(LEN([.A385])=2;LEFT([.A385];1);LEFT([.A385];LEN([.A385])-2));&quot;&quot;)" office:value-type="string" office:string-value="42" calcext:value-type="string">
            <text:p>42</text:p>
          </table:table-cell>
          <table:table-cell table:style-name="ce1" office:value-type="string" calcext:value-type="string">
            <text:p>INCREMENTO POR ACTUALIZACION DEL RESULTADO POR TENENCIA DE ACTIVOS NO MONETARIOS (1)</text:p>
          </table:table-cell>
          <table:table-cell table:style-name="ce1" table:number-columns-repeated="4"/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4214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IF(LEN([.A386])&gt;1;IF(LEN([.A386])=2;LEFT([.A386];1);LEFT([.A386];LEN([.A386])-2));&quot;&quot;)">
            <text:p/>
          </table:table-cell>
          <table:table-cell table:style-name="ce1" office:value-type="string" calcext:value-type="string">
            <text:p>CUENTAS DE ORDEN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0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table:formula="of:=IF(LEN([.A387])&gt;1;IF(LEN([.A387])=2;LEFT([.A387];1);LEFT([.A387];LEN([.A387])-2));&quot;&quot;)" office:value-type="string" office:string-value="7" calcext:value-type="string">
            <text:p>7</text:p>
          </table:table-cell>
          <table:table-cell table:style-name="ce1" office:value-type="string" calcext:value-type="string">
            <text:p>AVALES OTORGADOS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10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table:formula="of:=IF(LEN([.A388])&gt;1;IF(LEN([.A388])=2;LEFT([.A388];1);LEFT([.A388];LEN([.A388])-2));&quot;&quot;)" office:value-type="string" office:string-value="7" calcext:value-type="string">
            <text:p>7</text:p>
          </table:table-cell>
          <table:table-cell table:style-name="ce1" office:value-type="string" calcext:value-type="string">
            <text:p>ACTIVOS Y PASIVOS CONTINGENTES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90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table:formula="of:=IF(LEN([.A389])&gt;1;IF(LEN([.A389])=2;LEFT([.A389];1);LEFT([.A389];LEN([.A389])-2));&quot;&quot;)" office:value-type="string" office:string-value="7" calcext:value-type="string">
            <text:p>7</text:p>
          </table:table-cell>
          <table:table-cell table:style-name="ce1" office:value-type="string" calcext:value-type="string">
            <text:p>COMPROMISOS CREDITICIOS 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30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table:formula="of:=IF(LEN([.A390])&gt;1;IF(LEN([.A390])=2;LEFT([.A390];1);LEFT([.A390];LEN([.A390])-2));&quot;&quot;)" office:value-type="string" office:string-value="7" calcext:value-type="string">
            <text:p>7</text:p>
          </table:table-cell>
          <table:table-cell table:style-name="ce1" office:value-type="string" calcext:value-type="string">
            <text:p>BIENES EN MANDATO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40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table:formula="of:=IF(LEN([.A391])&gt;1;IF(LEN([.A391])=2;LEFT([.A391];1);LEFT([.A391];LEN([.A391])-2));&quot;&quot;)" office:value-type="string" office:string-value="7" calcext:value-type="string">
            <text:p>7</text:p>
          </table:table-cell>
          <table:table-cell table:style-name="ce1" office:value-type="string" calcext:value-type="string">
            <text:p>BIENES EN CUSTODIA O EN ADMINISTRACION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5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501" calcext:value-type="float">
            <text:p>7501</text:p>
          </table:table-cell>
          <table:table-cell table:style-name="ce1" table:formula="of:=IF(LEN([.A392])&gt;1;IF(LEN([.A392])=2;LEFT([.A392];1);LEFT([.A392];LEN([.A392])-2));&quot;&quot;)" office:value-type="string" office:string-value="75" calcext:value-type="string">
            <text:p>75</text:p>
          </table:table-cell>
          <table:table-cell table:style-name="ce1" office:value-type="string" calcext:value-type="string">
            <text:p>BIENES EN CUSTODIA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5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50104" calcext:value-type="float">
            <text:p>750104</text:p>
          </table:table-cell>
          <table:table-cell table:style-name="ce1" table:formula="of:=IF(LEN([.A393])&gt;1;IF(LEN([.A393])=2;LEFT([.A393];1);LEFT([.A393];LEN([.A393])-2));&quot;&quot;)" office:value-type="string" office:string-value="7501" calcext:value-type="string">
            <text:p>7501</text:p>
          </table:table-cell>
          <table:table-cell table:style-name="ce1"/>
          <table:table-cell table:style-name="ce1" office:value-type="string" calcext:value-type="string">
            <text:p>BIENES MUEBLES</text:p>
          </table:table-cell>
          <table:table-cell table:style-name="ce1" table:number-columns-repeated="3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501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50101" calcext:value-type="float">
            <text:p>750101</text:p>
          </table:table-cell>
          <table:table-cell table:style-name="ce1" table:formula="of:=IF(LEN([.A394])&gt;1;IF(LEN([.A394])=2;LEFT([.A394];1);LEFT([.A394];LEN([.A394])-2));&quot;&quot;)" office:value-type="string" office:string-value="7501" calcext:value-type="string">
            <text:p>7501</text:p>
          </table:table-cell>
          <table:table-cell table:style-name="ce1"/>
          <table:table-cell table:style-name="ce1" office:value-type="string" calcext:value-type="string">
            <text:p>OTROS</text:p>
          </table:table-cell>
          <table:table-cell table:style-name="ce1" table:number-columns-repeated="3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50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503" calcext:value-type="float">
            <text:p>7503</text:p>
          </table:table-cell>
          <table:table-cell table:style-name="ce1" table:formula="of:=IF(LEN([.A395])&gt;1;IF(LEN([.A395])=2;LEFT([.A395];1);LEFT([.A395];LEN([.A395])-2));&quot;&quot;)" office:value-type="string" office:string-value="75" calcext:value-type="string">
            <text:p>75</text:p>
          </table:table-cell>
          <table:table-cell table:style-name="ce1" office:value-type="string" calcext:value-type="string">
            <text:p>BIENES EN ADMINISTRACION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503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50301" calcext:value-type="float">
            <text:p>750301</text:p>
          </table:table-cell>
          <table:table-cell table:style-name="ce1" table:formula="of:=IF(LEN([.A396])&gt;1;IF(LEN([.A396])=2;LEFT([.A396];1);LEFT([.A396];LEN([.A396])-2));&quot;&quot;)" office:value-type="string" office:string-value="7503" calcext:value-type="string">
            <text:p>7503</text:p>
          </table:table-cell>
          <table:table-cell table:style-name="ce1"/>
          <table:table-cell table:style-name="ce1" office:value-type="string" calcext:value-type="string">
            <text:p>COMPRAVENTA DE DIVISAS POR CUENTA DE TERCEROS</text:p>
          </table:table-cell>
          <table:table-cell table:style-name="ce1" table:number-columns-repeated="3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503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50302" calcext:value-type="float">
            <text:p>750302</text:p>
          </table:table-cell>
          <table:table-cell table:style-name="ce1" table:formula="of:=IF(LEN([.A397])&gt;1;IF(LEN([.A397])=2;LEFT([.A397];1);LEFT([.A397];LEN([.A397])-2));&quot;&quot;)" office:value-type="string" office:string-value="7503" calcext:value-type="string">
            <text:p>7503</text:p>
          </table:table-cell>
          <table:table-cell table:style-name="ce1"/>
          <table:table-cell table:style-name="ce1" office:value-type="string" calcext:value-type="string">
            <text:p>RECEPCION DE PAGO DE SERVICIOS</text:p>
          </table:table-cell>
          <table:table-cell table:style-name="ce1" table:number-columns-repeated="3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503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50303" calcext:value-type="float">
            <text:p>750303</text:p>
          </table:table-cell>
          <table:table-cell table:style-name="ce1" table:formula="of:=IF(LEN([.A398])&gt;1;IF(LEN([.A398])=2;LEFT([.A398];1);LEFT([.A398];LEN([.A398])-2));&quot;&quot;)" office:value-type="string" office:string-value="7503" calcext:value-type="string">
            <text:p>7503</text:p>
          </table:table-cell>
          <table:table-cell table:style-name="ce1"/>
          <table:table-cell table:style-name="ce1" office:value-type="string" calcext:value-type="string">
            <text:p>OPERACIONES DE FACTORAJE FINANCIERO POR CUENTA DE TERCEROS</text:p>
          </table:table-cell>
          <table:table-cell table:style-name="ce1" table:number-columns-repeated="3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50303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1" calcext:value-type="float">
            <text:p>7731</text:p>
          </table:table-cell>
          <table:table-cell table:style-name="ce1" table:formula="of:=IF(LEN([.A399])&gt;1;IF(LEN([.A399])=2;LEFT([.A399];1);LEFT([.A399];LEN([.A399])-2));&quot;&quot;)" office:value-type="string" office:string-value="77" calcext:value-type="string">
            <text:p>77</text:p>
          </table:table-cell>
          <table:table-cell table:style-name="ce1" office:value-type="string" calcext:value-type="string">
            <text:p>COLATERALES RECIBIDOS POR LA ENTIDAD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107" calcext:value-type="float">
            <text:p>773107</text:p>
          </table:table-cell>
          <table:table-cell table:style-name="ce1" table:formula="of:=IF(LEN([.A400])&gt;1;IF(LEN([.A400])=2;LEFT([.A400];1);LEFT([.A400];LEN([.A400])-2));&quot;&quot;)" office:value-type="string" office:string-value="7731" calcext:value-type="string">
            <text:p>7731</text:p>
          </table:table-cell>
          <table:table-cell table:style-name="ce1" office:value-type="string" calcext:value-type="string">
            <text:p>DEUDA GUBERNAMENTAL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107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108" calcext:value-type="float">
            <text:p>773108</text:p>
          </table:table-cell>
          <table:table-cell table:style-name="ce1" table:formula="of:=IF(LEN([.A401])&gt;1;IF(LEN([.A401])=2;LEFT([.A401];1);LEFT([.A401];LEN([.A401])-2));&quot;&quot;)" office:value-type="string" office:string-value="7731" calcext:value-type="string">
            <text:p>7731</text:p>
          </table:table-cell>
          <table:table-cell table:style-name="ce1" office:value-type="string" calcext:value-type="string">
            <text:p>DEUDA BANCARIA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108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109" calcext:value-type="float">
            <text:p>773109</text:p>
          </table:table-cell>
          <table:table-cell table:style-name="ce1" table:formula="of:=IF(LEN([.A402])&gt;1;IF(LEN([.A402])=2;LEFT([.A402];1);LEFT([.A402];LEN([.A402])-2));&quot;&quot;)" office:value-type="string" office:string-value="7731" calcext:value-type="string">
            <text:p>7731</text:p>
          </table:table-cell>
          <table:table-cell table:style-name="ce1" office:value-type="string" calcext:value-type="string">
            <text:p>OTROS TITULOS DE DEUDA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109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111" calcext:value-type="float">
            <text:p>773111</text:p>
          </table:table-cell>
          <table:table-cell table:style-name="ce1" table:formula="of:=IF(LEN([.A403])&gt;1;IF(LEN([.A403])=2;LEFT([.A403];1);LEFT([.A403];LEN([.A403])-2));&quot;&quot;)" office:value-type="string" office:string-value="7731" calcext:value-type="string">
            <text:p>7731</text:p>
          </table:table-cell>
          <table:table-cell table:style-name="ce1" office:value-type="string" calcext:value-type="string">
            <text:p>INSTRUMENTOS DE PATRIMONIO NETO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11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190" calcext:value-type="float">
            <text:p>773190</text:p>
          </table:table-cell>
          <table:table-cell table:style-name="ce1" table:formula="of:=IF(LEN([.A404])&gt;1;IF(LEN([.A404])=2;LEFT([.A404];1);LEFT([.A404];LEN([.A404])-2));&quot;&quot;)" office:value-type="string" office:string-value="7731" calcext:value-type="string">
            <text:p>7731</text:p>
          </table:table-cell>
          <table:table-cell table:style-name="ce1" office:value-type="string" calcext:value-type="string">
            <text:p>OTROS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19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2" calcext:value-type="float">
            <text:p>7732</text:p>
          </table:table-cell>
          <table:table-cell table:style-name="ce1" table:formula="of:=IF(LEN([.A405])&gt;1;IF(LEN([.A405])=2;LEFT([.A405];1);LEFT([.A405];LEN([.A405])-2));&quot;&quot;)" office:value-type="string" office:string-value="77" calcext:value-type="string">
            <text:p>77</text:p>
          </table:table-cell>
          <table:table-cell table:style-name="ce1" office:value-type="string" calcext:value-type="string">
            <text:p>COLATERALES RECIBIDOS Y VENDIDOS POR LA ENTIDAD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207" calcext:value-type="float">
            <text:p>773207</text:p>
          </table:table-cell>
          <table:table-cell table:style-name="ce1" table:formula="of:=IF(LEN([.A406])&gt;1;IF(LEN([.A406])=2;LEFT([.A406];1);LEFT([.A406];LEN([.A406])-2));&quot;&quot;)" office:value-type="string" office:string-value="7732" calcext:value-type="string">
            <text:p>7732</text:p>
          </table:table-cell>
          <table:table-cell table:style-name="ce1" office:value-type="string" calcext:value-type="string">
            <text:p>DEUDA GUBERNAMENTAL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207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208" calcext:value-type="float">
            <text:p>773208</text:p>
          </table:table-cell>
          <table:table-cell table:style-name="ce1" table:formula="of:=IF(LEN([.A407])&gt;1;IF(LEN([.A407])=2;LEFT([.A407];1);LEFT([.A407];LEN([.A407])-2));&quot;&quot;)" office:value-type="string" office:string-value="7732" calcext:value-type="string">
            <text:p>7732</text:p>
          </table:table-cell>
          <table:table-cell table:style-name="ce1" office:value-type="string" calcext:value-type="string">
            <text:p>DEUDA BANCARIA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208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209" calcext:value-type="float">
            <text:p>773209</text:p>
          </table:table-cell>
          <table:table-cell table:style-name="ce1" table:formula="of:=IF(LEN([.A408])&gt;1;IF(LEN([.A408])=2;LEFT([.A408];1);LEFT([.A408];LEN([.A408])-2));&quot;&quot;)" office:value-type="string" office:string-value="7732" calcext:value-type="string">
            <text:p>7732</text:p>
          </table:table-cell>
          <table:table-cell table:style-name="ce1" office:value-type="string" calcext:value-type="string">
            <text:p>OTROS TITULOS DE DEUDA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209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211" calcext:value-type="float">
            <text:p>773211</text:p>
          </table:table-cell>
          <table:table-cell table:style-name="ce1" table:formula="of:=IF(LEN([.A409])&gt;1;IF(LEN([.A409])=2;LEFT([.A409];1);LEFT([.A409];LEN([.A409])-2));&quot;&quot;)" office:value-type="string" office:string-value="7732" calcext:value-type="string">
            <text:p>7732</text:p>
          </table:table-cell>
          <table:table-cell table:style-name="ce1" office:value-type="string" calcext:value-type="string">
            <text:p>INSTRUMENTOS DE PATRIMONIO NETO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21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3290" calcext:value-type="float">
            <text:p>773290</text:p>
          </table:table-cell>
          <table:table-cell table:style-name="ce1" table:formula="of:=IF(LEN([.A410])&gt;1;IF(LEN([.A410])=2;LEFT([.A410];1);LEFT([.A410];LEN([.A410])-2));&quot;&quot;)" office:value-type="string" office:string-value="7732" calcext:value-type="string">
            <text:p>7732</text:p>
          </table:table-cell>
          <table:table-cell table:style-name="ce1" office:value-type="string" calcext:value-type="string">
            <text:p>OTROS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7732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table:formula="of:=IF(LEN([.A411])&gt;1;IF(LEN([.A411])=2;LEFT([.A411];1);LEFT([.A411];LEN([.A411])-2));&quot;&quot;)" office:value-type="string" office:string-value="7" calcext:value-type="string">
            <text:p>7</text:p>
          </table:table-cell>
          <table:table-cell table:style-name="ce1" office:value-type="string" calcext:value-type="string">
            <text:p>INTERESES DEVENGADOS NO COBRADOS DERIVADOS DE CARTERA DE CREDITO VENCIDA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105" calcext:value-type="float">
            <text:p>7105</text:p>
          </table:table-cell>
          <table:table-cell table:style-name="ce3" office:value-type="string" calcext:value-type="string">
            <text:p>770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table:formula="of:=IF(LEN([.A412])&gt;1;IF(LEN([.A412])=2;LEFT([.A412];1);LEFT([.A412];LEN([.A412])-2));&quot;&quot;)" office:value-type="string" office:string-value="7" calcext:value-type="string">
            <text:p>7</text:p>
          </table:table-cell>
          <table:table-cell table:style-name="ce1" office:value-type="string" calcext:value-type="string">
            <text:p>OTRAS CUENTAS DE REGISTRO</text:p>
          </table:table-cell>
          <table:table-cell table:style-name="ce1" table:number-columns-repeated="4"/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106" calcext:value-type="float">
            <text:p>7106</text:p>
          </table:table-cell>
          <table:table-cell table:style-name="ce3" office:value-type="string" calcext:value-type="string">
            <text:p>780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table:formula="of:=IF(LEN([.A413])&gt;1;IF(LEN([.A413])=2;LEFT([.A413];1);LEFT([.A413];LEN([.A413])-2));&quot;&quot;)" office:value-type="string" office:string-value="5" calcext:value-type="string">
            <text:p>5</text:p>
          </table:table-cell>
          <table:table-cell table:style-name="ce1" office:value-type="string" calcext:value-type="string">
            <text:p>INGRESOS POR INTERES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1" calcext:value-type="float">
            <text:p>5101</text:p>
          </table:table-cell>
          <table:table-cell table:style-name="ce1" table:formula="of:=IF(LEN([.A414])&gt;1;IF(LEN([.A414])=2;LEFT([.A414];1);LEFT([.A414];LEN([.A414])-2));&quot;&quot;)" office:value-type="string" office:string-value="51" calcext:value-type="string">
            <text:p>51</text:p>
          </table:table-cell>
          <table:table-cell table:style-name="ce1" office:value-type="string" calcext:value-type="string">
            <text:p>INTERESES DE DISPONIBILIDAD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101" calcext:value-type="float">
            <text:p>510101</text:p>
          </table:table-cell>
          <table:table-cell table:style-name="ce1" table:formula="of:=IF(LEN([.A415])&gt;1;IF(LEN([.A415])=2;LEFT([.A415];1);LEFT([.A415];LEN([.A415])-2));&quot;&quot;)" office:value-type="string" office:string-value="5101" calcext:value-type="string">
            <text:p>5101</text:p>
          </table:table-cell>
          <table:table-cell table:style-name="ce1"/>
          <table:table-cell table:style-name="ce1" office:value-type="string" calcext:value-type="string">
            <text:p>BANCO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101" calcext:value-type="float">
            <text:p>51010101</text:p>
          </table:table-cell>
          <table:table-cell table:style-name="ce3" office:value-type="string" calcext:value-type="string">
            <text:p>510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102" calcext:value-type="float">
            <text:p>510102</text:p>
          </table:table-cell>
          <table:table-cell table:style-name="ce1" table:formula="of:=IF(LEN([.A416])&gt;1;IF(LEN([.A416])=2;LEFT([.A416];1);LEFT([.A416];LEN([.A416])-2));&quot;&quot;)" office:value-type="string" office:string-value="5101" calcext:value-type="string">
            <text:p>5101</text:p>
          </table:table-cell>
          <table:table-cell table:style-name="ce1"/>
          <table:table-cell table:style-name="ce1" office:value-type="string" calcext:value-type="string">
            <text:p>DISPONIBILIDADES RESTRINGIDA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1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3" calcext:value-type="float">
            <text:p>5103</text:p>
          </table:table-cell>
          <table:table-cell table:style-name="ce1" table:formula="of:=IF(LEN([.A417])&gt;1;IF(LEN([.A417])=2;LEFT([.A417];1);LEFT([.A417];LEN([.A417])-2));&quot;&quot;)" office:value-type="string" office:string-value="51" calcext:value-type="string">
            <text:p>51</text:p>
          </table:table-cell>
          <table:table-cell table:style-name="ce1" office:value-type="string" calcext:value-type="string">
            <text:p>INTERESES Y RENDIMIENTOS A FAVOR PROVENIENTES DE INVERSIONES EN VALORES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3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301" calcext:value-type="float">
            <text:p>510301</text:p>
          </table:table-cell>
          <table:table-cell table:style-name="ce1" table:formula="of:=IF(LEN([.A418])&gt;1;IF(LEN([.A418])=2;LEFT([.A418];1);LEFT([.A418];LEN([.A418])-2));&quot;&quot;)" office:value-type="string" office:string-value="5103" calcext:value-type="string">
            <text:p>5103</text:p>
          </table:table-cell>
          <table:table-cell table:style-name="ce1"/>
          <table:table-cell table:style-name="ce1" office:value-type="string" calcext:value-type="string">
            <text:p>POR TITULOS PARA NEGOCIAR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3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302" calcext:value-type="float">
            <text:p>510302</text:p>
          </table:table-cell>
          <table:table-cell table:style-name="ce1" table:formula="of:=IF(LEN([.A419])&gt;1;IF(LEN([.A419])=2;LEFT([.A419];1);LEFT([.A419];LEN([.A419])-2));&quot;&quot;)" office:value-type="string" office:string-value="5103" calcext:value-type="string">
            <text:p>5103</text:p>
          </table:table-cell>
          <table:table-cell table:style-name="ce1"/>
          <table:table-cell table:style-name="ce1" office:value-type="string" calcext:value-type="string">
            <text:p>POR TITULOS DISPONIBLES PARA LA VENTA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302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303" calcext:value-type="float">
            <text:p>510303</text:p>
          </table:table-cell>
          <table:table-cell table:style-name="ce1" table:formula="of:=IF(LEN([.A420])&gt;1;IF(LEN([.A420])=2;LEFT([.A420];1);LEFT([.A420];LEN([.A420])-2));&quot;&quot;)" office:value-type="string" office:string-value="5103" calcext:value-type="string">
            <text:p>5103</text:p>
          </table:table-cell>
          <table:table-cell table:style-name="ce1"/>
          <table:table-cell table:style-name="ce1" office:value-type="string" calcext:value-type="string">
            <text:p>POR TITULOS CONSERVADOS A VENCIMIENT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203" calcext:value-type="float">
            <text:p>51010203</text:p>
          </table:table-cell>
          <table:table-cell table:style-name="ce3" office:value-type="string" calcext:value-type="string">
            <text:p>5103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4" calcext:value-type="float">
            <text:p>5104</text:p>
          </table:table-cell>
          <table:table-cell table:style-name="ce1" table:formula="of:=IF(LEN([.A421])&gt;1;IF(LEN([.A421])=2;LEFT([.A421];1);LEFT([.A421];LEN([.A421])-2));&quot;&quot;)" office:value-type="string" office:string-value="51" calcext:value-type="string">
            <text:p>51</text:p>
          </table:table-cell>
          <table:table-cell table:style-name="ce1" office:value-type="string" calcext:value-type="string">
            <text:p>INTERESES Y RENDIMIENTOS A FAVOR EN OPERACIONES DE REPORTO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4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" calcext:value-type="float">
            <text:p>5105</text:p>
          </table:table-cell>
          <table:table-cell table:style-name="ce1" table:formula="of:=IF(LEN([.A422])&gt;1;IF(LEN([.A422])=2;LEFT([.A422];1);LEFT([.A422];LEN([.A422])-2));&quot;&quot;)" office:value-type="string" office:string-value="51" calcext:value-type="string">
            <text:p>51</text:p>
          </table:table-cell>
          <table:table-cell table:style-name="ce1" office:value-type="string" calcext:value-type="string">
            <text:p>INTERESES DE CARTERA DE CREDITO VIGENTE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01" calcext:value-type="float">
            <text:p>510501</text:p>
          </table:table-cell>
          <table:table-cell table:style-name="ce1" table:formula="of:=IF(LEN([.A423])&gt;1;IF(LEN([.A423])=2;LEFT([.A423];1);LEFT([.A423];LEN([.A423])-2));&quot;&quot;)" office:value-type="string" office:string-value="5105" calcext:value-type="string">
            <text:p>5105</text:p>
          </table:table-cell>
          <table:table-cell table:style-name="ce1"/>
          <table:table-cell table:style-name="ce1" office:value-type="string" calcext:value-type="string">
            <text:p>CREDITOS COMERCIALES 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0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0105" calcext:value-type="float">
            <text:p>51050105</text:p>
          </table:table-cell>
          <table:table-cell table:style-name="ce1" table:formula="of:=IF(LEN([.A424])&gt;1;IF(LEN([.A424])=2;LEFT([.A424];1);LEFT([.A424];LEN([.A424])-2));&quot;&quot;)" office:value-type="string" office:string-value="510501" calcext:value-type="string">
            <text:p>510501</text:p>
          </table:table-cell>
          <table:table-cell table:style-name="ce1" table:number-columns-repeated="2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3010101" calcext:value-type="float">
            <text:p>510103010101</text:p>
          </table:table-cell>
          <table:table-cell table:style-name="ce3" office:value-type="string" calcext:value-type="string">
            <text:p>510501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0105" calcext:value-type="float">
            <text:p>51050105</text:p>
          </table:table-cell>
          <table:table-cell table:style-name="ce1" table:formula="of:=IF(LEN([.A425])&gt;1;IF(LEN([.A425])=2;LEFT([.A425];1);LEFT([.A425];LEN([.A425])-2));&quot;&quot;)" office:value-type="string" office:string-value="510501" calcext:value-type="string">
            <text:p>510501</text:p>
          </table:table-cell>
          <table:table-cell table:style-name="ce1" table:number-columns-repeated="2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3020101" calcext:value-type="float">
            <text:p>510103020101</text:p>
          </table:table-cell>
          <table:table-cell table:style-name="ce3" office:value-type="string" calcext:value-type="string">
            <text:p>510501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0105" calcext:value-type="float">
            <text:p>51050105</text:p>
          </table:table-cell>
          <table:table-cell table:style-name="ce1" table:formula="of:=IF(LEN([.A426])&gt;1;IF(LEN([.A426])=2;LEFT([.A426];1);LEFT([.A426];LEN([.A426])-2));&quot;&quot;)" office:value-type="string" office:string-value="510501" calcext:value-type="string">
            <text:p>510501</text:p>
          </table:table-cell>
          <table:table-cell table:style-name="ce1" table:number-columns-repeated="2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3030101" calcext:value-type="float">
            <text:p>510103030101</text:p>
          </table:table-cell>
          <table:table-cell table:style-name="ce3" office:value-type="string" calcext:value-type="string">
            <text:p>510501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0122" calcext:value-type="float">
            <text:p>51050122</text:p>
          </table:table-cell>
          <table:table-cell table:style-name="ce1" table:formula="of:=IF(LEN([.A427])&gt;1;IF(LEN([.A427])=2;LEFT([.A427];1);LEFT([.A427];LEN([.A427])-2));&quot;&quot;)" office:value-type="string" office:string-value="510501" calcext:value-type="string">
            <text:p>510501</text:p>
          </table:table-cell>
          <table:table-cell table:style-name="ce1" table:number-columns-repeated="2"/>
          <table:table-cell table:style-name="ce1" office:value-type="string" calcext:value-type="string">
            <text:p>Préstamos de liquidez a otras sociedades cooperativas de ahorro y préstam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012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1" calcext:value-type="float">
            <text:p>510511</text:p>
          </table:table-cell>
          <table:table-cell table:style-name="ce1" table:formula="of:=IF(LEN([.A428])&gt;1;IF(LEN([.A428])=2;LEFT([.A428];1);LEFT([.A428];LEN([.A428])-2));&quot;&quot;)" office:value-type="string" office:string-value="5105" calcext:value-type="string">
            <text:p>5105</text:p>
          </table:table-cell>
          <table:table-cell table:style-name="ce1"/>
          <table:table-cell table:style-name="ce1" office:value-type="string" calcext:value-type="string">
            <text:p>CREDITOS DE CONSUM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101" calcext:value-type="float">
            <text:p>51051101</text:p>
          </table:table-cell>
          <table:table-cell table:style-name="ce1" table:formula="of:=IF(LEN([.A429])&gt;1;IF(LEN([.A429])=2;LEFT([.A429];1);LEFT([.A429];LEN([.A429])-2));&quot;&quot;)" office:value-type="string" office:string-value="510511" calcext:value-type="string">
            <text:p>510511</text:p>
          </table:table-cell>
          <table:table-cell table:style-name="ce1" table:number-columns-repeated="2"/>
          <table:table-cell table:style-name="ce1" office:value-type="string" calcext:value-type="string">
            <text:p>Tarjeta de crédit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1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102" calcext:value-type="float">
            <text:p>51051102</text:p>
          </table:table-cell>
          <table:table-cell table:style-name="ce1" table:formula="of:=IF(LEN([.A430])&gt;1;IF(LEN([.A430])=2;LEFT([.A430];1);LEFT([.A430];LEN([.A430])-2));&quot;&quot;)" office:value-type="string" office:string-value="510511" calcext:value-type="string">
            <text:p>510511</text:p>
          </table:table-cell>
          <table:table-cell table:style-name="ce1" table:number-columns-repeated="2"/>
          <table:table-cell table:style-name="ce1" office:value-type="string" calcext:value-type="string">
            <text:p>Personales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1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113" calcext:value-type="float">
            <text:p>51051113</text:p>
          </table:table-cell>
          <table:table-cell table:style-name="ce1" table:formula="of:=IF(LEN([.A431])&gt;1;IF(LEN([.A431])=2;LEFT([.A431];1);LEFT([.A431];LEN([.A431])-2));&quot;&quot;)" office:value-type="string" office:string-value="510511" calcext:value-type="string">
            <text:p>510511</text:p>
          </table:table-cell>
          <table:table-cell table:style-name="ce1" table:number-columns-repeated="2"/>
          <table:table-cell table:style-name="ce1" office:value-type="string" calcext:value-type="string">
            <text:p>Nómina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11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103" calcext:value-type="float">
            <text:p>51051103</text:p>
          </table:table-cell>
          <table:table-cell table:style-name="ce1" table:formula="of:=IF(LEN([.A432])&gt;1;IF(LEN([.A432])=2;LEFT([.A432];1);LEFT([.A432];LEN([.A432])-2));&quot;&quot;)" office:value-type="string" office:string-value="510511" calcext:value-type="string">
            <text:p>510511</text:p>
          </table:table-cell>
          <table:table-cell table:style-name="ce1" table:number-columns-repeated="2"/>
          <table:table-cell table:style-name="ce1" office:value-type="string" calcext:value-type="string">
            <text:p>Automotriz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1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104" calcext:value-type="float">
            <text:p>51051104</text:p>
          </table:table-cell>
          <table:table-cell table:style-name="ce1" table:formula="of:=IF(LEN([.A433])&gt;1;IF(LEN([.A433])=2;LEFT([.A433];1);LEFT([.A433];LEN([.A433])-2));&quot;&quot;)" office:value-type="string" office:string-value="510511" calcext:value-type="string">
            <text:p>510511</text:p>
          </table:table-cell>
          <table:table-cell table:style-name="ce1" table:number-columns-repeated="2"/>
          <table:table-cell table:style-name="ce1" office:value-type="string" calcext:value-type="string">
            <text:p>Adquisición de bienes muebles 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3010203" calcext:value-type="float">
            <text:p>510103010203</text:p>
          </table:table-cell>
          <table:table-cell table:style-name="ce3" office:value-type="string" calcext:value-type="string">
            <text:p>510511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51104" calcext:value-type="float">
            <text:p>51051104</text:p>
          </table:table-cell>
          <table:table-cell table:style-name="ce1" table:formula="of:=IF(LEN([.A434])&gt;1;IF(LEN([.A434])=2;LEFT([.A434];1);LEFT([.A434];LEN([.A434])-2));&quot;&quot;)" office:value-type="string" office:string-value="510511" calcext:value-type="string">
            <text:p>510511</text:p>
          </table:table-cell>
          <table:table-cell table:style-name="ce1" table:number-columns-repeated="2"/>
          <table:table-cell table:style-name="ce1" office:value-type="string" calcext:value-type="string">
            <text:p>Adquisición de bienes muebles 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3020203" calcext:value-type="float">
            <text:p>510103020203</text:p>
          </table:table-cell>
          <table:table-cell table:style-name="ce3" office:value-type="string" calcext:value-type="string">
            <text:p>510511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51104" calcext:value-type="float">
            <text:p>51051104</text:p>
          </table:table-cell>
          <table:table-cell table:style-name="ce1" table:formula="of:=IF(LEN([.A435])&gt;1;IF(LEN([.A435])=2;LEFT([.A435];1);LEFT([.A435];LEN([.A435])-2));&quot;&quot;)" office:value-type="string" office:string-value="510511" calcext:value-type="string">
            <text:p>510511</text:p>
          </table:table-cell>
          <table:table-cell table:style-name="ce1" table:number-columns-repeated="2"/>
          <table:table-cell table:style-name="ce1" office:value-type="string" calcext:value-type="string">
            <text:p>Adquisición de bienes muebles 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3030203" calcext:value-type="float">
            <text:p>510103030203</text:p>
          </table:table-cell>
          <table:table-cell table:style-name="ce3" office:value-type="string" calcext:value-type="string">
            <text:p>510511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51105" calcext:value-type="float">
            <text:p>51051105</text:p>
          </table:table-cell>
          <table:table-cell table:style-name="ce1" table:formula="of:=IF(LEN([.A436])&gt;1;IF(LEN([.A436])=2;LEFT([.A436];1);LEFT([.A436];LEN([.A436])-2));&quot;&quot;)" office:value-type="string" office:string-value="510511" calcext:value-type="string">
            <text:p>510511</text:p>
          </table:table-cell>
          <table:table-cell table:style-name="ce1" table:number-columns-repeated="2"/>
          <table:table-cell table:style-name="ce1" office:value-type="string" calcext:value-type="string">
            <text:p>Operaciones de arrendamiento capitalizable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1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190" calcext:value-type="float">
            <text:p>51051190</text:p>
          </table:table-cell>
          <table:table-cell table:style-name="ce1" table:formula="of:=IF(LEN([.A437])&gt;1;IF(LEN([.A437])=2;LEFT([.A437];1);LEFT([.A437];LEN([.A437])-2));&quot;&quot;)" office:value-type="string" office:string-value="510511" calcext:value-type="string">
            <text:p>510511</text:p>
          </table:table-cell>
          <table:table-cell table:style-name="ce1" table:number-columns-repeated="2"/>
          <table:table-cell table:style-name="ce1" office:value-type="string" calcext:value-type="string">
            <text:p>Otros créditos de consum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19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6" calcext:value-type="float">
            <text:p>510516</text:p>
          </table:table-cell>
          <table:table-cell table:style-name="ce1" table:formula="of:=IF(LEN([.A438])&gt;1;IF(LEN([.A438])=2;LEFT([.A438];1);LEFT([.A438];LEN([.A438])-2));&quot;&quot;)" office:value-type="string" office:string-value="5105" calcext:value-type="string">
            <text:p>5105</text:p>
          </table:table-cell>
          <table:table-cell table:style-name="ce1"/>
          <table:table-cell table:style-name="ce1" office:value-type="string" calcext:value-type="string">
            <text:p>CREDITOS A LA VIVIENDA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6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601" calcext:value-type="float">
            <text:p>51051601</text:p>
          </table:table-cell>
          <table:table-cell table:style-name="ce1" table:formula="of:=IF(LEN([.A439])&gt;1;IF(LEN([.A439])=2;LEFT([.A439];1);LEFT([.A439];LEN([.A439])-2));&quot;&quot;)" office:value-type="string" office:string-value="510516" calcext:value-type="string">
            <text:p>510516</text:p>
          </table:table-cell>
          <table:table-cell table:style-name="ce1" table:number-columns-repeated="2"/>
          <table:table-cell table:style-name="ce1" office:value-type="string" calcext:value-type="string">
            <text:p>Media y residen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60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51602" calcext:value-type="float">
            <text:p>51051602</text:p>
          </table:table-cell>
          <table:table-cell table:style-name="ce1" table:formula="of:=IF(LEN([.A440])&gt;1;IF(LEN([.A440])=2;LEFT([.A440];1);LEFT([.A440];LEN([.A440])-2));&quot;&quot;)" office:value-type="string" office:string-value="510516" calcext:value-type="string">
            <text:p>510516</text:p>
          </table:table-cell>
          <table:table-cell table:style-name="ce1" table:number-columns-repeated="2"/>
          <table:table-cell table:style-name="ce1" office:value-type="string" calcext:value-type="string">
            <text:p>De interés so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51602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" calcext:value-type="float">
            <text:p>5102</text:p>
          </table:table-cell>
          <table:table-cell table:style-name="ce1" table:formula="of:=IF(LEN([.A441])&gt;1;IF(LEN([.A441])=2;LEFT([.A441];1);LEFT([.A441];LEN([.A441])-2));&quot;&quot;)" office:value-type="string" office:string-value="51" calcext:value-type="string">
            <text:p>51</text:p>
          </table:table-cell>
          <table:table-cell table:style-name="ce1" office:value-type="string" calcext:value-type="string">
            <text:p>INTERESES DE CARTERA DE CREDITO VENCIDA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51" calcext:value-type="float">
            <text:p>510251</text:p>
          </table:table-cell>
          <table:table-cell table:style-name="ce1" table:formula="of:=IF(LEN([.A442])&gt;1;IF(LEN([.A442])=2;LEFT([.A442];1);LEFT([.A442];LEN([.A442])-2));&quot;&quot;)" office:value-type="string" office:string-value="5102" calcext:value-type="string">
            <text:p>5102</text:p>
          </table:table-cell>
          <table:table-cell table:style-name="ce1"/>
          <table:table-cell table:style-name="ce1" office:value-type="string" calcext:value-type="string">
            <text:p>CREDITOS VENCIDOS COMERCIALE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5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5105" calcext:value-type="float">
            <text:p>51025105</text:p>
          </table:table-cell>
          <table:table-cell table:style-name="ce1" table:formula="of:=IF(LEN([.A443])&gt;1;IF(LEN([.A443])=2;LEFT([.A443];1);LEFT([.A443];LEN([.A443])-2));&quot;&quot;)" office:value-type="string" office:string-value="510251" calcext:value-type="string">
            <text:p>510251</text:p>
          </table:table-cell>
          <table:table-cell table:style-name="ce1" table:number-columns-repeated="2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4010101" calcext:value-type="float">
            <text:p>510104010101</text:p>
          </table:table-cell>
          <table:table-cell table:style-name="ce3" office:value-type="string" calcext:value-type="string">
            <text:p>510251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25105" calcext:value-type="float">
            <text:p>51025105</text:p>
          </table:table-cell>
          <table:table-cell table:style-name="ce1" table:formula="of:=IF(LEN([.A444])&gt;1;IF(LEN([.A444])=2;LEFT([.A444];1);LEFT([.A444];LEN([.A444])-2));&quot;&quot;)" office:value-type="string" office:string-value="510251" calcext:value-type="string">
            <text:p>510251</text:p>
          </table:table-cell>
          <table:table-cell table:style-name="ce1" table:number-columns-repeated="2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4020101" calcext:value-type="float">
            <text:p>510104020101</text:p>
          </table:table-cell>
          <table:table-cell table:style-name="ce3" office:value-type="string" calcext:value-type="string">
            <text:p>510251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25105" calcext:value-type="float">
            <text:p>51025105</text:p>
          </table:table-cell>
          <table:table-cell table:style-name="ce1" table:formula="of:=IF(LEN([.A445])&gt;1;IF(LEN([.A445])=2;LEFT([.A445];1);LEFT([.A445];LEN([.A445])-2));&quot;&quot;)" office:value-type="string" office:string-value="510251" calcext:value-type="string">
            <text:p>510251</text:p>
          </table:table-cell>
          <table:table-cell table:style-name="ce1" table:number-columns-repeated="2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4030101" calcext:value-type="float">
            <text:p>510104030101</text:p>
          </table:table-cell>
          <table:table-cell table:style-name="ce3" office:value-type="string" calcext:value-type="string">
            <text:p>510251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25105" calcext:value-type="float">
            <text:p>51025105</text:p>
          </table:table-cell>
          <table:table-cell table:style-name="ce1" table:formula="of:=IF(LEN([.A446])&gt;1;IF(LEN([.A446])=2;LEFT([.A446];1);LEFT([.A446];LEN([.A446])-2));&quot;&quot;)" office:value-type="string" office:string-value="510251" calcext:value-type="string">
            <text:p>510251</text:p>
          </table:table-cell>
          <table:table-cell table:style-name="ce1" table:number-columns-repeated="2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4040101" calcext:value-type="float">
            <text:p>510104040101</text:p>
          </table:table-cell>
          <table:table-cell table:style-name="ce3" office:value-type="string" calcext:value-type="string">
            <text:p>510251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25122" calcext:value-type="float">
            <text:p>51025122</text:p>
          </table:table-cell>
          <table:table-cell table:style-name="ce1" table:formula="of:=IF(LEN([.A447])&gt;1;IF(LEN([.A447])=2;LEFT([.A447];1);LEFT([.A447];LEN([.A447])-2));&quot;&quot;)" office:value-type="string" office:string-value="510251" calcext:value-type="string">
            <text:p>510251</text:p>
          </table:table-cell>
          <table:table-cell table:style-name="ce1" table:number-columns-repeated="2"/>
          <table:table-cell table:style-name="ce1" office:value-type="string" calcext:value-type="string">
            <text:p>Préstamos de liquidez a otras sociedades cooperativas de ahorro y préstam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512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1" calcext:value-type="float">
            <text:p>510261</text:p>
          </table:table-cell>
          <table:table-cell table:style-name="ce1" table:formula="of:=IF(LEN([.A448])&gt;1;IF(LEN([.A448])=2;LEFT([.A448];1);LEFT([.A448];LEN([.A448])-2));&quot;&quot;)" office:value-type="string" office:string-value="5102" calcext:value-type="string">
            <text:p>5102</text:p>
          </table:table-cell>
          <table:table-cell table:style-name="ce1"/>
          <table:table-cell table:style-name="ce1" office:value-type="string" calcext:value-type="string">
            <text:p>CREDITOS VENCIDOS DE CONSUM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101" calcext:value-type="float">
            <text:p>51026101</text:p>
          </table:table-cell>
          <table:table-cell table:style-name="ce1" table:formula="of:=IF(LEN([.A449])&gt;1;IF(LEN([.A449])=2;LEFT([.A449];1);LEFT([.A449];LEN([.A449])-2));&quot;&quot;)" office:value-type="string" office:string-value="510261" calcext:value-type="string">
            <text:p>510261</text:p>
          </table:table-cell>
          <table:table-cell table:style-name="ce1" table:number-columns-repeated="2"/>
          <table:table-cell table:style-name="ce1" office:value-type="string" calcext:value-type="string">
            <text:p>Tarjeta de crédit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10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102" calcext:value-type="float">
            <text:p>51026102</text:p>
          </table:table-cell>
          <table:table-cell table:style-name="ce1" table:formula="of:=IF(LEN([.A450])&gt;1;IF(LEN([.A450])=2;LEFT([.A450];1);LEFT([.A450];LEN([.A450])-2));&quot;&quot;)" office:value-type="string" office:string-value="510261" calcext:value-type="string">
            <text:p>510261</text:p>
          </table:table-cell>
          <table:table-cell table:style-name="ce1" table:number-columns-repeated="2"/>
          <table:table-cell table:style-name="ce1" office:value-type="string" calcext:value-type="string">
            <text:p>Personales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102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113" calcext:value-type="float">
            <text:p>51026113</text:p>
          </table:table-cell>
          <table:table-cell table:style-name="ce1" table:formula="of:=IF(LEN([.A451])&gt;1;IF(LEN([.A451])=2;LEFT([.A451];1);LEFT([.A451];LEN([.A451])-2));&quot;&quot;)" office:value-type="string" office:string-value="510261" calcext:value-type="string">
            <text:p>510261</text:p>
          </table:table-cell>
          <table:table-cell table:style-name="ce1" table:number-columns-repeated="2"/>
          <table:table-cell table:style-name="ce1" office:value-type="string" calcext:value-type="string">
            <text:p>Nómina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113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103" calcext:value-type="float">
            <text:p>51026103</text:p>
          </table:table-cell>
          <table:table-cell table:style-name="ce1" table:formula="of:=IF(LEN([.A452])&gt;1;IF(LEN([.A452])=2;LEFT([.A452];1);LEFT([.A452];LEN([.A452])-2));&quot;&quot;)" office:value-type="string" office:string-value="510261" calcext:value-type="string">
            <text:p>510261</text:p>
          </table:table-cell>
          <table:table-cell table:style-name="ce1" table:number-columns-repeated="2"/>
          <table:table-cell table:style-name="ce1" office:value-type="string" calcext:value-type="string">
            <text:p>Automotriz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1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104" calcext:value-type="float">
            <text:p>51026104</text:p>
          </table:table-cell>
          <table:table-cell table:style-name="ce1" table:formula="of:=IF(LEN([.A453])&gt;1;IF(LEN([.A453])=2;LEFT([.A453];1);LEFT([.A453];LEN([.A453])-2));&quot;&quot;)" office:value-type="string" office:string-value="510261" calcext:value-type="string">
            <text:p>510261</text:p>
          </table:table-cell>
          <table:table-cell table:style-name="ce1" table:number-columns-repeated="2"/>
          <table:table-cell table:style-name="ce1" office:value-type="string" calcext:value-type="string">
            <text:p>Adquisición de bienes muebles 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4010203" calcext:value-type="float">
            <text:p>510104010203</text:p>
          </table:table-cell>
          <table:table-cell table:style-name="ce3" office:value-type="string" calcext:value-type="string">
            <text:p>510261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26104" calcext:value-type="float">
            <text:p>51026104</text:p>
          </table:table-cell>
          <table:table-cell table:style-name="ce1" table:formula="of:=IF(LEN([.A454])&gt;1;IF(LEN([.A454])=2;LEFT([.A454];1);LEFT([.A454];LEN([.A454])-2));&quot;&quot;)" office:value-type="string" office:string-value="510261" calcext:value-type="string">
            <text:p>510261</text:p>
          </table:table-cell>
          <table:table-cell table:style-name="ce1" table:number-columns-repeated="2"/>
          <table:table-cell table:style-name="ce1" office:value-type="string" calcext:value-type="string">
            <text:p>Adquisición de bienes muebles 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4020203" calcext:value-type="float">
            <text:p>510104020203</text:p>
          </table:table-cell>
          <table:table-cell table:style-name="ce3" office:value-type="string" calcext:value-type="string">
            <text:p>510261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26104" calcext:value-type="float">
            <text:p>51026104</text:p>
          </table:table-cell>
          <table:table-cell table:style-name="ce1" table:formula="of:=IF(LEN([.A455])&gt;1;IF(LEN([.A455])=2;LEFT([.A455];1);LEFT([.A455];LEN([.A455])-2));&quot;&quot;)" office:value-type="string" office:string-value="510261" calcext:value-type="string">
            <text:p>510261</text:p>
          </table:table-cell>
          <table:table-cell table:style-name="ce1" table:number-columns-repeated="2"/>
          <table:table-cell table:style-name="ce1" office:value-type="string" calcext:value-type="string">
            <text:p>Adquisición de bienes muebles 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104030203" calcext:value-type="float">
            <text:p>510104030203</text:p>
          </table:table-cell>
          <table:table-cell table:style-name="ce3" office:value-type="string" calcext:value-type="string">
            <text:p>510261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1026105" calcext:value-type="float">
            <text:p>51026105</text:p>
          </table:table-cell>
          <table:table-cell table:style-name="ce1" table:formula="of:=IF(LEN([.A456])&gt;1;IF(LEN([.A456])=2;LEFT([.A456];1);LEFT([.A456];LEN([.A456])-2));&quot;&quot;)" office:value-type="string" office:string-value="510261" calcext:value-type="string">
            <text:p>510261</text:p>
          </table:table-cell>
          <table:table-cell table:style-name="ce1" table:number-columns-repeated="2"/>
          <table:table-cell table:style-name="ce1" office:value-type="string" calcext:value-type="string">
            <text:p>Operaciones de arrendamiento capitalizable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105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190" calcext:value-type="float">
            <text:p>51026190</text:p>
          </table:table-cell>
          <table:table-cell table:style-name="ce1" table:formula="of:=IF(LEN([.A457])&gt;1;IF(LEN([.A457])=2;LEFT([.A457];1);LEFT([.A457];LEN([.A457])-2));&quot;&quot;)" office:value-type="string" office:string-value="510261" calcext:value-type="string">
            <text:p>510261</text:p>
          </table:table-cell>
          <table:table-cell table:style-name="ce1" table:number-columns-repeated="2"/>
          <table:table-cell table:style-name="ce1" office:value-type="string" calcext:value-type="string">
            <text:p>Otros créditos de consum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19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6" calcext:value-type="float">
            <text:p>510266</text:p>
          </table:table-cell>
          <table:table-cell table:style-name="ce1" table:formula="of:=IF(LEN([.A458])&gt;1;IF(LEN([.A458])=2;LEFT([.A458];1);LEFT([.A458];LEN([.A458])-2));&quot;&quot;)" office:value-type="string" office:string-value="5102" calcext:value-type="string">
            <text:p>5102</text:p>
          </table:table-cell>
          <table:table-cell table:style-name="ce1"/>
          <table:table-cell table:style-name="ce1" office:value-type="string" calcext:value-type="string">
            <text:p>CREDITOS VENCIDOS A LA VIVIENDA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6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601" calcext:value-type="float">
            <text:p>51026601</text:p>
          </table:table-cell>
          <table:table-cell table:style-name="ce1" table:formula="of:=IF(LEN([.A459])&gt;1;IF(LEN([.A459])=2;LEFT([.A459];1);LEFT([.A459];LEN([.A459])-2));&quot;&quot;)" office:value-type="string" office:string-value="510266" calcext:value-type="string">
            <text:p>510266</text:p>
          </table:table-cell>
          <table:table-cell table:style-name="ce1" table:number-columns-repeated="2"/>
          <table:table-cell table:style-name="ce1" office:value-type="string" calcext:value-type="string">
            <text:p>Media y residen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6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26602" calcext:value-type="float">
            <text:p>51026602</text:p>
          </table:table-cell>
          <table:table-cell table:style-name="ce1" table:formula="of:=IF(LEN([.A460])&gt;1;IF(LEN([.A460])=2;LEFT([.A460];1);LEFT([.A460];LEN([.A460])-2));&quot;&quot;)" office:value-type="string" office:string-value="510266" calcext:value-type="string">
            <text:p>510266</text:p>
          </table:table-cell>
          <table:table-cell table:style-name="ce1" table:number-columns-repeated="2"/>
          <table:table-cell table:style-name="ce1" office:value-type="string" calcext:value-type="string">
            <text:p>De interés so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266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6" calcext:value-type="float">
            <text:p>5106</text:p>
          </table:table-cell>
          <table:table-cell table:style-name="ce1" table:formula="of:=IF(LEN([.A461])&gt;1;IF(LEN([.A461])=2;LEFT([.A461];1);LEFT([.A461];LEN([.A461])-2));&quot;&quot;)" office:value-type="string" office:string-value="51" calcext:value-type="string">
            <text:p>51</text:p>
          </table:table-cell>
          <table:table-cell table:style-name="ce1" office:value-type="string" calcext:value-type="string">
            <text:p>COMISIONES POR EL OTORGAMIENTO DEL CREDITO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6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651" calcext:value-type="float">
            <text:p>510651</text:p>
          </table:table-cell>
          <table:table-cell table:style-name="ce1" table:formula="of:=IF(LEN([.A462])&gt;1;IF(LEN([.A462])=2;LEFT([.A462];1);LEFT([.A462];LEN([.A462])-2));&quot;&quot;)" office:value-type="string" office:string-value="5106" calcext:value-type="string">
            <text:p>5106</text:p>
          </table:table-cell>
          <table:table-cell table:style-name="ce1"/>
          <table:table-cell table:style-name="ce1" office:value-type="string" calcext:value-type="string">
            <text:p>CREDITOS COMERCIALE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65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661" calcext:value-type="float">
            <text:p>510661</text:p>
          </table:table-cell>
          <table:table-cell table:style-name="ce1" table:formula="of:=IF(LEN([.A463])&gt;1;IF(LEN([.A463])=2;LEFT([.A463];1);LEFT([.A463];LEN([.A463])-2));&quot;&quot;)" office:value-type="string" office:string-value="5106" calcext:value-type="string">
            <text:p>5106</text:p>
          </table:table-cell>
          <table:table-cell table:style-name="ce1"/>
          <table:table-cell table:style-name="ce1" office:value-type="string" calcext:value-type="string">
            <text:p>CREDITOS DE CONSUM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66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671" calcext:value-type="float">
            <text:p>510671</text:p>
          </table:table-cell>
          <table:table-cell table:style-name="ce1" table:formula="of:=IF(LEN([.A464])&gt;1;IF(LEN([.A464])=2;LEFT([.A464];1);LEFT([.A464];LEN([.A464])-2));&quot;&quot;)" office:value-type="string" office:string-value="5106" calcext:value-type="string">
            <text:p>5106</text:p>
          </table:table-cell>
          <table:table-cell table:style-name="ce1"/>
          <table:table-cell table:style-name="ce1" office:value-type="string" calcext:value-type="string">
            <text:p>CREDITOS A LA VIVIENDA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67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8" calcext:value-type="float">
            <text:p>5108</text:p>
          </table:table-cell>
          <table:table-cell table:style-name="ce1" table:formula="of:=IF(LEN([.A465])&gt;1;IF(LEN([.A465])=2;LEFT([.A465];1);LEFT([.A465];LEN([.A465])-2));&quot;&quot;)" office:value-type="string" office:string-value="51" calcext:value-type="string">
            <text:p>51</text:p>
          </table:table-cell>
          <table:table-cell table:style-name="ce1" office:value-type="string" calcext:value-type="string">
            <text:p>UTILIDAD POR VALORIZACION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8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801" calcext:value-type="float">
            <text:p>510801</text:p>
          </table:table-cell>
          <table:table-cell table:style-name="ce1" table:formula="of:=IF(LEN([.A466])&gt;1;IF(LEN([.A466])=2;LEFT([.A466];1);LEFT([.A466];LEN([.A466])-2));&quot;&quot;)" office:value-type="string" office:string-value="5108" calcext:value-type="string">
            <text:p>5108</text:p>
          </table:table-cell>
          <table:table-cell table:style-name="ce1"/>
          <table:table-cell table:style-name="ce1" office:value-type="string" calcext:value-type="string">
            <text:p>UTILIDAD EN CAMBIOS POR VALORIZACION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8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0803" calcext:value-type="float">
            <text:p>510803</text:p>
          </table:table-cell>
          <table:table-cell table:style-name="ce1" table:formula="of:=IF(LEN([.A467])&gt;1;IF(LEN([.A467])=2;LEFT([.A467];1);LEFT([.A467];LEN([.A467])-2));&quot;&quot;)" office:value-type="string" office:string-value="5108" calcext:value-type="string">
            <text:p>5108</text:p>
          </table:table-cell>
          <table:table-cell table:style-name="ce1"/>
          <table:table-cell table:style-name="ce1" office:value-type="string" calcext:value-type="string">
            <text:p>VALORIZACION DE PARTIDAS EN UDI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08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99" calcext:value-type="float">
            <text:p>5199</text:p>
          </table:table-cell>
          <table:table-cell table:style-name="ce1" table:formula="of:=IF(LEN([.A468])&gt;1;IF(LEN([.A468])=2;LEFT([.A468];1);LEFT([.A468];LEN([.A468])-2));&quot;&quot;)" office:value-type="string" office:string-value="51" calcext:value-type="string">
            <text:p>51</text:p>
          </table:table-cell>
          <table:table-cell table:style-name="ce1" office:value-type="string" calcext:value-type="string">
            <text:p>INCREMENTO POR ACTUALIZACION DE INGRESOS POR INTERESES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19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table:formula="of:=IF(LEN([.A469])&gt;1;IF(LEN([.A469])=2;LEFT([.A469];1);LEFT([.A469];LEN([.A469])-2));&quot;&quot;)" office:value-type="string" office:string-value="6" calcext:value-type="string">
            <text:p>6</text:p>
          </table:table-cell>
          <table:table-cell table:style-name="ce1" office:value-type="string" calcext:value-type="string">
            <text:p>GASTOS POR INTERES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1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01" calcext:value-type="float">
            <text:p>6101</text:p>
          </table:table-cell>
          <table:table-cell table:style-name="ce1" table:formula="of:=IF(LEN([.A470])&gt;1;IF(LEN([.A470])=2;LEFT([.A470];1);LEFT([.A470];LEN([.A470])-2));&quot;&quot;)" office:value-type="string" office:string-value="61" calcext:value-type="string">
            <text:p>61</text:p>
          </table:table-cell>
          <table:table-cell table:style-name="ce1" office:value-type="string" calcext:value-type="string">
            <text:p>INTERESES POR DEPOSITOS DE EXIGIBILIDAD INMEDIATA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201" calcext:value-type="float">
            <text:p>510201</text:p>
          </table:table-cell>
          <table:table-cell table:style-name="ce3" office:value-type="string" calcext:value-type="string">
            <text:p>610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02" calcext:value-type="float">
            <text:p>6102</text:p>
          </table:table-cell>
          <table:table-cell table:style-name="ce1" table:formula="of:=IF(LEN([.A471])&gt;1;IF(LEN([.A471])=2;LEFT([.A471];1);LEFT([.A471];LEN([.A471])-2));&quot;&quot;)" office:value-type="string" office:string-value="61" calcext:value-type="string">
            <text:p>61</text:p>
          </table:table-cell>
          <table:table-cell table:style-name="ce1" office:value-type="string" calcext:value-type="string">
            <text:p>INTERESES POR DEPOSITOS A PLAZ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202" calcext:value-type="float">
            <text:p>510202</text:p>
          </table:table-cell>
          <table:table-cell table:style-name="ce3" office:value-type="string" calcext:value-type="string">
            <text:p>6102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14" calcext:value-type="float">
            <text:p>6114</text:p>
          </table:table-cell>
          <table:table-cell table:style-name="ce1" table:formula="of:=IF(LEN([.A472])&gt;1;IF(LEN([.A472])=2;LEFT([.A472];1);LEFT([.A472];LEN([.A472])-2));&quot;&quot;)" office:value-type="string" office:string-value="61" calcext:value-type="string">
            <text:p>61</text:p>
          </table:table-cell>
          <table:table-cell table:style-name="ce1" office:value-type="string" calcext:value-type="string">
            <text:p>INTERESES POR PRESTAMOS BANCARIOS Y DE OTROS ORGANISM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203" calcext:value-type="float">
            <text:p>510203</text:p>
          </table:table-cell>
          <table:table-cell table:style-name="ce3" office:value-type="string" calcext:value-type="string">
            <text:p>6114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12" calcext:value-type="float">
            <text:p>6112</text:p>
          </table:table-cell>
          <table:table-cell table:style-name="ce1" table:formula="of:=IF(LEN([.A473])&gt;1;IF(LEN([.A473])=2;LEFT([.A473];1);LEFT([.A473];LEN([.A473])-2));&quot;&quot;)" office:value-type="string" office:string-value="61" calcext:value-type="string">
            <text:p>61</text:p>
          </table:table-cell>
          <table:table-cell table:style-name="ce1" office:value-type="string" calcext:value-type="string">
            <text:p>COSTOS Y GASTOS ASOCIADOS CON EL OTORGAMIENTO DEL CREDITO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112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08" calcext:value-type="float">
            <text:p>6108</text:p>
          </table:table-cell>
          <table:table-cell table:style-name="ce1" table:formula="of:=IF(LEN([.A474])&gt;1;IF(LEN([.A474])=2;LEFT([.A474];1);LEFT([.A474];LEN([.A474])-2));&quot;&quot;)" office:value-type="string" office:string-value="61" calcext:value-type="string">
            <text:p>61</text:p>
          </table:table-cell>
          <table:table-cell table:style-name="ce1" office:value-type="string" calcext:value-type="string">
            <text:p>PERDIDA POR VALORIZ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108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0801" calcext:value-type="float">
            <text:p>610801</text:p>
          </table:table-cell>
          <table:table-cell table:style-name="ce1" table:formula="of:=IF(LEN([.A475])&gt;1;IF(LEN([.A475])=2;LEFT([.A475];1);LEFT([.A475];LEN([.A475])-2));&quot;&quot;)" office:value-type="string" office:string-value="6108" calcext:value-type="string">
            <text:p>6108</text:p>
          </table:table-cell>
          <table:table-cell table:style-name="ce1"/>
          <table:table-cell table:style-name="ce1" office:value-type="string" calcext:value-type="string">
            <text:p>PERDIDA EN CAMBIOS POR VALORIZACION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108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0803" calcext:value-type="float">
            <text:p>610803</text:p>
          </table:table-cell>
          <table:table-cell table:style-name="ce1" table:formula="of:=IF(LEN([.A476])&gt;1;IF(LEN([.A476])=2;LEFT([.A476];1);LEFT([.A476];LEN([.A476])-2));&quot;&quot;)" office:value-type="string" office:string-value="6108" calcext:value-type="string">
            <text:p>6108</text:p>
          </table:table-cell>
          <table:table-cell table:style-name="ce1"/>
          <table:table-cell table:style-name="ce1" office:value-type="string" calcext:value-type="string">
            <text:p>VALORIZACION DE PARTIDAS EN UDI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108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99" calcext:value-type="float">
            <text:p>6199</text:p>
          </table:table-cell>
          <table:table-cell table:style-name="ce1" table:formula="of:=IF(LEN([.A477])&gt;1;IF(LEN([.A477])=2;LEFT([.A477];1);LEFT([.A477];LEN([.A477])-2));&quot;&quot;)" office:value-type="string" office:string-value="61" calcext:value-type="string">
            <text:p>61</text:p>
          </table:table-cell>
          <table:table-cell table:style-name="ce1" office:value-type="string" calcext:value-type="string">
            <text:p>INCREMENTO POR ACTUALIZACION DE GASTOS POR INTERESES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19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table:formula="of:=IF(LEN([.A478])&gt;1;IF(LEN([.A478])=2;LEFT([.A478];1);LEFT([.A478];LEN([.A478])-2));&quot;&quot;)" office:value-type="string" office:string-value="5" calcext:value-type="string">
            <text:p>5</text:p>
          </table:table-cell>
          <table:table-cell table:style-name="ce1" office:value-type="string" calcext:value-type="string">
            <text:p>RESULTADO POR POSICION MONETARIA NETO (MARGEN FINANCIERO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2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202" calcext:value-type="float">
            <text:p>5202</text:p>
          </table:table-cell>
          <table:table-cell table:style-name="ce1" table:formula="of:=IF(LEN([.A479])&gt;1;IF(LEN([.A479])=2;LEFT([.A479];1);LEFT([.A479];LEN([.A479])-2));&quot;&quot;)" office:value-type="string" office:string-value="52" calcext:value-type="string">
            <text:p>52</text:p>
          </table:table-cell>
          <table:table-cell table:style-name="ce1" office:value-type="string" calcext:value-type="string">
            <text:p>RESULTADO POR POSICION MONETARIA PROVENIENTE DE POSICIONES QUE GENERAN MARGEN FINANCIERO (SALDO DEUDOR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202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203" calcext:value-type="float">
            <text:p>5203</text:p>
          </table:table-cell>
          <table:table-cell table:style-name="ce1" table:formula="of:=IF(LEN([.A480])&gt;1;IF(LEN([.A480])=2;LEFT([.A480];1);LEFT([.A480];LEN([.A480])-2));&quot;&quot;)" office:value-type="string" office:string-value="52" calcext:value-type="string">
            <text:p>52</text:p>
          </table:table-cell>
          <table:table-cell table:style-name="ce1" office:value-type="string" calcext:value-type="string">
            <text:p>RESULTADO POR POSICION MONETARIA PROVENIENTE DE POSICIONES QUE GENERAN MARGEN FINANCIERO (SALDO ACREEDOR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20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299" calcext:value-type="float">
            <text:p>5299</text:p>
          </table:table-cell>
          <table:table-cell table:style-name="ce1" table:formula="of:=IF(LEN([.A481])&gt;1;IF(LEN([.A481])=2;LEFT([.A481];1);LEFT([.A481];LEN([.A481])-2));&quot;&quot;)" office:value-type="string" office:string-value="52" calcext:value-type="string">
            <text:p>52</text:p>
          </table:table-cell>
          <table:table-cell table:style-name="ce1" office:value-type="string" calcext:value-type="string">
            <text:p>INCREMENTO POR ACTUALIZACION DEL RESULTADO POR POSICION MONETARIA NETO (MARGEN FINANCIERO)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29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table:formula="of:=IF(LEN([.A482])&gt;1;IF(LEN([.A482])=2;LEFT([.A482];1);LEFT([.A482];LEN([.A482])-2));&quot;&quot;)" office:value-type="string" office:string-value="6" calcext:value-type="string">
            <text:p>6</text:p>
          </table:table-cell>
          <table:table-cell table:style-name="ce1" office:value-type="string" calcext:value-type="string">
            <text:p>ESTIMACION PREVENTIVA PARA RIESGOS CREDITICI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" calcext:value-type="float">
            <text:p>6291</text:p>
          </table:table-cell>
          <table:table-cell table:style-name="ce1" table:formula="of:=IF(LEN([.A483])&gt;1;IF(LEN([.A483])=2;LEFT([.A483];1);LEFT([.A483];LEN([.A483])-2));&quot;&quot;)" office:value-type="string" office:string-value="62" calcext:value-type="string">
            <text:p>62</text:p>
          </table:table-cell>
          <table:table-cell table:style-name="ce1" office:value-type="string" calcext:value-type="string">
            <text:p>ESTIMACION PREVENTIVA PARA RIESGOS CREDITICIOS DERIVADA DE LA CALIFIC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" calcext:value-type="float">
            <text:p>629101</text:p>
          </table:table-cell>
          <table:table-cell table:style-name="ce1" table:formula="of:=IF(LEN([.A484])&gt;1;IF(LEN([.A484])=2;LEFT([.A484];1);LEFT([.A484];LEN([.A484])-2));&quot;&quot;)" office:value-type="string" office:string-value="6291" calcext:value-type="string">
            <text:p>6291</text:p>
          </table:table-cell>
          <table:table-cell table:style-name="ce1"/>
          <table:table-cell table:style-name="ce1" office:value-type="string" calcext:value-type="string">
            <text:p>CARTERA DE CREDIT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51" calcext:value-type="float">
            <text:p>62910151</text:p>
          </table:table-cell>
          <table:table-cell table:style-name="ce1" table:formula="of:=IF(LEN([.A485])&gt;1;IF(LEN([.A485])=2;LEFT([.A485];1);LEFT([.A485];LEN([.A485])-2));&quot;&quot;)" office:value-type="string" office:string-value="629101" calcext:value-type="string">
            <text:p>629101</text:p>
          </table:table-cell>
          <table:table-cell table:style-name="ce1" table:number-columns-repeated="2"/>
          <table:table-cell table:style-name="ce1" office:value-type="string" calcext:value-type="string">
            <text:p>Créditos comerciales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5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5101" calcext:value-type="float">
            <text:p>6291015101</text:p>
          </table:table-cell>
          <table:table-cell table:style-name="ce1" table:formula="of:=IF(LEN([.A486])&gt;1;IF(LEN([.A486])=2;LEFT([.A486];1);LEFT([.A486];LEN([.A486])-2));&quot;&quot;)" office:value-type="string" office:string-value="62910151" calcext:value-type="string">
            <text:p>62910151</text:p>
          </table:table-cell>
          <table:table-cell table:style-name="ce1" table:number-columns-repeated="3"/>
          <table:table-cell table:style-name="ce1" office:value-type="string" calcext:value-type="string">
            <text:p>Actividad empresarial o comercial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510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5102" calcext:value-type="float">
            <text:p>6291015102</text:p>
          </table:table-cell>
          <table:table-cell table:style-name="ce1" table:formula="of:=IF(LEN([.A487])&gt;1;IF(LEN([.A487])=2;LEFT([.A487];1);LEFT([.A487];LEN([.A487])-2));&quot;&quot;)" office:value-type="string" office:string-value="62910151" calcext:value-type="string">
            <text:p>62910151</text:p>
          </table:table-cell>
          <table:table-cell table:style-name="ce1" table:number-columns-repeated="3"/>
          <table:table-cell table:style-name="ce1" office:value-type="string" calcext:value-type="string">
            <text:p>Préstamos de liquidez a otras sociedades cooperativas de ahorro y préstamo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51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1" calcext:value-type="float">
            <text:p>62910161</text:p>
          </table:table-cell>
          <table:table-cell table:style-name="ce1" table:formula="of:=IF(LEN([.A488])&gt;1;IF(LEN([.A488])=2;LEFT([.A488];1);LEFT([.A488];LEN([.A488])-2));&quot;&quot;)" office:value-type="string" office:string-value="629101" calcext:value-type="string">
            <text:p>629101</text:p>
          </table:table-cell>
          <table:table-cell table:style-name="ce1" table:number-columns-repeated="2"/>
          <table:table-cell table:style-name="ce1" office:value-type="string" calcext:value-type="string">
            <text:p>Créditos de consum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101" calcext:value-type="float">
            <text:p>6291016101</text:p>
          </table:table-cell>
          <table:table-cell table:style-name="ce1" table:formula="of:=IF(LEN([.A489])&gt;1;IF(LEN([.A489])=2;LEFT([.A489];1);LEFT([.A489];LEN([.A489])-2));&quot;&quot;)" office:value-type="string" office:string-value="62910161" calcext:value-type="string">
            <text:p>62910161</text:p>
          </table:table-cell>
          <table:table-cell table:style-name="ce1" table:number-columns-repeated="3"/>
          <table:table-cell table:style-name="ce1" office:value-type="string" calcext:value-type="string">
            <text:p>Tarjeta de crédito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10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102" calcext:value-type="float">
            <text:p>6291016102</text:p>
          </table:table-cell>
          <table:table-cell table:style-name="ce1" table:formula="of:=IF(LEN([.A490])&gt;1;IF(LEN([.A490])=2;LEFT([.A490];1);LEFT([.A490];LEN([.A490])-2));&quot;&quot;)" office:value-type="string" office:string-value="62910161" calcext:value-type="string">
            <text:p>62910161</text:p>
          </table:table-cell>
          <table:table-cell table:style-name="ce1" table:number-columns-repeated="3"/>
          <table:table-cell table:style-name="ce1" office:value-type="string" calcext:value-type="string">
            <text:p>Personales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040102" calcext:value-type="float">
            <text:p>51040102</text:p>
          </table:table-cell>
          <table:table-cell table:style-name="ce3" office:value-type="string" calcext:value-type="string">
            <text:p>62910161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113" calcext:value-type="float">
            <text:p>6291016113</text:p>
          </table:table-cell>
          <table:table-cell table:style-name="ce1" table:formula="of:=IF(LEN([.A491])&gt;1;IF(LEN([.A491])=2;LEFT([.A491];1);LEFT([.A491];LEN([.A491])-2));&quot;&quot;)" office:value-type="string" office:string-value="62910161" calcext:value-type="string">
            <text:p>62910161</text:p>
          </table:table-cell>
          <table:table-cell table:style-name="ce1" table:number-columns-repeated="3"/>
          <table:table-cell table:style-name="ce1" office:value-type="string" calcext:value-type="string">
            <text:p>Nómina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113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103" calcext:value-type="float">
            <text:p>6291016103</text:p>
          </table:table-cell>
          <table:table-cell table:style-name="ce1" table:formula="of:=IF(LEN([.A492])&gt;1;IF(LEN([.A492])=2;LEFT([.A492];1);LEFT([.A492];LEN([.A492])-2));&quot;&quot;)" office:value-type="string" office:string-value="62910161" calcext:value-type="string">
            <text:p>62910161</text:p>
          </table:table-cell>
          <table:table-cell table:style-name="ce1" table:number-columns-repeated="3"/>
          <table:table-cell table:style-name="ce1" office:value-type="string" calcext:value-type="string">
            <text:p>Automotriz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103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104" calcext:value-type="float">
            <text:p>6291016104</text:p>
          </table:table-cell>
          <table:table-cell table:style-name="ce1" table:formula="of:=IF(LEN([.A493])&gt;1;IF(LEN([.A493])=2;LEFT([.A493];1);LEFT([.A493];LEN([.A493])-2));&quot;&quot;)" office:value-type="string" office:string-value="62910161" calcext:value-type="string">
            <text:p>62910161</text:p>
          </table:table-cell>
          <table:table-cell table:style-name="ce1" table:number-columns-repeated="3"/>
          <table:table-cell table:style-name="ce1" office:value-type="string" calcext:value-type="string">
            <text:p>Adquisición de bienes muebles 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104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105" calcext:value-type="float">
            <text:p>6291016105</text:p>
          </table:table-cell>
          <table:table-cell table:style-name="ce1" table:formula="of:=IF(LEN([.A494])&gt;1;IF(LEN([.A494])=2;LEFT([.A494];1);LEFT([.A494];LEN([.A494])-2));&quot;&quot;)" office:value-type="string" office:string-value="62910161" calcext:value-type="string">
            <text:p>62910161</text:p>
          </table:table-cell>
          <table:table-cell table:style-name="ce1" table:number-columns-repeated="3"/>
          <table:table-cell table:style-name="ce1" office:value-type="string" calcext:value-type="string">
            <text:p>Operaciones de arrendamiento capitalizable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105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190" calcext:value-type="float">
            <text:p>6291016190</text:p>
          </table:table-cell>
          <table:table-cell table:style-name="ce1" table:formula="of:=IF(LEN([.A495])&gt;1;IF(LEN([.A495])=2;LEFT([.A495];1);LEFT([.A495];LEN([.A495])-2));&quot;&quot;)" office:value-type="string" office:string-value="62910161" calcext:value-type="string">
            <text:p>62910161</text:p>
          </table:table-cell>
          <table:table-cell table:style-name="ce1" table:number-columns-repeated="3"/>
          <table:table-cell table:style-name="ce1" office:value-type="string" calcext:value-type="string">
            <text:p>Otros créditos de consumo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19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6" calcext:value-type="float">
            <text:p>62910166</text:p>
          </table:table-cell>
          <table:table-cell table:style-name="ce1" table:formula="of:=IF(LEN([.A496])&gt;1;IF(LEN([.A496])=2;LEFT([.A496];1);LEFT([.A496];LEN([.A496])-2));&quot;&quot;)" office:value-type="string" office:string-value="629101" calcext:value-type="string">
            <text:p>629101</text:p>
          </table:table-cell>
          <table:table-cell table:style-name="ce1" table:number-columns-repeated="2"/>
          <table:table-cell table:style-name="ce1" office:value-type="string" calcext:value-type="string">
            <text:p>Créditos a la vivienda 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6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601" calcext:value-type="float">
            <text:p>6291016601</text:p>
          </table:table-cell>
          <table:table-cell table:style-name="ce1" table:formula="of:=IF(LEN([.A497])&gt;1;IF(LEN([.A497])=2;LEFT([.A497];1);LEFT([.A497];LEN([.A497])-2));&quot;&quot;)" office:value-type="string" office:string-value="62910166" calcext:value-type="string">
            <text:p>62910166</text:p>
          </table:table-cell>
          <table:table-cell table:style-name="ce1" table:number-columns-repeated="3"/>
          <table:table-cell table:style-name="ce1" office:value-type="string" calcext:value-type="string">
            <text:p>Media y residencial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601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016602" calcext:value-type="float">
            <text:p>6291016602</text:p>
          </table:table-cell>
          <table:table-cell table:style-name="ce1" table:formula="of:=IF(LEN([.A498])&gt;1;IF(LEN([.A498])=2;LEFT([.A498];1);LEFT([.A498];LEN([.A498])-2));&quot;&quot;)" office:value-type="string" office:string-value="62910166" calcext:value-type="string">
            <text:p>62910166</text:p>
          </table:table-cell>
          <table:table-cell table:style-name="ce1" table:number-columns-repeated="3"/>
          <table:table-cell table:style-name="ce1" office:value-type="string" calcext:value-type="string">
            <text:p>De interés social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016602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197" calcext:value-type="float">
            <text:p>629197</text:p>
          </table:table-cell>
          <table:table-cell table:style-name="ce1" table:formula="of:=IF(LEN([.A499])&gt;1;IF(LEN([.A499])=2;LEFT([.A499];1);LEFT([.A499];LEN([.A499])-2));&quot;&quot;)" office:value-type="string" office:string-value="6291" calcext:value-type="string">
            <text:p>6291</text:p>
          </table:table-cell>
          <table:table-cell table:style-name="ce1"/>
          <table:table-cell table:style-name="ce1" office:value-type="string" calcext:value-type="string">
            <text:p>OPERACIONES CONTINGENTES Y AVALES 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197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6" calcext:value-type="float">
            <text:p>6296</text:p>
          </table:table-cell>
          <table:table-cell table:style-name="ce1" table:formula="of:=IF(LEN([.A500])&gt;1;IF(LEN([.A500])=2;LEFT([.A500];1);LEFT([.A500];LEN([.A500])-2));&quot;&quot;)" office:value-type="string" office:string-value="62" calcext:value-type="string">
            <text:p>62</text:p>
          </table:table-cell>
          <table:table-cell table:style-name="ce1" office:value-type="string" calcext:value-type="string">
            <text:p>ESTIMACION PREVENTIVA PARA RIESGOS CREDITICIOS ADICIONAL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6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605" calcext:value-type="float">
            <text:p>629605</text:p>
          </table:table-cell>
          <table:table-cell table:style-name="ce1" table:formula="of:=IF(LEN([.A501])&gt;1;IF(LEN([.A501])=2;LEFT([.A501];1);LEFT([.A501];LEN([.A501])-2));&quot;&quot;)" office:value-type="string" office:string-value="6296" calcext:value-type="string">
            <text:p>6296</text:p>
          </table:table-cell>
          <table:table-cell table:style-name="ce1"/>
          <table:table-cell table:style-name="ce1" office:value-type="string" calcext:value-type="string">
            <text:p>POR INTERESES DEVENGADOS SOBRE CREDITOS VENCIDO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6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603" calcext:value-type="float">
            <text:p>629603</text:p>
          </table:table-cell>
          <table:table-cell table:style-name="ce1" table:formula="of:=IF(LEN([.A502])&gt;1;IF(LEN([.A502])=2;LEFT([.A502];1);LEFT([.A502];LEN([.A502])-2));&quot;&quot;)" office:value-type="string" office:string-value="6296" calcext:value-type="string">
            <text:p>6296</text:p>
          </table:table-cell>
          <table:table-cell table:style-name="ce1"/>
          <table:table-cell table:style-name="ce1" office:value-type="string" calcext:value-type="string">
            <text:p>ORDENADA POR LA COMISION NACIONAL BANCARIA Y DE VALORE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6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609" calcext:value-type="float">
            <text:p>629609</text:p>
          </table:table-cell>
          <table:table-cell table:style-name="ce1" table:formula="of:=IF(LEN([.A503])&gt;1;IF(LEN([.A503])=2;LEFT([.A503];1);LEFT([.A503];LEN([.A503])-2));&quot;&quot;)" office:value-type="string" office:string-value="6296" calcext:value-type="string">
            <text:p>6296</text:p>
          </table:table-cell>
          <table:table-cell table:style-name="ce1"/>
          <table:table-cell table:style-name="ce1" office:value-type="string" calcext:value-type="string">
            <text:p>OTRAS ESTIMACIONE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609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99" calcext:value-type="float">
            <text:p>6299</text:p>
          </table:table-cell>
          <table:table-cell table:style-name="ce1" table:formula="of:=IF(LEN([.A504])&gt;1;IF(LEN([.A504])=2;LEFT([.A504];1);LEFT([.A504];LEN([.A504])-2));&quot;&quot;)" office:value-type="string" office:string-value="62" calcext:value-type="string">
            <text:p>62</text:p>
          </table:table-cell>
          <table:table-cell table:style-name="ce1" office:value-type="string" calcext:value-type="string">
            <text:p>INCREMENTO POR ACTUALIZACION DE ESTIMACION PREVENTIVA PARA RIESGOS CREDITICIOS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299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table:formula="of:=IF(LEN([.A505])&gt;1;IF(LEN([.A505])=2;LEFT([.A505];1);LEFT([.A505];LEN([.A505])-2));&quot;&quot;)" office:value-type="string" office:string-value="5" calcext:value-type="string">
            <text:p>5</text:p>
          </table:table-cell>
          <table:table-cell table:style-name="ce1" office:value-type="string" calcext:value-type="string">
            <text:p>COMISIONES Y TARIFAS COBRADA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" calcext:value-type="float">
            <text:p>5321</text:p>
          </table:table-cell>
          <table:table-cell table:style-name="ce1" table:formula="of:=IF(LEN([.A506])&gt;1;IF(LEN([.A506])=2;LEFT([.A506];1);LEFT([.A506];LEN([.A506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OPERACIONES DE CREDIT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01" calcext:value-type="float">
            <text:p>532101</text:p>
          </table:table-cell>
          <table:table-cell table:style-name="ce1" table:formula="of:=IF(LEN([.A507])&gt;1;IF(LEN([.A507])=2;LEFT([.A507];1);LEFT([.A507];LEN([.A507])-2));&quot;&quot;)" office:value-type="string" office:string-value="5321" calcext:value-type="string">
            <text:p>5321</text:p>
          </table:table-cell>
          <table:table-cell table:style-name="ce1"/>
          <table:table-cell table:style-name="ce1" office:value-type="string" calcext:value-type="string">
            <text:p>CREDITOS COMERCIALE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0105" calcext:value-type="float">
            <text:p>53210105</text:p>
          </table:table-cell>
          <table:table-cell table:style-name="ce1" table:formula="of:=IF(LEN([.A508])&gt;1;IF(LEN([.A508])=2;LEFT([.A508];1);LEFT([.A508];LEN([.A508])-2));&quot;&quot;)" office:value-type="string" office:string-value="532101" calcext:value-type="string">
            <text:p>532101</text:p>
          </table:table-cell>
          <table:table-cell table:style-name="ce1" table:number-columns-repeated="2"/>
          <table:table-cell table:style-name="ce1" office:value-type="string" calcext:value-type="string">
            <text:p>Actividad empresarial o comer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105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010501" calcext:value-type="float">
            <text:p>5321010501</text:p>
          </table:table-cell>
          <table:table-cell table:style-name="ce1" table:formula="of:=IF(LEN([.A509])&gt;1;IF(LEN([.A509])=2;LEFT([.A509];1);LEFT([.A509];LEN([.A509])-2));&quot;&quot;)" office:value-type="string" office:string-value="53210105" calcext:value-type="string">
            <text:p>53210105</text:p>
          </table:table-cell>
          <table:table-cell table:style-name="ce1" table:number-columns-repeated="3"/>
          <table:table-cell table:style-name="ce1" office:value-type="string" calcext:value-type="string">
            <text:p>Operaciones quirografarias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10501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010502" calcext:value-type="float">
            <text:p>5321010502</text:p>
          </table:table-cell>
          <table:table-cell table:style-name="ce1" table:formula="of:=IF(LEN([.A510])&gt;1;IF(LEN([.A510])=2;LEFT([.A510];1);LEFT([.A510];LEN([.A510])-2));&quot;&quot;)" office:value-type="string" office:string-value="53210105" calcext:value-type="string">
            <text:p>53210105</text:p>
          </table:table-cell>
          <table:table-cell table:style-name="ce1" table:number-columns-repeated="3"/>
          <table:table-cell table:style-name="ce1" office:value-type="string" calcext:value-type="string">
            <text:p>Operaciones prendarias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10502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010504" calcext:value-type="float">
            <text:p>5321010504</text:p>
          </table:table-cell>
          <table:table-cell table:style-name="ce1" table:formula="of:=IF(LEN([.A511])&gt;1;IF(LEN([.A511])=2;LEFT([.A511];1);LEFT([.A511];LEN([.A511])-2));&quot;&quot;)" office:value-type="string" office:string-value="53210105" calcext:value-type="string">
            <text:p>53210105</text:p>
          </table:table-cell>
          <table:table-cell table:style-name="ce1" table:number-columns-repeated="3"/>
          <table:table-cell table:style-name="ce1" office:value-type="string" calcext:value-type="string">
            <text:p>Operaciones de factoraje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10504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010505" calcext:value-type="float">
            <text:p>5321010505</text:p>
          </table:table-cell>
          <table:table-cell table:style-name="ce1" table:formula="of:=IF(LEN([.A512])&gt;1;IF(LEN([.A512])=2;LEFT([.A512];1);LEFT([.A512];LEN([.A512])-2));&quot;&quot;)" office:value-type="string" office:string-value="53210105" calcext:value-type="string">
            <text:p>53210105</text:p>
          </table:table-cell>
          <table:table-cell table:style-name="ce1" table:number-columns-repeated="3"/>
          <table:table-cell table:style-name="ce1" office:value-type="string" calcext:value-type="string">
            <text:p>Operaciones de arrendamiento capitalizable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10505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010507" calcext:value-type="float">
            <text:p>5321010507</text:p>
          </table:table-cell>
          <table:table-cell table:style-name="ce1" table:formula="of:=IF(LEN([.A513])&gt;1;IF(LEN([.A513])=2;LEFT([.A513];1);LEFT([.A513];LEN([.A513])-2));&quot;&quot;)" office:value-type="string" office:string-value="53210105" calcext:value-type="string">
            <text:p>53210105</text:p>
          </table:table-cell>
          <table:table-cell table:style-name="ce1" table:number-columns-repeated="3"/>
          <table:table-cell table:style-name="ce1" office:value-type="string" calcext:value-type="string">
            <text:p>Microcréditos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10507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010506" calcext:value-type="float">
            <text:p>5321010506</text:p>
          </table:table-cell>
          <table:table-cell table:style-name="ce1" table:formula="of:=IF(LEN([.A514])&gt;1;IF(LEN([.A514])=2;LEFT([.A514];1);LEFT([.A514];LEN([.A514])-2));&quot;&quot;)" office:value-type="string" office:string-value="53210105" calcext:value-type="string">
            <text:p>53210105</text:p>
          </table:table-cell>
          <table:table-cell table:style-name="ce1" table:number-columns-repeated="3"/>
          <table:table-cell table:style-name="ce1" office:value-type="string" calcext:value-type="string">
            <text:p>Otros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10506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0122" calcext:value-type="float">
            <text:p>53210122</text:p>
          </table:table-cell>
          <table:table-cell table:style-name="ce1" table:formula="of:=IF(LEN([.A515])&gt;1;IF(LEN([.A515])=2;LEFT([.A515];1);LEFT([.A515];LEN([.A515])-2));&quot;&quot;)" office:value-type="string" office:string-value="532101" calcext:value-type="string">
            <text:p>532101</text:p>
          </table:table-cell>
          <table:table-cell table:style-name="ce1" table:number-columns-repeated="2"/>
          <table:table-cell table:style-name="ce1" office:value-type="string" calcext:value-type="string">
            <text:p>Préstamos de liquidez a otras sociedades cooperativas de ahorro y préstam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0122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" calcext:value-type="float">
            <text:p>532111</text:p>
          </table:table-cell>
          <table:table-cell table:style-name="ce1" table:formula="of:=IF(LEN([.A516])&gt;1;IF(LEN([.A516])=2;LEFT([.A516];1);LEFT([.A516];LEN([.A516])-2));&quot;&quot;)" office:value-type="string" office:string-value="5321" calcext:value-type="string">
            <text:p>5321</text:p>
          </table:table-cell>
          <table:table-cell table:style-name="ce1"/>
          <table:table-cell table:style-name="ce1" office:value-type="string" calcext:value-type="string">
            <text:p>CREDITOS DE CONSUM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01" calcext:value-type="float">
            <text:p>53211101</text:p>
          </table:table-cell>
          <table:table-cell table:style-name="ce1" table:formula="of:=IF(LEN([.A517])&gt;1;IF(LEN([.A517])=2;LEFT([.A517];1);LEFT([.A517];LEN([.A517])-2));&quot;&quot;)" office:value-type="string" office:string-value="532111" calcext:value-type="string">
            <text:p>532111</text:p>
          </table:table-cell>
          <table:table-cell table:style-name="ce1" table:number-columns-repeated="2"/>
          <table:table-cell table:style-name="ce1" office:value-type="string" calcext:value-type="string">
            <text:p>Tarjeta de crédit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0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0101" calcext:value-type="float">
            <text:p>5321110101</text:p>
          </table:table-cell>
          <table:table-cell table:style-name="ce1" table:formula="of:=IF(LEN([.A518])&gt;1;IF(LEN([.A518])=2;LEFT([.A518];1);LEFT([.A518];LEN([.A518])-2));&quot;&quot;)" office:value-type="string" office:string-value="53211101" calcext:value-type="string">
            <text:p>53211101</text:p>
          </table:table-cell>
          <table:table-cell table:style-name="ce1" table:number-columns-repeated="3"/>
          <table:table-cell table:style-name="ce1" office:value-type="string" calcext:value-type="string">
            <text:p>Primera anualidad y subsecuentes de tarjetas de crédito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0101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0102" calcext:value-type="float">
            <text:p>5321110102</text:p>
          </table:table-cell>
          <table:table-cell table:style-name="ce1" table:formula="of:=IF(LEN([.A519])&gt;1;IF(LEN([.A519])=2;LEFT([.A519];1);LEFT([.A519];LEN([.A519])-2));&quot;&quot;)" office:value-type="string" office:string-value="53211101" calcext:value-type="string">
            <text:p>53211101</text:p>
          </table:table-cell>
          <table:table-cell table:style-name="ce1" table:number-columns-repeated="3"/>
          <table:table-cell table:style-name="ce1" office:value-type="string" calcext:value-type="string">
            <text:p>Negocios afiliados</text:p>
          </table:table-cell>
          <table:table-cell table:style-name="ce1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0102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03" calcext:value-type="float">
            <text:p>53211103</text:p>
          </table:table-cell>
          <table:table-cell table:style-name="ce1" table:formula="of:=IF(LEN([.A520])&gt;1;IF(LEN([.A520])=2;LEFT([.A520];1);LEFT([.A520];LEN([.A520])-2));&quot;&quot;)" office:value-type="string" office:string-value="532111" calcext:value-type="string">
            <text:p>532111</text:p>
          </table:table-cell>
          <table:table-cell table:style-name="ce1" table:number-columns-repeated="2"/>
          <table:table-cell table:style-name="ce1" office:value-type="string" calcext:value-type="string">
            <text:p>Personales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03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13" calcext:value-type="float">
            <text:p>53211113</text:p>
          </table:table-cell>
          <table:table-cell table:style-name="ce1" table:formula="of:=IF(LEN([.A521])&gt;1;IF(LEN([.A521])=2;LEFT([.A521];1);LEFT([.A521];LEN([.A521])-2));&quot;&quot;)" office:value-type="string" office:string-value="532111" calcext:value-type="string">
            <text:p>532111</text:p>
          </table:table-cell>
          <table:table-cell table:style-name="ce1" table:number-columns-repeated="2"/>
          <table:table-cell table:style-name="ce1" office:value-type="string" calcext:value-type="string">
            <text:p>Nómina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13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05" calcext:value-type="float">
            <text:p>53211105</text:p>
          </table:table-cell>
          <table:table-cell table:style-name="ce1" table:formula="of:=IF(LEN([.A522])&gt;1;IF(LEN([.A522])=2;LEFT([.A522];1);LEFT([.A522];LEN([.A522])-2));&quot;&quot;)" office:value-type="string" office:string-value="532111" calcext:value-type="string">
            <text:p>532111</text:p>
          </table:table-cell>
          <table:table-cell table:style-name="ce1" table:number-columns-repeated="2"/>
          <table:table-cell table:style-name="ce1" office:value-type="string" calcext:value-type="string">
            <text:p>Automotriz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05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06" calcext:value-type="float">
            <text:p>53211106</text:p>
          </table:table-cell>
          <table:table-cell table:style-name="ce1" table:formula="of:=IF(LEN([.A523])&gt;1;IF(LEN([.A523])=2;LEFT([.A523];1);LEFT([.A523];LEN([.A523])-2));&quot;&quot;)" office:value-type="string" office:string-value="532111" calcext:value-type="string">
            <text:p>532111</text:p>
          </table:table-cell>
          <table:table-cell table:style-name="ce1" table:number-columns-repeated="2"/>
          <table:table-cell table:style-name="ce1" office:value-type="string" calcext:value-type="string">
            <text:p>Adquisición de bienes muebles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06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04" calcext:value-type="float">
            <text:p>53211104</text:p>
          </table:table-cell>
          <table:table-cell table:style-name="ce1" table:formula="of:=IF(LEN([.A524])&gt;1;IF(LEN([.A524])=2;LEFT([.A524];1);LEFT([.A524];LEN([.A524])-2));&quot;&quot;)" office:value-type="string" office:string-value="532111" calcext:value-type="string">
            <text:p>532111</text:p>
          </table:table-cell>
          <table:table-cell table:style-name="ce1" table:number-columns-repeated="2"/>
          <table:table-cell table:style-name="ce1" office:value-type="string" calcext:value-type="string">
            <text:p>Operaciones de arrendamiento capitalizable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04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1190" calcext:value-type="float">
            <text:p>53211190</text:p>
          </table:table-cell>
          <table:table-cell table:style-name="ce1" table:formula="of:=IF(LEN([.A525])&gt;1;IF(LEN([.A525])=2;LEFT([.A525];1);LEFT([.A525];LEN([.A525])-2));&quot;&quot;)" office:value-type="string" office:string-value="532111" calcext:value-type="string">
            <text:p>532111</text:p>
          </table:table-cell>
          <table:table-cell table:style-name="ce1" table:number-columns-repeated="2"/>
          <table:table-cell table:style-name="ce1" office:value-type="string" calcext:value-type="string">
            <text:p>Otros créditos de consum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119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66" calcext:value-type="float">
            <text:p>532166</text:p>
          </table:table-cell>
          <table:table-cell table:style-name="ce1" table:formula="of:=IF(LEN([.A526])&gt;1;IF(LEN([.A526])=2;LEFT([.A526];1);LEFT([.A526];LEN([.A526])-2));&quot;&quot;)" office:value-type="string" office:string-value="5321" calcext:value-type="string">
            <text:p>5321</text:p>
          </table:table-cell>
          <table:table-cell table:style-name="ce1"/>
          <table:table-cell table:style-name="ce1" office:value-type="string" calcext:value-type="string">
            <text:p>CREDITOS A LA VIVIENDA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66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6601" calcext:value-type="float">
            <text:p>53216601</text:p>
          </table:table-cell>
          <table:table-cell table:style-name="ce1" table:formula="of:=IF(LEN([.A527])&gt;1;IF(LEN([.A527])=2;LEFT([.A527];1);LEFT([.A527];LEN([.A527])-2));&quot;&quot;)" office:value-type="string" office:string-value="532166" calcext:value-type="string">
            <text:p>532166</text:p>
          </table:table-cell>
          <table:table-cell table:style-name="ce1" table:number-columns-repeated="2"/>
          <table:table-cell table:style-name="ce1" office:value-type="string" calcext:value-type="string">
            <text:p>Media y residen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660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216602" calcext:value-type="float">
            <text:p>53216602</text:p>
          </table:table-cell>
          <table:table-cell table:style-name="ce1" table:formula="of:=IF(LEN([.A528])&gt;1;IF(LEN([.A528])=2;LEFT([.A528];1);LEFT([.A528];LEN([.A528])-2));&quot;&quot;)" office:value-type="string" office:string-value="532166" calcext:value-type="string">
            <text:p>532166</text:p>
          </table:table-cell>
          <table:table-cell table:style-name="ce1" table:number-columns-repeated="2"/>
          <table:table-cell table:style-name="ce1" office:value-type="string" calcext:value-type="string">
            <text:p>De interés social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216602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01" calcext:value-type="float">
            <text:p>5301</text:p>
          </table:table-cell>
          <table:table-cell table:style-name="ce1" table:formula="of:=IF(LEN([.A529])&gt;1;IF(LEN([.A529])=2;LEFT([.A529];1);LEFT([.A529];LEN([.A529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AVAL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03" calcext:value-type="float">
            <text:p>5303</text:p>
          </table:table-cell>
          <table:table-cell table:style-name="ce1" table:formula="of:=IF(LEN([.A530])&gt;1;IF(LEN([.A530])=2;LEFT([.A530];1);LEFT([.A530];LEN([.A530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ACEPTACIONES POR CUENTA DE TERCER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03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04" calcext:value-type="float">
            <text:p>5304</text:p>
          </table:table-cell>
          <table:table-cell table:style-name="ce1" table:formula="of:=IF(LEN([.A531])&gt;1;IF(LEN([.A531])=2;LEFT([.A531];1);LEFT([.A531];LEN([.A531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COMPRAVENTA DE VALOR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04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05" calcext:value-type="float">
            <text:p>5305</text:p>
          </table:table-cell>
          <table:table-cell table:style-name="ce1" table:formula="of:=IF(LEN([.A532])&gt;1;IF(LEN([.A532])=2;LEFT([.A532];1);LEFT([.A532];LEN([.A532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APERTURA DE CUENTA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05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06" calcext:value-type="float">
            <text:p>5306</text:p>
          </table:table-cell>
          <table:table-cell table:style-name="ce1" table:formula="of:=IF(LEN([.A533])&gt;1;IF(LEN([.A533])=2;LEFT([.A533];1);LEFT([.A533];LEN([.A533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MANEJO DE CUENTA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06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08" calcext:value-type="float">
            <text:p>5308</text:p>
          </table:table-cell>
          <table:table-cell table:style-name="ce1" table:formula="of:=IF(LEN([.A534])&gt;1;IF(LEN([.A534])=2;LEFT([.A534];1);LEFT([.A534];LEN([.A534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OPERACIONES DE MANDAT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08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15" calcext:value-type="float">
            <text:p>5315</text:p>
          </table:table-cell>
          <table:table-cell table:style-name="ce1" table:formula="of:=IF(LEN([.A535])&gt;1;IF(LEN([.A535])=2;LEFT([.A535];1);LEFT([.A535];LEN([.A535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CUSTODIA O ADMINISTRACION DE BIEN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15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16" calcext:value-type="float">
            <text:p>5316</text:p>
          </table:table-cell>
          <table:table-cell table:style-name="ce1" table:formula="of:=IF(LEN([.A536])&gt;1;IF(LEN([.A536])=2;LEFT([.A536];1);LEFT([.A536];LEN([.A536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ALQUILER DE CAJAS DE SEGURIDAD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16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90" calcext:value-type="float">
            <text:p>5390</text:p>
          </table:table-cell>
          <table:table-cell table:style-name="ce1" table:formula="of:=IF(LEN([.A537])&gt;1;IF(LEN([.A537])=2;LEFT([.A537];1);LEFT([.A537];LEN([.A537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OTRAS COMISIONES Y TARIFAS COBRADA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10108" calcext:value-type="float">
            <text:p>610108</text:p>
          </table:table-cell>
          <table:table-cell table:style-name="ce3" office:value-type="string" calcext:value-type="string">
            <text:p>539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399" calcext:value-type="float">
            <text:p>5399</text:p>
          </table:table-cell>
          <table:table-cell table:style-name="ce1" table:formula="of:=IF(LEN([.A538])&gt;1;IF(LEN([.A538])=2;LEFT([.A538];1);LEFT([.A538];LEN([.A538])-2));&quot;&quot;)" office:value-type="string" office:string-value="53" calcext:value-type="string">
            <text:p>53</text:p>
          </table:table-cell>
          <table:table-cell table:style-name="ce1" office:value-type="string" calcext:value-type="string">
            <text:p>INCREMENTO POR ACTUALIZACION DE COMISIONES Y TARIFAS COBRADAS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39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table:formula="of:=IF(LEN([.A539])&gt;1;IF(LEN([.A539])=2;LEFT([.A539];1);LEFT([.A539];LEN([.A539])-2));&quot;&quot;)" office:value-type="string" office:string-value="6" calcext:value-type="string">
            <text:p>6</text:p>
          </table:table-cell>
          <table:table-cell table:style-name="ce1" office:value-type="string" calcext:value-type="string">
            <text:p>COMISIONES Y TARIFAS PAGADA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3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305" calcext:value-type="float">
            <text:p>6305</text:p>
          </table:table-cell>
          <table:table-cell table:style-name="ce1" table:formula="of:=IF(LEN([.A540])&gt;1;IF(LEN([.A540])=2;LEFT([.A540];1);LEFT([.A540];LEN([.A540])-2));&quot;&quot;)" office:value-type="string" office:string-value="63" calcext:value-type="string">
            <text:p>63</text:p>
          </table:table-cell>
          <table:table-cell table:style-name="ce1" office:value-type="string" calcext:value-type="string">
            <text:p>POR SERVICI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10201" calcext:value-type="float">
            <text:p>610201</text:p>
          </table:table-cell>
          <table:table-cell table:style-name="ce3" office:value-type="string" calcext:value-type="string">
            <text:p>6305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303" calcext:value-type="float">
            <text:p>6303</text:p>
          </table:table-cell>
          <table:table-cell table:style-name="ce1" table:formula="of:=IF(LEN([.A541])&gt;1;IF(LEN([.A541])=2;LEFT([.A541];1);LEFT([.A541];LEN([.A541])-2));&quot;&quot;)" office:value-type="string" office:string-value="63" calcext:value-type="string">
            <text:p>63</text:p>
          </table:table-cell>
          <table:table-cell table:style-name="ce1" office:value-type="string" calcext:value-type="string">
            <text:p>COMISIONISTA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30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304" calcext:value-type="float">
            <text:p>6304</text:p>
          </table:table-cell>
          <table:table-cell table:style-name="ce1" table:formula="of:=IF(LEN([.A542])&gt;1;IF(LEN([.A542])=2;LEFT([.A542];1);LEFT([.A542];LEN([.A542])-2));&quot;&quot;)" office:value-type="string" office:string-value="63" calcext:value-type="string">
            <text:p>63</text:p>
          </table:table-cell>
          <table:table-cell table:style-name="ce1" office:value-type="string" calcext:value-type="string">
            <text:p>PRESTAMOS RECIBIDOS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10203" calcext:value-type="float">
            <text:p>610203</text:p>
          </table:table-cell>
          <table:table-cell table:style-name="ce3" office:value-type="string" calcext:value-type="string">
            <text:p>6304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390" calcext:value-type="float">
            <text:p>6390</text:p>
          </table:table-cell>
          <table:table-cell table:style-name="ce1" table:formula="of:=IF(LEN([.A543])&gt;1;IF(LEN([.A543])=2;LEFT([.A543];1);LEFT([.A543];LEN([.A543])-2));&quot;&quot;)" office:value-type="string" office:string-value="63" calcext:value-type="string">
            <text:p>63</text:p>
          </table:table-cell>
          <table:table-cell table:style-name="ce1" office:value-type="string" calcext:value-type="string">
            <text:p>OTRAS COMISIONES Y TARIFAS PAGADA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10205" calcext:value-type="float">
            <text:p>610205</text:p>
          </table:table-cell>
          <table:table-cell table:style-name="ce3" office:value-type="string" calcext:value-type="string">
            <text:p>639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399" calcext:value-type="float">
            <text:p>6399</text:p>
          </table:table-cell>
          <table:table-cell table:style-name="ce1" table:formula="of:=IF(LEN([.A544])&gt;1;IF(LEN([.A544])=2;LEFT([.A544];1);LEFT([.A544];LEN([.A544])-2));&quot;&quot;)" office:value-type="string" office:string-value="63" calcext:value-type="string">
            <text:p>63</text:p>
          </table:table-cell>
          <table:table-cell table:style-name="ce1" office:value-type="string" calcext:value-type="string">
            <text:p>INCREMENTO POR ACTUALIZACION DE COMISIONES Y TARIFAS PAGADAS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39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table:formula="of:=IF(LEN([.A545])&gt;1;IF(LEN([.A545])=2;LEFT([.A545];1);LEFT([.A545];LEN([.A545])-2));&quot;&quot;)" office:value-type="string" office:string-value="5" calcext:value-type="string">
            <text:p>5</text:p>
          </table:table-cell>
          <table:table-cell table:style-name="ce1" office:value-type="string" calcext:value-type="string">
            <text:p>RESULTADO POR INTERMEDI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1" calcext:value-type="float">
            <text:p>5401</text:p>
          </table:table-cell>
          <table:table-cell table:style-name="ce1" table:formula="of:=IF(LEN([.A546])&gt;1;IF(LEN([.A546])=2;LEFT([.A546];1);LEFT([.A546];LEN([.A546])-2));&quot;&quot;)" office:value-type="string" office:string-value="54" calcext:value-type="string">
            <text:p>54</text:p>
          </table:table-cell>
          <table:table-cell table:style-name="ce1" office:value-type="string" calcext:value-type="string">
            <text:p>RESULTADO POR VALUACION A VALOR RAZONABLE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101" calcext:value-type="float">
            <text:p>540101</text:p>
          </table:table-cell>
          <table:table-cell table:style-name="ce1" table:formula="of:=IF(LEN([.A547])&gt;1;IF(LEN([.A547])=2;LEFT([.A547];1);LEFT([.A547];LEN([.A547])-2));&quot;&quot;)" office:value-type="string" office:string-value="5401" calcext:value-type="string">
            <text:p>5401</text:p>
          </table:table-cell>
          <table:table-cell table:style-name="ce1"/>
          <table:table-cell table:style-name="ce1" office:value-type="string" calcext:value-type="string">
            <text:p>TITULOS PARA NEGOCIAR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192" calcext:value-type="float">
            <text:p>540192</text:p>
          </table:table-cell>
          <table:table-cell table:style-name="ce1" table:formula="of:=IF(LEN([.A548])&gt;1;IF(LEN([.A548])=2;LEFT([.A548];1);LEFT([.A548];LEN([.A548])-2));&quot;&quot;)" office:value-type="string" office:string-value="5401" calcext:value-type="string">
            <text:p>5401</text:p>
          </table:table-cell>
          <table:table-cell table:style-name="ce1"/>
          <table:table-cell table:style-name="ce1" office:value-type="string" calcext:value-type="string">
            <text:p>COLATERALES VENDIDOS 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19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2" calcext:value-type="float">
            <text:p>5402</text:p>
          </table:table-cell>
          <table:table-cell table:style-name="ce1" table:formula="of:=IF(LEN([.A549])&gt;1;IF(LEN([.A549])=2;LEFT([.A549];1);LEFT([.A549];LEN([.A549])-2));&quot;&quot;)" office:value-type="string" office:string-value="54" calcext:value-type="string">
            <text:p>54</text:p>
          </table:table-cell>
          <table:table-cell table:style-name="ce1" office:value-type="string" calcext:value-type="string">
            <text:p>PERDIDA POR DETERIORO O EFECTO POR REVERSION DEL DETERIORO DE TITUL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201" calcext:value-type="float">
            <text:p>540201</text:p>
          </table:table-cell>
          <table:table-cell table:style-name="ce1" table:formula="of:=IF(LEN([.A550])&gt;1;IF(LEN([.A550])=2;LEFT([.A550];1);LEFT([.A550];LEN([.A550])-2));&quot;&quot;)" office:value-type="string" office:string-value="5402" calcext:value-type="string">
            <text:p>5402</text:p>
          </table:table-cell>
          <table:table-cell table:style-name="ce1"/>
          <table:table-cell table:style-name="ce1" office:value-type="string" calcext:value-type="string">
            <text:p>TITULOS DISPONIBLES PARA LA VENTA 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2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202" calcext:value-type="float">
            <text:p>540202</text:p>
          </table:table-cell>
          <table:table-cell table:style-name="ce1" table:formula="of:=IF(LEN([.A551])&gt;1;IF(LEN([.A551])=2;LEFT([.A551];1);LEFT([.A551];LEN([.A551])-2));&quot;&quot;)" office:value-type="string" office:string-value="5402" calcext:value-type="string">
            <text:p>5402</text:p>
          </table:table-cell>
          <table:table-cell table:style-name="ce1"/>
          <table:table-cell table:style-name="ce1" office:value-type="string" calcext:value-type="string">
            <text:p>TITULOS CONSERVADOS A VENCIMIENT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2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4" calcext:value-type="float">
            <text:p>5404</text:p>
          </table:table-cell>
          <table:table-cell table:style-name="ce1" table:formula="of:=IF(LEN([.A552])&gt;1;IF(LEN([.A552])=2;LEFT([.A552];1);LEFT([.A552];LEN([.A552])-2));&quot;&quot;)" office:value-type="string" office:string-value="54" calcext:value-type="string">
            <text:p>54</text:p>
          </table:table-cell>
          <table:table-cell table:style-name="ce1" office:value-type="string" calcext:value-type="string">
            <text:p>RESULTADO POR VALUACION DE DIVISA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4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3" calcext:value-type="float">
            <text:p>5403</text:p>
          </table:table-cell>
          <table:table-cell table:style-name="ce1" table:formula="of:=IF(LEN([.A553])&gt;1;IF(LEN([.A553])=2;LEFT([.A553];1);LEFT([.A553];LEN([.A553])-2));&quot;&quot;)" office:value-type="string" office:string-value="54" calcext:value-type="string">
            <text:p>54</text:p>
          </table:table-cell>
          <table:table-cell table:style-name="ce1" office:value-type="string" calcext:value-type="string">
            <text:p>RESULTADO POR COMPRAVENTA DE VALOR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3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301" calcext:value-type="float">
            <text:p>540301</text:p>
          </table:table-cell>
          <table:table-cell table:style-name="ce1" table:formula="of:=IF(LEN([.A554])&gt;1;IF(LEN([.A554])=2;LEFT([.A554];1);LEFT([.A554];LEN([.A554])-2));&quot;&quot;)" office:value-type="string" office:string-value="5403" calcext:value-type="string">
            <text:p>5403</text:p>
          </table:table-cell>
          <table:table-cell table:style-name="ce1"/>
          <table:table-cell table:style-name="ce1" office:value-type="string" calcext:value-type="string">
            <text:p>TITULOS PARA NEGOCIAR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3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302" calcext:value-type="float">
            <text:p>540302</text:p>
          </table:table-cell>
          <table:table-cell table:style-name="ce1" table:formula="of:=IF(LEN([.A555])&gt;1;IF(LEN([.A555])=2;LEFT([.A555];1);LEFT([.A555];LEN([.A555])-2));&quot;&quot;)" office:value-type="string" office:string-value="5403" calcext:value-type="string">
            <text:p>5403</text:p>
          </table:table-cell>
          <table:table-cell table:style-name="ce1"/>
          <table:table-cell table:style-name="ce1" office:value-type="string" calcext:value-type="string">
            <text:p>TITULOS DISPONIBLES PARA LA VENTA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3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303" calcext:value-type="float">
            <text:p>540303</text:p>
          </table:table-cell>
          <table:table-cell table:style-name="ce1" table:formula="of:=IF(LEN([.A556])&gt;1;IF(LEN([.A556])=2;LEFT([.A556];1);LEFT([.A556];LEN([.A556])-2));&quot;&quot;)" office:value-type="string" office:string-value="5403" calcext:value-type="string">
            <text:p>5403</text:p>
          </table:table-cell>
          <table:table-cell table:style-name="ce1"/>
          <table:table-cell table:style-name="ce1" office:value-type="string" calcext:value-type="string">
            <text:p>TITULOS CONSERVADOS A VENCIMIENT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30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6" calcext:value-type="float">
            <text:p>5406</text:p>
          </table:table-cell>
          <table:table-cell table:style-name="ce1" table:formula="of:=IF(LEN([.A557])&gt;1;IF(LEN([.A557])=2;LEFT([.A557];1);LEFT([.A557];LEN([.A557])-2));&quot;&quot;)" office:value-type="string" office:string-value="54" calcext:value-type="string">
            <text:p>54</text:p>
          </table:table-cell>
          <table:table-cell table:style-name="ce1" office:value-type="string" calcext:value-type="string">
            <text:p>RESULTADO POR COMPRAVENTA DE DIVISA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6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10" calcext:value-type="float">
            <text:p>5410</text:p>
          </table:table-cell>
          <table:table-cell table:style-name="ce1" table:formula="of:=IF(LEN([.A558])&gt;1;IF(LEN([.A558])=2;LEFT([.A558];1);LEFT([.A558];LEN([.A558])-2));&quot;&quot;)" office:value-type="string" office:string-value="54" calcext:value-type="string">
            <text:p>54</text:p>
          </table:table-cell>
          <table:table-cell table:style-name="ce1" office:value-type="string" calcext:value-type="string">
            <text:p>COSTOS DE TRANSACCION POR TITULOS PARA NEGOCIAR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1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09" calcext:value-type="float">
            <text:p>5409</text:p>
          </table:table-cell>
          <table:table-cell table:style-name="ce1" table:formula="of:=IF(LEN([.A559])&gt;1;IF(LEN([.A559])=2;LEFT([.A559];1);LEFT([.A559];LEN([.A559])-2));&quot;&quot;)" office:value-type="string" office:string-value="54" calcext:value-type="string">
            <text:p>54</text:p>
          </table:table-cell>
          <table:table-cell table:style-name="ce1" office:value-type="string" calcext:value-type="string">
            <text:p>RESULTADO POR VENTA DE COLATERALES RECIBID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0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99" calcext:value-type="float">
            <text:p>5499</text:p>
          </table:table-cell>
          <table:table-cell table:style-name="ce1" table:formula="of:=IF(LEN([.A560])&gt;1;IF(LEN([.A560])=2;LEFT([.A560];1);LEFT([.A560];LEN([.A560])-2));&quot;&quot;)" office:value-type="string" office:string-value="54" calcext:value-type="string">
            <text:p>54</text:p>
          </table:table-cell>
          <table:table-cell table:style-name="ce1" office:value-type="string" calcext:value-type="string">
            <text:p>INCREMENTO POR ACTUALIZACION DEL RESULTADO POR INTERMEDIACION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49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" calcext:value-type="float">
            <text:p>5050</text:p>
          </table:table-cell>
          <table:table-cell table:style-name="ce1" table:formula="of:=IF(LEN([.A561])&gt;1;IF(LEN([.A561])=2;LEFT([.A561];1);LEFT([.A561];LEN([.A561])-2));&quot;&quot;)" office:value-type="string" office:string-value="50" calcext:value-type="string">
            <text:p>50</text:p>
          </table:table-cell>
          <table:table-cell table:style-name="ce1" office:value-type="string" calcext:value-type="string">
            <text:p>OTR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01" calcext:value-type="float">
            <text:p>505001</text:p>
          </table:table-cell>
          <table:table-cell table:style-name="ce1" table:formula="of:=IF(LEN([.A562])&gt;1;IF(LEN([.A562])=2;LEFT([.A562];1);LEFT([.A562];LEN([.A562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RECUPERACION DE CARTERA DE CREDIT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102" calcext:value-type="float">
            <text:p>63010102</text:p>
          </table:table-cell>
          <table:table-cell table:style-name="ce3" office:value-type="string" calcext:value-type="string">
            <text:p>5050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3" calcext:value-type="float">
            <text:p>505023</text:p>
          </table:table-cell>
          <table:table-cell table:style-name="ce1" table:formula="of:=IF(LEN([.A563])&gt;1;IF(LEN([.A563])=2;LEFT([.A563];1);LEFT([.A563];LEN([.A563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RECUPERACION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3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301" calcext:value-type="float">
            <text:p>50502301</text:p>
          </table:table-cell>
          <table:table-cell table:style-name="ce1" table:formula="of:=IF(LEN([.A564])&gt;1;IF(LEN([.A564])=2;LEFT([.A564];1);LEFT([.A564];LEN([.A564])-2));&quot;&quot;)" office:value-type="string" office:string-value="505023" calcext:value-type="string">
            <text:p>505023</text:p>
          </table:table-cell>
          <table:table-cell table:style-name="ce1"/>
          <table:table-cell table:style-name="ce1" office:value-type="string" calcext:value-type="string">
            <text:p>IMPUESTO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3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309" calcext:value-type="float">
            <text:p>50502309</text:p>
          </table:table-cell>
          <table:table-cell table:style-name="ce1" table:formula="of:=IF(LEN([.A565])&gt;1;IF(LEN([.A565])=2;LEFT([.A565];1);LEFT([.A565];LEN([.A565])-2));&quot;&quot;)" office:value-type="string" office:string-value="505023" calcext:value-type="string">
            <text:p>505023</text:p>
          </table:table-cell>
          <table:table-cell table:style-name="ce1"/>
          <table:table-cell table:style-name="ce1" office:value-type="string" calcext:value-type="string">
            <text:p>OTRAS RECUPERACIONE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103" calcext:value-type="float">
            <text:p>63010103</text:p>
          </table:table-cell>
          <table:table-cell table:style-name="ce3" office:value-type="string" calcext:value-type="string">
            <text:p>50502309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04" calcext:value-type="float">
            <text:p>505004</text:p>
          </table:table-cell>
          <table:table-cell table:style-name="ce1" table:formula="of:=IF(LEN([.A566])&gt;1;IF(LEN([.A566])=2;LEFT([.A566];1);LEFT([.A566];LEN([.A566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UTILIDAD POR CESION DE CARTERA DE CREDIT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0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05" calcext:value-type="float">
            <text:p>505005</text:p>
          </table:table-cell>
          <table:table-cell table:style-name="ce1" table:formula="of:=IF(LEN([.A567])&gt;1;IF(LEN([.A567])=2;LEFT([.A567];1);LEFT([.A567];LEN([.A567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PERDIDA POR CESION DE CARTERA DE CREDIT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0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2" calcext:value-type="float">
            <text:p>505012</text:p>
          </table:table-cell>
          <table:table-cell table:style-name="ce1" table:formula="of:=IF(LEN([.A568])&gt;1;IF(LEN([.A568])=2;LEFT([.A568];1);LEFT([.A568];LEN([.A568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INGRESO POR OPCION DE COMPRA EN OPERACIONES DE ARRENDAMIENTO CAPITALIZABLE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3" calcext:value-type="float">
            <text:p>505013</text:p>
          </table:table-cell>
          <table:table-cell table:style-name="ce1" table:formula="of:=IF(LEN([.A569])&gt;1;IF(LEN([.A569])=2;LEFT([.A569];1);LEFT([.A569];LEN([.A569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INGRESO POR PARTICIPACION DEL PRECIO DE VENTA DE BIENES EN OPERACIONES DE ARRENDAMIENTO CAPITALIZABLE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3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4" calcext:value-type="float">
            <text:p>505024</text:p>
          </table:table-cell>
          <table:table-cell table:style-name="ce1" table:formula="of:=IF(LEN([.A570])&gt;1;IF(LEN([.A570])=2;LEFT([.A570];1);LEFT([.A570];LEN([.A570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COSTO FINANCIERO POR ARRENDAMIENTO CAPITALIZABLE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4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06" calcext:value-type="float">
            <text:p>505006</text:p>
          </table:table-cell>
          <table:table-cell table:style-name="ce1" table:formula="of:=IF(LEN([.A571])&gt;1;IF(LEN([.A571])=2;LEFT([.A571];1);LEFT([.A571];LEN([.A571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CANCELACION DE EXCEDENTES DE ESTIMACION PREVENTIVA PARA RIESGOS CREDITICI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0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5" calcext:value-type="float">
            <text:p>505025</text:p>
          </table:table-cell>
          <table:table-cell table:style-name="ce1" table:formula="of:=IF(LEN([.A572])&gt;1;IF(LEN([.A572])=2;LEFT([.A572];1);LEFT([.A572];LEN([.A572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AFECTACIONES A LA ESTIMACION POR IRRECUPERABILIDAD O DIFICIL COBR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6" calcext:value-type="float">
            <text:p>505026</text:p>
          </table:table-cell>
          <table:table-cell table:style-name="ce1" table:formula="of:=IF(LEN([.A573])&gt;1;IF(LEN([.A573])=2;LEFT([.A573];1);LEFT([.A573];LEN([.A573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QUEBRANT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6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601" calcext:value-type="float">
            <text:p>50502601</text:p>
          </table:table-cell>
          <table:table-cell table:style-name="ce1" table:formula="of:=IF(LEN([.A574])&gt;1;IF(LEN([.A574])=2;LEFT([.A574];1);LEFT([.A574];LEN([.A574])-2));&quot;&quot;)" office:value-type="string" office:string-value="505026" calcext:value-type="string">
            <text:p>505026</text:p>
          </table:table-cell>
          <table:table-cell table:style-name="ce1"/>
          <table:table-cell table:style-name="ce1" office:value-type="string" calcext:value-type="string">
            <text:p>POR FALTANTE EN SUCURSALE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6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602" calcext:value-type="float">
            <text:p>50502602</text:p>
          </table:table-cell>
          <table:table-cell table:style-name="ce1" table:formula="of:=IF(LEN([.A575])&gt;1;IF(LEN([.A575])=2;LEFT([.A575];1);LEFT([.A575];LEN([.A575])-2));&quot;&quot;)" office:value-type="string" office:string-value="505026" calcext:value-type="string">
            <text:p>505026</text:p>
          </table:table-cell>
          <table:table-cell table:style-name="ce1"/>
          <table:table-cell table:style-name="ce1" office:value-type="string" calcext:value-type="string">
            <text:p>FRAUDE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6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603" calcext:value-type="float">
            <text:p>50502603</text:p>
          </table:table-cell>
          <table:table-cell table:style-name="ce1" table:formula="of:=IF(LEN([.A576])&gt;1;IF(LEN([.A576])=2;LEFT([.A576];1);LEFT([.A576];LEN([.A576])-2));&quot;&quot;)" office:value-type="string" office:string-value="505026" calcext:value-type="string">
            <text:p>505026</text:p>
          </table:table-cell>
          <table:table-cell table:style-name="ce1"/>
          <table:table-cell table:style-name="ce1" office:value-type="string" calcext:value-type="string">
            <text:p>SINIESTRO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6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609" calcext:value-type="float">
            <text:p>50502609</text:p>
          </table:table-cell>
          <table:table-cell table:style-name="ce1" table:formula="of:=IF(LEN([.A577])&gt;1;IF(LEN([.A577])=2;LEFT([.A577];1);LEFT([.A577];LEN([.A577])-2));&quot;&quot;)" office:value-type="string" office:string-value="505026" calcext:value-type="string">
            <text:p>505026</text:p>
          </table:table-cell>
          <table:table-cell table:style-name="ce1"/>
          <table:table-cell table:style-name="ce1" office:value-type="string" calcext:value-type="string">
            <text:p>OTROS QUEBRANTO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609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8" calcext:value-type="float">
            <text:p>505018</text:p>
          </table:table-cell>
          <table:table-cell table:style-name="ce1" table:formula="of:=IF(LEN([.A578])&gt;1;IF(LEN([.A578])=2;LEFT([.A578];1);LEFT([.A578];LEN([.A578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DIVIDENDOS DE INVERSIONES PERMANENT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8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801" calcext:value-type="float">
            <text:p>50501801</text:p>
          </table:table-cell>
          <table:table-cell table:style-name="ce1" table:formula="of:=IF(LEN([.A579])&gt;1;IF(LEN([.A579])=2;LEFT([.A579];1);LEFT([.A579];LEN([.A579])-2));&quot;&quot;)" office:value-type="string" office:string-value="505018" calcext:value-type="string">
            <text:p>505018</text:p>
          </table:table-cell>
          <table:table-cell table:style-name="ce1"/>
          <table:table-cell table:style-name="ce1" office:value-type="string" calcext:value-type="string">
            <text:p>DIVIDENDOS DE OTRAS INVERSIONES PERMANENTES 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80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802" calcext:value-type="float">
            <text:p>50501802</text:p>
          </table:table-cell>
          <table:table-cell table:style-name="ce1" table:formula="of:=IF(LEN([.A580])&gt;1;IF(LEN([.A580])=2;LEFT([.A580];1);LEFT([.A580];LEN([.A580])-2));&quot;&quot;)" office:value-type="string" office:string-value="505018" calcext:value-type="string">
            <text:p>505018</text:p>
          </table:table-cell>
          <table:table-cell table:style-name="ce1"/>
          <table:table-cell table:style-name="ce1" office:value-type="string" calcext:value-type="string">
            <text:p>DIVIDENDOS DE INVERSIONES PERMANENTES EN ASOCIADAS DISPONIBLES PARA LA VENTA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802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07" calcext:value-type="float">
            <text:p>505007</text:p>
          </table:table-cell>
          <table:table-cell table:style-name="ce1" table:formula="of:=IF(LEN([.A581])&gt;1;IF(LEN([.A581])=2;LEFT([.A581];1);LEFT([.A581];LEN([.A581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DONATIV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07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08" calcext:value-type="float">
            <text:p>505008</text:p>
          </table:table-cell>
          <table:table-cell table:style-name="ce1" table:formula="of:=IF(LEN([.A582])&gt;1;IF(LEN([.A582])=2;LEFT([.A582];1);LEFT([.A582];LEN([.A582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PERDIDA POR ADJUDICACION DE BIEN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08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5" calcext:value-type="float">
            <text:p>505015</text:p>
          </table:table-cell>
          <table:table-cell table:style-name="ce1" table:formula="of:=IF(LEN([.A583])&gt;1;IF(LEN([.A583])=2;LEFT([.A583];1);LEFT([.A583];LEN([.A583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RESULTADO EN VENTA DE BIENES ADJUDICAD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202" calcext:value-type="float">
            <text:p>63010202</text:p>
          </table:table-cell>
          <table:table-cell table:style-name="ce3" office:value-type="string" calcext:value-type="string">
            <text:p>50501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5" calcext:value-type="float">
            <text:p>505015</text:p>
          </table:table-cell>
          <table:table-cell table:style-name="ce1" table:formula="of:=IF(LEN([.A584])&gt;1;IF(LEN([.A584])=2;LEFT([.A584];1);LEFT([.A584];LEN([.A584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RESULTADO EN VENTA DE BIENES ADJUDICAD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20402" calcext:value-type="float">
            <text:p>63020402</text:p>
          </table:table-cell>
          <table:table-cell table:style-name="ce3" office:value-type="string" calcext:value-type="string">
            <text:p>505015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6" calcext:value-type="float">
            <text:p>505016</text:p>
          </table:table-cell>
          <table:table-cell table:style-name="ce1" table:formula="of:=IF(LEN([.A585])&gt;1;IF(LEN([.A585])=2;LEFT([.A585];1);LEFT([.A585];LEN([.A585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RESULTADO POR VALUACION DE BIENES ADJUDICAD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6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6" calcext:value-type="float">
            <text:p>505016</text:p>
          </table:table-cell>
          <table:table-cell table:style-name="ce1" table:formula="of:=IF(LEN([.A586])&gt;1;IF(LEN([.A586])=2;LEFT([.A586];1);LEFT([.A586];LEN([.A586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RESULTADO POR VALUACION DE BIENES ADJUDICAD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6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91" calcext:value-type="float">
            <text:p>505091</text:p>
          </table:table-cell>
          <table:table-cell table:style-name="ce1" table:formula="of:=IF(LEN([.A587])&gt;1;IF(LEN([.A587])=2;LEFT([.A587];1);LEFT([.A587];LEN([.A587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ESTIMACION POR PERDIDA DE VALOR DE BIENES ADJUDICAD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21001" calcext:value-type="float">
            <text:p>63021001</text:p>
          </table:table-cell>
          <table:table-cell table:style-name="ce3" office:value-type="string" calcext:value-type="string">
            <text:p>50509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0" calcext:value-type="float">
            <text:p>505010</text:p>
          </table:table-cell>
          <table:table-cell table:style-name="ce1" table:formula="of:=IF(LEN([.A588])&gt;1;IF(LEN([.A588])=2;LEFT([.A588];1);LEFT([.A588];LEN([.A588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PERDIDA EN CUSTODIA Y ADMINISTRACION DE BIEN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1" calcext:value-type="float">
            <text:p>505011</text:p>
          </table:table-cell>
          <table:table-cell table:style-name="ce1" table:formula="of:=IF(LEN([.A589])&gt;1;IF(LEN([.A589])=2;LEFT([.A589];1);LEFT([.A589];LEN([.A589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PERDIDA EN OPERACIONES DE MANDAT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1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7" calcext:value-type="float">
            <text:p>505017</text:p>
          </table:table-cell>
          <table:table-cell table:style-name="ce1" table:formula="of:=IF(LEN([.A590])&gt;1;IF(LEN([.A590])=2;LEFT([.A590];1);LEFT([.A590];LEN([.A590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PERDIDA POR DETERIORO O EFECTO POR REVERSION DEL DETERIORO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7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701" calcext:value-type="float">
            <text:p>50501701</text:p>
          </table:table-cell>
          <table:table-cell table:style-name="ce1" table:formula="of:=IF(LEN([.A591])&gt;1;IF(LEN([.A591])=2;LEFT([.A591];1);LEFT([.A591];LEN([.A591])-2));&quot;&quot;)" office:value-type="string" office:string-value="505017" calcext:value-type="string">
            <text:p>505017</text:p>
          </table:table-cell>
          <table:table-cell table:style-name="ce1"/>
          <table:table-cell table:style-name="ce1" office:value-type="string" calcext:value-type="string">
            <text:p>DE BIENES INMUEBLE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701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702" calcext:value-type="float">
            <text:p>50501702</text:p>
          </table:table-cell>
          <table:table-cell table:style-name="ce1" table:formula="of:=IF(LEN([.A592])&gt;1;IF(LEN([.A592])=2;LEFT([.A592];1);LEFT([.A592];LEN([.A592])-2));&quot;&quot;)" office:value-type="string" office:string-value="505017" calcext:value-type="string">
            <text:p>505017</text:p>
          </table:table-cell>
          <table:table-cell table:style-name="ce1"/>
          <table:table-cell table:style-name="ce1" office:value-type="string" calcext:value-type="string">
            <text:p>DE CREDITO MERCANTIL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702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705" calcext:value-type="float">
            <text:p>50501705</text:p>
          </table:table-cell>
          <table:table-cell table:style-name="ce1" table:formula="of:=IF(LEN([.A593])&gt;1;IF(LEN([.A593])=2;LEFT([.A593];1);LEFT([.A593];LEN([.A593])-2));&quot;&quot;)" office:value-type="string" office:string-value="505017" calcext:value-type="string">
            <text:p>505017</text:p>
          </table:table-cell>
          <table:table-cell table:style-name="ce1"/>
          <table:table-cell table:style-name="ce1" office:value-type="string" calcext:value-type="string">
            <text:p>DE OTRAS INVERSIONES PERMANENTES VALUADAS A COST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705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703" calcext:value-type="float">
            <text:p>50501703</text:p>
          </table:table-cell>
          <table:table-cell table:style-name="ce1" table:formula="of:=IF(LEN([.A594])&gt;1;IF(LEN([.A594])=2;LEFT([.A594];1);LEFT([.A594];LEN([.A594])-2));&quot;&quot;)" office:value-type="string" office:string-value="505017" calcext:value-type="string">
            <text:p>505017</text:p>
          </table:table-cell>
          <table:table-cell table:style-name="ce1"/>
          <table:table-cell table:style-name="ce1" office:value-type="string" calcext:value-type="string">
            <text:p>DE OTROS ACTIVOS DE LARGA DURACION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1703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1704" calcext:value-type="float">
            <text:p>50501704</text:p>
          </table:table-cell>
          <table:table-cell table:style-name="ce1" table:formula="of:=IF(LEN([.A595])&gt;1;IF(LEN([.A595])=2;LEFT([.A595];1);LEFT([.A595];LEN([.A595])-2));&quot;&quot;)" office:value-type="string" office:string-value="505017" calcext:value-type="string">
            <text:p>505017</text:p>
          </table:table-cell>
          <table:table-cell table:style-name="ce1"/>
          <table:table-cell table:style-name="ce1" office:value-type="string" calcext:value-type="string">
            <text:p>DE OTROS ACTIVO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20203" calcext:value-type="float">
            <text:p>63020203</text:p>
          </table:table-cell>
          <table:table-cell table:style-name="ce3" office:value-type="string" calcext:value-type="string">
            <text:p>50501704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41" calcext:value-type="float">
            <text:p>505041</text:p>
          </table:table-cell>
          <table:table-cell table:style-name="ce1" table:formula="of:=IF(LEN([.A596])&gt;1;IF(LEN([.A596])=2;LEFT([.A596];1);LEFT([.A596];LEN([.A596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INTERESES POR CERTIFICADOS EXCEDENTES O VOLUNTARI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4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7" calcext:value-type="float">
            <text:p>505027</text:p>
          </table:table-cell>
          <table:table-cell table:style-name="ce1" table:formula="of:=IF(LEN([.A597])&gt;1;IF(LEN([.A597])=2;LEFT([.A597];1);LEFT([.A597];LEN([.A597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INTERESES A CARGO EN FINANCIAMIENTO PARA ADQUISICION DE ACTIVOS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7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8" calcext:value-type="float">
            <text:p>505028</text:p>
          </table:table-cell>
          <table:table-cell table:style-name="ce1" table:formula="of:=IF(LEN([.A598])&gt;1;IF(LEN([.A598])=2;LEFT([.A598];1);LEFT([.A598];LEN([.A598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UTILIDAD EN VENTA DE PROPIEDADES, MOBILIARIO Y EQUIP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201" calcext:value-type="float">
            <text:p>63010201</text:p>
          </table:table-cell>
          <table:table-cell table:style-name="ce3" office:value-type="string" calcext:value-type="string">
            <text:p>505028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42" calcext:value-type="float">
            <text:p>505042</text:p>
          </table:table-cell>
          <table:table-cell table:style-name="ce1" table:formula="of:=IF(LEN([.A599])&gt;1;IF(LEN([.A599])=2;LEFT([.A599];1);LEFT([.A599];LEN([.A599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CANCELACION DE OPERACIONES PASIVAS SIN MOVIMIENT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4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29" calcext:value-type="float">
            <text:p>505029</text:p>
          </table:table-cell>
          <table:table-cell table:style-name="ce1" table:formula="of:=IF(LEN([.A600])&gt;1;IF(LEN([.A600])=2;LEFT([.A600];1);LEFT([.A600];LEN([.A600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CANCELACION DE LA ESTIMACION POR IRRECUPERABILIDAD O DIFICIL COBR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29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30" calcext:value-type="float">
            <text:p>505030</text:p>
          </table:table-cell>
          <table:table-cell table:style-name="ce1" table:formula="of:=IF(LEN([.A601])&gt;1;IF(LEN([.A601])=2;LEFT([.A601];1);LEFT([.A601];LEN([.A601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CANCELACION DE OTRAS CUENTAS DE PASIV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3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31" calcext:value-type="float">
            <text:p>505031</text:p>
          </table:table-cell>
          <table:table-cell table:style-name="ce1" table:formula="of:=IF(LEN([.A602])&gt;1;IF(LEN([.A602])=2;LEFT([.A602];1);LEFT([.A602];LEN([.A602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INTERESES A FAVOR PROVENIENTES DE PRESTAMOS A FUNCIONARIOS Y EMPLEAD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3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32" calcext:value-type="float">
            <text:p>505032</text:p>
          </table:table-cell>
          <table:table-cell table:style-name="ce1" table:formula="of:=IF(LEN([.A603])&gt;1;IF(LEN([.A603])=2;LEFT([.A603];1);LEFT([.A603];LEN([.A603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INGRESOS POR ARRENDAMIENT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3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36" calcext:value-type="float">
            <text:p>505036</text:p>
          </table:table-cell>
          <table:table-cell table:style-name="ce1" table:formula="of:=IF(LEN([.A604])&gt;1;IF(LEN([.A604])=2;LEFT([.A604];1);LEFT([.A604];LEN([.A604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PERDIDA EN VENTA DE PROPIEDADES, MOBILIARIO Y EQUIP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36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90" calcext:value-type="float">
            <text:p>505090</text:p>
          </table:table-cell>
          <table:table-cell table:style-name="ce1" table:formula="of:=IF(LEN([.A605])&gt;1;IF(LEN([.A605])=2;LEFT([.A605];1);LEFT([.A605];LEN([.A605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OTRAS PARTIDAS DE L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104" calcext:value-type="float">
            <text:p>63010104</text:p>
          </table:table-cell>
          <table:table-cell table:style-name="ce3" office:value-type="string" calcext:value-type="string">
            <text:p>5050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90" calcext:value-type="float">
            <text:p>505090</text:p>
          </table:table-cell>
          <table:table-cell table:style-name="ce1" table:formula="of:=IF(LEN([.A606])&gt;1;IF(LEN([.A606])=2;LEFT([.A606];1);LEFT([.A606];LEN([.A606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OTRAS PARTIDAS DE L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211" calcext:value-type="float">
            <text:p>63010211</text:p>
          </table:table-cell>
          <table:table-cell table:style-name="ce3" office:value-type="string" calcext:value-type="string">
            <text:p>5050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90" calcext:value-type="float">
            <text:p>505090</text:p>
          </table:table-cell>
          <table:table-cell table:style-name="ce1" table:formula="of:=IF(LEN([.A607])&gt;1;IF(LEN([.A607])=2;LEFT([.A607];1);LEFT([.A607];LEN([.A607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OTRAS PARTIDAS DE L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212" calcext:value-type="float">
            <text:p>63010212</text:p>
          </table:table-cell>
          <table:table-cell table:style-name="ce3" office:value-type="string" calcext:value-type="string">
            <text:p>5050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90" calcext:value-type="float">
            <text:p>505090</text:p>
          </table:table-cell>
          <table:table-cell table:style-name="ce1" table:formula="of:=IF(LEN([.A608])&gt;1;IF(LEN([.A608])=2;LEFT([.A608];1);LEFT([.A608];LEN([.A608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OTRAS PARTIDAS DE L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209" calcext:value-type="float">
            <text:p>630209</text:p>
          </table:table-cell>
          <table:table-cell table:style-name="ce3" office:value-type="string" calcext:value-type="string">
            <text:p>5050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90" calcext:value-type="float">
            <text:p>505090</text:p>
          </table:table-cell>
          <table:table-cell table:style-name="ce1" table:formula="of:=IF(LEN([.A609])&gt;1;IF(LEN([.A609])=2;LEFT([.A609];1);LEFT([.A609];LEN([.A609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OTRAS PARTIDAS DE L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105" calcext:value-type="float">
            <text:p>63010105</text:p>
          </table:table-cell>
          <table:table-cell table:style-name="ce3" office:value-type="string" calcext:value-type="string">
            <text:p>5050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90" calcext:value-type="float">
            <text:p>505090</text:p>
          </table:table-cell>
          <table:table-cell table:style-name="ce1" table:formula="of:=IF(LEN([.A610])&gt;1;IF(LEN([.A610])=2;LEFT([.A610];1);LEFT([.A610];LEN([.A610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OTRAS PARTIDAS DE L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106" calcext:value-type="float">
            <text:p>63010106</text:p>
          </table:table-cell>
          <table:table-cell table:style-name="ce3" office:value-type="string" calcext:value-type="string">
            <text:p>5050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90" calcext:value-type="float">
            <text:p>505090</text:p>
          </table:table-cell>
          <table:table-cell table:style-name="ce1" table:formula="of:=IF(LEN([.A611])&gt;1;IF(LEN([.A611])=2;LEFT([.A611];1);LEFT([.A611];LEN([.A611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OTRAS PARTIDAS DE L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109" calcext:value-type="float">
            <text:p>63010109</text:p>
          </table:table-cell>
          <table:table-cell table:style-name="ce3" office:value-type="string" calcext:value-type="string">
            <text:p>5050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90" calcext:value-type="float">
            <text:p>505090</text:p>
          </table:table-cell>
          <table:table-cell table:style-name="ce1" table:formula="of:=IF(LEN([.A612])&gt;1;IF(LEN([.A612])=2;LEFT([.A612];1);LEFT([.A612];LEN([.A612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OTRAS PARTIDAS DE L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111" calcext:value-type="float">
            <text:p>63010111</text:p>
          </table:table-cell>
          <table:table-cell table:style-name="ce3" office:value-type="string" calcext:value-type="string">
            <text:p>5050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90" calcext:value-type="float">
            <text:p>505090</text:p>
          </table:table-cell>
          <table:table-cell table:style-name="ce1" table:formula="of:=IF(LEN([.A613])&gt;1;IF(LEN([.A613])=2;LEFT([.A613];1);LEFT([.A613];LEN([.A613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OTRAS PARTIDAS DE LOS INGRESOS (EGRESOS) DE LA OPERA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010110" calcext:value-type="float">
            <text:p>63010110</text:p>
          </table:table-cell>
          <table:table-cell table:style-name="ce3" office:value-type="string" calcext:value-type="string">
            <text:p>5050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505088" calcext:value-type="float">
            <text:p>505088</text:p>
          </table:table-cell>
          <table:table-cell table:style-name="ce1" table:formula="of:=IF(LEN([.A614])&gt;1;IF(LEN([.A614])=2;LEFT([.A614];1);LEFT([.A614];LEN([.A614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RESULTADO POR POSICION MONETARIA ORIGINADO POR PARTIDAS NO RELACIONADAS CON EL MARGEN FINANCIERO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88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89" calcext:value-type="float">
            <text:p>505089</text:p>
          </table:table-cell>
          <table:table-cell table:style-name="ce1" table:formula="of:=IF(LEN([.A615])&gt;1;IF(LEN([.A615])=2;LEFT([.A615];1);LEFT([.A615];LEN([.A615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RESULTADO POR VALORIZACION DE PARTIDAS NO RELACIONADAS CON EL MARGEN FINANCIERO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89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5099" calcext:value-type="float">
            <text:p>505099</text:p>
          </table:table-cell>
          <table:table-cell table:style-name="ce1" table:formula="of:=IF(LEN([.A616])&gt;1;IF(LEN([.A616])=2;LEFT([.A616];1);LEFT([.A616];LEN([.A616])-2));&quot;&quot;)" office:value-type="string" office:string-value="5050" calcext:value-type="string">
            <text:p>5050</text:p>
          </table:table-cell>
          <table:table-cell table:style-name="ce1" office:value-type="string" calcext:value-type="string">
            <text:p>INCREMENTO POR ACTUALIZACION DE OTROS INGRESOS (EGRESOS) DE LA OPERACION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05099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table:formula="of:=IF(LEN([.A617])&gt;1;IF(LEN([.A617])=2;LEFT([.A617];1);LEFT([.A617];LEN([.A617])-2));&quot;&quot;)" office:value-type="string" office:string-value="6" calcext:value-type="string">
            <text:p>6</text:p>
          </table:table-cell>
          <table:table-cell table:style-name="ce1" office:value-type="string" calcext:value-type="string">
            <text:p>GASTOS DE ADMINISTRACION Y PROMO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12" calcext:value-type="float">
            <text:p>6412</text:p>
          </table:table-cell>
          <table:table-cell table:style-name="ce1" table:formula="of:=IF(LEN([.A618])&gt;1;IF(LEN([.A618])=2;LEFT([.A618];1);LEFT([.A618];LEN([.A618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BENEFICIOS DIRECTOS DE CORTO PLAZO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01" calcext:value-type="float">
            <text:p>620101</text:p>
          </table:table-cell>
          <table:table-cell table:style-name="ce3" office:value-type="string" calcext:value-type="string">
            <text:p>6412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11" calcext:value-type="float">
            <text:p>6411</text:p>
          </table:table-cell>
          <table:table-cell table:style-name="ce1" table:formula="of:=IF(LEN([.A619])&gt;1;IF(LEN([.A619])=2;LEFT([.A619];1);LEFT([.A619];LEN([.A619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PARTICIPACION DE LOS TRABAJADORES EN LAS UTILIDAD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1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1101" calcext:value-type="float">
            <text:p>641101</text:p>
          </table:table-cell>
          <table:table-cell table:style-name="ce1" table:formula="of:=IF(LEN([.A620])&gt;1;IF(LEN([.A620])=2;LEFT([.A620];1);LEFT([.A620];LEN([.A620])-2));&quot;&quot;)" office:value-type="string" office:string-value="6411" calcext:value-type="string">
            <text:p>6411</text:p>
          </table:table-cell>
          <table:table-cell table:style-name="ce1"/>
          <table:table-cell table:style-name="ce1" office:value-type="string" calcext:value-type="string">
            <text:p>PARTICIPACION DE LOS TRABAJADORES EN LAS UTILIDADES CAUSADA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1101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1102" calcext:value-type="float">
            <text:p>641102</text:p>
          </table:table-cell>
          <table:table-cell table:style-name="ce1" table:formula="of:=IF(LEN([.A621])&gt;1;IF(LEN([.A621])=2;LEFT([.A621];1);LEFT([.A621];LEN([.A621])-2));&quot;&quot;)" office:value-type="string" office:string-value="6411" calcext:value-type="string">
            <text:p>6411</text:p>
          </table:table-cell>
          <table:table-cell table:style-name="ce1"/>
          <table:table-cell table:style-name="ce1" office:value-type="string" calcext:value-type="string">
            <text:p>PARTICIPACION DE LOS TRABAJADORES EN LAS UTILIDADES DIFERIDA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110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1190" calcext:value-type="float">
            <text:p>641190</text:p>
          </table:table-cell>
          <table:table-cell table:style-name="ce1" table:formula="of:=IF(LEN([.A622])&gt;1;IF(LEN([.A622])=2;LEFT([.A622];1);LEFT([.A622];LEN([.A622])-2));&quot;&quot;)" office:value-type="string" office:string-value="6411" calcext:value-type="string">
            <text:p>6411</text:p>
          </table:table-cell>
          <table:table-cell table:style-name="ce1"/>
          <table:table-cell table:style-name="ce1" office:value-type="string" calcext:value-type="string">
            <text:p>ESTIMACION POR PTU DIFERIDA NO RECUPERABLE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119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02" calcext:value-type="float">
            <text:p>6402</text:p>
          </table:table-cell>
          <table:table-cell table:style-name="ce1" table:formula="of:=IF(LEN([.A623])&gt;1;IF(LEN([.A623])=2;LEFT([.A623];1);LEFT([.A623];LEN([.A623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HONORARI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02" calcext:value-type="float">
            <text:p>620102</text:p>
          </table:table-cell>
          <table:table-cell table:style-name="ce3" office:value-type="string" calcext:value-type="string">
            <text:p>6402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03" calcext:value-type="float">
            <text:p>6403</text:p>
          </table:table-cell>
          <table:table-cell table:style-name="ce1" table:formula="of:=IF(LEN([.A624])&gt;1;IF(LEN([.A624])=2;LEFT([.A624];1);LEFT([.A624];LEN([.A624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ARRENDAMIENT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03" calcext:value-type="float">
            <text:p>620103</text:p>
          </table:table-cell>
          <table:table-cell table:style-name="ce3" office:value-type="string" calcext:value-type="string">
            <text:p>640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04" calcext:value-type="float">
            <text:p>6404</text:p>
          </table:table-cell>
          <table:table-cell table:style-name="ce1" table:formula="of:=IF(LEN([.A625])&gt;1;IF(LEN([.A625])=2;LEFT([.A625];1);LEFT([.A625];LEN([.A625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GASTOS DE PROMOCION Y PUBLICIDAD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04" calcext:value-type="float">
            <text:p>620104</text:p>
          </table:table-cell>
          <table:table-cell table:style-name="ce3" office:value-type="string" calcext:value-type="string">
            <text:p>6404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05" calcext:value-type="float">
            <text:p>6405</text:p>
          </table:table-cell>
          <table:table-cell table:style-name="ce1" table:formula="of:=IF(LEN([.A626])&gt;1;IF(LEN([.A626])=2;LEFT([.A626];1);LEFT([.A626];LEN([.A626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APORTACIONES AL FONDO DE SUPERVISION AUXILIAR DE SC DE AP Y DE PROTECCION A SUS AHORRADOR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05" calcext:value-type="float">
            <text:p>620105</text:p>
          </table:table-cell>
          <table:table-cell table:style-name="ce3" office:value-type="string" calcext:value-type="string">
            <text:p>6405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06" calcext:value-type="float">
            <text:p>6406</text:p>
          </table:table-cell>
          <table:table-cell table:style-name="ce1" table:formula="of:=IF(LEN([.A627])&gt;1;IF(LEN([.A627])=2;LEFT([.A627];1);LEFT([.A627];LEN([.A627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IMPUESTOS Y DERECHOS DIVERSO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06" calcext:value-type="float">
            <text:p>620106</text:p>
          </table:table-cell>
          <table:table-cell table:style-name="ce3" office:value-type="string" calcext:value-type="string">
            <text:p>6406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08" calcext:value-type="float">
            <text:p>6408</text:p>
          </table:table-cell>
          <table:table-cell table:style-name="ce1" table:formula="of:=IF(LEN([.A628])&gt;1;IF(LEN([.A628])=2;LEFT([.A628];1);LEFT([.A628];LEN([.A628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GASTOS NO DEDUCIBL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07" calcext:value-type="float">
            <text:p>620107</text:p>
          </table:table-cell>
          <table:table-cell table:style-name="ce3" office:value-type="string" calcext:value-type="string">
            <text:p>6408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09" calcext:value-type="float">
            <text:p>6409</text:p>
          </table:table-cell>
          <table:table-cell table:style-name="ce1" table:formula="of:=IF(LEN([.A629])&gt;1;IF(LEN([.A629])=2;LEFT([.A629];1);LEFT([.A629];LEN([.A629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GASTOS EN TECNOLOGIA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08" calcext:value-type="float">
            <text:p>620108</text:p>
          </table:table-cell>
          <table:table-cell table:style-name="ce3" office:value-type="string" calcext:value-type="string">
            <text:p>640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0" calcext:value-type="float">
            <text:p>6490</text:p>
          </table:table-cell>
          <table:table-cell table:style-name="ce1" table:formula="of:=IF(LEN([.A630])&gt;1;IF(LEN([.A630])=2;LEFT([.A630];1);LEFT([.A630];LEN([.A630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DEPRECIACIONES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09" calcext:value-type="float">
            <text:p>620109</text:p>
          </table:table-cell>
          <table:table-cell table:style-name="ce3" office:value-type="string" calcext:value-type="string">
            <text:p>6490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3" calcext:value-type="float">
            <text:p>6493</text:p>
          </table:table-cell>
          <table:table-cell table:style-name="ce1" table:formula="of:=IF(LEN([.A631])&gt;1;IF(LEN([.A631])=2;LEFT([.A631];1);LEFT([.A631];LEN([.A631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AMORTIZACIONE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10" calcext:value-type="float">
            <text:p>620110</text:p>
          </table:table-cell>
          <table:table-cell table:style-name="ce3" office:value-type="string" calcext:value-type="string">
            <text:p>6493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2" calcext:value-type="float">
            <text:p>6492</text:p>
          </table:table-cell>
          <table:table-cell table:style-name="ce1" table:formula="of:=IF(LEN([.A632])&gt;1;IF(LEN([.A632])=2;LEFT([.A632];1);LEFT([.A632];LEN([.A632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COSTO NETO DEL PERIODO DERIVADO DE BENEFICIOS A LOS EMPLEADOS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2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212" calcext:value-type="float">
            <text:p>649212</text:p>
          </table:table-cell>
          <table:table-cell table:style-name="ce1" table:formula="of:=IF(LEN([.A633])&gt;1;IF(LEN([.A633])=2;LEFT([.A633];1);LEFT([.A633];LEN([.A633])-2));&quot;&quot;)" office:value-type="string" office:string-value="6492" calcext:value-type="string">
            <text:p>6492</text:p>
          </table:table-cell>
          <table:table-cell table:style-name="ce1"/>
          <table:table-cell table:style-name="ce1" office:value-type="string" calcext:value-type="string">
            <text:p>BENEFICIOS DIRECTOS A LARGO PLAZ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212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204" calcext:value-type="float">
            <text:p>649204</text:p>
          </table:table-cell>
          <table:table-cell table:style-name="ce1" table:formula="of:=IF(LEN([.A634])&gt;1;IF(LEN([.A634])=2;LEFT([.A634];1);LEFT([.A634];LEN([.A634])-2));&quot;&quot;)" office:value-type="string" office:string-value="6492" calcext:value-type="string">
            <text:p>6492</text:p>
          </table:table-cell>
          <table:table-cell table:style-name="ce1"/>
          <table:table-cell table:style-name="ce1" office:value-type="string" calcext:value-type="string">
            <text:p>BENEFICIOS POR TERMINACION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204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20401" calcext:value-type="float">
            <text:p>64920401</text:p>
          </table:table-cell>
          <table:table-cell table:style-name="ce1" table:formula="of:=IF(LEN([.A635])&gt;1;IF(LEN([.A635])=2;LEFT([.A635];1);LEFT([.A635];LEN([.A635])-2));&quot;&quot;)" office:value-type="string" office:string-value="649204" calcext:value-type="string">
            <text:p>649204</text:p>
          </table:table-cell>
          <table:table-cell table:style-name="ce1" table:number-columns-repeated="2"/>
          <table:table-cell table:style-name="ce1" office:value-type="string" calcext:value-type="string">
            <text:p>Beneficios por terminación por causas distintas a la reestructuración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204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20402" calcext:value-type="float">
            <text:p>64920402</text:p>
          </table:table-cell>
          <table:table-cell table:style-name="ce1" table:formula="of:=IF(LEN([.A636])&gt;1;IF(LEN([.A636])=2;LEFT([.A636];1);LEFT([.A636];LEN([.A636])-2));&quot;&quot;)" office:value-type="string" office:string-value="649204" calcext:value-type="string">
            <text:p>649204</text:p>
          </table:table-cell>
          <table:table-cell table:style-name="ce1" table:number-columns-repeated="2"/>
          <table:table-cell table:style-name="ce1" office:value-type="string" calcext:value-type="string">
            <text:p>Beneficios por terminación por causa de reestructuración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204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203" calcext:value-type="float">
            <text:p>649203</text:p>
          </table:table-cell>
          <table:table-cell table:style-name="ce1" table:formula="of:=IF(LEN([.A637])&gt;1;IF(LEN([.A637])=2;LEFT([.A637];1);LEFT([.A637];LEN([.A637])-2));&quot;&quot;)" office:value-type="string" office:string-value="6492" calcext:value-type="string">
            <text:p>6492</text:p>
          </table:table-cell>
          <table:table-cell table:style-name="ce1"/>
          <table:table-cell table:style-name="ce1" office:value-type="string" calcext:value-type="string">
            <text:p>BENEFICIOS AL RETIRO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203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20301" calcext:value-type="float">
            <text:p>64920301</text:p>
          </table:table-cell>
          <table:table-cell table:style-name="ce1" table:formula="of:=IF(LEN([.A638])&gt;1;IF(LEN([.A638])=2;LEFT([.A638];1);LEFT([.A638];LEN([.A638])-2));&quot;&quot;)" office:value-type="string" office:string-value="649203" calcext:value-type="string">
            <text:p>649203</text:p>
          </table:table-cell>
          <table:table-cell table:style-name="ce1" table:number-columns-repeated="2"/>
          <table:table-cell table:style-name="ce1" office:value-type="string" calcext:value-type="string">
            <text:p>Pensiones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203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20302" calcext:value-type="float">
            <text:p>64920302</text:p>
          </table:table-cell>
          <table:table-cell table:style-name="ce1" table:formula="of:=IF(LEN([.A639])&gt;1;IF(LEN([.A639])=2;LEFT([.A639];1);LEFT([.A639];LEN([.A639])-2));&quot;&quot;)" office:value-type="string" office:string-value="649203" calcext:value-type="string">
            <text:p>649203</text:p>
          </table:table-cell>
          <table:table-cell table:style-name="ce1" table:number-columns-repeated="2"/>
          <table:table-cell table:style-name="ce1" office:value-type="string" calcext:value-type="string">
            <text:p>Prima de antigüedad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203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20303" calcext:value-type="float">
            <text:p>64920303</text:p>
          </table:table-cell>
          <table:table-cell table:style-name="ce1" table:formula="of:=IF(LEN([.A640])&gt;1;IF(LEN([.A640])=2;LEFT([.A640];1);LEFT([.A640];LEN([.A640])-2));&quot;&quot;)" office:value-type="string" office:string-value="649203" calcext:value-type="string">
            <text:p>649203</text:p>
          </table:table-cell>
          <table:table-cell table:style-name="ce1" table:number-columns-repeated="2"/>
          <table:table-cell table:style-name="ce1" office:value-type="string" calcext:value-type="string">
            <text:p>Otros beneficios posteriores al retir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20303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1" calcext:value-type="float">
            <text:p>6491</text:p>
          </table:table-cell>
          <table:table-cell table:style-name="ce1" table:formula="of:=IF(LEN([.A641])&gt;1;IF(LEN([.A641])=2;LEFT([.A641];1);LEFT([.A641];LEN([.A641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OTROS GASTOS DE ADMINISTRACION Y PROMO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12" calcext:value-type="float">
            <text:p>620112</text:p>
          </table:table-cell>
          <table:table-cell table:style-name="ce3" office:value-type="string" calcext:value-type="string">
            <text:p>649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1" calcext:value-type="float">
            <text:p>6491</text:p>
          </table:table-cell>
          <table:table-cell table:style-name="ce1" table:formula="of:=IF(LEN([.A642])&gt;1;IF(LEN([.A642])=2;LEFT([.A642];1);LEFT([.A642];LEN([.A642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OTROS GASTOS DE ADMINISTRACION Y PROMOCION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20113" calcext:value-type="float">
            <text:p>620113</text:p>
          </table:table-cell>
          <table:table-cell table:style-name="ce3" office:value-type="string" calcext:value-type="string">
            <text:p>649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99" calcext:value-type="float">
            <text:p>6499</text:p>
          </table:table-cell>
          <table:table-cell table:style-name="ce1" table:formula="of:=IF(LEN([.A643])&gt;1;IF(LEN([.A643])=2;LEFT([.A643];1);LEFT([.A643];LEN([.A643])-2));&quot;&quot;)" office:value-type="string" office:string-value="64" calcext:value-type="string">
            <text:p>64</text:p>
          </table:table-cell>
          <table:table-cell table:style-name="ce1" office:value-type="string" calcext:value-type="string">
            <text:p>INCREMENTO POR ACTUALIZACION DE GASTOS DE ADMINISTRACION Y PROMOCION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649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table:formula="of:=IF(LEN([.A644])&gt;1;IF(LEN([.A644])=2;LEFT([.A644];1);LEFT([.A644];LEN([.A644])-2));&quot;&quot;)" office:value-type="string" office:string-value="5" calcext:value-type="string">
            <text:p>5</text:p>
          </table:table-cell>
          <table:table-cell table:style-name="ce1" office:value-type="string" calcext:value-type="string">
            <text:p>PARTICIPACION EN EL RESULTADO DE SUBSIDIARIAS NO CONSOLIDADAS Y ASOCIADAS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7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01" calcext:value-type="float">
            <text:p>5701</text:p>
          </table:table-cell>
          <table:table-cell table:style-name="ce1" table:formula="of:=IF(LEN([.A645])&gt;1;IF(LEN([.A645])=2;LEFT([.A645];1);LEFT([.A645];LEN([.A645])-2));&quot;&quot;)" office:value-type="string" office:string-value="57" calcext:value-type="string">
            <text:p>57</text:p>
          </table:table-cell>
          <table:table-cell table:style-name="ce1" office:value-type="string" calcext:value-type="string">
            <text:p>RESULTADO DEL EJERCICIO DE SUBSIDIARIAS NO CONSOLIDADAS Y ASOCIADA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701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0103" calcext:value-type="float">
            <text:p>570103</text:p>
          </table:table-cell>
          <table:table-cell table:style-name="ce1" table:formula="of:=IF(LEN([.A646])&gt;1;IF(LEN([.A646])=2;LEFT([.A646];1);LEFT([.A646];LEN([.A646])-2));&quot;&quot;)" office:value-type="string" office:string-value="5701" calcext:value-type="string">
            <text:p>5701</text:p>
          </table:table-cell>
          <table:table-cell table:style-name="ce1"/>
          <table:table-cell table:style-name="ce1" office:value-type="string" calcext:value-type="string">
            <text:p>EN SUBSIDIARIAS NO CONSOLIDADA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70103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010301" calcext:value-type="float">
            <text:p>57010301</text:p>
          </table:table-cell>
          <table:table-cell table:style-name="ce1" table:formula="of:=IF(LEN([.A647])&gt;1;IF(LEN([.A647])=2;LEFT([.A647];1);LEFT([.A647];LEN([.A647])-2));&quot;&quot;)" office:value-type="string" office:string-value="570103" calcext:value-type="string">
            <text:p>570103</text:p>
          </table:table-cell>
          <table:table-cell table:style-name="ce1" table:number-columns-repeated="2"/>
          <table:table-cell table:style-name="ce1" office:value-type="string" calcext:value-type="string">
            <text:p>Pertenecientes al sector financier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5010101" calcext:value-type="float">
            <text:p>65010101</text:p>
          </table:table-cell>
          <table:table-cell table:style-name="ce3" office:value-type="string" calcext:value-type="string">
            <text:p>570103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010302" calcext:value-type="float">
            <text:p>57010302</text:p>
          </table:table-cell>
          <table:table-cell table:style-name="ce1" table:formula="of:=IF(LEN([.A648])&gt;1;IF(LEN([.A648])=2;LEFT([.A648];1);LEFT([.A648];LEN([.A648])-2));&quot;&quot;)" office:value-type="string" office:string-value="570103" calcext:value-type="string">
            <text:p>570103</text:p>
          </table:table-cell>
          <table:table-cell table:style-name="ce1" table:number-columns-repeated="2"/>
          <table:table-cell table:style-name="ce1" office:value-type="string" calcext:value-type="string">
            <text:p>No pertenecientes al sector financier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5010102" calcext:value-type="float">
            <text:p>65010102</text:p>
          </table:table-cell>
          <table:table-cell table:style-name="ce3" office:value-type="string" calcext:value-type="string">
            <text:p>570103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0105" calcext:value-type="float">
            <text:p>570105</text:p>
          </table:table-cell>
          <table:table-cell table:style-name="ce1" table:formula="of:=IF(LEN([.A649])&gt;1;IF(LEN([.A649])=2;LEFT([.A649];1);LEFT([.A649];LEN([.A649])-2));&quot;&quot;)" office:value-type="string" office:string-value="5701" calcext:value-type="string">
            <text:p>5701</text:p>
          </table:table-cell>
          <table:table-cell table:style-name="ce1"/>
          <table:table-cell table:style-name="ce1" office:value-type="string" calcext:value-type="string">
            <text:p>EN ASOCIADAS</text:p>
          </table:table-cell>
          <table:table-cell table:style-name="ce1" table:number-columns-repeated="3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70105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010501" calcext:value-type="float">
            <text:p>57010501</text:p>
          </table:table-cell>
          <table:table-cell table:style-name="ce1" table:formula="of:=IF(LEN([.A650])&gt;1;IF(LEN([.A650])=2;LEFT([.A650];1);LEFT([.A650];LEN([.A650])-2));&quot;&quot;)" office:value-type="string" office:string-value="570105" calcext:value-type="string">
            <text:p>570105</text:p>
          </table:table-cell>
          <table:table-cell table:style-name="ce1" table:number-columns-repeated="2"/>
          <table:table-cell table:style-name="ce1" office:value-type="string" calcext:value-type="string">
            <text:p>Pertenecientes al sector financier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5010103" calcext:value-type="float">
            <text:p>65010103</text:p>
          </table:table-cell>
          <table:table-cell table:style-name="ce3" office:value-type="string" calcext:value-type="string">
            <text:p>57010501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010502" calcext:value-type="float">
            <text:p>57010502</text:p>
          </table:table-cell>
          <table:table-cell table:style-name="ce1" table:formula="of:=IF(LEN([.A651])&gt;1;IF(LEN([.A651])=2;LEFT([.A651];1);LEFT([.A651];LEN([.A651])-2));&quot;&quot;)" office:value-type="string" office:string-value="570105" calcext:value-type="string">
            <text:p>570105</text:p>
          </table:table-cell>
          <table:table-cell table:style-name="ce1" table:number-columns-repeated="2"/>
          <table:table-cell table:style-name="ce1" office:value-type="string" calcext:value-type="string">
            <text:p>No pertenecientes al sector financiero</text:p>
          </table:table-cell>
          <table:table-cell table:style-name="ce1" table:number-columns-repeated="2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5010104" calcext:value-type="float">
            <text:p>65010104</text:p>
          </table:table-cell>
          <table:table-cell table:style-name="ce3" office:value-type="string" calcext:value-type="string">
            <text:p>57010502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99" calcext:value-type="float">
            <text:p>5799</text:p>
          </table:table-cell>
          <table:table-cell table:style-name="ce1" table:formula="of:=IF(LEN([.A652])&gt;1;IF(LEN([.A652])=2;LEFT([.A652];1);LEFT([.A652];LEN([.A652])-2));&quot;&quot;)" office:value-type="string" office:string-value="57" calcext:value-type="string">
            <text:p>57</text:p>
          </table:table-cell>
          <table:table-cell table:style-name="ce1" office:value-type="string" calcext:value-type="string">
            <text:p>INCREMENTO POR ACTUALIZACION DE PARTICIPACION EN EL RESULTADO DE SUBSIDIARIAS NO CONSOLIDADAS Y ASOCIADAS (1)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79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table:formula="of:=IF(LEN([.A653])&gt;1;IF(LEN([.A653])=2;LEFT([.A653];1);LEFT([.A653];LEN([.A653])-2));&quot;&quot;)" office:value-type="string" office:string-value="5" calcext:value-type="string">
            <text:p>5</text:p>
          </table:table-cell>
          <table:table-cell table:style-name="ce1" office:value-type="string" calcext:value-type="string">
            <text:p>OPERACIONES DISCONTINUADAS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80000000000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801" calcext:value-type="float">
            <text:p>5801</text:p>
          </table:table-cell>
          <table:table-cell table:style-name="ce1" table:formula="of:=IF(LEN([.A654])&gt;1;IF(LEN([.A654])=2;LEFT([.A654];1);LEFT([.A654];LEN([.A654])-2));&quot;&quot;)" office:value-type="string" office:string-value="58" calcext:value-type="string">
            <text:p>58</text:p>
          </table:table-cell>
          <table:table-cell table:style-name="ce1" office:value-type="string" calcext:value-type="string">
            <text:p>OPERACIONES DISCONTINUADAS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3" office:value-type="string" calcext:value-type="string">
            <text:p>5801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899" calcext:value-type="float">
            <text:p>5899</text:p>
          </table:table-cell>
          <table:table-cell table:style-name="ce1" table:formula="of:=IF(LEN([.A655])&gt;1;IF(LEN([.A655])=2;LEFT([.A655];1);LEFT([.A655];LEN([.A655])-2));&quot;&quot;)" office:value-type="string" office:string-value="58" calcext:value-type="string">
            <text:p>58</text:p>
          </table:table-cell>
          <table:table-cell table:style-name="ce1" office:value-type="string" calcext:value-type="string">
            <text:p>INCREMENTO POR ACTUALIZACION DE OPERACIONES DISCONTINUADAS (1) </text:p>
          </table:table-cell>
          <table:table-cell table:style-name="ce1" table:number-columns-repeated="4"/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601" calcext:value-type="float">
            <text:p>6601</text:p>
          </table:table-cell>
          <table:table-cell table:style-name="ce3" office:value-type="string" calcext:value-type="string">
            <text:p>589900000000</text:p>
          </table:table-cell>
          <table:table-cell table:style-name="ce3" office:value-type="string" calcext:value-type="string">
            <text:p>A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 table:number-rows-repeated="10479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Hoja1.A1:Hoja1.N65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14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1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>€</number:currency-symbol>
      <number:fill-character> </number:fill-character>
      <number:number number:decimal-places="2" number:min-integer-digits="1" number:grouping="true"/>
      <number:text> </number:text>
    </number:currency-style>
    <number:currency-style style:name="N117P1" style:volatile="true">
      <number:currency-symbol>€</number:currency-symbol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17">
      <number:currency-symbol>€</number:currency-symbol>
      <number:fill-character> </number:fill-character>
      <number:text>-</number:text>
      <number:number number:decimal-places="0" number:min-integer-digits="0"/>
      <number:text> </number:text>
      <style:map style:condition="value()&gt;0" style:apply-style-name="N117P0"/>
      <style:map style:condition="value()&lt;0" style:apply-style-name="N117P1"/>
    </number:currency-style>
    <number:number-style style:name="N121P0" style:volatile="true">
      <number:fill-character> </number:fill-character>
      <number:number number:decimal-places="2" number:min-integer-digits="1" number:grouping="true"/>
      <number:text>       </number:text>
    </number:number-style>
    <number:number-style style:name="N121P1" style:volatile="true">
      <number:text>-</number:text>
      <number:fill-character> </number:fill-character>
      <number:number number:decimal-places="2" number:min-integer-digits="1" number:grouping="true"/>
      <number:text>       </number:text>
    </number:number-style>
    <number:number-style style:name="N121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8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8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8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8P0"/>
      <style:map style:condition="value()&lt;0" style:apply-style-name="N138P1"/>
    </number:currency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2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7P0"/>
    </number:number-style>
    <number:number-style style:name="N149P0" style:volatile="true">
      <number:text>$</number:text>
      <number:number number:decimal-places="2" number:min-integer-digits="1" number:grouping="true"/>
    </number:number-style>
    <number:number-style style:name="N149">
      <style:text-properties fo:color="#ff0000"/>
      <number:text>-$</number:text>
      <number:number number:decimal-places="2" number:min-integer-digits="1" number:grouping="true"/>
      <style:map style:condition="value()&gt;=0" style:apply-style-name="N149P0"/>
    </number:number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-$</number:text>
      <number:number number:decimal-places="0" number:min-integer-digits="1" number:grouping="true"/>
      <number:text> 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-$</number:text>
      <number:number number:decimal-places="2" number:min-integer-digits="1" number:grouping="true"/>
      <number:text> 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0" number:min-integer-digits="1" number:grouping="true"/>
      <number:text> Pts </number:text>
    </number:number-style>
    <number:number-style style:name="N159P1" style:volatile="true">
      <number:text>-</number:text>
      <number:number number:decimal-places="0" number:min-integer-digits="1" number:grouping="true"/>
      <number:text> Pts </number:text>
    </number:number-style>
    <number:number-style style:name="N159P2" style:volatile="true">
      <number:text> - Pts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Pts </number:text>
    </number:number-style>
    <number:number-style style:name="N163P1" style:volatile="true">
      <number:text>-</number:text>
      <number:number number:decimal-places="2" number:min-integer-digits="1" number:grouping="true"/>
      <number:text> Pts </number:text>
    </number:number-style>
    <number:number-style style:name="N163P2" style:volatile="true">
      <number:text> -</number:text>
      <number:number number:decimal-places="0" number:min-integer-digits="0"/>
      <number:text>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integer-digits="1" number:grouping="true"/>
      <number:text>       </number:text>
    </number:number-style>
    <number:number-style style:name="N167P1" style:volatile="true">
      <number:text>-</number:text>
      <number:number number:decimal-places="2" number:min-integer-digits="1" number:grouping="true"/>
      <number:text>       </number:text>
    </number:number-style>
    <number:number-style style:name="N167P2" style:volatile="true">
      <number:text> -</number:text>
      <number:number number:decimal-places="0" number:min-integer-digits="0"/>
      <number:text>   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0" number:min-integer-digits="1" number:grouping="true"/>
      <number:text>       </number:text>
    </number:number-style>
    <number:number-style style:name="N172P1" style:volatile="true">
      <number:text>-</number:text>
      <number:number number:decimal-places="0" number:min-integer-digits="1" number:grouping="true"/>
      <number:text>       </number:text>
    </number:number-style>
    <number:number-style style:name="N172P2" style:volatile="true">
      <number:text> -</number:text>
      <number:number number:decimal-places="0" number:min-integer-digits="0"/>
      <number:text>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$</number:text>
      <number:number number:decimal-places="0" number:min-integer-digits="1" number:grouping="true"/>
      <number:text> </number:text>
    </number:number-style>
    <number:number-style style:name="N173P1" style:volatile="true">
      <number:text>-$</number:text>
      <number:number number:decimal-places="0" number:min-integer-digits="1" number:grouping="true"/>
      <number:text> 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5" number:min-integer-digits="1" number:grouping="true"/>
    </number:number-style>
    <number:number-style style:name="N175">
      <number:number number:decimal-places="3" number:min-integer-digits="1" number:grouping="true"/>
    </number:number-style>
    <number:number-style style:name="N176">
      <number:number number:decimal-places="6" number:min-integer-digits="1" number:grouping="true"/>
    </number:number-style>
    <number:number-style style:name="N179P0" style:volatile="true">
      <number:number number:decimal-places="3" number:min-integer-digits="1" number:grouping="true"/>
      <number:text>       </number:text>
    </number:number-style>
    <number:number-style style:name="N179P1" style:volatile="true">
      <number:text>-</number:text>
      <number:number number:decimal-places="3" number:min-integer-digits="1" number:grouping="true"/>
      <number:text>       </number:text>
    </number:number-style>
    <number:number-style style:name="N179P2" style:volatile="true">
      <number:text> -</number:text>
      <number:number number: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5" number:min-integer-digits="1" number:grouping="true"/>
      <number:text>       </number:text>
    </number:number-style>
    <number:number-style style:name="N182P1" style:volatile="true">
      <number:text>-</number:text>
      <number:number number:decimal-places="5" number:min-integer-digits="1" number:grouping="true"/>
      <number:text>       </number:text>
    </number:number-style>
    <number:number-style style:name="N182P2" style:volatile="true">
      <number:text> -</number:text>
      <number:number number:decimal-places="0" number:min-integer-digits="0"/>
      <number:text>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5" number:min-integer-digits="1"/>
    </number:number-style>
    <number:number-style style:name="N185P0" style:volatile="true">
      <number:number number:decimal-places="1" number:min-integer-digits="1" number:grouping="true"/>
      <number:text> </number:text>
    </number:number-style>
    <number:number-style style:name="N185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85P0"/>
    </number:number-style>
    <number:number-style style:name="N186">
      <number:number number:decimal-places="7" number:min-integer-digits="1" number:grouping="true"/>
    </number:number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">
      <number:text>-</number:text>
      <number:number number:decimal-places="2" number:min-integer-digits="1" number:grouping="true"/>
      <number:text> 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8P0"/>
    </number:number-style>
    <number:number-style style:name="N190P0" style:volatile="true">
      <number:number number:decimal-places="0" number:min-integer-digits="1" number:grouping="true"/>
      <number:text> €</number:text>
    </number:number-style>
    <number:number-style style:name="N190">
      <number:text>-</number:text>
      <number:number number:decimal-places="0" number:min-integer-digits="1" number:grouping="true"/>
      <number:text> €</number:text>
      <style:map style:condition="value()&gt;=0" style:apply-style-name="N190P0"/>
    </number:number-style>
    <number:number-style style:name="N191">
      <number:number number:decimal-places="4" number:min-integer-digits="1"/>
    </number:number-style>
    <number:percentage-style style:name="N192">
      <number:number number:decimal-places="4" number:min-integer-digits="1"/>
      <number:text>%</number:text>
    </number:percentage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-$</number:text>
      <number:number number:decimal-places="2" number:min-integer-digits="1" number:grouping="true"/>
      <number:text> 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day number:style="long"/>
      <number:text>-</number:text>
      <number:month number:textual="true"/>
      <number:text>-</number:text>
      <number:year/>
    </number:date-style>
    <number:date-style style:name="N195">
      <number:month number:textual="true"/>
      <number:text>-</number:text>
      <number:year/>
    </number:date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</number:number-style>
    <number:number-style style:name="N198">
      <style:text-properties fo:color="#ff0000"/>
      <number:text>-$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</number:number-style>
    <number:number-style style:name="N199">
      <number:text>-$</number:text>
      <number:number number:decimal-places="2" number:min-integer-digits="1" number:grouping="true"/>
      <style:map style:condition="value()&gt;=0" style:apply-style-name="N199P0"/>
    </number:number-style>
    <number:number-style style:name="N20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03P2" style:volatile="true"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207P2" style:volatile="true">
      <number:text> $</number:text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fill-character> </number:fill-character>
      <number:number number:decimal-places="0" number:min-integer-digits="1" number:grouping="true"/>
      <number:text> Pts </number:text>
    </number:number-style>
    <number:number-style style:name="N211P1" style:volatile="true">
      <number:text>-</number:text>
      <number:fill-character> </number:fill-character>
      <number:number number:decimal-places="0" number:min-integer-digits="1" number:grouping="true"/>
      <number:text> Pts </number:text>
    </number:number-style>
    <number:number-style style:name="N211P2" style:volatile="true">
      <number:fill-character> </number:fill-character>
      <number:text>- Pts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fill-character> </number:fill-character>
      <number:number number:decimal-places="2" number:min-integer-digits="1" number:grouping="true"/>
      <number:text> Pts </number:text>
    </number:number-style>
    <number:number-style style:name="N215P1" style:volatile="true">
      <number:text>-</number:text>
      <number:fill-character> </number:fill-character>
      <number:number number:decimal-places="2" number:min-integer-digits="1" number:grouping="true"/>
      <number:text> Pts </number:text>
    </number:number-style>
    <number:number-style style:name="N215P2" style:volatile="true">
      <number:fill-character> </number:fill-character>
      <number:text>-</number:text>
      <number:number number:decimal-places="0" number:min-integer-digits="0"/>
      <number:text> Pts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0" number:min-integer-digits="1" number:grouping="true"/>
      <number:text>       </number:text>
    </number:number-style>
    <number:number-style style:name="N220P1" style:volatile="true">
      <number:text>-</number:text>
      <number:fill-character> </number:fill-character>
      <number:number number:decimal-places="0" number:min-integer-digits="1" number:grouping="true"/>
      <number:text>       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21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2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222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22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fill-character> </number:fill-character>
      <number:number number:decimal-places="3" number:min-integer-digits="1" number:grouping="true"/>
      <number:text>       </number:text>
    </number:number-style>
    <number:number-style style:name="N225P1" style:volatile="true">
      <number:text>-</number:text>
      <number:fill-character> </number:fill-character>
      <number:number number:decimal-places="3" number:min-integer-digits="1" number:grouping="true"/>
      <number:text>       </number:text>
    </number:number-style>
    <number:number-style style:name="N225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8P0" style:volatile="true">
      <number:fill-character> </number:fill-character>
      <number:number number:decimal-places="5" number:min-integer-digits="1" number:grouping="true"/>
      <number:text>       </number:text>
    </number:number-style>
    <number:number-style style:name="N228P1" style:volatile="true">
      <number:text>-</number:text>
      <number:fill-character> </number:fill-character>
      <number:number number:decimal-places="5" number:min-integer-digits="1" number:grouping="true"/>
      <number:text>       </number:text>
    </number:number-style>
    <number:number-style style:name="N228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229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229P2" style:volatile="true">
      <number:text> $</number:text>
      <number:fill-character> </number:fill-character>
      <number:text>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2" number:min-integer-digits="1"/>
      <number:text> </number:text>
    </number:number-style>
    <number:number-style style:name="N231">
      <style:text-properties fo:color="#ff0000"/>
      <number:text>-</number:text>
      <number:number number:decimal-places="2" number:min-integer-digits="1"/>
      <number:text> </number:text>
      <style:map style:condition="value()&gt;=0" style:apply-style-name="N231P0"/>
    </number:number-style>
    <number:number-style style:name="N233P0" style:volatile="true">
      <number:text>Sí</number:text>
    </number:number-style>
    <number:number-style style:name="N233P1" style:volatile="true">
      <number:text>Sí</number:text>
    </number:number-style>
    <number:number-style style:name="N233">
      <number:text>N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Verdadero</number:text>
    </number:number-style>
    <number:number-style style:name="N235P1" style:volatile="true">
      <number:text>Verdadero</number:text>
    </number:number-style>
    <number:number-style style:name="N235">
      <number:text>Fals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Activado</number:text>
    </number:number-style>
    <number:number-style style:name="N237P1" style:volatile="true">
      <number:text>Activado</number:text>
    </number:number-style>
    <number:number-style style:name="N237">
      <number:text>Desactivado</number:text>
      <style:map style:condition="value()&gt;0" style:apply-style-name="N237P0"/>
      <style:map style:condition="value()&lt;0" style:apply-style-name="N237P1"/>
    </number:number-style>
    <number:currency-style style:name="N23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9P0"/>
    </number:currency-style>
    <number:number-style style:name="N240">
      <number:number number:decimal-places="3" number:min-integer-digits="1"/>
    </number:number-style>
    <number:date-style style:name="N10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MX">
      <number:day number:style="long"/>
      <number:text>-</number:text>
      <number:month number:textual="true"/>
    </number:date-style>
    <number:date-style style:name="N10108" number:language="es" number:country="MX">
      <number:month number:textual="true"/>
      <number:text>-</number:text>
      <number:year/>
    </number:date-style>
    <number:date-style style:name="N10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MX">
      <number:number number: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MX">
      <number:number number: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s" number:country="MX">
      <number:number number:decimal-places="0" number:min-integer-digits="1" number:grouping="true"/>
      <number:text> </number:text>
    </number:number-style>
    <number:number-style style:name="N10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s" number:country="MX">
      <number:text> - </number:text>
    </number:number-style>
    <number:text-style style:name="N10117" number:language="es" number:country="MX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10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1P2" style:volatile="true" number:language="es" number:country="MX">
      <number:currency-symbol/>
      <number:text>- </number:text>
    </number:currency-style>
    <number:text-style style:name="N10121" number:language="es" number:country="MX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5P0" style:volatile="true" number:language="es" number:country="MX">
      <number:number number:decimal-places="2" number:min-integer-digits="1" number:grouping="true"/>
      <number:text> </number:text>
    </number:number-style>
    <number:number-style style:name="N10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10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10125" number:language="es" number:country="MX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10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10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10129" number:language="es" number:country="MX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30" number:language="es" number:country="MX">
      <number:minutes number:style="long"/>
      <number:text>:</number:text>
      <number:seconds number:style="long"/>
    </number:time-style>
    <number:time-style style:name="N10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2" number:language="es" number:country="MX">
      <number:minutes number:style="long"/>
      <number:text>:</number:text>
      <number:seconds number:style="long" number:decimal-places="1"/>
    </number:time-style>
    <number:number-style style:name="N10133" number:language="es" number:country="MX">
      <number:scientific-number number:decimal-places="1" number:min-integer-digits="3" number:min-exponent-digits="1"/>
    </number:number-style>
    <number:date-style style:name="N10134" number:language="es" number:country="MX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fo:font-size="11pt" style:font-name-asian="文泉驛微米黑" style:font-family-asian="文泉驛微米黑" style:font-family-generic-asian="system" style:font-pitch-asian="variable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17">
      <style:table-cell-properties fo:padding="0.071cm"/>
    </style:style>
    <style:style style:name="Millares_20_2" style:display-name="Millares 2" style:family="table-cell" style:parent-style-name="Default" style:data-style-name="N110">
      <style:table-cell-properties fo:padding="0.071cm"/>
    </style:style>
    <style:style style:name="Millares_20_4" style:display-name="Millares 4" style:family="table-cell" style:parent-style-name="Default" style:data-style-name="N110">
      <style:table-cell-properties fo:padding="0.071cm"/>
    </style:style>
    <style:style style:name="Moneda_20_2" style:display-name="Moneda 2" style:family="table-cell" style:parent-style-name="Default" style:data-style-name="N114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Porcentaje_20_2" style:display-name="Porcentaje 2" style:family="table-cell" style:parent-style-name="Default" style:data-style-name="N10">
      <style:table-cell-properties fo:padding="0.071cm"/>
    </style:style>
    <style:style style:name="Porcentual_20_2" style:display-name="Porcentual 2" style:family="table-cell" style:parent-style-name="Default" style:data-style-name="N10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99ccff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1.5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6666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06pt double #33cccc" style:border-line-width-bottom="0cm 0.004cm 0.002cm" style:diagonal-bl-tr="none" style:diagonal-tl-br="none" fo:border-left="none" fo:padding="0.071cm" fo:border-right="none" style:rotation-align="none" fo:border-top="0.06pt solid #33cc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666699" style:text-outline="false" style:text-line-through-styl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1.5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9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style:num-format="1" style:print-orientation="portrait" fo:margin-top="1.9cm" fo:margin-bottom="1.9cm" fo:margin-left="0.6cm" fo:margin-right="0.6cm" style:first-page-number="continue" style:scale-to="42%" style:table-centering="both"/>
      <style:header-style>
        <style:header-footer-properties fo:margin-left="1.3cm" fo:margin-right="1.3cm" fo:margin-bottom="0cm"/>
      </style:header-style>
      <style:footer-style>
        <style:header-footer-properties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00:00:01.754043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tmin" style:display-name="PageStyle_Cat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min_20_1" style:display-name="PageStyle_Catmin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min_20_2" style:display-name="PageStyle_Catmin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alogominimoSITI_20__28_4_29_" style:display-name="PageStyle_catalogominimoSITI (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" style:display-name="PageStyle_Hoja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_20_1" style:display-name="PageStyle_Hoja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5" style:display-name="PageStyle_Hoja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5_20_1" style:display-name="PageStyle_Hoja5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5_20_2" style:display-name="PageStyle_Hoja5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tmin_20_3" style:display-name="PageStyle_Catmin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min_20_4" style:display-name="PageStyle_Catmin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za_20_Actual" style:display-name="PageStyle_balanza Actual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7:35:14</meta:creation-date>
    <dc:date>2014-02-20T12:05:17.729000000</dc:date>
    <meta:editing-duration>P1DT1H23M55S</meta:editing-duration>
    <meta:editing-cycles>229</meta:editing-cycles>
    <meta:generator>LibreOffice/4.1.3.2$Windows_x86 LibreOffice_project/70feb7d99726f064edab4605a8ab840c50ec57a</meta:generator>
    <meta:document-statistic meta:table-count="1" meta:cell-count="6092" meta:object-count="0"/>
  </office:meta>
</office:document-meta>
</file>